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af63" officeooo:paragraph-rsid="0010af63"/>
    </style:style>
    <style:style style:name="P2" style:family="paragraph" style:parent-style-name="Standard">
      <style:text-properties officeooo:rsid="0014a491" officeooo:paragraph-rsid="0014a491"/>
    </style:style>
    <style:style style:name="P3" style:family="paragraph" style:parent-style-name="Standard">
      <style:text-properties fo:color="#ce181e" style:font-name="Open Sans" officeooo:rsid="0016c5bb" officeooo:paragraph-rsid="0016c5bb"/>
    </style:style>
    <style:style style:name="P4" style:family="paragraph" style:parent-style-name="Standard">
      <style:text-properties fo:color="#000000" officeooo:rsid="0016c5bb" officeooo:paragraph-rsid="0016c5bb"/>
    </style:style>
    <style:style style:name="P5" style:family="paragraph" style:parent-style-name="Standard">
      <style:text-properties fo:color="#000000" officeooo:rsid="0018c89e" officeooo:paragraph-rsid="0018c89e"/>
    </style:style>
    <style:style style:name="P6" style:family="paragraph" style:parent-style-name="Standard">
      <style:text-properties fo:color="#000000" style:font-name="Open Sans" officeooo:rsid="0018c89e" officeooo:paragraph-rsid="0018c89e"/>
    </style:style>
    <style:style style:name="P7" style:family="paragraph" style:parent-style-name="Standard">
      <style:text-properties fo:color="#000000" style:font-name="Open Sans" officeooo:rsid="0016c5bb" officeooo:paragraph-rsid="0016c5bb"/>
    </style:style>
    <style:style style:name="P8" style:family="paragraph" style:parent-style-name="Standard">
      <style:text-properties fo:color="#000000" style:font-name="Open Sans" officeooo:rsid="0017c7d1" officeooo:paragraph-rsid="0017c7d1"/>
    </style:style>
    <style:style style:name="P9" style:family="paragraph" style:parent-style-name="Standard">
      <style:text-properties fo:color="#000000" style:font-name="Open Sans" officeooo:rsid="001b82e8" officeooo:paragraph-rsid="001b82e8"/>
    </style:style>
    <style:style style:name="P10" style:family="paragraph" style:parent-style-name="Standard">
      <style:text-properties style:font-name="Open Sans" officeooo:rsid="0010af63" officeooo:paragraph-rsid="0010af63"/>
    </style:style>
    <style:style style:name="P11" style:family="paragraph" style:parent-style-name="Standard">
      <style:text-properties style:font-name="Open Sans" officeooo:rsid="0010afb3" officeooo:paragraph-rsid="0010afb3"/>
    </style:style>
    <style:style style:name="P12" style:family="paragraph" style:parent-style-name="Standard">
      <style:text-properties style:font-name="Open Sans" officeooo:rsid="0012aefc" officeooo:paragraph-rsid="0012aefc"/>
    </style:style>
    <style:style style:name="P13" style:family="paragraph" style:parent-style-name="Standard">
      <style:text-properties style:font-name="Open Sans" officeooo:rsid="00130c59" officeooo:paragraph-rsid="00130c59"/>
    </style:style>
    <style:style style:name="P14" style:family="paragraph" style:parent-style-name="Standard">
      <style:text-properties style:font-name="Open Sans" officeooo:rsid="00147481" officeooo:paragraph-rsid="00147481"/>
    </style:style>
    <style:style style:name="P15" style:family="paragraph" style:parent-style-name="Standard">
      <style:text-properties style:font-name="Open Sans" officeooo:rsid="0014a491" officeooo:paragraph-rsid="0014a491"/>
    </style:style>
    <style:style style:name="P16" style:family="paragraph" style:parent-style-name="Standard">
      <style:text-properties style:font-name="Open Sans" officeooo:rsid="0014b5ca" officeooo:paragraph-rsid="0014b5ca"/>
    </style:style>
    <style:style style:name="P17" style:family="paragraph" style:parent-style-name="Standard">
      <style:text-properties style:font-name="Open Sans" officeooo:rsid="001523ea" officeooo:paragraph-rsid="001523ea"/>
    </style:style>
    <style:style style:name="P18" style:family="paragraph" style:parent-style-name="Standard">
      <style:text-properties style:font-name="Open Sans" officeooo:rsid="0016c5bb" officeooo:paragraph-rsid="0016c5bb"/>
    </style:style>
    <style:style style:name="P19" style:family="paragraph" style:parent-style-name="Standard">
      <style:text-properties officeooo:rsid="001b82e8" officeooo:paragraph-rsid="001b82e8"/>
    </style:style>
    <style:style style:name="P20" style:family="paragraph" style:parent-style-name="Standard">
      <style:text-properties style:font-name="FreeMono" fo:font-size="9pt" officeooo:rsid="001b82e8" officeooo:paragraph-rsid="001b82e8" style:font-size-asian="7.84999990463257pt" style:font-size-complex="9pt"/>
    </style:style>
    <style:style style:name="P21" style:family="paragraph" style:parent-style-name="Standard">
      <style:paragraph-properties fo:break-before="page"/>
      <style:text-properties officeooo:rsid="001b82e8" officeooo:paragraph-rsid="001b82e8"/>
    </style:style>
    <style:style style:name="P22" style:family="paragraph" style:parent-style-name="Standard">
      <style:text-properties fo:color="#000000" style:font-name="Open Sans" fo:font-style="normal" officeooo:rsid="00177875" officeooo:paragraph-rsid="0016c5bb" style:font-style-asian="normal" style:font-style-complex="normal"/>
    </style:style>
    <style:style style:name="P23" style:family="paragraph" style:parent-style-name="Standard">
      <style:text-properties fo:color="#000000" style:font-name="Open Sans" fo:font-style="normal" officeooo:rsid="0018c89e" officeooo:paragraph-rsid="0017c7d1" style:font-style-asian="normal" style:font-style-complex="normal"/>
    </style:style>
    <style:style style:name="P24" style:family="paragraph" style:parent-style-name="Standard">
      <style:text-properties fo:color="#000000" style:font-name="Open Sans" fo:font-style="normal" officeooo:rsid="0018c89e" officeooo:paragraph-rsid="0018c89e" style:font-style-asian="normal" style:font-style-complex="normal"/>
    </style:style>
    <style:style style:name="P25" style:family="paragraph" style:parent-style-name="Standard">
      <style:text-properties fo:color="#000000" style:font-name="Open Sans" fo:font-style="normal" officeooo:rsid="001a5d90" officeooo:paragraph-rsid="001a5d90" style:font-style-asian="normal" style:font-style-complex="normal"/>
    </style:style>
    <style:style style:name="P26" style:family="paragraph" style:parent-style-name="Standard">
      <style:text-properties fo:color="#000000" style:font-name="Open Sans" fo:font-style="normal" officeooo:rsid="001c3bc3" officeooo:paragraph-rsid="001b82e8" style:font-style-asian="normal" style:font-style-complex="normal"/>
    </style:style>
    <style:style style:name="P27" style:family="paragraph" style:parent-style-name="Standard">
      <style:text-properties fo:color="#000000" style:font-name="Open Sans" fo:font-style="normal" officeooo:rsid="001b82e8" officeooo:paragraph-rsid="001b82e8" style:font-style-asian="normal" style:font-style-complex="normal"/>
    </style:style>
    <style:style style:name="P28" style:family="paragraph" style:parent-style-name="Standard">
      <style:text-properties fo:color="#000000" style:font-name="Open Sans" officeooo:rsid="001c3bc3" officeooo:paragraph-rsid="001c3bc3"/>
    </style:style>
    <style:style style:name="P29" style:family="paragraph" style:parent-style-name="Standard">
      <style:text-properties fo:color="#000000" style:font-name="Open Sans" officeooo:rsid="001ea785" officeooo:paragraph-rsid="001ea785"/>
    </style:style>
    <style:style style:name="P30" style:family="paragraph" style:parent-style-name="Standard">
      <style:text-properties fo:color="#000000" fo:font-style="normal" officeooo:rsid="00177875" officeooo:paragraph-rsid="0016c5bb" style:font-style-asian="normal" style:font-style-complex="normal"/>
    </style:style>
    <style:style style:name="P31" style:family="paragraph" style:parent-style-name="Standard">
      <style:text-properties fo:color="#000000" style:font-name="FreeMono" fo:font-style="normal" officeooo:rsid="0018c89e" officeooo:paragraph-rsid="0018c89e" style:font-style-asian="normal" style:font-style-complex="normal"/>
    </style:style>
    <style:style style:name="P32" style:family="paragraph" style:parent-style-name="Standard">
      <style:text-properties fo:color="#000000" style:font-name="FreeMono" fo:font-style="normal" officeooo:rsid="001a5d90" officeooo:paragraph-rsid="001a5d90" style:font-style-asian="normal" style:font-style-complex="normal"/>
    </style:style>
    <style:style style:name="P33" style:family="paragraph" style:parent-style-name="Standard">
      <style:text-properties fo:color="#000000" style:font-name="DejaVu Sans" fo:font-style="normal" officeooo:rsid="001a5d90" officeooo:paragraph-rsid="001a5d90" style:font-style-asian="normal" style:font-style-complex="normal"/>
    </style:style>
    <style:style style:name="T1" style:family="text">
      <style:text-properties officeooo:rsid="00130c59"/>
    </style:style>
    <style:style style:name="T2" style:family="text">
      <style:text-properties fo:font-style="italic" style:font-style-asian="italic" style:font-style-complex="italic"/>
    </style:style>
    <style:style style:name="T3" style:family="text">
      <style:text-properties fo:font-style="italic" officeooo:rsid="0018c89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7875" style:font-style-asian="normal" style:font-style-complex="normal"/>
    </style:style>
    <style:style style:name="T6" style:family="text">
      <style:text-properties fo:font-style="normal" officeooo:rsid="0018c89e" style:font-style-asian="normal" style:font-style-complex="normal"/>
    </style:style>
    <style:style style:name="T7" style:family="text">
      <style:text-properties fo:font-style="normal" officeooo:rsid="001c3bc3" style:font-style-asian="normal" style:font-style-complex="normal"/>
    </style:style>
    <style:style style:name="T8" style:family="text">
      <style:text-properties style:font-name="FreeMono" fo:font-style="normal" style:font-style-asian="normal" style:font-style-complex="normal"/>
    </style:style>
    <style:style style:name="T9" style:family="text">
      <style:text-properties style:font-name="Open Sans" fo:font-style="normal" officeooo:rsid="00177875"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atest RAT logbook.</text:p>
      <text:p text:style-name="P10"/>
      <text:p text:style-name="P10">10/9/2020 – Current Status.</text:p>
      <text:p text:style-name="P10"/>
      <text:p text:style-name="P10">All the different aspects of standardTF have now been implemented, including customXY, but the reflectivity calculation not yet successfully compiled, although the commit message says it has been compiled. Not sure about this discrepancy, but will try to resolve that today – i.e. full compile including customXY. Doing a git commit now with the message ‘staging commit’. We are on branch ‘master’</text:p>
      <text:p text:style-name="P10"/>
      <text:p text:style-name="P11">It doesn’t look like the compiling for matlabEngineCaller_customXY has actually been done…. Do that today.. work on this in Sandbox..</text:p>
      <text:p text:style-name="P12"/>
      <text:p text:style-name="P12">Okay… <text:span text:style-name="T1">I’ve realised there is no need to have a separate engine definition and compile for the custol layers and custom xy. What I need to do is to give custom XY access to the custom layers one. The only difference I think is the reshape. Going to change from 3 to 2 columns in this depending on if its custom layers or custom xy..</text:span></text:p>
      <text:p text:style-name="P12"/>
      <text:p text:style-name="P13">Oh shit – custom layers has stopped working :-0</text:p>
      <text:p text:style-name="P13"/>
      <text:p text:style-name="P14">Tried checkout to an earlier version where reflectivity_calculation_mex was working… this segfaulted… something serious has happened here :(</text:p>
      <text:p text:style-name="P14"/>
      <text:p text:style-name="P15">Gone back to the top of Head, and after restarting Matlab, compiled works with standard layers. So this is an engine problem. Not quite as drastic as I feared, but we do have issues with custom. Breathing a little easier. But, it is not launching the Matlab session as required. This is not where we were but will work from here. Committing and pushing at this point, with the tag “Commit with mex working but custom not functioning in mex’. Then will try to track down the problem.</text:p>
      <text:p text:style-name="P15"/>
      <text:p text:style-name="P16">Okay…. Trying to take stock. Put a whole lot of debug stuff in Sandbox/matlabEngineCaller…. I’m not sure if the compiled engine caller has actually properly ever worked….. anyway, now Sandbox is set up to track the problem..</text:p>
      <text:p text:style-name="P16"/>
      <text:p text:style-name="P17">Right…. This compiles, but segfaults on running. So annoying – feel like I’ve gone massively backwards today :(. <text:s/>Commit this (but don’t push) as ‘10/9/20 nightly commit’…. Make this a habit from now on.</text:p>
      <text:p text:style-name="P15"/>
      <text:p text:style-name="P18">28/9/2010</text:p>
      <text:p text:style-name="P3">OKAY…. I HAVE A PROBLEM WITH A DETATCHED HEAD IN THE GITHUB!!.</text:p>
      <text:p text:style-name="P3"/>
      <text:p text:style-name="P7">Need to fix this – I am at the point where a fully compiled ‘reflectivity_calculation’ is working with Custom/Layers and CustomXY. </text:p>
      <text:p text:style-name="P7"/>
      <text:p text:style-name="P7"><text:soft-page-break/>I’m making a commit this morning in order to resolve this. The commit message is “Staging in order to resolve detatched head”. I’m also backing up the entire RAT directory to /<text:span text:style-name="T2">RascalDEV</text:span><text:span text:style-name="T4">/</text:span><text:span text:style-name="T5">RAT_backup_28_9_2020.</text:span></text:p>
      <text:p text:style-name="P22"/>
      <text:p text:style-name="P8"><text:span text:style-name="T5">c</text:span><text:span text:style-name="T4">ustomMonolayer_airliquid.mlx and </text:span><text:span text:style-name="T6">customXY.mlx in </text:span><text:span text:style-name="T3">RAT/</text:span><text:span text:style-name="T6">Tests/ work in this backed up version.</text:span></text:p>
      <text:p text:style-name="P23"/>
      <text:p text:style-name="P6"><text:span text:style-name="T6">W</text:span><text:span text:style-name="T4">hat I am going to do now is try to follow the method shown here… </text:span></text:p>
      <text:p text:style-name="P4"><text:a xlink:type="simple" xlink:href="https://stackoverflow.com/questions/10228760/fix-a-git-detached-head" text:style-name="Internet_20_link" text:visited-style-name="Visited_20_Internet_20_Link"><text:span text:style-name="T9">https://stackoverflow.com/questions/10228760/fix-a-git-detached-head</text:span></text:a></text:p>
      <text:p text:style-name="P30"/>
      <text:p text:style-name="P6"><text:span text:style-name="T5">T</text:span><text:span text:style-name="T4">he steps seem to be…..</text:span></text:p>
      <text:p text:style-name="P24"/>
      <text:p text:style-name="P24">(1) Make a new branch to keep the changes I’ve made…..</text:p>
      <text:p text:style-name="P5"><text:span text:style-name="T4"><text:tab/></text:span><text:span text:style-name="T8">git branch tempBranch</text:span></text:p>
      <text:p text:style-name="P31"/>
      <text:p text:style-name="P24">(2) Checkout the ‘current’ <text:s/>master branch from the remote repo….</text:p>
      <text:p text:style-name="P6"><text:span text:style-name="T4"><text:tab/></text:span><text:span text:style-name="T8">git checkout master</text:span></text:p>
      <text:p text:style-name="P24"/>
      <text:p text:style-name="P24">(3) Merge the temporary branch back into master…</text:p>
      <text:p text:style-name="P6"><text:span text:style-name="T4"><text:tab/></text:span><text:span text:style-name="T8">git merge tempBranch</text:span></text:p>
      <text:p text:style-name="P24"/>
      <text:p text:style-name="P25">Just checking the status in the main RAT directory, I have as follows…..</text:p>
      <text:p text:style-name="P25"/>
      <text:p text:style-name="P25"/>
      <text:p text:style-name="P32">[arwel@ndw1686 RAT]$ git status</text:p>
      <text:p text:style-name="P32"># HEAD detached from d2c70f5</text:p>
      <text:p text:style-name="P32"># Changes not staged for commit:</text:p>
      <text:p text:style-name="P32"># <text:s text:c="2"/>(use "git add &lt;file&gt;..." to update what will be committed)</text:p>
      <text:p text:style-name="P32"># <text:s text:c="2"/>(use "git checkout -- &lt;file&gt;..." to discard changes in working directory)</text:p>
      <text:p text:style-name="P32"># <text:s text:c="2"/>(commit or discard the untracked or modified content in submodules)</text:p>
      <text:p text:style-name="P32">#</text:p>
      <text:p text:style-name="P32">#<text:tab/>modified: <text:s text:c="2"/>minimisers/mcmcstat (untracked content)</text:p>
      <text:p text:style-name="P32">#<text:tab/>modified: <text:s text:c="2"/>tests/customMonolayer_airLiquid.mlx</text:p>
      <text:p text:style-name="P32">#<text:tab/>modified: <text:s text:c="2"/>tests/customXY.mlx</text:p>
      <text:p text:style-name="P32">#</text:p>
      <text:p text:style-name="P32">no changes added to commit (use "git add" and/or "git commit -a")</text:p>
      <text:p text:style-name="P33"/>
      <text:p text:style-name="P33"/>
      <text:p text:style-name="P33">Going to do a commit now before doing the branch and merge…. Done. Checking the status reveals I’m still on the detatched head….</text:p>
      <text:p text:style-name="P33"/>
      <text:p text:style-name="P32">[arwel@ndw1686 RAT]$ git branch</text:p>
      <text:p text:style-name="P32">* (detached from d2c70f5)</text:p>
      <text:p text:style-name="P32"><text:s text:c="2"/>master</text:p>
      <text:p text:style-name="P32"><text:s text:c="2"/>tempBranch</text:p>
      <text:p text:style-name="P32">[arwel@ndw1686 RAT]$ </text:p>
      <text:p text:style-name="P33"/>
      <text:p text:style-name="P25">So, I’m not sure if I should switch branch to Master, but at least everything is backed up as described above. Going to just go for it as is with the instructions above..</text:p>
      <text:p text:style-name="P25"><text:soft-page-break/></text:p>
      <text:p text:style-name="P9"><text:span text:style-name="T4">Okay….. a bunch of stuff happened…. Copied and pasted it into ‘Fix Appendix’ at the end of this. </text:span><text:span text:style-name="T7">Now close Matlab and make sure the compiled version is up to date..</text:span></text:p>
      <text:p text:style-name="P26"/>
      <text:p text:style-name="P28"><text:span text:style-name="T4">Everything still works! Now will do a commit and push on this, and remember not to be quite so stupid next time…. <text:s/></text:span></text:p>
      <text:p text:style-name="P28"><text:span text:style-name="T4"/></text:p>
      <text:p text:style-name="P29"><text:span text:style-name="T4">27/10/2020</text:span></text:p>
      <text:p text:style-name="P29"><text:span text:style-name="T4">Staging commit and push today before starting to include the Octave Cistom Model plugin</text:span></text:p>
      <text:p text:style-name="P27"/>
      <text:p text:style-name="P27"/>
      <text:p text:style-name="P27"/>
      <text:p text:style-name="P27"/>
      <text:p text:style-name="P27"/>
      <text:p text:style-name="P27"/>
      <text:p text:style-name="P27"/>
      <text:p text:style-name="P27"/>
      <text:p text:style-name="P25"/>
      <text:p text:style-name="P25"/>
      <text:p text:style-name="P24"/>
      <text:p text:style-name="P24"/>
      <text:p text:style-name="P30"/>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21">Fix Appendix..</text:p>
      <text:p text:style-name="P19"/>
      <text:p text:style-name="P20">[arwel@ndw1686 RAT]$ git merge tempBranch</text:p>
      <text:p text:style-name="P20">Updating d2c70f5..4ba7ebd</text:p>
      <text:p text:style-name="P20">Fast-forward</text:p>
      <text:p text:style-name="P20"><text:s/>.../codegen/mex/reflectivity_calculation/abeles_paraPoints.c <text:s text:c="15"/>| <text:s text:c="3"/>8 +-</text:p>
      <text:p text:style-name="P20"><text:s/>.../codegen/mex/reflectivity_calculation/abeles_single.c <text:s text:c="19"/>| <text:s text:c="3"/>8 +-</text:p>
      <text:p text:style-name="P20"><text:s/>API/reflectivity_calculation/codegen/mex/reflectivity_calculation/acos.c <text:s text:c="3"/>| <text:s text:c="3"/>8 +-</text:p>
      <text:p text:style-name="P20"><text:s/>.../codegen/mex/reflectivity_calculation/adaptive.c <text:s text:c="24"/>| <text:s/>300 ++--</text:p>
      <text:p text:style-name="P20"><text:s/>.../codegen/mex/reflectivity_calculation/allocateLayersForContrast.c <text:s text:c="7"/>| <text:s text:c="3"/>8 +-</text:p>
      <text:p text:style-name="P20"><text:s/>.../codegen/mex/reflectivity_calculation/allocateParamsToLayers.c <text:s text:c="10"/>| <text:s text:c="3"/>8 +-</text:p>
      <text:p text:style-name="P20"><text:s/>API/reflectivity_calculation/codegen/mex/reflectivity_calculation/any.c <text:s text:c="4"/>| <text:s text:c="2"/>10 +-</text:p>
      <text:p text:style-name="P20"><text:s/>.../codegen/mex/reflectivity_calculation/applyBackgroundCorrection.c <text:s text:c="7"/>| <text:s text:c="2"/>22 +-</text:p>
      <text:p text:style-name="P20"><text:s/>.../codegen/mex/reflectivity_calculation/applyScalarFunction.c <text:s text:c="13"/>| <text:s text:c="2"/>10 +-</text:p>
      <text:p text:style-name="P20"><text:s/>.../codegen/mex/reflectivity_calculation/asymconvstep.c <text:s text:c="20"/>| <text:s text:c="2"/>50 +-</text:p>
      <text:p text:style-name="P20"><text:s/>.../codegen/mex/reflectivity_calculation/backSort.c <text:s text:c="24"/>| <text:s text:c="2"/>24 +-</text:p>
      <text:p text:style-name="P20"><text:s/>.../codegen/mex/reflectivity_calculation/build.ninja <text:s text:c="23"/>| <text:s text:c="3"/>8 +-</text:p>
      <text:p text:style-name="P20"><text:s/>.../codegen/mex/reflectivity_calculation/build/glnxa64/.ninja_log <text:s text:c="10"/>| <text:s/>104 +-</text:p>
      <text:p text:style-name="P20"><text:s/>.../build/glnxa64/_coder_reflectivity_calculation_api.o <text:s text:c="20"/>| <text:s/>Bin 36064 -&gt; 36064 bytes</text:p>
      <text:p text:style-name="P20"><text:s/>.../build/glnxa64/_coder_reflectivity_calculation_info.o <text:s text:c="19"/>| <text:s/>Bin 67224 -&gt; 69584 bytes</text:p>
      <text:p text:style-name="P20"><text:s/>.../codegen/mex/reflectivity_calculation/build/glnxa64/abeles_paraPoints.o <text:s/>| <text:s/>Bin 17368 -&gt; 17368 bytes</text:p>
      <text:p text:style-name="P20"><text:s/>.../codegen/mex/reflectivity_calculation/build/glnxa64/abeles_single.o <text:s text:c="5"/>| <text:s/>Bin 14896 -&gt; 14896 bytes</text:p>
      <text:p text:style-name="P20"><text:s/>.../codegen/mex/reflectivity_calculation/build/glnxa64/acos.o <text:s text:c="14"/>| <text:s/>Bin 7104 -&gt; 7104 bytes</text:p>
      <text:p text:style-name="P20"><text:s/>.../codegen/mex/reflectivity_calculation/build/glnxa64/adaptive.o <text:s text:c="10"/>| <text:s/>Bin 27864 -&gt; 27864 bytes</text:p>
      <text:p text:style-name="P20"><text:s/>.../mex/reflectivity_calculation/build/glnxa64/allocateLayersForContrast.o <text:s/>| <text:s/>Bin 3808 -&gt; 3808 bytes</text:p>
      <text:p text:style-name="P20"><text:s/>.../mex/reflectivity_calculation/build/glnxa64/allocateParamsToLayers.o <text:s text:c="4"/>| <text:s/>Bin 4552 -&gt; 4552 bytes</text:p>
      <text:p text:style-name="P20"><text:s/>.../codegen/mex/reflectivity_calculation/build/glnxa64/any.o <text:s text:c="15"/>| <text:s/>Bin 2448 -&gt; 2448 bytes</text:p>
      <text:p text:style-name="P20"><text:s/>.../mex/reflectivity_calculation/build/glnxa64/applyBackgroundCorrection.o <text:s/>| <text:s/>Bin 4000 -&gt; 4000 bytes</text:p>
      <text:p text:style-name="P20"><text:s/>.../mex/reflectivity_calculation/build/glnxa64/applyScalarFunction.o <text:s text:c="7"/>| <text:s/>Bin 11912 -&gt; 11912 bytes</text:p>
      <text:p text:style-name="P20"><text:s/>.../codegen/mex/reflectivity_calculation/build/glnxa64/asymconvstep.o <text:s text:c="6"/>| <text:s/>Bin 5016 -&gt; 5016 bytes</text:p>
      <text:p text:style-name="P20"><text:s/>.../codegen/mex/reflectivity_calculation/build/glnxa64/backSort.o <text:s text:c="10"/>| <text:s/>Bin 5496 -&gt; 5496 bytes</text:p>
      <text:p text:style-name="P20"><text:s/>.../codegen/mex/reflectivity_calculation/build/glnxa64/buildLog.log <text:s text:c="8"/>| <text:s/>108 +-</text:p>
      <text:p text:style-name="P20"><text:s/>.../codegen/mex/reflectivity_calculation/build/glnxa64/callReflectivity.o <text:s text:c="2"/>| <text:s/>Bin 20896 -&gt; 20896 bytes</text:p>
      <text:p text:style-name="P20"><text:s/>.../codegen/mex/reflectivity_calculation/build/glnxa64/call_customLayers.o <text:s/>| <text:s/>Bin 7944 -&gt; 2480 bytes</text:p>
      <text:p text:style-name="P20"><text:s/>.../codegen/mex/reflectivity_calculation/build/glnxa64/chiSquared.o <text:s text:c="8"/>| <text:s/>Bin 8672 -&gt; 8672 bytes</text:p>
      <text:p text:style-name="P20"><text:s/>.../codegen/mex/reflectivity_calculation/build/glnxa64/colon.o <text:s text:c="13"/>| <text:s/>Bin 3896 -&gt; 3896 bytes</text:p>
      <text:p text:style-name="P20"><text:s/>.../codegen/mex/reflectivity_calculation/build/glnxa64/groupLayers_Mod.o <text:s text:c="3"/>| <text:s/>Bin 10544 -&gt; 10544 bytes</text:p>
      <text:p text:style-name="P20"><text:s/>.../codegen/mex/reflectivity_calculation/build/glnxa64/indexShapeCheck.o <text:s text:c="3"/>| <text:s/>Bin 2368 -&gt; 2368 bytes</text:p>
      <text:p text:style-name="P20"><text:s/>.../codegen/mex/reflectivity_calculation/build/glnxa64/makeSLDProfileXY.o <text:s text:c="2"/>| <text:s/>Bin 18352 -&gt; 18352 bytes</text:p>
      <text:p text:style-name="P20"><text:s/>.../codegen/mex/reflectivity_calculation/build/glnxa64/makeSLDProfiles.o <text:s text:c="3"/>| <text:s/>Bin 2304 -&gt; 2304 bytes</text:p>
      <text:p text:style-name="P20"><text:s/>.../build/glnxa64/matlabEngineCaller_customLayers.o <text:s text:c="24"/>| <text:s/>Bin 0 -&gt; 7392 bytes</text:p>
      <text:p text:style-name="P20"><text:s/>.../codegen/mex/reflectivity_calculation/build/glnxa64/power.o <text:s text:c="13"/>| <text:s/>Bin 3376 -&gt; 3376 bytes</text:p>
      <text:p text:style-name="P20"><text:s/>.../mex/reflectivity_calculation/build/glnxa64/reflectivity_calculation.o <text:s text:c="2"/>| <text:s/>Bin 67960 -&gt; 44104 bytes</text:p>
      <text:p text:style-name="P20"><text:s/>.../reflectivity_calculation/build/glnxa64/reflectivity_calculation_data.o <text:s/>| <text:s/>Bin 11456 -&gt; 12104 bytes</text:p>
      <text:p text:style-name="P20"><text:s/>.../codegen/mex/reflectivity_calculation/build/glnxa64/repmat.o <text:s text:c="12"/>| <text:s/>Bin 3240 -&gt; 3240 bytes</text:p>
      <text:p text:style-name="P20"><text:s/>.../codegen/mex/reflectivity_calculation/build/glnxa64/resampleLayers.o <text:s text:c="4"/>| <text:s/>Bin 14616 -&gt; 14616 bytes</text:p>
      <text:p text:style-name="P20"><text:s/>.../codegen/mex/reflectivity_calculation/build/glnxa64/resolution_polly.o <text:s text:c="2"/>| <text:s/>Bin 6064 -&gt; 6064 bytes</text:p>
      <text:p text:style-name="P20"><text:s/>.../codegen/mex/reflectivity_calculation/build/glnxa64/shiftdata.o <text:s text:c="9"/>| <text:s/>Bin 10448 -&gt; 10448 bytes</text:p>
      <text:p text:style-name="P20"><text:s/>.../codegen/mex/reflectivity_calculation/build/glnxa64/sldFunc.o <text:s text:c="11"/>| <text:s/>Bin 11848 -&gt; 11848 bytes</text:p>
      <text:p text:style-name="P20"><text:soft-page-break/><text:s/>.../codegen/mex/reflectivity_calculation/build/glnxa64/sortrows.o <text:s text:c="10"/>| <text:s/>Bin 7448 -&gt; 7448 bytes</text:p>
      <text:p text:style-name="P20"><text:s/>.../build/glnxa64/standardTF_custLay_reflectivityCalculation.o <text:s text:c="13"/>| <text:s/>Bin 34272 -&gt; 34264 bytes</text:p>
      <text:p text:style-name="P20"><text:s/>.../build/glnxa64/standardTF_custXY_reflectivityCalculation.o <text:s text:c="14"/>| <text:s/>Bin 0 -&gt; 59984 bytes</text:p>
      <text:p text:style-name="P20"><text:s/>.../mex/reflectivity_calculation/build/glnxa64/standardTF_custXY_single.o <text:s text:c="2"/>| <text:s/>Bin 0 -&gt; 30552 bytes</text:p>
      <text:p text:style-name="P20"><text:s/>.../build/glnxa64/standardTF_custlay_paraContrasts.o <text:s text:c="23"/>| <text:s/>Bin 40904 -&gt; 40904 bytes</text:p>
      <text:p text:style-name="P20"><text:s/>.../reflectivity_calculation/build/glnxa64/standardTF_custlay_paraPoints.o <text:s/>| <text:s/>Bin 34016 -&gt; 34016 bytes</text:p>
      <text:p text:style-name="P20"><text:s/>.../mex/reflectivity_calculation/build/glnxa64/standardTF_custlay_single.o <text:s/>| <text:s/>Bin 34008 -&gt; 34008 bytes</text:p>
      <text:p text:style-name="P20"><text:s/>.../build/glnxa64/standardTF_reflectivityCalculation.o <text:s text:c="21"/>| <text:s/>Bin 0 -&gt; 32152 bytes</text:p>
      <text:p text:style-name="P20"><text:s/>.../build/glnxa64/standardTF_stanLay_reflectivityCalculation.o <text:s text:c="13"/>| <text:s/>Bin 87784 -&gt; 87784 bytes</text:p>
      <text:p text:style-name="P20"><text:s/>.../build/glnxa64/standardTF_stanlay_paraContrasts.o <text:s text:c="23"/>| <text:s/>Bin 40576 -&gt; 40576 bytes</text:p>
      <text:p text:style-name="P20"><text:s/>.../codegen/mex/reflectivity_calculation/build/glnxa64/sum.o <text:s text:c="15"/>| <text:s/>Bin 1984 -&gt; 1984 bytes</text:p>
      <text:p text:style-name="P20"><text:s/>.../codegen/mex/reflectivity_calculation/buildInfo.mat <text:s text:c="21"/>| <text:s/>Bin 13170 -&gt; 13794 bytes</text:p>
      <text:p text:style-name="P20"><text:s/>.../codegen/mex/reflectivity_calculation/callReflectivity.c <text:s text:c="16"/>| <text:s/>184 +--</text:p>
      <text:p text:style-name="P20"><text:s/>.../codegen/mex/reflectivity_calculation/call_customLayers.c <text:s text:c="15"/>| <text:s/>265 +---</text:p>
      <text:p text:style-name="P20"><text:s/>.../codegen/mex/reflectivity_calculation/cfiGuiReport.mat <text:s text:c="18"/>| <text:s/>Bin 2600570 -&gt; 2600570 bytes</text:p>
      <text:p text:style-name="P20"><text:s/>.../codegen/mex/reflectivity_calculation/chiSquared.c <text:s text:c="22"/>| <text:s text:c="2"/>70 +-</text:p>
      <text:p text:style-name="P20"><text:s/>API/reflectivity_calculation/codegen/mex/reflectivity_calculation/colon.c <text:s text:c="2"/>| <text:s text:c="3"/>8 +-</text:p>
      <text:p text:style-name="P20"><text:s/>.../codegen/mex/reflectivity_calculation/gcGuiReport.mat <text:s text:c="19"/>| <text:s/>Bin 2540573 -&gt; 2623777 bytes</text:p>
      <text:p text:style-name="P20"><text:s/>.../codegen/mex/reflectivity_calculation/groupLayers_Mod.c <text:s text:c="17"/>| <text:s text:c="2"/>68 +-</text:p>
      <text:p text:style-name="P20"><text:s/>.../codegen/mex/reflectivity_calculation/html/report.mldatx <text:s text:c="16"/>| <text:s/>Bin 747267 -&gt; 834439 bytes</text:p>
      <text:p text:style-name="P20"><text:s/>.../codegen/mex/reflectivity_calculation/indexShapeCheck.c <text:s text:c="17"/>| <text:s text:c="3"/>4 +-</text:p>
      <text:p text:style-name="P20"><text:s/>.../interface/_coder_reflectivity_calculation_api.c <text:s text:c="24"/>| <text:s text:c="2"/>14 +-</text:p>
      <text:p text:style-name="P20"><text:s/>.../interface/_coder_reflectivity_calculation_info.c <text:s text:c="23"/>| <text:s/>868 ++++++------</text:p>
      <text:p text:style-name="P20"><text:s/>.../codegen/mex/reflectivity_calculation/makeSLDProfileXY.c <text:s text:c="16"/>| <text:s/>184 +--</text:p>
      <text:p text:style-name="P20"><text:s/>.../codegen/mex/reflectivity_calculation/makeSLDProfiles.c <text:s text:c="17"/>| <text:s text:c="3"/>4 +-</text:p>
      <text:p text:style-name="P20"><text:s/>.../codegen/mex/reflectivity_calculation/matlabEngineCaller_customLayers.c <text:s/>| <text:s/>285 ++++</text:p>
      <text:p text:style-name="P20"><text:s/>.../codegen/mex/reflectivity_calculation/matlabEngineCaller_customLayers.h <text:s/>| <text:s text:c="2"/>31 +</text:p>
      <text:p text:style-name="P20"><text:s/>API/reflectivity_calculation/codegen/mex/reflectivity_calculation/power.c <text:s text:c="2"/>| <text:s text:c="2"/>22 +-</text:p>
      <text:p text:style-name="P20"><text:s/>.../codegen/mex/reflectivity_calculation/reflectivity_calculation.c <text:s text:c="8"/>| 2015 +++++++--------------------</text:p>
      <text:p text:style-name="P20"><text:s/>.../codegen/mex/reflectivity_calculation/reflectivity_calculation_data.c <text:s text:c="3"/>| <text:s/>129 +-</text:p>
      <text:p text:style-name="P20"><text:s/>.../codegen/mex/reflectivity_calculation/reflectivity_calculation_data.h <text:s text:c="3"/>| <text:s text:c="2"/>44 +-</text:p>
      <text:p text:style-name="P20"><text:s/>.../codegen/mex/reflectivity_calculation/reflectivity_calculation_mex.map <text:s text:c="2"/>| <text:s text:c="3"/>4 +-</text:p>
      <text:p text:style-name="P20"><text:s/>.../mex/reflectivity_calculation/reflectivity_calculation_mex.mexa64 <text:s text:c="7"/>| <text:s/>Bin 504696 -&gt; 570016 bytes</text:p>
      <text:p text:style-name="P20"><text:s/>.../codegen/mex/reflectivity_calculation/reflectivity_calculation_types.h <text:s text:c="2"/>| <text:s text:c="2"/>72 +-</text:p>
      <text:p text:style-name="P20"><text:s/>API/reflectivity_calculation/codegen/mex/reflectivity_calculation/repmat.c <text:s/>| <text:s text:c="2"/>16 +-</text:p>
      <text:p text:style-name="P20"><text:s/>.../codegen/mex/reflectivity_calculation/resampleLayers.c <text:s text:c="18"/>| <text:s/>118 +-</text:p>
      <text:p text:style-name="P20"><text:s/>.../codegen/mex/reflectivity_calculation/resolution_polly.c <text:s text:c="16"/>| <text:s text:c="3"/>8 +-</text:p>
      <text:p text:style-name="P20"><text:s/>.../codegen/mex/reflectivity_calculation/shiftdata.c <text:s text:c="23"/>| <text:s/>106 +-</text:p>
      <text:p text:style-name="P20"><text:s/>API/reflectivity_calculation/codegen/mex/reflectivity_calculation/sldFunc.c | <text:s text:c="2"/>98 +-</text:p>
      <text:p text:style-name="P20"><text:s/>.../codegen/mex/reflectivity_calculation/sortrows.c <text:s text:c="24"/>| <text:s text:c="2"/>84 +-</text:p>
      <text:p text:style-name="P20"><text:s/>.../reflectivity_calculation/standardTF_custLay_reflectivityCalculation.c <text:s text:c="2"/>| <text:s/>296 ++--</text:p>
      <text:p text:style-name="P20"><text:s/>.../reflectivity_calculation/standardTF_custXY_reflectivityCalculation.c <text:s text:c="3"/>| 2629 +++++++++++++++++++++++++++++++++++</text:p>
      <text:p text:style-name="P20"><text:s/>.../reflectivity_calculation/standardTF_custXY_reflectivityCalculation.h <text:s text:c="3"/>| <text:s text:c="2"/>33 +</text:p>
      <text:p text:style-name="P20"><text:s/>.../codegen/mex/reflectivity_calculation/standardTF_custXY_single.c <text:s text:c="8"/>| 1296 +++++++++++++++++</text:p>
      <text:p text:style-name="P20"><text:s/>.../codegen/mex/reflectivity_calculation/standardTF_custXY_single.h <text:s text:c="8"/>| <text:s text:c="2"/>44 +</text:p>
      <text:p text:style-name="P20"><text:s/>.../codegen/mex/reflectivity_calculation/standardTF_custlay_paraContrasts.c | <text:s/>160 +--</text:p>
      <text:p text:style-name="P20"><text:s/>.../codegen/mex/reflectivity_calculation/standardTF_custlay_paraPoints.c <text:s text:c="3"/>| <text:s/>156 +--</text:p>
      <text:p text:style-name="P20"><text:s/>.../codegen/mex/reflectivity_calculation/standardTF_custlay_single.c <text:s text:c="7"/>| <text:s/>156 +--</text:p>
      <text:p text:style-name="P20"><text:s/>.../mex/reflectivity_calculation/standardTF_reflectivityCalculation.c <text:s text:c="6"/>| 1153 +++++++++++++++</text:p>
      <text:p text:style-name="P20"><text:s/>.../mex/reflectivity_calculation/standardTF_reflectivityCalculation.h <text:s text:c="6"/>| <text:s text:c="2"/>33 +</text:p>
      <text:p text:style-name="P20"><text:s/>.../reflectivity_calculation/standardTF_stanLay_reflectivityCalculation.c <text:s text:c="2"/>| <text:s/>502 +++----</text:p>
      <text:p text:style-name="P20"><text:s/>.../codegen/mex/reflectivity_calculation/standardTF_stanlay_paraContrasts.c | <text:s/>174 +--</text:p>
      <text:p text:style-name="P20"><text:s/>API/reflectivity_calculation/codegen/mex/reflectivity_calculation/sum.c <text:s text:c="4"/>| <text:s text:c="2"/>10 +-</text:p>
      <text:p text:style-name="P20"><text:s/>API/reflectivity_calculation/reflectivity_calculation.prj <text:s text:c="18"/>| <text:s text:c="3"/>6 +-</text:p>
      <text:p text:style-name="P20"><text:s/>API/reflectivity_calculation/reflectivity_calculation_mex.mexa64 <text:s text:c="11"/>| <text:s/>Bin 504696 -&gt; 570016 bytes</text:p>
      <text:p text:style-name="P20"><text:s/>Sandbox/matlabEngineCaller/Model_IIb.m <text:s text:c="37"/>| <text:s/>130 ++</text:p>
      <text:p text:style-name="P20"><text:s/>.../codegen/mex/matlabEngineCaller_customLayers/build/glnxa64/.ninja_log <text:s text:c="3"/>| <text:s text:c="2"/>24 +-</text:p>
      <text:p text:style-name="P20"><text:soft-page-break/><text:s/>.../build/glnxa64/_coder_matlabEngineCaller_customLayers_api.o <text:s text:c="13"/>| <text:s/>Bin 6840 -&gt; 6072 bytes</text:p>
      <text:p text:style-name="P20"><text:s/>.../build/glnxa64/_coder_matlabEngineCaller_customLayers_info.o <text:s text:c="12"/>| <text:s/>Bin 5344 -&gt; 5568 bytes</text:p>
      <text:p text:style-name="P20"><text:s/>.../build/glnxa64/_coder_matlabEngineCaller_customLayers_mex.o <text:s text:c="13"/>| <text:s/>Bin 3224 -&gt; 3224 bytes</text:p>
      <text:p text:style-name="P20"><text:s/>.../codegen/mex/matlabEngineCaller_customLayers/build/glnxa64/buildLog.log <text:s/>| <text:s text:c="2"/>14 +-</text:p>
      <text:p text:style-name="P20"><text:s/>.../build/glnxa64/matlabEngineCaller_customLayers.o <text:s text:c="24"/>| <text:s/>Bin 8336 -&gt; 6352 bytes</text:p>
      <text:p text:style-name="P20"><text:s/>.../build/glnxa64/matlabEngineCaller_customLayers_data.o <text:s text:c="19"/>| <text:s/>Bin 1512 -&gt; 1560 bytes</text:p>
      <text:p text:style-name="P20"><text:s/>.../build/glnxa64/matlabEngineCaller_customLayers_emxutil.o <text:s text:c="16"/>| <text:s/>Bin 4136 -&gt; 2864 bytes</text:p>
      <text:p text:style-name="P20"><text:s/>.../build/glnxa64/matlabEngineCaller_customLayers_initialize.o <text:s text:c="13"/>| <text:s/>Bin 2120 -&gt; 4160 bytes</text:p>
      <text:p text:style-name="P20"><text:s/>.../build/glnxa64/matlabEngineCaller_customLayers_terminate.o <text:s text:c="14"/>| <text:s/>Bin 2272 -&gt; 2424 bytes</text:p>
      <text:p text:style-name="P20"><text:s/>.../codegen/mex/matlabEngineCaller_customLayers/buildInfo.mat <text:s text:c="14"/>| <text:s/>Bin 7129 -&gt; 7117 bytes</text:p>
      <text:p text:style-name="P20"><text:s/>.../codegen/mex/matlabEngineCaller_customLayers/html/report.mldatx <text:s text:c="9"/>| <text:s/>Bin 73804 -&gt; 73527 bytes</text:p>
      <text:p text:style-name="P20"><text:s/>.../interface/_coder_matlabEngineCaller_customLayers_api.c <text:s text:c="17"/>| <text:s/>173 +--</text:p>
      <text:p text:style-name="P20"><text:s/>.../interface/_coder_matlabEngineCaller_customLayers_api.h <text:s text:c="17"/>| <text:s text:c="3"/>1 +</text:p>
      <text:p text:style-name="P20"><text:s/>.../interface/_coder_matlabEngineCaller_customLayers_info.c <text:s text:c="16"/>| <text:s text:c="2"/>18 +-</text:p>
      <text:p text:style-name="P20"><text:s/>.../interface/_coder_matlabEngineCaller_customLayers_mex.c <text:s text:c="17"/>| <text:s text:c="2"/>14 +-</text:p>
      <text:p text:style-name="P20"><text:s/>.../interface/_coder_matlabEngineCaller_customLayers_mex.h <text:s text:c="17"/>| <text:s text:c="3"/>3 +-</text:p>
      <text:p text:style-name="P20"><text:s/>.../mex/matlabEngineCaller_customLayers/matlabEngineCaller_customLayers.c <text:s text:c="2"/>| <text:s/>204 +--</text:p>
      <text:p text:style-name="P20"><text:s/>.../mex/matlabEngineCaller_customLayers/matlabEngineCaller_customLayers.h <text:s text:c="2"/>| <text:s text:c="3"/>8 +-</text:p>
      <text:p text:style-name="P20"><text:s/>.../matlabEngineCaller_customLayers/matlabEngineCaller_customLayers_data.c <text:s/>| <text:s text:c="3"/>2 +</text:p>
      <text:p text:style-name="P20"><text:s/>.../matlabEngineCaller_customLayers/matlabEngineCaller_customLayers_data.h <text:s/>| <text:s text:c="3"/>2 +</text:p>
      <text:p text:style-name="P20"><text:s/>.../matlabEngineCaller_customLayers_emxutil.c <text:s text:c="30"/>| <text:s text:c="2"/>93 +-</text:p>
      <text:p text:style-name="P20"><text:s/>.../matlabEngineCaller_customLayers_emxutil.h <text:s text:c="30"/>| <text:s text:c="3"/>7 +-</text:p>
      <text:p text:style-name="P20"><text:s/>.../matlabEngineCaller_customLayers_initialize.c <text:s text:c="27"/>| <text:s text:c="2"/>62 +-</text:p>
      <text:p text:style-name="P20"><text:s/>.../matlabEngineCaller_customLayers_initialize.h <text:s text:c="27"/>| <text:s text:c="3"/>1 +</text:p>
      <text:p text:style-name="P20"><text:s/>.../matlabEngineCaller_customLayers/matlabEngineCaller_customLayers_mex.map | <text:s text:c="3"/>3 -</text:p>
      <text:p text:style-name="P20"><text:s/>.../matlabEngineCaller_customLayers_mex.mexa64 <text:s text:c="29"/>| <text:s/>Bin 31056 -&gt; 31112 bytes</text:p>
      <text:p text:style-name="P20"><text:s/>.../matlabEngineCaller_customLayers_terminate.c <text:s text:c="28"/>| <text:s text:c="3"/>3 +</text:p>
      <text:p text:style-name="P20"><text:s/>.../matlabEngineCaller_customLayers_terminate.h <text:s text:c="28"/>| <text:s text:c="3"/>1 +</text:p>
      <text:p text:style-name="P20"><text:s/>.../matlabEngineCaller_customLayers/matlabEngineCaller_customLayers_types.h | <text:s text:c="2"/>21 -</text:p>
      <text:p text:style-name="P20"><text:s/>Sandbox/matlabEngineCaller/debugMain.m <text:s text:c="37"/>| <text:s text:c="2"/>20 +</text:p>
      <text:p text:style-name="P20"><text:s/>Sandbox/matlabEngineCaller/debugVars.mat <text:s text:c="35"/>| <text:s/>Bin 0 -&gt; 647 bytes</text:p>
      <text:p text:style-name="P20"><text:s/>Sandbox/matlabEngineCaller/matlabEngineCaller_customLayers.mexa64 <text:s text:c="10"/>| <text:s/>Bin 0 -&gt; 48080 bytes</text:p>
      <text:p text:style-name="P20"><text:s/>Sandbox/matlabEngineCaller/matlabEngineCaller_customLayers.prj <text:s text:c="13"/>| <text:s text:c="2"/>82 +-</text:p>
      <text:p text:style-name="P20"><text:s/>Sandbox/matlabEngineCaller/matlabEngineCaller_customLayers_mex.mexa64 <text:s text:c="6"/>| <text:s/>Bin 31056 -&gt; 0 bytes</text:p>
      <text:p text:style-name="P20"><text:s/>Sandbox/matlabEngineCaller/{debugMfile.m =&gt; old/%debugMfile.m} <text:s text:c="13"/>| <text:s text:c="3"/>0</text:p>
      <text:p text:style-name="P20"><text:s/>Sandbox/matlabEngineCaller/{mlMain.m =&gt; old/%mlMain.m} <text:s text:c="21"/>| <text:s text:c="3"/>4 +</text:p>
      <text:p text:style-name="P20"><text:s/>Sandbox/matlabEngineCaller/old/matlabEngineCaller_customLayers_mex.mexa64 <text:s text:c="2"/>| <text:s/>Bin 0 -&gt; 31112 bytes</text:p>
      <text:p text:style-name="P20"><text:s/>.../tmwExampleNew/codegen/lib/matlabEngineCaller_customXY/buildInfo.mat <text:s text:c="4"/>| <text:s/>Bin 0 -&gt; 6508 bytes</text:p>
      <text:p text:style-name="P20"><text:s/>.../tmwExampleNew/codegen/lib/matlabEngineCaller_customXY/codeInfo.mat <text:s text:c="5"/>| <text:s/>Bin 0 -&gt; 8901 bytes</text:p>
      <text:p text:style-name="P20"><text:s/>.../tmwExampleNew/codegen/lib/matlabEngineCaller_customXY/compileInfo.mat <text:s text:c="2"/>| <text:s/>Bin 0 -&gt; 2084 bytes</text:p>
      <text:p text:style-name="P20"><text:s/>.../tmwExampleNew/codegen/lib/matlabEngineCaller_customXY/examples/main.c <text:s text:c="2"/>| <text:s/>145 ++</text:p>
      <text:p text:style-name="P20"><text:s/>.../tmwExampleNew/codegen/lib/matlabEngineCaller_customXY/examples/main.h <text:s text:c="2"/>| <text:s text:c="2"/>50 +</text:p>
      <text:p text:style-name="P20"><text:s/>.../tmwExampleNew/codegen/lib/matlabEngineCaller_customXY/gcGuiReport.mat <text:s text:c="2"/>| <text:s/>Bin 0 -&gt; 36066 bytes</text:p>
      <text:p text:style-name="P20"><text:s/>.../codegen/lib/matlabEngineCaller_customXY/html/report.mldatx <text:s text:c="13"/>| <text:s/>Bin 0 -&gt; 58413 bytes</text:p>
      <text:p text:style-name="P20"><text:s/>.../interface/_coder_matlabEngineCaller_customXY_api.c <text:s text:c="21"/>| <text:s/>439 ++++++</text:p>
      <text:p text:style-name="P20"><text:s/>.../interface/_coder_matlabEngineCaller_customXY_api.h <text:s text:c="21"/>| <text:s text:c="2"/>83 ++</text:p>
      <text:p text:style-name="P20"><text:s/>.../interface/_coder_matlabEngineCaller_customXY_info.c <text:s text:c="20"/>| <text:s text:c="2"/>70 +</text:p>
      <text:p text:style-name="P20"><text:s/>.../interface/_coder_matlabEngineCaller_customXY_info.h <text:s text:c="20"/>| <text:s text:c="2"/>23 +</text:p>
      <text:p text:style-name="P20"><text:s/>.../interface/_coder_matlabEngineCaller_customXY_mex.c <text:s text:c="21"/>| <text:s text:c="2"/>78 ++</text:p>
      <text:p text:style-name="P20"><text:s/>.../interface/_coder_matlabEngineCaller_customXY_mex.h <text:s text:c="21"/>| <text:s text:c="2"/>31 +</text:p>
      <text:p text:style-name="P20"><text:s/>.../codegen/lib/matlabEngineCaller_customXY/matlabEngineCaller_customXY.c <text:s text:c="2"/>| <text:s/>149 ++</text:p>
      <text:p text:style-name="P20"><text:s/>.../codegen/lib/matlabEngineCaller_customXY/matlabEngineCaller_customXY.h <text:s text:c="2"/>| <text:s text:c="2"/>28 +</text:p>
      <text:p text:style-name="P20"><text:s/>.../lib/matlabEngineCaller_customXY/matlabEngineCaller_customXY_emxAPI.c <text:s text:c="3"/>| <text:s/>169 +++</text:p>
      <text:p text:style-name="P20"><text:s/>.../lib/matlabEngineCaller_customXY/matlabEngineCaller_customXY_emxAPI.h <text:s text:c="3"/>| <text:s text:c="2"/>39 +</text:p>
      <text:p text:style-name="P20"><text:s/>.../lib/matlabEngineCaller_customXY/matlabEngineCaller_customXY_emxutil.c <text:s text:c="2"/>| <text:s/>161 +++</text:p>
      <text:p text:style-name="P20"><text:s/>.../lib/matlabEngineCaller_customXY/matlabEngineCaller_customXY_emxutil.h <text:s text:c="2"/>| <text:s text:c="2"/>31 +</text:p>
      <text:p text:style-name="P20"><text:s/>.../matlabEngineCaller_customXY/matlabEngineCaller_customXY_initialize.c <text:s text:c="3"/>| <text:s text:c="2"/>21 +</text:p>
      <text:p text:style-name="P20"><text:s/>.../matlabEngineCaller_customXY/matlabEngineCaller_customXY_initialize.h <text:s text:c="3"/>| <text:s text:c="2"/>26 +</text:p>
      <text:p text:style-name="P20"><text:s/>.../lib/matlabEngineCaller_customXY/matlabEngineCaller_customXY_ref.rsp <text:s text:c="4"/>| <text:s text:c="3"/>0</text:p>
      <text:p text:style-name="P20"><text:soft-page-break/><text:s/>.../lib/matlabEngineCaller_customXY/matlabEngineCaller_customXY_rtw.mk <text:s text:c="5"/>| <text:s/>371 +++++</text:p>
      <text:p text:style-name="P20"><text:s/>.../lib/matlabEngineCaller_customXY/matlabEngineCaller_customXY_terminate.c | <text:s text:c="2"/>22 +</text:p>
      <text:p text:style-name="P20"><text:s/>.../lib/matlabEngineCaller_customXY/matlabEngineCaller_customXY_terminate.h | <text:s text:c="2"/>26 +</text:p>
      <text:p text:style-name="P20"><text:s/>.../lib/matlabEngineCaller_customXY/matlabEngineCaller_customXY_types.h <text:s text:c="4"/>| <text:s text:c="2"/>62 +</text:p>
      <text:p text:style-name="P20"><text:s/>.../tmwExampleNew/codegen/lib/matlabEngineCaller_customXY/rtw_proj.tmw <text:s text:c="5"/>| <text:s text:c="3"/>1 +</text:p>
      <text:p text:style-name="P20"><text:s/>.../tmwExampleNew/codegen/lib/matlabEngineCaller_customXY/rtwtypes.h <text:s text:c="7"/>| <text:s text:c="2"/>43 +</text:p>
      <text:p text:style-name="P20"><text:s/>.../tmwExampleNew/codegen/mex/matlabEngineCaller_customLayers/build.ninja <text:s text:c="2"/>| <text:s text:c="2"/>50 +</text:p>
      <text:p text:style-name="P20"><text:s/>.../codegen/mex/matlabEngineCaller_customLayers/build/glnxa64/.ninja_deps <text:s text:c="2"/>| <text:s/>Bin 0 -&gt; 16 bytes</text:p>
      <text:p text:style-name="P20"><text:s/>.../codegen/mex/matlabEngineCaller_customLayers/build/glnxa64/.ninja_log <text:s text:c="3"/>| <text:s text:c="2"/>13 +</text:p>
      <text:p text:style-name="P20"><text:s/>.../build/glnxa64/_coder_matlabEngineCaller_customLayers_api.o <text:s text:c="13"/>| <text:s/>Bin 0 -&gt; 6616 bytes</text:p>
      <text:p text:style-name="P20"><text:s/>.../build/glnxa64/_coder_matlabEngineCaller_customLayers_info.o <text:s text:c="12"/>| <text:s/>Bin 0 -&gt; 5384 bytes</text:p>
      <text:p text:style-name="P20"><text:s/>.../build/glnxa64/_coder_matlabEngineCaller_customLayers_mex.o <text:s text:c="13"/>| <text:s/>Bin 0 -&gt; 3224 bytes</text:p>
      <text:p text:style-name="P20"><text:s/>.../codegen/mex/matlabEngineCaller_customLayers/build/glnxa64/buildLog.log <text:s/>| <text:s text:c="2"/>16 +</text:p>
      <text:p text:style-name="P20"><text:s/>.../mex/matlabEngineCaller_customLayers/build/glnxa64/c_mexapi_version.o <text:s text:c="3"/>| <text:s/>Bin 0 -&gt; 1264 bytes</text:p>
      <text:p text:style-name="P20"><text:s/>.../mex/matlabEngineCaller_customLayers/build/glnxa64/matlabCallFun.o <text:s text:c="6"/>| <text:s/>Bin 0 -&gt; 5760 bytes</text:p>
      <text:p text:style-name="P20"><text:s/>.../build/glnxa64/matlabEngineCaller_customLayers.o <text:s text:c="24"/>| <text:s/>Bin 0 -&gt; 7520 bytes</text:p>
      <text:p text:style-name="P20"><text:s/>.../build/glnxa64/matlabEngineCaller_customLayers_data.o <text:s text:c="19"/>| <text:s/>Bin 0 -&gt; 1512 bytes</text:p>
      <text:p text:style-name="P20"><text:s/>.../build/glnxa64/matlabEngineCaller_customLayers_emxutil.o <text:s text:c="16"/>| <text:s/>Bin 0 -&gt; 4136 bytes</text:p>
      <text:p text:style-name="P20"><text:s/>.../build/glnxa64/matlabEngineCaller_customLayers_initialize.o <text:s text:c="13"/>| <text:s/>Bin 0 -&gt; 2120 bytes</text:p>
      <text:p text:style-name="P20"><text:s/>.../build/glnxa64/matlabEngineCaller_customLayers_terminate.o <text:s text:c="14"/>| <text:s/>Bin 0 -&gt; 2272 bytes</text:p>
      <text:p text:style-name="P20"><text:s/>.../mex/matlabEngineCaller_customLayers/build/glnxa64/rt_nonfinite.o <text:s text:c="7"/>| <text:s/>Bin 0 -&gt; 2200 bytes</text:p>
      <text:p text:style-name="P20"><text:s/>.../tmwExampleNew/codegen/mex/matlabEngineCaller_customLayers/buildInfo.mat | <text:s/>Bin 0 -&gt; 7110 bytes</text:p>
      <text:p text:style-name="P20"><text:s/>.../codegen/mex/matlabEngineCaller_customLayers/cfiGuiReport.mat <text:s text:c="11"/>| <text:s/>Bin 0 -&gt; 39785 bytes</text:p>
      <text:p text:style-name="P20"><text:s/>.../codegen/mex/matlabEngineCaller_customLayers/gcGuiReport.mat <text:s text:c="12"/>| <text:s/>Bin 0 -&gt; 38402 bytes</text:p>
      <text:p text:style-name="P20"><text:s/>.../codegen/mex/matlabEngineCaller_customLayers/html/report.mldatx <text:s text:c="9"/>| <text:s/>Bin 0 -&gt; 73290 bytes</text:p>
      <text:p text:style-name="P20"><text:s/>.../interface/_coder_matlabEngineCaller_customLayers_api.c <text:s text:c="17"/>| <text:s/>231 +++</text:p>
      <text:p text:style-name="P20"><text:s/>.../interface/_coder_matlabEngineCaller_customLayers_api.h <text:s text:c="17"/>| <text:s text:c="2"/>28 +</text:p>
      <text:p text:style-name="P20"><text:s/>.../interface/_coder_matlabEngineCaller_customLayers_info.c <text:s text:c="16"/>| <text:s text:c="2"/>71 +</text:p>
      <text:p text:style-name="P20"><text:s/>.../interface/_coder_matlabEngineCaller_customLayers_info.h <text:s text:c="16"/>| <text:s text:c="2"/>15 +-</text:p>
      <text:p text:style-name="P20"><text:s/>.../interface/_coder_matlabEngineCaller_customLayers_mex.c <text:s text:c="17"/>| <text:s text:c="2"/>82 ++</text:p>
      <text:p text:style-name="P20"><text:s/>.../interface/_coder_matlabEngineCaller_customLayers_mex.h <text:s text:c="17"/>| <text:s text:c="2"/>31 +</text:p>
      <text:p text:style-name="P20"><text:s/>.../codegen/mex/matlabEngineCaller_customLayers/matlabCallFun.o <text:s text:c="12"/>| <text:s/>Bin</text:p>
      <text:p text:style-name="P20"><text:s/>.../mex/matlabEngineCaller_customLayers/matlabEngineCaller_customLayers.c <text:s text:c="2"/>| <text:s/>289 ++++</text:p>
      <text:p text:style-name="P20"><text:s/>.../mex/matlabEngineCaller_customLayers/matlabEngineCaller_customLayers.h <text:s text:c="2"/>| <text:s text:c="2"/>30 +</text:p>
      <text:p text:style-name="P20"><text:s/>.../matlabEngineCaller_customLayers/matlabEngineCaller_customLayers_data.c <text:s/>| <text:s text:c="2"/>31 +</text:p>
      <text:p text:style-name="P20"><text:s/>.../matlabEngineCaller_customLayers/matlabEngineCaller_customLayers_data.h <text:s/>| <text:s text:c="2"/>29 +</text:p>
      <text:p text:style-name="P20"><text:s/>.../matlabEngineCaller_customLayers_emxutil.c <text:s text:c="30"/>| <text:s/>203 +++</text:p>
      <text:p text:style-name="P20"><text:s/>.../matlabEngineCaller_customLayers_emxutil.h <text:s text:c="30"/>| <text:s text:c="2"/>38 +</text:p>
      <text:p text:style-name="P20"><text:s/>.../matlabEngineCaller_customLayers_initialize.c <text:s text:c="27"/>| <text:s text:c="2"/>36 +</text:p>
      <text:p text:style-name="P20"><text:s/>.../matlabEngineCaller_customLayers_initialize.h <text:s text:c="27"/>| <text:s text:c="2"/>27 +</text:p>
      <text:p text:style-name="P20"><text:s/>.../matlabEngineCaller_customLayers/matlabEngineCaller_customLayers_mex.map | <text:s text:c="2"/>18 +</text:p>
      <text:p text:style-name="P20"><text:s/>.../matlabEngineCaller_customLayers_mex.mexa64 <text:s text:c="29"/>| <text:s/>Bin 0 -&gt; 30936 bytes</text:p>
      <text:p text:style-name="P20"><text:s/>.../matlabEngineCaller_customLayers/matlabEngineCaller_customLayers_mex.mk <text:s/>| <text:s text:c="3"/>0</text:p>
      <text:p text:style-name="P20"><text:s/>.../matlabEngineCaller_customLayers/matlabEngineCaller_customLayers_mex.mki | <text:s text:c="3"/>0</text:p>
      <text:p text:style-name="P20"><text:s/>.../matlabEngineCaller_customLayers/matlabEngineCaller_customLayers_mex.sh <text:s/>| <text:s text:c="3"/>1 +</text:p>
      <text:p text:style-name="P20"><text:s/>.../matlabEngineCaller_customLayers_mex_mex.map <text:s text:c="28"/>| <text:s text:c="3"/>0</text:p>
      <text:p text:style-name="P20"><text:s/>.../matlabEngineCaller_customLayers_terminate.c <text:s text:c="28"/>| <text:s text:c="2"/>47 +</text:p>
      <text:p text:style-name="P20"><text:s/>.../matlabEngineCaller_customLayers_terminate.h <text:s text:c="28"/>| <text:s text:c="2"/>28 +</text:p>
      <text:p text:style-name="P20"><text:s/>.../matlabEngineCaller_customLayers/matlabEngineCaller_customLayers_types.h | <text:s text:c="2"/>60 +</text:p>
      <text:p text:style-name="P20"><text:s/>.../codegen/mex/matlabEngineCaller_customLayers/rt_nonfinite.c <text:s text:c="13"/>| <text:s text:c="2"/>31 +</text:p>
      <text:p text:style-name="P20"><text:s/>.../codegen/mex/matlabEngineCaller_customLayers/rt_nonfinite.h <text:s text:c="13"/>| <text:s text:c="2"/>36 +</text:p>
      <text:p text:style-name="P20"><text:s/>.../tmwExampleNew/codegen/mex/matlabEngineCaller_customLayers/rtwtypes.h <text:s text:c="3"/>| <text:s text:c="2"/>16 +-</text:p>
      <text:p text:style-name="P20"><text:s/>.../tmwExampleNew}/codegen/mex/matlabEngineCaller_customLayers/setEnv.sh <text:s text:c="3"/>| <text:s text:c="3"/>0</text:p>
      <text:p text:style-name="P20"><text:s/>.../tmwExampleNew/codegen/mex/matlabEngineCaller_customXY/build.ninja <text:s text:c="6"/>| <text:s text:c="2"/>50 +</text:p>
      <text:p text:style-name="P20"><text:s/>.../codegen/mex/matlabEngineCaller_customXY/build/glnxa64/.ninja_deps <text:s text:c="6"/>| <text:s/>Bin 0 -&gt; 16 bytes</text:p>
      <text:p text:style-name="P20"><text:s/>.../codegen/mex/matlabEngineCaller_customXY/build/glnxa64/.ninja_log <text:s text:c="7"/>| <text:s text:c="2"/>13 +</text:p>
      <text:p text:style-name="P20"><text:s/>.../build/glnxa64/_coder_matlabEngineCaller_customXY_api.o <text:s text:c="17"/>| <text:s/>Bin 0 -&gt; 6584 bytes</text:p>
      <text:p text:style-name="P20"><text:s/>.../build/glnxa64/_coder_matlabEngineCaller_customXY_info.o <text:s text:c="16"/>| <text:s/>Bin 0 -&gt; 5584 bytes</text:p>
      <text:p text:style-name="P20"><text:s/>.../build/glnxa64/_coder_matlabEngineCaller_customXY_mex.o <text:s text:c="17"/>| <text:s/>Bin 0 -&gt; 3304 bytes</text:p>
      <text:p text:style-name="P20"><text:soft-page-break/><text:s/>.../codegen/mex/matlabEngineCaller_customXY/build/glnxa64/buildLog.log <text:s text:c="5"/>| <text:s text:c="2"/>16 +</text:p>
      <text:p text:style-name="P20"><text:s/>.../mex/matlabEngineCaller_customXY/build/glnxa64/c_mexapi_version.o <text:s text:c="7"/>| <text:s/>Bin 0 -&gt; 1264 bytes</text:p>
      <text:p text:style-name="P20"><text:s/>.../codegen/mex/matlabEngineCaller_customXY/build/glnxa64/matlabCallFun.o <text:s text:c="2"/>| <text:s/>Bin 0 -&gt; 5760 bytes</text:p>
      <text:p text:style-name="P20"><text:s/>.../matlabEngineCaller_customXY/build/glnxa64/matlabEngineCaller_customXY.o | <text:s/>Bin 0 -&gt; 8264 bytes</text:p>
      <text:p text:style-name="P20"><text:s/>.../build/glnxa64/matlabEngineCaller_customXY_data.o <text:s text:c="23"/>| <text:s/>Bin 0 -&gt; 1552 bytes</text:p>
      <text:p text:style-name="P20"><text:s/>.../build/glnxa64/matlabEngineCaller_customXY_emxutil.o <text:s text:c="20"/>| <text:s/>Bin 0 -&gt; 4136 bytes</text:p>
      <text:p text:style-name="P20"><text:s/>.../build/glnxa64/matlabEngineCaller_customXY_initialize.o <text:s text:c="17"/>| <text:s/>Bin 0 -&gt; 4256 bytes</text:p>
      <text:p text:style-name="P20"><text:s/>.../build/glnxa64/matlabEngineCaller_customXY_terminate.o <text:s text:c="18"/>| <text:s/>Bin 0 -&gt; 2416 bytes</text:p>
      <text:p text:style-name="P20"><text:s/>.../codegen/mex/matlabEngineCaller_customXY/build/glnxa64/rt_nonfinite.o <text:s text:c="3"/>| <text:s/>Bin 0 -&gt; 2200 bytes</text:p>
      <text:p text:style-name="P20"><text:s/>.../tmwExampleNew/codegen/mex/matlabEngineCaller_customXY/buildInfo.mat <text:s text:c="4"/>| <text:s/>Bin 0 -&gt; 7068 bytes</text:p>
      <text:p text:style-name="P20"><text:s/>.../tmwExampleNew/codegen/mex/matlabEngineCaller_customXY/cfiGuiReport.mat <text:s/>| <text:s/>Bin 0 -&gt; 39280 bytes</text:p>
      <text:p text:style-name="P20"><text:s/>.../codegen/mex/matlabEngineCaller_customXY/html/report.mldatx <text:s text:c="13"/>| <text:s/>Bin 0 -&gt; 77086 bytes</text:p>
      <text:p text:style-name="P20"><text:s/>.../interface/_coder_matlabEngineCaller_customXY_api.c <text:s text:c="21"/>| <text:s/>231 +++</text:p>
      <text:p text:style-name="P20"><text:s/>.../interface/_coder_matlabEngineCaller_customXY_api.h <text:s text:c="21"/>| <text:s text:c="2"/>29 +</text:p>
      <text:p text:style-name="P20"><text:s/>.../interface/_coder_matlabEngineCaller_customXY_info.c <text:s text:c="20"/>| <text:s text:c="2"/>75 +</text:p>
      <text:p text:style-name="P20"><text:s/>.../interface/_coder_matlabEngineCaller_customXY_info.h <text:s text:c="20"/>| <text:s text:c="2"/>20 +</text:p>
      <text:p text:style-name="P20"><text:s/>.../interface/_coder_matlabEngineCaller_customXY_mex.c <text:s text:c="21"/>| <text:s text:c="2"/>82 ++</text:p>
      <text:p text:style-name="P20"><text:s/>.../interface/_coder_matlabEngineCaller_customXY_mex.h <text:s text:c="21"/>| <text:s text:c="2"/>32 +</text:p>
      <text:p text:style-name="P20"><text:s/>.../codegen/mex/matlabEngineCaller_customXY/matlabEngineCaller_customXY.c <text:s text:c="2"/>| <text:s/>300 ++++</text:p>
      <text:p text:style-name="P20"><text:s/>.../codegen/mex/matlabEngineCaller_customXY/matlabEngineCaller_customXY.h <text:s text:c="2"/>| <text:s text:c="2"/>31 +</text:p>
      <text:p text:style-name="P20"><text:s/>.../mex/matlabEngineCaller_customXY/matlabEngineCaller_customXY_data.c <text:s text:c="5"/>| <text:s text:c="2"/>33 +</text:p>
      <text:p text:style-name="P20"><text:s/>.../mex/matlabEngineCaller_customXY/matlabEngineCaller_customXY_data.h <text:s text:c="5"/>| <text:s text:c="2"/>31 +</text:p>
      <text:p text:style-name="P20"><text:s/>.../mex/matlabEngineCaller_customXY/matlabEngineCaller_customXY_emxutil.c <text:s text:c="2"/>| <text:s/>204 +++</text:p>
      <text:p text:style-name="P20"><text:s/>.../mex/matlabEngineCaller_customXY/matlabEngineCaller_customXY_emxutil.h <text:s text:c="2"/>| <text:s text:c="2"/>39 +</text:p>
      <text:p text:style-name="P20"><text:s/>.../matlabEngineCaller_customXY/matlabEngineCaller_customXY_initialize.c <text:s text:c="3"/>| <text:s text:c="2"/>94 ++</text:p>
      <text:p text:style-name="P20"><text:s/>.../matlabEngineCaller_customXY/matlabEngineCaller_customXY_initialize.h <text:s text:c="3"/>| <text:s text:c="2"/>28 +</text:p>
      <text:p text:style-name="P20"><text:s/>.../mex/matlabEngineCaller_customXY/matlabEngineCaller_customXY_mex.map <text:s text:c="4"/>| <text:s text:c="2"/>18 +</text:p>
      <text:p text:style-name="P20"><text:s/>.../mex/matlabEngineCaller_customXY/matlabEngineCaller_customXY_mex.mexa64 <text:s/>| <text:s/>Bin 0 -&gt; 35720 bytes</text:p>
      <text:p text:style-name="P20"><text:s/>.../mex/matlabEngineCaller_customXY/matlabEngineCaller_customXY_mex.sh <text:s text:c="5"/>| <text:s text:c="3"/>1 +</text:p>
      <text:p text:style-name="P20"><text:s/>.../mex/matlabEngineCaller_customXY/matlabEngineCaller_customXY_terminate.c | <text:s text:c="2"/>50 +</text:p>
      <text:p text:style-name="P20"><text:s/>.../mex/matlabEngineCaller_customXY/matlabEngineCaller_customXY_terminate.h | <text:s text:c="2"/>29 +</text:p>
      <text:p text:style-name="P20"><text:s/>.../mex/matlabEngineCaller_customXY/matlabEngineCaller_customXY_types.h <text:s text:c="4"/>| <text:s text:c="2"/>60 +</text:p>
      <text:p text:style-name="P20"><text:s/>.../tmwExampleNew/codegen/mex/matlabEngineCaller_customXY/rt_nonfinite.c <text:s text:c="3"/>| <text:s text:c="2"/>31 +</text:p>
      <text:p text:style-name="P20"><text:s/>.../tmwExampleNew/codegen/mex/matlabEngineCaller_customXY/rt_nonfinite.h <text:s text:c="3"/>| <text:s text:c="2"/>36 +</text:p>
      <text:p text:style-name="P20"><text:s/>.../tmwExampleNew/codegen/mex/matlabEngineCaller_customXY/rtwtypes.h <text:s text:c="7"/>| <text:s text:c="2"/>27 +</text:p>
      <text:p text:style-name="P20"><text:s/>Sandbox/matlabEngineCaller/tmwExampleNew/debugMfile.m <text:s text:c="22"/>| <text:s text:c="3"/>7 +</text:p>
      <text:p text:style-name="P20"><text:s/>Sandbox/matlabEngineCaller/tmwExampleNew/debugMfile2.m <text:s text:c="21"/>| <text:s text:c="3"/>7 +</text:p>
      <text:p text:style-name="P20"><text:s/>Sandbox/matlabEngineCaller/tmwExampleNew/debugMfileXY.m <text:s text:c="20"/>| <text:s text:c="3"/>7 +</text:p>
      <text:p text:style-name="P20"><text:s/>.../matlabEngineCaller/tmwExampleNew}/matlabCallFun.c <text:s text:c="22"/>| <text:s text:c="3"/>0</text:p>
      <text:p text:style-name="P20"><text:s/>.../matlabEngineCaller/tmwExampleNew}/matlabCallFun.h <text:s text:c="22"/>| <text:s text:c="3"/>0</text:p>
      <text:p text:style-name="P20"><text:s/>Sandbox/matlabEngineCaller/tmwExampleNew/matlabEngineCaller_customLayers.m <text:s/>| <text:s text:c="2"/>89 ++</text:p>
      <text:p text:style-name="P20"><text:s/>.../matlabEngineCaller/tmwExampleNew/matlabEngineCaller_customLayers.prj <text:s text:c="3"/>| 1163 ++++++++++++++++</text:p>
      <text:p text:style-name="P20"><text:s/>.../tmwExampleNew/matlabEngineCaller_customLayers_mex.mexa64 <text:s text:c="15"/>| <text:s/>Bin 0 -&gt; 30936 bytes</text:p>
      <text:p text:style-name="P20"><text:s/>Sandbox/matlabEngineCaller/tmwExampleNew/matlabEngineCaller_customXY.m <text:s text:c="5"/>| <text:s text:c="2"/>89 ++</text:p>
      <text:p text:style-name="P20"><text:s/>Sandbox/matlabEngineCaller/tmwExampleNew/matlabEngineCaller_customXY.mexa64 | <text:s/>Bin 0 -&gt; 48080 bytes</text:p>
      <text:p text:style-name="P20"><text:s/>Sandbox/matlabEngineCaller/tmwExampleNew/matlabEngineCaller_customXY.prj <text:s text:c="3"/>| 1161 ++++++++++++++++</text:p>
      <text:p text:style-name="P20"><text:s/>.../matlabEngineCaller/tmwExampleNew/matlabEngineCaller_customXY_mex.mexa64 | <text:s/>Bin 0 -&gt; 35720 bytes</text:p>
      <text:p text:style-name="P20"><text:s/>Sandbox/matlabEngineCaller/tmwExampleNew/mlMain.m <text:s text:c="26"/>| <text:s text:c="2"/>22 +</text:p>
      <text:p text:style-name="P20"><text:s/>Sandbox/matlabEngineCaller/tmwExampleNew/mlMainXY.m <text:s text:c="24"/>| <text:s text:c="2"/>17 +</text:p>
      <text:p text:style-name="P20"><text:s/>Sandbox/newProblemDefs/controlsDef.m <text:s text:c="39"/>| <text:s/>322 +++++</text:p>
      <text:p text:style-name="P20"><text:s/>Sandbox/newProblemDefs/monolayer_7_contrasts_stanLay.mat <text:s text:c="19"/>| <text:s/>Bin 0 -&gt; 30936 bytes</text:p>
      <text:p text:style-name="P20"><text:s/>Sandbox/newProblemDefs/problemDef.m <text:s text:c="40"/>| 1759 +++++++++++++++++++++++</text:p>
      <text:p text:style-name="P20"><text:s/>Sandbox/newProblemDefs/r1ToProblemDef.m <text:s text:c="36"/>| <text:s/>221 +++</text:p>
      <text:p text:style-name="P20"><text:s/>addRatPaths.m <text:s text:c="62"/>| <text:s text:c="3"/>4 +-</text:p>
      <text:p text:style-name="P20"><text:s/>logbook/.~lock.20-9-2020.odt# <text:s text:c="46"/>| <text:s text:c="3"/>2 +-</text:p>
      <text:p text:style-name="P20"><text:s/>logbook/20-9-2020.odt <text:s text:c="54"/>| <text:s/>Bin 11168 -&gt; 15068 bytes</text:p>
      <text:p text:style-name="P20"><text:s/>minimisers/NSMain/nested_sampler.m <text:s text:c="41"/>| <text:s text:c="3"/>2 +-</text:p>
      <text:p text:style-name="P20"><text:s/>.../codegen/mex/matlabEngineCaller_customLayers/build.ninja <text:s text:c="16"/>| <text:s text:c="3"/>0</text:p>
      <text:p text:style-name="P20"><text:s/>.../codegen/mex/matlabEngineCaller_customLayers/build/glnxa64/buildLog.log <text:s/>| <text:s text:c="3"/>0</text:p>
      <text:p text:style-name="P20"><text:soft-page-break/><text:s/>.../codegen/mex/matlabEngineCaller_customLayers/buildInfo.mat <text:s text:c="14"/>| <text:s/>Bin 0 -&gt; 7226 bytes</text:p>
      <text:p text:style-name="P20"><text:s/>.../codegen/mex/matlabEngineCaller_customLayers/cfiGuiReport.mat <text:s text:c="11"/>| <text:s/>Bin 0 -&gt; 37306 bytes</text:p>
      <text:p text:style-name="P20"><text:s/>.../codegen/mex/matlabEngineCaller_customLayers/html/report.mldatx <text:s text:c="9"/>| <text:s/>Bin 0 -&gt; 72368 bytes</text:p>
      <text:p text:style-name="P20"><text:s/>.../interface/_coder_matlabEngineCaller_customLayers_api.c <text:s text:c="17"/>| <text:s text:c="2"/>28 +-</text:p>
      <text:p text:style-name="P20"><text:s/>.../interface/_coder_matlabEngineCaller_customLayers_api.h <text:s text:c="17"/>| <text:s text:c="2"/>10 +-</text:p>
      <text:p text:style-name="P20"><text:s/>.../interface/_coder_matlabEngineCaller_customLayers_info.c <text:s text:c="16"/>| <text:s text:c="2"/>56 +-</text:p>
      <text:p text:style-name="P20"><text:s/>.../interface/_coder_matlabEngineCaller_customLayers_info.h <text:s text:c="16"/>| <text:s text:c="2"/>20 +</text:p>
      <text:p text:style-name="P20"><text:s/>.../interface/_coder_matlabEngineCaller_customLayers_mex.c <text:s text:c="17"/>| <text:s text:c="2"/>16 +-</text:p>
      <text:p text:style-name="P20"><text:s/>.../interface/_coder_matlabEngineCaller_customLayers_mex.h <text:s text:c="17"/>| <text:s text:c="2"/>14 +-</text:p>
      <text:p text:style-name="P20"><text:s/>.../codegen/mex/matlabEngineCaller_customLayers/matlabCallFun.o <text:s text:c="12"/>| <text:s/>Bin 0 -&gt; 5760 bytes</text:p>
      <text:p text:style-name="P20"><text:s/>.../mex/matlabEngineCaller_customLayers/matlabEngineCaller_customLayers.c <text:s text:c="2"/>| <text:s/>112 +-</text:p>
      <text:p text:style-name="P20"><text:s/>.../mex/matlabEngineCaller_customLayers/matlabEngineCaller_customLayers.h <text:s text:c="2"/>| <text:s text:c="2"/>12 +-</text:p>
      <text:p text:style-name="P20"><text:s/>.../matlabEngineCaller_customLayers/matlabEngineCaller_customLayers_data.c <text:s/>| <text:s text:c="3"/>9 +-</text:p>
      <text:p text:style-name="P20"><text:s/>.../matlabEngineCaller_customLayers/matlabEngineCaller_customLayers_data.h <text:s/>| <text:s text:c="3"/>8 +-</text:p>
      <text:p text:style-name="P20"><text:s/>.../matlabEngineCaller_customLayers_emxutil.c <text:s text:c="30"/>| <text:s text:c="2"/>13 +-</text:p>
      <text:p text:style-name="P20"><text:s/>.../matlabEngineCaller_customLayers_emxutil.h <text:s text:c="30"/>| <text:s text:c="2"/>17 +-</text:p>
      <text:p text:style-name="P20"><text:s/>.../matlabEngineCaller_customLayers_initialize.c <text:s text:c="27"/>| <text:s text:c="3"/>6 +-</text:p>
      <text:p text:style-name="P20"><text:s/>.../matlabEngineCaller_customLayers_initialize.h <text:s text:c="27"/>| <text:s text:c="3"/>8 +-</text:p>
      <text:p text:style-name="P20"><text:s/>.../matlabEngineCaller_customLayers/matlabEngineCaller_customLayers_mex.map | <text:s text:c="3"/>0</text:p>
      <text:p text:style-name="P20"><text:s/>.../matlabEngineCaller_customLayers/matlabEngineCaller_customLayers_mex.mk <text:s/>| <text:s/>156 +++</text:p>
      <text:p text:style-name="P20"><text:s/>.../matlabEngineCaller_customLayers/matlabEngineCaller_customLayers_mex.mki | <text:s text:c="3"/>0</text:p>
      <text:p text:style-name="P20"><text:s/>.../matlabEngineCaller_customLayers/matlabEngineCaller_customLayers_mex.sh <text:s/>| <text:s text:c="3"/>1 +</text:p>
      <text:p text:style-name="P20"><text:s/>.../matlabEngineCaller_customLayers_mex_mex.map <text:s text:c="28"/>| <text:s text:c="2"/>15 +</text:p>
      <text:p text:style-name="P20"><text:s/>.../matlabEngineCaller_customLayers_terminate.c <text:s text:c="28"/>| <text:s text:c="3"/>5 +-</text:p>
      <text:p text:style-name="P20"><text:s/>.../matlabEngineCaller_customLayers_terminate.h <text:s text:c="28"/>| <text:s text:c="2"/>10 +-</text:p>
      <text:p text:style-name="P20"><text:s/>.../matlabEngineCaller_customLayers/matlabEngineCaller_customLayers_types.h | <text:s text:c="3"/>6 +-</text:p>
      <text:p text:style-name="P20"><text:s/>.../codegen/mex/matlabEngineCaller_customLayers/rt_nonfinite.c <text:s text:c="13"/>| <text:s text:c="2"/>31 +</text:p>
      <text:p text:style-name="P20"><text:s/>.../codegen/mex/matlabEngineCaller_customLayers/rt_nonfinite.h <text:s text:c="13"/>| <text:s text:c="2"/>36 +</text:p>
      <text:p text:style-name="P20"><text:s/>.../codegen/mex/matlabEngineCaller_customLayers/rtwtypes.h <text:s text:c="17"/>| <text:s text:c="2"/>27 +</text:p>
      <text:p text:style-name="P20"><text:s/>.../codegen/mex/matlabEngineCaller_customLayers/setEnv.sh <text:s text:c="18"/>| <text:s text:c="3"/>0</text:p>
      <text:p text:style-name="P20"><text:s/>targetFunctions/common/%matlabEngineCaller_customLayers/debugMfile.m <text:s text:c="7"/>| <text:s text:c="3"/>7 +</text:p>
      <text:p text:style-name="P20"><text:s/>.../matlabCallFun.c <text:s text:c="56"/>| <text:s text:c="3"/>0</text:p>
      <text:p text:style-name="P20"><text:s/>.../matlabCallFun.h <text:s text:c="56"/>| <text:s text:c="3"/>0</text:p>
      <text:p text:style-name="P20"><text:s/>.../%matlabEngineCaller_customLayers/matlabEngineCaller_customLayers.m <text:s text:c="5"/>| <text:s text:c="2"/>88 ++</text:p>
      <text:p text:style-name="P20"><text:s/>.../matlabEngineCaller_customLayers.prj <text:s text:c="36"/>| <text:s/>128 +-</text:p>
      <text:p text:style-name="P20"><text:s/>.../tmwExampleNew =&gt; %matlabEngineCaller_customLayers}/mlMain.m <text:s text:c="12"/>| <text:s text:c="3"/>0</text:p>
      <text:p text:style-name="P20"><text:s/>.../r2018_example.tar.gz <text:s text:c="51"/>| <text:s/>Bin</text:p>
      <text:p text:style-name="P20"><text:s/>.../tmwExample/example_loop_parallel/debugMfile.m <text:s text:c="26"/>| <text:s text:c="3"/>0</text:p>
      <text:p text:style-name="P20"><text:s/>.../tmwExample/example_loop_parallel/loopCaller.m <text:s text:c="26"/>| <text:s text:c="3"/>0</text:p>
      <text:p text:style-name="P20"><text:s/>.../tmwExample/example_loop_parallel}/matlabCallFun.c <text:s text:c="22"/>| <text:s text:c="3"/>0</text:p>
      <text:p text:style-name="P20"><text:s/>.../tmwExample/example_loop_parallel}/matlabCallFun.h <text:s text:c="22"/>| <text:s text:c="3"/>0</text:p>
      <text:p text:style-name="P20"><text:s/>.../tmwExample/example_loop_parallel/matlabEngineCaller_customLayers.m <text:s text:c="5"/>| <text:s text:c="3"/>0</text:p>
      <text:p text:style-name="P20"><text:s/>.../tmwExample/example_loop_parallel/mlMain_loop.m <text:s text:c="25"/>| <text:s text:c="3"/>0</text:p>
      <text:p text:style-name="P20"><text:s/>.../codegen/lib/matlabEngineCaller_customLayers/buildInfo.mat <text:s text:c="14"/>| <text:s/>Bin</text:p>
      <text:p text:style-name="P20"><text:s/>.../codegen/lib/matlabEngineCaller_customLayers/codeInfo.mat <text:s text:c="15"/>| <text:s/>Bin</text:p>
      <text:p text:style-name="P20"><text:s/>.../codegen/lib/matlabEngineCaller_customLayers/examples/main.c <text:s text:c="12"/>| <text:s text:c="3"/>0</text:p>
      <text:p text:style-name="P20"><text:s/>.../codegen/lib/matlabEngineCaller_customLayers/examples/main.h <text:s text:c="12"/>| <text:s text:c="3"/>0</text:p>
      <text:p text:style-name="P20"><text:s/>.../codegen/lib/matlabEngineCaller_customLayers/gcGuiReport.mat <text:s text:c="12"/>| <text:s/>Bin</text:p>
      <text:p text:style-name="P20"><text:s/>.../codegen/lib/matlabEngineCaller_customLayers/html/contents_file.tmp <text:s text:c="5"/>| <text:s text:c="3"/>0</text:p>
      <text:p text:style-name="P20"><text:s/>.../codegen/lib/matlabEngineCaller_customLayers/html/exported_values.mat <text:s text:c="3"/>| <text:s/>Bin</text:p>
      <text:p text:style-name="P20"><text:s/>.../codegen/lib/matlabEngineCaller_customLayers/html/hilite_warning.png <text:s text:c="4"/>| <text:s/>Bin</text:p>
      <text:p text:style-name="P20"><text:s/>.../codegen/lib/matlabEngineCaller_customLayers/html/index.css <text:s text:c="13"/>| <text:s text:c="3"/>0</text:p>
      <text:p text:style-name="P20"><text:s/>.../codegen/lib/matlabEngineCaller_customLayers/html/index.html <text:s text:c="12"/>| <text:s text:c="3"/>0</text:p>
      <text:p text:style-name="P20"><text:s/>.../codegen/lib/matlabEngineCaller_customLayers/html/matlabCallFun_c.html <text:s text:c="2"/>| <text:s text:c="3"/>0</text:p>
      <text:p text:style-name="P20"><text:s/>.../html/matlabEngineCaller_customLayers1_mcode.html <text:s text:c="23"/>| <text:s text:c="3"/>0</text:p>
      <text:p text:style-name="P20"><text:s/>.../html/matlabEngineCaller_customLayers1_watch.html <text:s text:c="23"/>| <text:s text:c="3"/>0</text:p>
      <text:p text:style-name="P20"><text:s/>.../html/matlabEngineCaller_customLayers_buildlog1.html <text:s text:c="20"/>| <text:s text:c="3"/>0</text:p>
      <text:p text:style-name="P20"><text:s/>.../html/matlabEngineCaller_customLayers_buildlog2.html <text:s text:c="20"/>| <text:s text:c="3"/>0</text:p>
      <text:p text:style-name="P20"><text:s/>.../html/matlabEngineCaller_customLayers_buildlog3.html <text:s text:c="20"/>| <text:s text:c="3"/>0</text:p>
      <text:p text:style-name="P20"><text:s/>.../html/matlabEngineCaller_customLayers_buildlog4.html <text:s text:c="20"/>| <text:s text:c="3"/>0</text:p>
      <text:p text:style-name="P20"><text:s/>.../html/matlabEngineCaller_customLayers_c.html <text:s text:c="28"/>| <text:s text:c="3"/>0</text:p>
      <text:p text:style-name="P20"><text:s/>.../html/matlabEngineCaller_customLayers_emxAPI_c.html <text:s text:c="21"/>| <text:s text:c="3"/>0</text:p>
      <text:p text:style-name="P20"><text:s/>.../html/matlabEngineCaller_customLayers_emxAPI_h.html <text:s text:c="21"/>| <text:s text:c="3"/>0</text:p>
      <text:p text:style-name="P20"><text:s/>.../html/matlabEngineCaller_customLayers_emxutil_c.html <text:s text:c="20"/>| <text:s text:c="3"/>0</text:p>
      <text:p text:style-name="P20"><text:s/>.../html/matlabEngineCaller_customLayers_emxutil_h.html <text:s text:c="20"/>| <text:s text:c="3"/>0</text:p>
      <text:p text:style-name="P20"><text:s/>.../html/matlabEngineCaller_customLayers_h.html <text:s text:c="28"/>| <text:s text:c="3"/>0</text:p>
      <text:p text:style-name="P20"><text:s/>.../html/matlabEngineCaller_customLayers_initialize_c.html <text:s text:c="17"/>| <text:s text:c="3"/>0</text:p>
      <text:p text:style-name="P20"><text:s/>.../html/matlabEngineCaller_customLayers_initialize_h.html <text:s text:c="17"/>| <text:s text:c="3"/>0</text:p>
      <text:p text:style-name="P20"><text:s/>.../html/matlabEngineCaller_customLayers_terminate_c.html <text:s text:c="18"/>| <text:s text:c="3"/>0</text:p>
      <text:p text:style-name="P20"><text:s/>.../html/matlabEngineCaller_customLayers_terminate_h.html <text:s text:c="18"/>| <text:s text:c="3"/>0</text:p>
      <text:p text:style-name="P20"><text:s/>.../html/matlabEngineCaller_customLayers_types_h.html <text:s text:c="22"/>| <text:s text:c="3"/>0</text:p>
      <text:p text:style-name="P20"><text:s/>.../lib/matlabEngineCaller_customLayers/html/resources/Error_document.gif <text:s text:c="2"/>| <text:s/>Bin</text:p>
      <text:p text:style-name="P20"><text:s/>.../lib/matlabEngineCaller_customLayers/html/resources/Fatal_document.gif <text:s text:c="2"/>| <text:s/>Bin</text:p>
      <text:p text:style-name="P20"><text:s/>.../lib/matlabEngineCaller_customLayers/html/resources/Warning_document.gif | <text:s/>Bin</text:p>
      <text:p text:style-name="P20"><text:s/>.../lib/matlabEngineCaller_customLayers/html/resources/cc_sourcecodec.png <text:s text:c="2"/>| <text:s/>Bin</text:p>
      <text:p text:style-name="P20"><text:s/>.../lib/matlabEngineCaller_customLayers/html/resources/collapsible-last.gif | <text:s/>Bin</text:p>
      <text:p text:style-name="P20"><text:soft-page-break/><text:s/>.../lib/matlabEngineCaller_customLayers/html/resources/collapsible.gif <text:s text:c="5"/>| <text:s/>Bin</text:p>
      <text:p text:style-name="P20"><text:s/>.../matlabEngineCaller_customLayers/html/resources/cs_document_check.png <text:s text:c="3"/>| <text:s/>Bin</text:p>
      <text:p text:style-name="P20"><text:s/>.../matlabEngineCaller_customLayers/html/resources/cs_document_error.png <text:s text:c="3"/>| <text:s/>Bin</text:p>
      <text:p text:style-name="P20"><text:s/>.../matlabEngineCaller_customLayers/html/resources/cs_document_warning.png <text:s/>| <text:s/>Bin</text:p>
      <text:p text:style-name="P20"><text:s/>.../html/resources/cs_folder_close_check.png <text:s text:c="31"/>| <text:s/>Bin</text:p>
      <text:p text:style-name="P20"><text:s/>.../html/resources/cs_folder_close_error.png <text:s text:c="31"/>| <text:s/>Bin</text:p>
      <text:p text:style-name="P20"><text:s/>.../html/resources/cs_folder_close_warning.png <text:s text:c="29"/>| <text:s/>Bin</text:p>
      <text:p text:style-name="P20"><text:s/>.../matlabEngineCaller_customLayers/html/resources/cs_folder_open_check.png | <text:s/>Bin</text:p>
      <text:p text:style-name="P20"><text:s/>.../matlabEngineCaller_customLayers/html/resources/cs_folder_open_error.png | <text:s/>Bin</text:p>
      <text:p text:style-name="P20"><text:s/>.../html/resources/cs_folder_open_warning.png <text:s text:c="30"/>| <text:s/>Bin</text:p>
      <text:p text:style-name="P20"><text:s/>.../lib/matlabEngineCaller_customLayers/html/resources/css/coder_app.css <text:s text:c="3"/>| <text:s text:c="3"/>0</text:p>
      <text:p text:style-name="P20"><text:s/>.../codegen/lib/matlabEngineCaller_customLayers/html/resources/emcvhtml.js <text:s/>| <text:s text:c="3"/>0</text:p>
      <text:p text:style-name="P20"><text:s/>.../lib/matlabEngineCaller_customLayers/html/resources/eml_report.css <text:s text:c="6"/>| <text:s text:c="3"/>0</text:p>
      <text:p text:style-name="P20"><text:s/>.../html/resources/eml_report_interactions.js <text:s text:c="30"/>| <text:s text:c="3"/>0</text:p>
      <text:p text:style-name="P20"><text:s/>.../lib/matlabEngineCaller_customLayers/html/resources/eml_report_layout.js | <text:s text:c="3"/>0</text:p>
      <text:p text:style-name="P20"><text:s/>.../lib/matlabEngineCaller_customLayers/html/resources/expandable-last.gif <text:s/>| <text:s/>Bin</text:p>
      <text:p text:style-name="P20"><text:s/>.../lib/matlabEngineCaller_customLayers/html/resources/expandable.gif <text:s text:c="6"/>| <text:s/>Bin</text:p>
      <text:p text:style-name="P20"><text:s/>.../lib/matlabEngineCaller_customLayers/html/resources/folderclosed.gif <text:s text:c="4"/>| <text:s/>Bin</text:p>
      <text:p text:style-name="P20"><text:s/>.../lib/matlabEngineCaller_customLayers/html/resources/folderopen.gif <text:s text:c="6"/>| <text:s/>Bin</text:p>
      <text:p text:style-name="P20"><text:s/>.../codegen/lib/matlabEngineCaller_customLayers/html/resources/help.png <text:s text:c="4"/>| <text:s/>Bin</text:p>
      <text:p text:style-name="P20"><text:s/>.../lib/matlabEngineCaller_customLayers/html/resources/hilite_warning.png <text:s text:c="2"/>| <text:s/>Bin</text:p>
      <text:p text:style-name="P20"><text:s/>.../codegen/lib/matlabEngineCaller_customLayers/html/resources/inspect.html | <text:s text:c="3"/>0</text:p>
      <text:p text:style-name="P20"><text:s/>.../html/resources/jQuery/jquery-1.3.2.min.js <text:s text:c="30"/>| <text:s text:c="3"/>0</text:p>
      <text:p text:style-name="P20"><text:s/>.../html/resources/jQuery/jquery-ui-1.7.custom.min.js <text:s text:c="22"/>| <text:s text:c="3"/>0</text:p>
      <text:p text:style-name="P20"><text:s/>.../html/resources/jQuery/jquery.hotkeys-0.7.8.js <text:s text:c="26"/>| <text:s text:c="3"/>0</text:p>
      <text:p text:style-name="P20"><text:s/>.../html/resources/jQuery/jquery.tablesorter.mod.js <text:s text:c="24"/>| <text:s text:c="3"/>0</text:p>
      <text:p text:style-name="P20"><text:s/>.../matlabEngineCaller_customLayers/html/resources/jQuery/ui.resizable.css <text:s/>| <text:s text:c="3"/>0</text:p>
      <text:p text:style-name="P20"><text:s/>.../lib/matlabEngineCaller_customLayers/html/resources/js/coder_app.js <text:s text:c="5"/>| <text:s text:c="3"/>0</text:p>
      <text:p text:style-name="P20"><text:s/>.../lib/matlabEngineCaller_customLayers/html/resources/leaf-last.gif <text:s text:c="7"/>| <text:s/>Bin</text:p>
      <text:p text:style-name="P20"><text:s/>.../codegen/lib/matlabEngineCaller_customLayers/html/resources/leaf.gif <text:s text:c="4"/>| <text:s/>Bin</text:p>
      <text:p text:style-name="P20"><text:s/>.../matlabEngineCaller_customLayers/html/resources/matlab-report-styles.css | <text:s text:c="3"/>0</text:p>
      <text:p text:style-name="P20"><text:s/>.../lib/matlabEngineCaller_customLayers/html/resources/mhighlight.css <text:s text:c="6"/>| <text:s text:c="3"/>0</text:p>
      <text:p text:style-name="P20"><text:s/>.../codegen/lib/matlabEngineCaller_customLayers/html/resources/nav.html <text:s text:c="4"/>| <text:s text:c="3"/>0</text:p>
      <text:p text:style-name="P20"><text:s/>.../lib/matlabEngineCaller_customLayers/html/resources/navToolbar.html <text:s text:c="5"/>| <text:s text:c="3"/>0</text:p>
      <text:p text:style-name="P20"><text:s/>.../lib/matlabEngineCaller_customLayers/html/resources/nolines_minus.gif <text:s text:c="3"/>| <text:s/>Bin</text:p>
      <text:p text:style-name="P20"><text:s/>.../lib/matlabEngineCaller_customLayers/html/resources/nolines_plus.gif <text:s text:c="4"/>| <text:s/>Bin</text:p>
      <text:p text:style-name="P20"><text:s/>.../lib/matlabEngineCaller_customLayers/html/resources/range_highlighter.js | <text:s text:c="3"/>0</text:p>
      <text:p text:style-name="P20"><text:s/>.../lib/matlabEngineCaller_customLayers/html/resources/right_arrow.gif <text:s text:c="5"/>| <text:s/>Bin</text:p>
      <text:p text:style-name="P20"><text:s/>.../lib/matlabEngineCaller_customLayers/html/resources/rtwannotate.js <text:s text:c="6"/>| <text:s text:c="3"/>0</text:p>
      <text:p text:style-name="P20"><text:s/>.../codegen/lib/matlabEngineCaller_customLayers/html/resources/rtwhilite.js | <text:s text:c="3"/>0</text:p>
      <text:p text:style-name="P20"><text:s/>.../codegen/lib/matlabEngineCaller_customLayers/html/resources/rtwmsg.html <text:s/>| <text:s text:c="3"/>0</text:p>
      <text:p text:style-name="P20"><text:s/>.../lib/matlabEngineCaller_customLayers/html/resources/rtwreport.css <text:s text:c="7"/>| <text:s text:c="3"/>0</text:p>
      <text:p text:style-name="P20"><text:s/>.../lib/matlabEngineCaller_customLayers/html/resources/rtwreport_utils.js <text:s text:c="2"/>| <text:s text:c="3"/>0</text:p>
      <text:p text:style-name="P20"><text:s/>.../codegen/lib/matlabEngineCaller_customLayers/html/resources/rtwshrink.js | <text:s text:c="3"/>0</text:p>
      <text:p text:style-name="P20"><text:s/>.../codegen/lib/matlabEngineCaller_customLayers/html/resources/search.js <text:s text:c="3"/>| <text:s text:c="3"/>0</text:p>
      <text:p text:style-name="P20"><text:s/>.../codegen/lib/matlabEngineCaller_customLayers/html/resources/spinner.gif <text:s/>| <text:s/>Bin</text:p>
      <text:p text:style-name="P20"><text:s/>.../lib/matlabEngineCaller_customLayers/html/resources/status_failed.png <text:s text:c="3"/>| <text:s/>Bin</text:p>
      <text:p text:style-name="P20"><text:s/>.../lib/matlabEngineCaller_customLayers/html/resources/status_passed.png <text:s text:c="3"/>| <text:s/>Bin</text:p>
      <text:p text:style-name="P20"><text:s/>.../lib/matlabEngineCaller_customLayers/html/resources/status_warning.png <text:s text:c="2"/>| <text:s/>Bin</text:p>
      <text:p text:style-name="P20"><text:s/>.../matlabEngineCaller_customLayers/html/resources/tablesorter_bkgrd.png <text:s text:c="3"/>| <text:s/>Bin</text:p>
      <text:p text:style-name="P20"><text:s/>.../lib/matlabEngineCaller_customLayers/html/resources/texture_blue.png <text:s text:c="4"/>| <text:s/>Bin</text:p>
      <text:p text:style-name="P20"><text:s/>.../lib/matlabEngineCaller_customLayers/html/resources/texture_gray1.png <text:s text:c="3"/>| <text:s/>Bin</text:p>
      <text:p text:style-name="P20"><text:s/>.../lib/matlabEngineCaller_customLayers/html/resources/texture_gray2.png <text:s text:c="3"/>| <text:s/>Bin</text:p>
      <text:p text:style-name="P20"><text:s/>.../lib/matlabEngineCaller_customLayers/html/resources/webview_codegen.js <text:s text:c="2"/>| <text:s text:c="3"/>0</text:p>
      <text:p text:style-name="P20"><text:s/>.../codegen/lib/matlabEngineCaller_customLayers/html/rtGetInf_c.html <text:s text:c="7"/>| <text:s text:c="3"/>0</text:p>
      <text:p text:style-name="P20"><text:s/>.../codegen/lib/matlabEngineCaller_customLayers/html/rtGetInf_h.html <text:s text:c="7"/>| <text:s text:c="3"/>0</text:p>
      <text:p text:style-name="P20"><text:s/>.../codegen/lib/matlabEngineCaller_customLayers/html/rtGetNaN_c.html <text:s text:c="7"/>| <text:s text:c="3"/>0</text:p>
      <text:p text:style-name="P20"><text:s/>.../codegen/lib/matlabEngineCaller_customLayers/html/rtGetNaN_h.html <text:s text:c="7"/>| <text:s text:c="3"/>0</text:p>
      <text:p text:style-name="P20"><text:s/>.../codegen/lib/matlabEngineCaller_customLayers/html/rt_nonfinite_c.html <text:s text:c="3"/>| <text:s text:c="3"/>0</text:p>
      <text:p text:style-name="P20"><text:s/>.../codegen/lib/matlabEngineCaller_customLayers/html/rt_nonfinite_h.html <text:s text:c="3"/>| <text:s text:c="3"/>0</text:p>
      <text:p text:style-name="P20"><text:s/>.../codegen/lib/matlabEngineCaller_customLayers/html/rtwshrink.js <text:s text:c="10"/>| <text:s text:c="3"/>0</text:p>
      <text:p text:style-name="P20"><text:s/>.../codegen/lib/matlabEngineCaller_customLayers/html/rtwtypes_h.html <text:s text:c="7"/>| <text:s text:c="3"/>0</text:p>
      <text:p text:style-name="P20"><text:s/>.../interface/_coder_matlabEngineCaller_customLayers_api.c <text:s text:c="17"/>| <text:s text:c="3"/>0</text:p>
      <text:p text:style-name="P20"><text:s/>.../interface/_coder_matlabEngineCaller_customLayers_api.h <text:s text:c="17"/>| <text:s text:c="3"/>0</text:p>
      <text:p text:style-name="P20"><text:s/>.../interface/_coder_matlabEngineCaller_customLayers_info.c <text:s text:c="16"/>| <text:s text:c="3"/>0</text:p>
      <text:p text:style-name="P20"><text:s/>.../interface/_coder_matlabEngineCaller_customLayers_info.h <text:s text:c="16"/>| <text:s text:c="3"/>0</text:p>
      <text:p text:style-name="P20"><text:s/>.../interface/_coder_matlabEngineCaller_customLayers_mex.c <text:s text:c="17"/>| <text:s text:c="3"/>0</text:p>
      <text:p text:style-name="P20"><text:s/>.../interface/_coder_matlabEngineCaller_customLayers_mex.h <text:s text:c="17"/>| <text:s text:c="3"/>0</text:p>
      <text:p text:style-name="P20"><text:s/>.../lib/matlabEngineCaller_customLayers/matlabEngineCaller_customLayers.c <text:s text:c="2"/>| <text:s text:c="3"/>0</text:p>
      <text:p text:style-name="P20"><text:s/>.../lib/matlabEngineCaller_customLayers/matlabEngineCaller_customLayers.h <text:s text:c="2"/>| <text:s text:c="3"/>0</text:p>
      <text:p text:style-name="P20"><text:s/>.../matlabEngineCaller_customLayers_emxAPI.c <text:s text:c="31"/>| <text:s text:c="3"/>0</text:p>
      <text:p text:style-name="P20"><text:s/>.../matlabEngineCaller_customLayers_emxAPI.h <text:s text:c="31"/>| <text:s text:c="3"/>0</text:p>
      <text:p text:style-name="P20"><text:s/>.../matlabEngineCaller_customLayers_emxutil.c <text:s text:c="30"/>| <text:s text:c="3"/>0</text:p>
      <text:p text:style-name="P20"><text:s/>.../matlabEngineCaller_customLayers_emxutil.h <text:s text:c="30"/>| <text:s text:c="3"/>0</text:p>
      <text:p text:style-name="P20"><text:s/>.../matlabEngineCaller_customLayers_initialize.c <text:s text:c="27"/>| <text:s text:c="3"/>0</text:p>
      <text:p text:style-name="P20"><text:s/>.../matlabEngineCaller_customLayers_initialize.h <text:s text:c="27"/>| <text:s text:c="3"/>0</text:p>
      <text:p text:style-name="P20"><text:s/>.../matlabEngineCaller_customLayers/matlabEngineCaller_customLayers_ref.rsp | <text:s text:c="3"/>0</text:p>
      <text:p text:style-name="P20"><text:s/>.../matlabEngineCaller_customLayers/matlabEngineCaller_customLayers_rtw.mk <text:s/>| <text:s text:c="3"/>0</text:p>
      <text:p text:style-name="P20"><text:s/>.../matlabEngineCaller_customLayers_terminate.c <text:s text:c="28"/>| <text:s text:c="3"/>0</text:p>
      <text:p text:style-name="P20"><text:s/>.../matlabEngineCaller_customLayers_terminate.h <text:s text:c="28"/>| <text:s text:c="3"/>0</text:p>
      <text:p text:style-name="P20"><text:soft-page-break/><text:s/>.../matlabEngineCaller_customLayers/matlabEngineCaller_customLayers_types.h | <text:s text:c="3"/>0</text:p>
      <text:p text:style-name="P20"><text:s/>.../codegen/lib/matlabEngineCaller_customLayers/rtGetInf.c <text:s text:c="17"/>| <text:s text:c="3"/>0</text:p>
      <text:p text:style-name="P20"><text:s/>.../codegen/lib/matlabEngineCaller_customLayers/rtGetInf.h <text:s text:c="17"/>| <text:s text:c="3"/>0</text:p>
      <text:p text:style-name="P20"><text:s/>.../codegen/lib/matlabEngineCaller_customLayers/rtGetNaN.c <text:s text:c="17"/>| <text:s text:c="3"/>0</text:p>
      <text:p text:style-name="P20"><text:s/>.../codegen/lib/matlabEngineCaller_customLayers/rtGetNaN.h <text:s text:c="17"/>| <text:s text:c="3"/>0</text:p>
      <text:p text:style-name="P20"><text:s/>.../codegen/lib/matlabEngineCaller_customLayers/rt_nonfinite.c <text:s text:c="13"/>| <text:s text:c="3"/>0</text:p>
      <text:p text:style-name="P20"><text:s/>.../codegen/lib/matlabEngineCaller_customLayers/rt_nonfinite.h <text:s text:c="13"/>| <text:s text:c="3"/>0</text:p>
      <text:p text:style-name="P20"><text:s/>.../codegen/lib/matlabEngineCaller_customLayers/rtw_proj.tmw <text:s text:c="15"/>| <text:s text:c="3"/>0</text:p>
      <text:p text:style-name="P20"><text:s/>.../codegen/lib/matlabEngineCaller_customLayers/rtwtypes.h <text:s text:c="17"/>| <text:s text:c="3"/>0</text:p>
      <text:p text:style-name="P20"><text:s/>.../_coder_matlabEngineCaller_customLayers_api.o <text:s text:c="27"/>| <text:s/>Bin</text:p>
      <text:p text:style-name="P20"><text:s/>.../_coder_matlabEngineCaller_customLayers_info.o <text:s text:c="26"/>| <text:s/>Bin</text:p>
      <text:p text:style-name="P20"><text:s/>.../_coder_matlabEngineCaller_customLayers_mex.o <text:s text:c="27"/>| <text:s/>Bin</text:p>
      <text:p text:style-name="P20"><text:s/>.../codegen/mex/matlabEngineCaller_customLayers/buildInfo.mat <text:s text:c="14"/>| <text:s/>Bin</text:p>
      <text:p text:style-name="P20"><text:s/>.../codegen/mex/matlabEngineCaller_customLayers/cfiGuiReport.mat <text:s text:c="11"/>| <text:s/>Bin</text:p>
      <text:p text:style-name="P20"><text:s/>.../html/_coder_matlabEngineCaller_customLayers_api_c.html <text:s text:c="17"/>| <text:s text:c="3"/>0</text:p>
      <text:p text:style-name="P20"><text:s/>.../html/_coder_matlabEngineCaller_customLayers_api_h.html <text:s text:c="17"/>| <text:s text:c="3"/>0</text:p>
      <text:p text:style-name="P20"><text:s/>.../html/_coder_matlabEngineCaller_customLayers_info_c.html <text:s text:c="16"/>| <text:s text:c="3"/>0</text:p>
      <text:p text:style-name="P20"><text:s/>.../html/_coder_matlabEngineCaller_customLayers_info_h.html <text:s text:c="16"/>| <text:s text:c="3"/>0</text:p>
      <text:p text:style-name="P20"><text:s/>.../html/_coder_matlabEngineCaller_customLayers_mex_c.html <text:s text:c="17"/>| <text:s text:c="3"/>0</text:p>
      <text:p text:style-name="P20"><text:s/>.../html/_coder_matlabEngineCaller_customLayers_mex_h.html <text:s text:c="17"/>| <text:s text:c="3"/>0</text:p>
      <text:p text:style-name="P20"><text:s/>.../codegen/mex/matlabEngineCaller_customLayers/html/contents_file.tmp <text:s text:c="5"/>| <text:s text:c="3"/>0</text:p>
      <text:p text:style-name="P20"><text:s/>.../codegen/mex/matlabEngineCaller_customLayers/html/exported_values.mat <text:s text:c="3"/>| <text:s/>Bin</text:p>
      <text:p text:style-name="P20"><text:s/>.../codegen/mex/matlabEngineCaller_customLayers/html/hilite_warning.png <text:s text:c="4"/>| <text:s/>Bin</text:p>
      <text:p text:style-name="P20"><text:s/>.../codegen/mex/matlabEngineCaller_customLayers/html/index.css <text:s text:c="13"/>| <text:s text:c="3"/>0</text:p>
      <text:p text:style-name="P20"><text:s/>.../codegen/mex/matlabEngineCaller_customLayers/html/index.html <text:s text:c="12"/>| <text:s text:c="3"/>0</text:p>
      <text:p text:style-name="P20"><text:s/>.../codegen/mex/matlabEngineCaller_customLayers/html/matlabCallFun_c.html <text:s text:c="2"/>| <text:s text:c="3"/>0</text:p>
      <text:p text:style-name="P20"><text:s/>.../html/matlabEngineCaller_customLayers1_mcode.html <text:s text:c="23"/>| <text:s text:c="3"/>0</text:p>
      <text:p text:style-name="P20"><text:s/>.../html/matlabEngineCaller_customLayers1_watch.html <text:s text:c="23"/>| <text:s text:c="3"/>0</text:p>
      <text:p text:style-name="P20"><text:s/>.../html/matlabEngineCaller_customLayers_buildlog1.html <text:s text:c="20"/>| <text:s text:c="3"/>0</text:p>
      <text:p text:style-name="P20"><text:s/>.../html/matlabEngineCaller_customLayers_buildlog2.html <text:s text:c="20"/>| <text:s text:c="3"/>0</text:p>
      <text:p text:style-name="P20"><text:s/>.../html/matlabEngineCaller_customLayers_buildlog3.html <text:s text:c="20"/>| <text:s text:c="3"/>0</text:p>
      <text:p text:style-name="P20"><text:s/>.../html/matlabEngineCaller_customLayers_buildlog4.html <text:s text:c="20"/>| <text:s text:c="3"/>0</text:p>
      <text:p text:style-name="P20"><text:s/>.../html/matlabEngineCaller_customLayers_c.html <text:s text:c="28"/>| <text:s text:c="3"/>0</text:p>
      <text:p text:style-name="P20"><text:s/>.../html/matlabEngineCaller_customLayers_data_c.html <text:s text:c="23"/>| <text:s text:c="3"/>0</text:p>
      <text:p text:style-name="P20"><text:s/>.../html/matlabEngineCaller_customLayers_data_h.html <text:s text:c="23"/>| <text:s text:c="3"/>0</text:p>
      <text:p text:style-name="P20"><text:s/>.../html/matlabEngineCaller_customLayers_emxutil_c.html <text:s text:c="20"/>| <text:s text:c="3"/>0</text:p>
      <text:p text:style-name="P20"><text:s/>.../html/matlabEngineCaller_customLayers_emxutil_h.html <text:s text:c="20"/>| <text:s text:c="3"/>0</text:p>
      <text:p text:style-name="P20"><text:s/>.../html/matlabEngineCaller_customLayers_h.html <text:s text:c="28"/>| <text:s text:c="3"/>0</text:p>
      <text:p text:style-name="P20"><text:s/>.../html/matlabEngineCaller_customLayers_initialize_c.html <text:s text:c="17"/>| <text:s text:c="3"/>0</text:p>
      <text:p text:style-name="P20"><text:s/>.../html/matlabEngineCaller_customLayers_initialize_h.html <text:s text:c="17"/>| <text:s text:c="3"/>0</text:p>
      <text:p text:style-name="P20"><text:s/>.../html/matlabEngineCaller_customLayers_terminate_c.html <text:s text:c="18"/>| <text:s text:c="3"/>0</text:p>
      <text:p text:style-name="P20"><text:s/>.../html/matlabEngineCaller_customLayers_terminate_h.html <text:s text:c="18"/>| <text:s text:c="3"/>0</text:p>
      <text:p text:style-name="P20"><text:s/>.../html/matlabEngineCaller_customLayers_types_h.html <text:s text:c="22"/>| <text:s text:c="3"/>0</text:p>
      <text:p text:style-name="P20"><text:s/>.../codegen/mex/matlabEngineCaller_customLayers/html/mex_warning.html <text:s text:c="6"/>| <text:s text:c="3"/>0</text:p>
      <text:p text:style-name="P20"><text:s/>.../mex/matlabEngineCaller_customLayers/html/resources/Error_document.gif <text:s text:c="2"/>| <text:s/>Bin</text:p>
      <text:p text:style-name="P20"><text:s/>.../mex/matlabEngineCaller_customLayers/html/resources/Fatal_document.gif <text:s text:c="2"/>| <text:s/>Bin</text:p>
      <text:p text:style-name="P20"><text:s/>.../mex/matlabEngineCaller_customLayers/html/resources/Warning_document.gif | <text:s/>Bin</text:p>
      <text:p text:style-name="P20"><text:s/>.../mex/matlabEngineCaller_customLayers/html/resources/cc_sourcecodec.png <text:s text:c="2"/>| <text:s/>Bin</text:p>
      <text:p text:style-name="P20"><text:s/>.../mex/matlabEngineCaller_customLayers/html/resources/collapsible-last.gif | <text:s/>Bin</text:p>
      <text:p text:style-name="P20"><text:s/>.../mex/matlabEngineCaller_customLayers/html/resources/collapsible.gif <text:s text:c="5"/>| <text:s/>Bin</text:p>
      <text:p text:style-name="P20"><text:s/>.../matlabEngineCaller_customLayers/html/resources/cs_document_check.png <text:s text:c="3"/>| <text:s/>Bin</text:p>
      <text:p text:style-name="P20"><text:s/>.../matlabEngineCaller_customLayers/html/resources/cs_document_error.png <text:s text:c="3"/>| <text:s/>Bin</text:p>
      <text:p text:style-name="P20"><text:s/>.../matlabEngineCaller_customLayers/html/resources/cs_document_warning.png <text:s/>| <text:s/>Bin</text:p>
      <text:p text:style-name="P20"><text:s/>.../html/resources/cs_folder_close_check.png <text:s text:c="31"/>| <text:s/>Bin</text:p>
      <text:p text:style-name="P20"><text:s/>.../html/resources/cs_folder_close_error.png <text:s text:c="31"/>| <text:s/>Bin</text:p>
      <text:p text:style-name="P20"><text:s/>.../html/resources/cs_folder_close_warning.png <text:s text:c="29"/>| <text:s/>Bin</text:p>
      <text:p text:style-name="P20"><text:s/>.../matlabEngineCaller_customLayers/html/resources/cs_folder_open_check.png | <text:s/>Bin</text:p>
      <text:p text:style-name="P20"><text:s/>.../matlabEngineCaller_customLayers/html/resources/cs_folder_open_error.png | <text:s/>Bin</text:p>
      <text:p text:style-name="P20"><text:s/>.../html/resources/cs_folder_open_warning.png <text:s text:c="30"/>| <text:s/>Bin</text:p>
      <text:p text:style-name="P20"><text:s/>.../mex/matlabEngineCaller_customLayers/html/resources/css/coder_app.css <text:s text:c="3"/>| <text:s text:c="3"/>0</text:p>
      <text:p text:style-name="P20"><text:s/>.../codegen/mex/matlabEngineCaller_customLayers/html/resources/emcvhtml.js <text:s/>| <text:s text:c="3"/>0</text:p>
      <text:p text:style-name="P20"><text:s/>.../mex/matlabEngineCaller_customLayers/html/resources/eml_report.css <text:s text:c="6"/>| <text:s text:c="3"/>0</text:p>
      <text:p text:style-name="P20"><text:s/>.../html/resources/eml_report_interactions.js <text:s text:c="30"/>| <text:s text:c="3"/>0</text:p>
      <text:p text:style-name="P20"><text:s/>.../mex/matlabEngineCaller_customLayers/html/resources/eml_report_layout.js | <text:s text:c="3"/>0</text:p>
      <text:p text:style-name="P20"><text:s/>.../mex/matlabEngineCaller_customLayers/html/resources/expandable-last.gif <text:s/>| <text:s/>Bin</text:p>
      <text:p text:style-name="P20"><text:s/>.../mex/matlabEngineCaller_customLayers/html/resources/expandable.gif <text:s text:c="6"/>| <text:s/>Bin</text:p>
      <text:p text:style-name="P20"><text:s/>.../mex/matlabEngineCaller_customLayers/html/resources/folderclosed.gif <text:s text:c="4"/>| <text:s/>Bin</text:p>
      <text:p text:style-name="P20"><text:s/>.../mex/matlabEngineCaller_customLayers/html/resources/folderopen.gif <text:s text:c="6"/>| <text:s/>Bin</text:p>
      <text:p text:style-name="P20"><text:s/>.../codegen/mex/matlabEngineCaller_customLayers/html/resources/help.png <text:s text:c="4"/>| <text:s/>Bin</text:p>
      <text:p text:style-name="P20"><text:s/>.../mex/matlabEngineCaller_customLayers/html/resources/hilite_warning.png <text:s text:c="2"/>| <text:s/>Bin</text:p>
      <text:p text:style-name="P20"><text:s/>.../codegen/mex/matlabEngineCaller_customLayers/html/resources/inspect.html | <text:s text:c="3"/>0</text:p>
      <text:p text:style-name="P20"><text:s/>.../html/resources/jQuery/jquery-1.3.2.min.js <text:s text:c="30"/>| <text:s text:c="3"/>0</text:p>
      <text:p text:style-name="P20"><text:s/>.../html/resources/jQuery/jquery-ui-1.7.custom.min.js <text:s text:c="22"/>| <text:s text:c="3"/>0</text:p>
      <text:p text:style-name="P20"><text:s/>.../html/resources/jQuery/jquery.hotkeys-0.7.8.js <text:s text:c="26"/>| <text:s text:c="3"/>0</text:p>
      <text:p text:style-name="P20"><text:s/>.../html/resources/jQuery/jquery.tablesorter.mod.js <text:s text:c="24"/>| <text:s text:c="3"/>0</text:p>
      <text:p text:style-name="P20"><text:s/>.../matlabEngineCaller_customLayers/html/resources/jQuery/ui.resizable.css <text:s/>| <text:s text:c="3"/>0</text:p>
      <text:p text:style-name="P20"><text:s/>.../mex/matlabEngineCaller_customLayers/html/resources/js/coder_app.js <text:s text:c="5"/>| <text:s text:c="3"/>0</text:p>
      <text:p text:style-name="P20"><text:s/>.../mex/matlabEngineCaller_customLayers/html/resources/leaf-last.gif <text:s text:c="7"/>| <text:s/>Bin</text:p>
      <text:p text:style-name="P20"><text:s/>.../codegen/mex/matlabEngineCaller_customLayers/html/resources/leaf.gif <text:s text:c="4"/>| <text:s/>Bin</text:p>
      <text:p text:style-name="P20"><text:s/>.../matlabEngineCaller_customLayers/html/resources/matlab-report-styles.css | <text:s text:c="3"/>0</text:p>
      <text:p text:style-name="P20"><text:soft-page-break/><text:s/>.../mex/matlabEngineCaller_customLayers/html/resources/mhighlight.css <text:s text:c="6"/>| <text:s text:c="3"/>0</text:p>
      <text:p text:style-name="P20"><text:s/>.../codegen/mex/matlabEngineCaller_customLayers/html/resources/nav.html <text:s text:c="4"/>| <text:s text:c="3"/>0</text:p>
      <text:p text:style-name="P20"><text:s/>.../mex/matlabEngineCaller_customLayers/html/resources/navToolbar.html <text:s text:c="5"/>| <text:s text:c="3"/>0</text:p>
      <text:p text:style-name="P20"><text:s/>.../mex/matlabEngineCaller_customLayers/html/resources/nolines_minus.gif <text:s text:c="3"/>| <text:s/>Bin</text:p>
      <text:p text:style-name="P20"><text:s/>.../mex/matlabEngineCaller_customLayers/html/resources/nolines_plus.gif <text:s text:c="4"/>| <text:s/>Bin</text:p>
      <text:p text:style-name="P20"><text:s/>.../mex/matlabEngineCaller_customLayers/html/resources/range_highlighter.js | <text:s text:c="3"/>0</text:p>
      <text:p text:style-name="P20"><text:s/>.../mex/matlabEngineCaller_customLayers/html/resources/right_arrow.gif <text:s text:c="5"/>| <text:s/>Bin</text:p>
      <text:p text:style-name="P20"><text:s/>.../mex/matlabEngineCaller_customLayers/html/resources/rtwannotate.js <text:s text:c="6"/>| <text:s text:c="3"/>0</text:p>
      <text:p text:style-name="P20"><text:s/>.../codegen/mex/matlabEngineCaller_customLayers/html/resources/rtwhilite.js | <text:s text:c="3"/>0</text:p>
      <text:p text:style-name="P20"><text:s/>.../codegen/mex/matlabEngineCaller_customLayers/html/resources/rtwmsg.html <text:s/>| <text:s text:c="3"/>0</text:p>
      <text:p text:style-name="P20"><text:s/>.../mex/matlabEngineCaller_customLayers/html/resources/rtwreport.css <text:s text:c="7"/>| <text:s text:c="3"/>0</text:p>
      <text:p text:style-name="P20"><text:s/>.../mex/matlabEngineCaller_customLayers/html/resources/rtwreport_utils.js <text:s text:c="2"/>| <text:s text:c="3"/>0</text:p>
      <text:p text:style-name="P20"><text:s/>.../codegen/mex/matlabEngineCaller_customLayers/html/resources/rtwshrink.js | <text:s text:c="3"/>0</text:p>
      <text:p text:style-name="P20"><text:s/>.../codegen/mex/matlabEngineCaller_customLayers/html/resources/search.js <text:s text:c="3"/>| <text:s text:c="3"/>0</text:p>
      <text:p text:style-name="P20"><text:s/>.../codegen/mex/matlabEngineCaller_customLayers/html/resources/spinner.gif <text:s/>| <text:s/>Bin</text:p>
      <text:p text:style-name="P20"><text:s/>.../mex/matlabEngineCaller_customLayers/html/resources/status_failed.png <text:s text:c="3"/>| <text:s/>Bin</text:p>
      <text:p text:style-name="P20"><text:s/>.../mex/matlabEngineCaller_customLayers/html/resources/status_passed.png <text:s text:c="3"/>| <text:s/>Bin</text:p>
      <text:p text:style-name="P20"><text:s/>.../mex/matlabEngineCaller_customLayers/html/resources/status_warning.png <text:s text:c="2"/>| <text:s/>Bin</text:p>
      <text:p text:style-name="P20"><text:s/>.../matlabEngineCaller_customLayers/html/resources/tablesorter_bkgrd.png <text:s text:c="3"/>| <text:s/>Bin</text:p>
      <text:p text:style-name="P20"><text:s/>.../mex/matlabEngineCaller_customLayers/html/resources/texture_blue.png <text:s text:c="4"/>| <text:s/>Bin</text:p>
      <text:p text:style-name="P20"><text:s/>.../mex/matlabEngineCaller_customLayers/html/resources/texture_gray1.png <text:s text:c="3"/>| <text:s/>Bin</text:p>
      <text:p text:style-name="P20"><text:s/>.../mex/matlabEngineCaller_customLayers/html/resources/texture_gray2.png <text:s text:c="3"/>| <text:s/>Bin</text:p>
      <text:p text:style-name="P20"><text:s/>.../mex/matlabEngineCaller_customLayers/html/resources/webview_codegen.js <text:s text:c="2"/>| <text:s text:c="3"/>0</text:p>
      <text:p text:style-name="P20"><text:s/>.../codegen/mex/matlabEngineCaller_customLayers/html/rt_nonfinite_h.html <text:s text:c="3"/>| <text:s text:c="3"/>0</text:p>
      <text:p text:style-name="P20"><text:s/>.../codegen/mex/matlabEngineCaller_customLayers/html/rtwshrink.js <text:s text:c="10"/>| <text:s text:c="3"/>0</text:p>
      <text:p text:style-name="P20"><text:s/>.../codegen/mex/matlabEngineCaller_customLayers/html/rtwtypes_h.html <text:s text:c="7"/>| <text:s text:c="3"/>0</text:p>
      <text:p text:style-name="P20"><text:s/>.../interface/_coder_matlabEngineCaller_customLayers_api.c <text:s text:c="17"/>| <text:s text:c="3"/>0</text:p>
      <text:p text:style-name="P20"><text:s/>.../interface/_coder_matlabEngineCaller_customLayers_api.h <text:s text:c="17"/>| <text:s text:c="3"/>0</text:p>
      <text:p text:style-name="P20"><text:s/>.../interface/_coder_matlabEngineCaller_customLayers_info.c <text:s text:c="16"/>| <text:s text:c="3"/>0</text:p>
      <text:p text:style-name="P20"><text:s/>.../interface/_coder_matlabEngineCaller_customLayers_info.h <text:s text:c="16"/>| <text:s text:c="3"/>0</text:p>
      <text:p text:style-name="P20"><text:s/>.../interface/_coder_matlabEngineCaller_customLayers_mex.c <text:s text:c="17"/>| <text:s text:c="3"/>0</text:p>
      <text:p text:style-name="P20"><text:s/>.../interface/_coder_matlabEngineCaller_customLayers_mex.h <text:s text:c="17"/>| <text:s text:c="3"/>0</text:p>
      <text:p text:style-name="P20"><text:s/>.../codegen/mex/matlabEngineCaller_customLayers/matlabCallFun.o <text:s text:c="12"/>| <text:s/>Bin</text:p>
      <text:p text:style-name="P20"><text:s/>.../mex/matlabEngineCaller_customLayers/matlabEngineCaller_customLayers.c <text:s text:c="2"/>| <text:s text:c="3"/>0</text:p>
      <text:p text:style-name="P20"><text:s/>.../mex/matlabEngineCaller_customLayers/matlabEngineCaller_customLayers.h <text:s text:c="2"/>| <text:s text:c="3"/>0</text:p>
      <text:p text:style-name="P20"><text:s/>.../mex/matlabEngineCaller_customLayers/matlabEngineCaller_customLayers.o <text:s text:c="2"/>| <text:s/>Bin</text:p>
      <text:p text:style-name="P20"><text:s/>.../matlabEngineCaller_customLayers/matlabEngineCaller_customLayers_data.c <text:s/>| <text:s text:c="3"/>0</text:p>
      <text:p text:style-name="P20"><text:s/>.../matlabEngineCaller_customLayers/matlabEngineCaller_customLayers_data.h <text:s/>| <text:s text:c="3"/>0</text:p>
      <text:p text:style-name="P20"><text:s/>.../matlabEngineCaller_customLayers/matlabEngineCaller_customLayers_data.o <text:s/>| <text:s/>Bin</text:p>
      <text:p text:style-name="P20"><text:s/>.../matlabEngineCaller_customLayers_emxutil.c <text:s text:c="30"/>| <text:s text:c="3"/>0</text:p>
      <text:p text:style-name="P20"><text:s/>.../matlabEngineCaller_customLayers_emxutil.h <text:s text:c="30"/>| <text:s text:c="3"/>0</text:p>
      <text:p text:style-name="P20"><text:s/>.../matlabEngineCaller_customLayers_emxutil.o <text:s text:c="30"/>| <text:s/>Bin</text:p>
      <text:p text:style-name="P20"><text:s/>.../matlabEngineCaller_customLayers_initialize.c <text:s text:c="27"/>| <text:s text:c="3"/>0</text:p>
      <text:p text:style-name="P20"><text:s/>.../matlabEngineCaller_customLayers_initialize.h <text:s text:c="27"/>| <text:s text:c="3"/>0</text:p>
      <text:p text:style-name="P20"><text:s/>.../matlabEngineCaller_customLayers_initialize.o <text:s text:c="27"/>| <text:s/>Bin</text:p>
      <text:p text:style-name="P20"><text:s/>.../matlabEngineCaller_customLayers_mex.mexa64 <text:s text:c="29"/>| <text:s/>Bin</text:p>
      <text:p text:style-name="P20"><text:s/>.../matlabEngineCaller_customLayers/matlabEngineCaller_customLayers_mex.mk <text:s/>| <text:s text:c="3"/>0</text:p>
      <text:p text:style-name="P20"><text:s/>.../matlabEngineCaller_customLayers/matlabEngineCaller_customLayers_mex.mki | <text:s text:c="3"/>0</text:p>
      <text:p text:style-name="P20"><text:s/>.../matlabEngineCaller_customLayers/matlabEngineCaller_customLayers_mex.sh <text:s/>| <text:s text:c="3"/>0</text:p>
      <text:p text:style-name="P20"><text:s/>.../matlabEngineCaller_customLayers_mex_mex.map <text:s text:c="28"/>| <text:s text:c="3"/>0</text:p>
      <text:p text:style-name="P20"><text:s/>.../matlabEngineCaller_customLayers_terminate.c <text:s text:c="28"/>| <text:s text:c="3"/>0</text:p>
      <text:p text:style-name="P20"><text:s/>.../matlabEngineCaller_customLayers_terminate.h <text:s text:c="28"/>| <text:s text:c="3"/>0</text:p>
      <text:p text:style-name="P20"><text:s/>.../matlabEngineCaller_customLayers_terminate.o <text:s text:c="28"/>| <text:s/>Bin</text:p>
      <text:p text:style-name="P20"><text:s/>.../matlabEngineCaller_customLayers/matlabEngineCaller_customLayers_types.h | <text:s text:c="3"/>0</text:p>
      <text:p text:style-name="P20"><text:s/>.../codegen/mex/matlabEngineCaller_customLayers/rt_nonfinite.h <text:s text:c="13"/>| <text:s text:c="3"/>0</text:p>
      <text:p text:style-name="P20"><text:s/>.../codegen/mex/matlabEngineCaller_customLayers/rtwtypes.h <text:s text:c="17"/>| <text:s text:c="3"/>0</text:p>
      <text:p text:style-name="P20"><text:s/>.../codegen/mex/matlabEngineCaller_customLayers/setEnv.sh <text:s text:c="18"/>| <text:s text:c="3"/>0</text:p>
      <text:p text:style-name="P20"><text:s/>.../tmwExample/example_loop_single/debugMfile.m <text:s text:c="28"/>| <text:s text:c="3"/>0</text:p>
      <text:p text:style-name="P20"><text:s/>.../tmwExample/example_loop_single/main.m <text:s text:c="34"/>| <text:s text:c="3"/>0</text:p>
      <text:p text:style-name="P20"><text:s/>.../tmwExample/example_loop_single}/matlabCallFun.c <text:s text:c="24"/>| <text:s text:c="3"/>0</text:p>
      <text:p text:style-name="P20"><text:s/>.../tmwExample/example_loop_single}/matlabCallFun.h <text:s text:c="24"/>| <text:s text:c="3"/>0</text:p>
      <text:p text:style-name="P20"><text:s/>.../tmwExample/example_loop_single/matlabEngineCaller_customLayers.m <text:s text:c="7"/>| <text:s text:c="3"/>0</text:p>
      <text:p text:style-name="P20"><text:s/>.../tmwExample/example_loop_single/matlabEngineCaller_customLayers.prj <text:s text:c="5"/>| <text:s text:c="3"/>0</text:p>
      <text:p text:style-name="P20"><text:s/>.../example_loop_single/matlabEngineCaller_customLayers_mex.mexa64 <text:s text:c="9"/>| <text:s/>Bin</text:p>
      <text:p text:style-name="P20"><text:s/>.../tmwExample/example_loop_single/mlMain_single.m <text:s text:c="25"/>| <text:s text:c="3"/>0</text:p>
      <text:p text:style-name="P20"><text:s/>.../tmwExample/example_loop_single/old/debVars.mat <text:s text:c="25"/>| <text:s/>Bin</text:p>
      <text:p text:style-name="P20"><text:s/>.../tmwExample/example_loop_single/old/debugMfile.m <text:s text:c="24"/>| <text:s text:c="3"/>0</text:p>
      <text:p text:style-name="P20"><text:s/>.../tmwExample/example_loop_single/old/loopCaller.m <text:s text:c="24"/>| <text:s text:c="3"/>0</text:p>
      <text:p text:style-name="P20"><text:s/>.../tmwExample/example_loop_single/old/matlabCallFun.c <text:s text:c="21"/>| <text:s text:c="3"/>0</text:p>
      <text:p text:style-name="P20"><text:s/>.../tmwExample/example_loop_single}/old/matlabCallFun.h <text:s text:c="20"/>| <text:s text:c="3"/>0</text:p>
      <text:p text:style-name="P20"><text:s/>.../tmwExample/example_loop_single/old/matlabEngineCaller_customLayers.m <text:s text:c="3"/>| <text:s text:c="3"/>0</text:p>
      <text:p text:style-name="P20"><text:s/>.../tmwExample/example_loop_single/old/mlMain_loop.m <text:s text:c="23"/>| <text:s text:c="3"/>0</text:p>
      <text:p text:style-name="P20"><text:s/>.../codegen/lib/matlabEngineCaller_customLayers/buildInfo.mat <text:s text:c="14"/>| <text:s/>Bin</text:p>
      <text:p text:style-name="P20"><text:s/>.../example_single/codegen/lib/matlabEngineCaller_customLayers/codeInfo.mat | <text:s/>Bin</text:p>
      <text:p text:style-name="P20"><text:s/>.../codegen/lib/matlabEngineCaller_customLayers/examples/main.c <text:s text:c="12"/>| <text:s text:c="3"/>0</text:p>
      <text:p text:style-name="P20"><text:s/>.../codegen/lib/matlabEngineCaller_customLayers/examples/main.h <text:s text:c="12"/>| <text:s text:c="3"/>0</text:p>
      <text:p text:style-name="P20"><text:s/>.../codegen/lib/matlabEngineCaller_customLayers/gcGuiReport.mat <text:s text:c="12"/>| <text:s/>Bin</text:p>
      <text:p text:style-name="P20"><text:s/>.../codegen/lib/matlabEngineCaller_customLayers/html/contents_file.tmp <text:s text:c="5"/>| <text:s text:c="3"/>0</text:p>
      <text:p text:style-name="P20"><text:s/>.../codegen/lib/matlabEngineCaller_customLayers/html/exported_values.mat <text:s text:c="3"/>| <text:s/>Bin</text:p>
      <text:p text:style-name="P20"><text:s/>.../codegen/lib/matlabEngineCaller_customLayers/html/hilite_warning.png <text:s text:c="4"/>| <text:s/>Bin</text:p>
      <text:p text:style-name="P20"><text:soft-page-break/><text:s/>.../codegen/lib/matlabEngineCaller_customLayers/html/index.css <text:s text:c="13"/>| <text:s text:c="3"/>0</text:p>
      <text:p text:style-name="P20"><text:s/>.../codegen/lib/matlabEngineCaller_customLayers/html/index.html <text:s text:c="12"/>| <text:s text:c="3"/>0</text:p>
      <text:p text:style-name="P20"><text:s/>.../codegen/lib/matlabEngineCaller_customLayers/html/matlabCallFun_c.html <text:s text:c="2"/>| <text:s text:c="3"/>0</text:p>
      <text:p text:style-name="P20"><text:s/>.../html/matlabEngineCaller_customLayers1_mcode.html <text:s text:c="23"/>| <text:s text:c="3"/>0</text:p>
      <text:p text:style-name="P20"><text:s/>.../html/matlabEngineCaller_customLayers1_watch.html <text:s text:c="23"/>| <text:s text:c="3"/>0</text:p>
      <text:p text:style-name="P20"><text:s/>.../html/matlabEngineCaller_customLayers_buildlog1.html <text:s text:c="20"/>| <text:s text:c="3"/>0</text:p>
      <text:p text:style-name="P20"><text:s/>.../html/matlabEngineCaller_customLayers_buildlog2.html <text:s text:c="20"/>| <text:s text:c="3"/>0</text:p>
      <text:p text:style-name="P20"><text:s/>.../html/matlabEngineCaller_customLayers_buildlog3.html <text:s text:c="20"/>| <text:s text:c="3"/>0</text:p>
      <text:p text:style-name="P20"><text:s/>.../html/matlabEngineCaller_customLayers_buildlog4.html <text:s text:c="20"/>| <text:s text:c="3"/>0</text:p>
      <text:p text:style-name="P20"><text:s/>.../html/matlabEngineCaller_customLayers_c.html <text:s text:c="28"/>| <text:s text:c="3"/>0</text:p>
      <text:p text:style-name="P20"><text:s/>.../html/matlabEngineCaller_customLayers_emxAPI_c.html <text:s text:c="21"/>| <text:s text:c="3"/>0</text:p>
      <text:p text:style-name="P20"><text:s/>.../html/matlabEngineCaller_customLayers_emxAPI_h.html <text:s text:c="21"/>| <text:s text:c="3"/>0</text:p>
      <text:p text:style-name="P20"><text:s/>.../html/matlabEngineCaller_customLayers_emxutil_c.html <text:s text:c="20"/>| <text:s text:c="3"/>0</text:p>
      <text:p text:style-name="P20"><text:s/>.../html/matlabEngineCaller_customLayers_emxutil_h.html <text:s text:c="20"/>| <text:s text:c="3"/>0</text:p>
      <text:p text:style-name="P20"><text:s/>.../html/matlabEngineCaller_customLayers_h.html <text:s text:c="28"/>| <text:s text:c="3"/>0</text:p>
      <text:p text:style-name="P20"><text:s/>.../html/matlabEngineCaller_customLayers_initialize_c.html <text:s text:c="17"/>| <text:s text:c="3"/>0</text:p>
      <text:p text:style-name="P20"><text:s/>.../html/matlabEngineCaller_customLayers_initialize_h.html <text:s text:c="17"/>| <text:s text:c="3"/>0</text:p>
      <text:p text:style-name="P20"><text:s/>.../html/matlabEngineCaller_customLayers_terminate_c.html <text:s text:c="18"/>| <text:s text:c="3"/>0</text:p>
      <text:p text:style-name="P20"><text:s/>.../html/matlabEngineCaller_customLayers_terminate_h.html <text:s text:c="18"/>| <text:s text:c="3"/>0</text:p>
      <text:p text:style-name="P20"><text:s/>.../html/matlabEngineCaller_customLayers_types_h.html <text:s text:c="22"/>| <text:s text:c="3"/>0</text:p>
      <text:p text:style-name="P20"><text:s/>.../lib/matlabEngineCaller_customLayers/html/resources/Error_document.gif <text:s text:c="2"/>| <text:s/>Bin</text:p>
      <text:p text:style-name="P20"><text:s/>.../lib/matlabEngineCaller_customLayers/html/resources/Fatal_document.gif <text:s text:c="2"/>| <text:s/>Bin</text:p>
      <text:p text:style-name="P20"><text:s/>.../lib/matlabEngineCaller_customLayers/html/resources/Warning_document.gif | <text:s/>Bin</text:p>
      <text:p text:style-name="P20"><text:s/>.../lib/matlabEngineCaller_customLayers/html/resources/cc_sourcecodec.png <text:s text:c="2"/>| <text:s/>Bin</text:p>
      <text:p text:style-name="P20"><text:s/>.../lib/matlabEngineCaller_customLayers/html/resources/collapsible-last.gif | <text:s/>Bin</text:p>
      <text:p text:style-name="P20"><text:s/>.../lib/matlabEngineCaller_customLayers/html/resources/collapsible.gif <text:s text:c="5"/>| <text:s/>Bin</text:p>
      <text:p text:style-name="P20"><text:s/>.../matlabEngineCaller_customLayers/html/resources/cs_document_check.png <text:s text:c="3"/>| <text:s/>Bin</text:p>
      <text:p text:style-name="P20"><text:s/>.../matlabEngineCaller_customLayers/html/resources/cs_document_error.png <text:s text:c="3"/>| <text:s/>Bin</text:p>
      <text:p text:style-name="P20"><text:s/>.../matlabEngineCaller_customLayers/html/resources/cs_document_warning.png <text:s/>| <text:s/>Bin</text:p>
      <text:p text:style-name="P20"><text:s/>.../html/resources/cs_folder_close_check.png <text:s text:c="31"/>| <text:s/>Bin</text:p>
      <text:p text:style-name="P20"><text:s/>.../html/resources/cs_folder_close_error.png <text:s text:c="31"/>| <text:s/>Bin</text:p>
      <text:p text:style-name="P20"><text:s/>.../html/resources/cs_folder_close_warning.png <text:s text:c="29"/>| <text:s/>Bin</text:p>
      <text:p text:style-name="P20"><text:s/>.../matlabEngineCaller_customLayers/html/resources/cs_folder_open_check.png | <text:s/>Bin</text:p>
      <text:p text:style-name="P20"><text:s/>.../matlabEngineCaller_customLayers/html/resources/cs_folder_open_error.png | <text:s/>Bin</text:p>
      <text:p text:style-name="P20"><text:s/>.../html/resources/cs_folder_open_warning.png <text:s text:c="30"/>| <text:s/>Bin</text:p>
      <text:p text:style-name="P20"><text:s/>.../lib/matlabEngineCaller_customLayers/html/resources/css/coder_app.css <text:s text:c="3"/>| <text:s text:c="3"/>0</text:p>
      <text:p text:style-name="P20"><text:s/>.../codegen/lib/matlabEngineCaller_customLayers/html/resources/emcvhtml.js <text:s/>| <text:s text:c="3"/>0</text:p>
      <text:p text:style-name="P20"><text:s/>.../lib/matlabEngineCaller_customLayers/html/resources/eml_report.css <text:s text:c="6"/>| <text:s text:c="3"/>0</text:p>
      <text:p text:style-name="P20"><text:s/>.../html/resources/eml_report_interactions.js <text:s text:c="30"/>| <text:s text:c="3"/>0</text:p>
      <text:p text:style-name="P20"><text:s/>.../lib/matlabEngineCaller_customLayers/html/resources/eml_report_layout.js | <text:s text:c="3"/>0</text:p>
      <text:p text:style-name="P20"><text:s/>.../lib/matlabEngineCaller_customLayers/html/resources/expandable-last.gif <text:s/>| <text:s/>Bin</text:p>
      <text:p text:style-name="P20"><text:s/>.../lib/matlabEngineCaller_customLayers/html/resources/expandable.gif <text:s text:c="6"/>| <text:s/>Bin</text:p>
      <text:p text:style-name="P20"><text:s/>.../lib/matlabEngineCaller_customLayers/html/resources/folderclosed.gif <text:s text:c="4"/>| <text:s/>Bin</text:p>
      <text:p text:style-name="P20"><text:s/>.../lib/matlabEngineCaller_customLayers/html/resources/folderopen.gif <text:s text:c="6"/>| <text:s/>Bin</text:p>
      <text:p text:style-name="P20"><text:s/>.../codegen/lib/matlabEngineCaller_customLayers/html/resources/help.png <text:s text:c="4"/>| <text:s/>Bin</text:p>
      <text:p text:style-name="P20"><text:s/>.../lib/matlabEngineCaller_customLayers/html/resources/hilite_warning.png <text:s text:c="2"/>| <text:s/>Bin</text:p>
      <text:p text:style-name="P20"><text:s/>.../codegen/lib/matlabEngineCaller_customLayers/html/resources/inspect.html | <text:s text:c="3"/>0</text:p>
      <text:p text:style-name="P20"><text:s/>.../html/resources/jQuery/jquery-1.3.2.min.js <text:s text:c="30"/>| <text:s text:c="3"/>0</text:p>
      <text:p text:style-name="P20"><text:s/>.../html/resources/jQuery/jquery-ui-1.7.custom.min.js <text:s text:c="22"/>| <text:s text:c="3"/>0</text:p>
      <text:p text:style-name="P20"><text:s/>.../html/resources/jQuery/jquery.hotkeys-0.7.8.js <text:s text:c="26"/>| <text:s text:c="3"/>0</text:p>
      <text:p text:style-name="P20"><text:s/>.../html/resources/jQuery/jquery.tablesorter.mod.js <text:s text:c="24"/>| <text:s text:c="3"/>0</text:p>
      <text:p text:style-name="P20"><text:s/>.../matlabEngineCaller_customLayers/html/resources/jQuery/ui.resizable.css <text:s/>| <text:s text:c="3"/>0</text:p>
      <text:p text:style-name="P20"><text:s/>.../lib/matlabEngineCaller_customLayers/html/resources/js/coder_app.js <text:s text:c="5"/>| <text:s text:c="3"/>0</text:p>
      <text:p text:style-name="P20"><text:s/>.../lib/matlabEngineCaller_customLayers/html/resources/leaf-last.gif <text:s text:c="7"/>| <text:s/>Bin</text:p>
      <text:p text:style-name="P20"><text:s/>.../codegen/lib/matlabEngineCaller_customLayers/html/resources/leaf.gif <text:s text:c="4"/>| <text:s/>Bin</text:p>
      <text:p text:style-name="P20"><text:s/>.../matlabEngineCaller_customLayers/html/resources/matlab-report-styles.css | <text:s text:c="3"/>0</text:p>
      <text:p text:style-name="P20"><text:s/>.../lib/matlabEngineCaller_customLayers/html/resources/mhighlight.css <text:s text:c="6"/>| <text:s text:c="3"/>0</text:p>
      <text:p text:style-name="P20"><text:s/>.../codegen/lib/matlabEngineCaller_customLayers/html/resources/nav.html <text:s text:c="4"/>| <text:s text:c="3"/>0</text:p>
      <text:p text:style-name="P20"><text:s/>.../lib/matlabEngineCaller_customLayers/html/resources/navToolbar.html <text:s text:c="5"/>| <text:s text:c="3"/>0</text:p>
      <text:p text:style-name="P20"><text:s/>.../lib/matlabEngineCaller_customLayers/html/resources/nolines_minus.gif <text:s text:c="3"/>| <text:s/>Bin</text:p>
      <text:p text:style-name="P20"><text:s/>.../lib/matlabEngineCaller_customLayers/html/resources/nolines_plus.gif <text:s text:c="4"/>| <text:s/>Bin</text:p>
      <text:p text:style-name="P20"><text:s/>.../lib/matlabEngineCaller_customLayers/html/resources/range_highlighter.js | <text:s text:c="3"/>0</text:p>
      <text:p text:style-name="P20"><text:s/>.../lib/matlabEngineCaller_customLayers/html/resources/right_arrow.gif <text:s text:c="5"/>| <text:s/>Bin</text:p>
      <text:p text:style-name="P20"><text:s/>.../lib/matlabEngineCaller_customLayers/html/resources/rtwannotate.js <text:s text:c="6"/>| <text:s text:c="3"/>0</text:p>
      <text:p text:style-name="P20"><text:s/>.../codegen/lib/matlabEngineCaller_customLayers/html/resources/rtwhilite.js | <text:s text:c="3"/>0</text:p>
      <text:p text:style-name="P20"><text:s/>.../codegen/lib/matlabEngineCaller_customLayers/html/resources/rtwmsg.html <text:s/>| <text:s text:c="3"/>0</text:p>
      <text:p text:style-name="P20"><text:s/>.../lib/matlabEngineCaller_customLayers/html/resources/rtwreport.css <text:s text:c="7"/>| <text:s text:c="3"/>0</text:p>
      <text:p text:style-name="P20"><text:s/>.../lib/matlabEngineCaller_customLayers/html/resources/rtwreport_utils.js <text:s text:c="2"/>| <text:s text:c="3"/>0</text:p>
      <text:p text:style-name="P20"><text:s/>.../codegen/lib/matlabEngineCaller_customLayers/html/resources/rtwshrink.js | <text:s text:c="3"/>0</text:p>
      <text:p text:style-name="P20"><text:s/>.../codegen/lib/matlabEngineCaller_customLayers/html/resources/search.js <text:s text:c="3"/>| <text:s text:c="3"/>0</text:p>
      <text:p text:style-name="P20"><text:s/>.../codegen/lib/matlabEngineCaller_customLayers/html/resources/spinner.gif <text:s/>| <text:s/>Bin</text:p>
      <text:p text:style-name="P20"><text:s/>.../lib/matlabEngineCaller_customLayers/html/resources/status_failed.png <text:s text:c="3"/>| <text:s/>Bin</text:p>
      <text:p text:style-name="P20"><text:s/>.../lib/matlabEngineCaller_customLayers/html/resources/status_passed.png <text:s text:c="3"/>| <text:s/>Bin</text:p>
      <text:p text:style-name="P20"><text:s/>.../lib/matlabEngineCaller_customLayers/html/resources/status_warning.png <text:s text:c="2"/>| <text:s/>Bin</text:p>
      <text:p text:style-name="P20"><text:s/>.../matlabEngineCaller_customLayers/html/resources/tablesorter_bkgrd.png <text:s text:c="3"/>| <text:s/>Bin</text:p>
      <text:p text:style-name="P20"><text:s/>.../lib/matlabEngineCaller_customLayers/html/resources/texture_blue.png <text:s text:c="4"/>| <text:s/>Bin</text:p>
      <text:p text:style-name="P20"><text:s/>.../lib/matlabEngineCaller_customLayers/html/resources/texture_gray1.png <text:s text:c="3"/>| <text:s/>Bin</text:p>
      <text:p text:style-name="P20"><text:s/>.../lib/matlabEngineCaller_customLayers/html/resources/texture_gray2.png <text:s text:c="3"/>| <text:s/>Bin</text:p>
      <text:p text:style-name="P20"><text:s/>.../lib/matlabEngineCaller_customLayers/html/resources/webview_codegen.js <text:s text:c="2"/>| <text:s text:c="3"/>0</text:p>
      <text:p text:style-name="P20"><text:s/>.../codegen/lib/matlabEngineCaller_customLayers/html/rtGetInf_c.html <text:s text:c="7"/>| <text:s text:c="3"/>0</text:p>
      <text:p text:style-name="P20"><text:soft-page-break/><text:s/>.../codegen/lib/matlabEngineCaller_customLayers/html/rtGetInf_h.html <text:s text:c="7"/>| <text:s text:c="3"/>0</text:p>
      <text:p text:style-name="P20"><text:s/>.../codegen/lib/matlabEngineCaller_customLayers/html/rtGetNaN_c.html <text:s text:c="7"/>| <text:s text:c="3"/>0</text:p>
      <text:p text:style-name="P20"><text:s/>.../codegen/lib/matlabEngineCaller_customLayers/html/rtGetNaN_h.html <text:s text:c="7"/>| <text:s text:c="3"/>0</text:p>
      <text:p text:style-name="P20"><text:s/>.../codegen/lib/matlabEngineCaller_customLayers/html/rt_nonfinite_c.html <text:s text:c="3"/>| <text:s text:c="3"/>0</text:p>
      <text:p text:style-name="P20"><text:s/>.../codegen/lib/matlabEngineCaller_customLayers/html/rt_nonfinite_h.html <text:s text:c="3"/>| <text:s text:c="3"/>0</text:p>
      <text:p text:style-name="P20"><text:s/>.../codegen/lib/matlabEngineCaller_customLayers/html/rtwshrink.js <text:s text:c="10"/>| <text:s text:c="3"/>0</text:p>
      <text:p text:style-name="P20"><text:s/>.../codegen/lib/matlabEngineCaller_customLayers/html/rtwtypes_h.html <text:s text:c="7"/>| <text:s text:c="3"/>0</text:p>
      <text:p text:style-name="P20"><text:s/>.../interface/_coder_matlabEngineCaller_customLayers_api.c <text:s text:c="17"/>| <text:s text:c="3"/>0</text:p>
      <text:p text:style-name="P20"><text:s/>.../interface/_coder_matlabEngineCaller_customLayers_api.h <text:s text:c="17"/>| <text:s text:c="3"/>0</text:p>
      <text:p text:style-name="P20"><text:s/>.../interface/_coder_matlabEngineCaller_customLayers_info.c <text:s text:c="16"/>| <text:s text:c="3"/>0</text:p>
      <text:p text:style-name="P20"><text:s/>.../interface/_coder_matlabEngineCaller_customLayers_info.h <text:s text:c="16"/>| <text:s text:c="3"/>0</text:p>
      <text:p text:style-name="P20"><text:s/>.../interface/_coder_matlabEngineCaller_customLayers_mex.c <text:s text:c="17"/>| <text:s text:c="3"/>0</text:p>
      <text:p text:style-name="P20"><text:s/>.../interface/_coder_matlabEngineCaller_customLayers_mex.h <text:s text:c="17"/>| <text:s text:c="3"/>0</text:p>
      <text:p text:style-name="P20"><text:s/>.../lib/matlabEngineCaller_customLayers/matlabEngineCaller_customLayers.c <text:s text:c="2"/>| <text:s text:c="3"/>0</text:p>
      <text:p text:style-name="P20"><text:s/>.../lib/matlabEngineCaller_customLayers/matlabEngineCaller_customLayers.h <text:s text:c="2"/>| <text:s text:c="3"/>0</text:p>
      <text:p text:style-name="P20"><text:s/>.../matlabEngineCaller_customLayers_emxAPI.c <text:s text:c="31"/>| <text:s text:c="3"/>0</text:p>
      <text:p text:style-name="P20"><text:s/>.../matlabEngineCaller_customLayers_emxAPI.h <text:s text:c="31"/>| <text:s text:c="3"/>0</text:p>
      <text:p text:style-name="P20"><text:s/>.../matlabEngineCaller_customLayers_emxutil.c <text:s text:c="30"/>| <text:s text:c="3"/>0</text:p>
      <text:p text:style-name="P20"><text:s/>.../matlabEngineCaller_customLayers_emxutil.h <text:s text:c="30"/>| <text:s text:c="3"/>0</text:p>
      <text:p text:style-name="P20"><text:s/>.../matlabEngineCaller_customLayers_initialize.c <text:s text:c="27"/>| <text:s text:c="3"/>0</text:p>
      <text:p text:style-name="P20"><text:s/>.../matlabEngineCaller_customLayers_initialize.h <text:s text:c="27"/>| <text:s text:c="3"/>0</text:p>
      <text:p text:style-name="P20"><text:s/>.../matlabEngineCaller_customLayers/matlabEngineCaller_customLayers_ref.rsp | <text:s text:c="3"/>0</text:p>
      <text:p text:style-name="P20"><text:s/>.../matlabEngineCaller_customLayers/matlabEngineCaller_customLayers_rtw.mk <text:s/>| <text:s text:c="3"/>0</text:p>
      <text:p text:style-name="P20"><text:s/>.../matlabEngineCaller_customLayers_terminate.c <text:s text:c="28"/>| <text:s text:c="3"/>0</text:p>
      <text:p text:style-name="P20"><text:s/>.../matlabEngineCaller_customLayers_terminate.h <text:s text:c="28"/>| <text:s text:c="3"/>0</text:p>
      <text:p text:style-name="P20"><text:s/>.../matlabEngineCaller_customLayers/matlabEngineCaller_customLayers_types.h | <text:s text:c="3"/>0</text:p>
      <text:p text:style-name="P20"><text:s/>.../example_single/codegen/lib/matlabEngineCaller_customLayers/rtGetInf.c <text:s text:c="2"/>| <text:s text:c="3"/>0</text:p>
      <text:p text:style-name="P20"><text:s/>.../example_single/codegen/lib/matlabEngineCaller_customLayers/rtGetInf.h <text:s text:c="2"/>| <text:s text:c="3"/>0</text:p>
      <text:p text:style-name="P20"><text:s/>.../example_single/codegen/lib/matlabEngineCaller_customLayers/rtGetNaN.c <text:s text:c="2"/>| <text:s text:c="3"/>0</text:p>
      <text:p text:style-name="P20"><text:s/>.../example_single/codegen/lib/matlabEngineCaller_customLayers/rtGetNaN.h <text:s text:c="2"/>| <text:s text:c="3"/>0</text:p>
      <text:p text:style-name="P20"><text:s/>.../codegen/lib/matlabEngineCaller_customLayers/rt_nonfinite.c <text:s text:c="13"/>| <text:s text:c="3"/>0</text:p>
      <text:p text:style-name="P20"><text:s/>.../codegen/lib/matlabEngineCaller_customLayers/rt_nonfinite.h <text:s text:c="13"/>| <text:s text:c="3"/>0</text:p>
      <text:p text:style-name="P20"><text:s/>.../example_single/codegen/lib/matlabEngineCaller_customLayers/rtw_proj.tmw | <text:s text:c="3"/>0</text:p>
      <text:p text:style-name="P20"><text:s/>.../example_single/codegen/lib/matlabEngineCaller_customLayers/rtwtypes.h <text:s text:c="2"/>| <text:s text:c="3"/>0</text:p>
      <text:p text:style-name="P20"><text:s/>.../codegen/mex/matlabEngineCaller_customLayers/buildInfo.mat <text:s text:c="14"/>| <text:s/>Bin</text:p>
      <text:p text:style-name="P20"><text:s/>.../codegen/mex/matlabEngineCaller_customLayers/c_mexapi_version.c <text:s text:c="9"/>| <text:s text:c="3"/>0</text:p>
      <text:p text:style-name="P20"><text:s/>.../codegen/mex/matlabEngineCaller_customLayers/cfiGuiReport.mat <text:s text:c="11"/>| <text:s/>Bin</text:p>
      <text:p text:style-name="P20"><text:s/>.../codegen/mex/matlabEngineCaller_customLayers/html/report.mldatx <text:s text:c="9"/>| <text:s/>Bin</text:p>
      <text:p text:style-name="P20"><text:s/>.../interface/_coder_matlabEngineCaller_customLayers_api.c <text:s text:c="17"/>| <text:s text:c="3"/>0</text:p>
      <text:p text:style-name="P20"><text:s/>.../interface/_coder_matlabEngineCaller_customLayers_api.h <text:s text:c="17"/>| <text:s text:c="3"/>0</text:p>
      <text:p text:style-name="P20"><text:s/>.../interface/_coder_matlabEngineCaller_customLayers_info.c <text:s text:c="16"/>| <text:s text:c="3"/>0</text:p>
      <text:p text:style-name="P20"><text:s/>.../interface/_coder_matlabEngineCaller_customLayers_info.h <text:s text:c="16"/>| <text:s text:c="3"/>0</text:p>
      <text:p text:style-name="P20"><text:s/>.../interface/_coder_matlabEngineCaller_customLayers_mex.c <text:s text:c="17"/>| <text:s text:c="3"/>0</text:p>
      <text:p text:style-name="P20"><text:s/>.../interface/_coder_matlabEngineCaller_customLayers_mex.h <text:s text:c="17"/>| <text:s text:c="3"/>0</text:p>
      <text:p text:style-name="P20"><text:s/>.../codegen/mex/matlabEngineCaller_customLayers/matlabCallFun.o <text:s text:c="12"/>| <text:s/>Bin</text:p>
      <text:p text:style-name="P20"><text:s/>.../mex/matlabEngineCaller_customLayers/matlabEngineCaller_customLayers.c <text:s text:c="2"/>| <text:s text:c="3"/>0</text:p>
      <text:p text:style-name="P20"><text:s/>.../mex/matlabEngineCaller_customLayers/matlabEngineCaller_customLayers.h <text:s text:c="2"/>| <text:s text:c="3"/>0</text:p>
      <text:p text:style-name="P20"><text:s/>.../matlabEngineCaller_customLayers/matlabEngineCaller_customLayers_data.c <text:s/>| <text:s text:c="3"/>0</text:p>
      <text:p text:style-name="P20"><text:s/>.../matlabEngineCaller_customLayers/matlabEngineCaller_customLayers_data.h <text:s/>| <text:s text:c="3"/>0</text:p>
      <text:p text:style-name="P20"><text:s/>.../matlabEngineCaller_customLayers_emxutil.c <text:s text:c="30"/>| <text:s text:c="3"/>0</text:p>
      <text:p text:style-name="P20"><text:s/>.../matlabEngineCaller_customLayers_emxutil.h <text:s text:c="30"/>| <text:s text:c="3"/>0</text:p>
      <text:p text:style-name="P20"><text:s/>.../matlabEngineCaller_customLayers_initialize.c <text:s text:c="27"/>| <text:s text:c="3"/>0</text:p>
      <text:p text:style-name="P20"><text:s/>.../matlabEngineCaller_customLayers_initialize.h <text:s text:c="27"/>| <text:s text:c="3"/>0</text:p>
      <text:p text:style-name="P20"><text:s/>.../matlabEngineCaller_customLayers/matlabEngineCaller_customLayers_mex.mk <text:s/>| <text:s text:c="3"/>0</text:p>
      <text:p text:style-name="P20"><text:s/>.../matlabEngineCaller_customLayers/matlabEngineCaller_customLayers_mex.mki | <text:s text:c="2"/>20 +</text:p>
      <text:p text:style-name="P20"><text:s/>.../matlabEngineCaller_customLayers/matlabEngineCaller_customLayers_mex.sh <text:s/>| <text:s text:c="3"/>0</text:p>
      <text:p text:style-name="P20"><text:s/>.../matlabEngineCaller_customLayers_mex_mex.map <text:s text:c="28"/>| <text:s text:c="3"/>0</text:p>
      <text:p text:style-name="P20"><text:s/>.../matlabEngineCaller_customLayers_terminate.c <text:s text:c="28"/>| <text:s text:c="3"/>0</text:p>
      <text:p text:style-name="P20"><text:s/>.../matlabEngineCaller_customLayers_terminate.h <text:s text:c="28"/>| <text:s text:c="3"/>0</text:p>
      <text:p text:style-name="P20"><text:s/>.../matlabEngineCaller_customLayers/matlabEngineCaller_customLayers_types.h | <text:s text:c="3"/>0</text:p>
      <text:p text:style-name="P20"><text:s/>.../codegen/mex/matlabEngineCaller_customLayers/rt_nonfinite.h <text:s text:c="13"/>| <text:s text:c="3"/>0</text:p>
      <text:p text:style-name="P20"><text:s/>.../example_single/codegen/mex/matlabEngineCaller_customLayers/rtwtypes.h <text:s text:c="2"/>| <text:s text:c="3"/>0</text:p>
      <text:p text:style-name="P20"><text:s/>.../example_single/codegen/mex/matlabEngineCaller_customLayers/setEnv.sh <text:s text:c="3"/>| <text:s text:c="2"/>12 +</text:p>
      <text:p text:style-name="P20"><text:s/>.../tmwExample/example_single/debugMfile.m <text:s text:c="33"/>| <text:s text:c="3"/>0</text:p>
      <text:p text:style-name="P20"><text:s/>.../tmwExample/example_single}/matlabCallFun.c <text:s text:c="29"/>| <text:s text:c="3"/>0</text:p>
      <text:p text:style-name="P20"><text:s/>.../tmwExample/example_single}/matlabCallFun.h <text:s text:c="29"/>| <text:s text:c="3"/>0</text:p>
      <text:p text:style-name="P20"><text:s/>.../tmwExample/example_single/matlabEngineCaller_customLayers.m <text:s text:c="12"/>| <text:s text:c="3"/>0</text:p>
      <text:p text:style-name="P20"><text:s/>.../tmwExample/example_single/matlabEngineCaller_customLayers.prj <text:s text:c="10"/>| <text:s text:c="3"/>0</text:p>
      <text:p text:style-name="P20"><text:s/>.../tmwExample/example_single/matlabEngineCaller_customLayers.prj.bak <text:s text:c="6"/>| <text:s text:c="3"/>0</text:p>
      <text:p text:style-name="P20"><text:s/>.../tmwExample/example_single/mlMain_single.m <text:s text:c="30"/>| <text:s text:c="3"/>0</text:p>
      <text:p text:style-name="P20"><text:s/>.../tmwExample/old/debugMfile.m <text:s text:c="44"/>| <text:s text:c="3"/>0</text:p>
      <text:p text:style-name="P20"><text:s/>.../tmwExample/old/loopCaller.m <text:s text:c="44"/>| <text:s text:c="3"/>0</text:p>
      <text:p text:style-name="P20"><text:s/>.../common/%matlabEngineCaller_customLayers/tmwExample/old/matlabCallFun.c <text:s/>| <text:s/>109 ++</text:p>
      <text:p text:style-name="P20"><text:s/>.../common/%matlabEngineCaller_customLayers/tmwExample/old/matlabCallFun.h <text:s/>| <text:s text:c="3"/>1 +</text:p>
      <text:p text:style-name="P20"><text:s/>.../tmwExample/old/matlabEngineCaller_customLayers.m <text:s text:c="23"/>| <text:s text:c="3"/>0</text:p>
      <text:p text:style-name="P20"><text:s/>.../tmwExample/old/mlMain_loop.m <text:s text:c="43"/>| <text:s text:c="3"/>0</text:p>
      <text:p text:style-name="P20"><text:s/>.../tmwExampleNew.tar.gz <text:s text:c="51"/>| <text:s/>Bin</text:p>
      <text:p text:style-name="P20"><text:s/>.../tmwExampleNew/codegen/mex/matlabEngineCaller_customLayers/build.ninja <text:s text:c="2"/>| <text:s text:c="2"/>50 +</text:p>
      <text:p text:style-name="P20"><text:s/>.../codegen/mex/matlabEngineCaller_customLayers/build/glnxa64/.ninja_deps <text:s text:c="2"/>| <text:s/>Bin 0 -&gt; 16 bytes</text:p>
      <text:p text:style-name="P20"><text:soft-page-break/><text:s/>.../codegen/mex/matlabEngineCaller_customLayers/build/glnxa64/.ninja_log <text:s text:c="3"/>| <text:s text:c="2"/>13 +</text:p>
      <text:p text:style-name="P20"><text:s/>.../build/glnxa64/_coder_matlabEngineCaller_customLayers_api.o <text:s text:c="13"/>| <text:s/>Bin 0 -&gt; 6104 bytes</text:p>
      <text:p text:style-name="P20"><text:s/>.../build/glnxa64/_coder_matlabEngineCaller_customLayers_info.o <text:s text:c="12"/>| <text:s/>Bin 0 -&gt; 5664 bytes</text:p>
      <text:p text:style-name="P20"><text:s/>.../build/glnxa64/_coder_matlabEngineCaller_customLayers_mex.o <text:s text:c="13"/>| <text:s/>Bin 0 -&gt; 3224 bytes</text:p>
      <text:p text:style-name="P20"><text:s/>.../codegen/mex/matlabEngineCaller_customLayers/build/glnxa64/buildLog.log <text:s/>| <text:s text:c="2"/>16 +</text:p>
      <text:p text:style-name="P20"><text:s/>.../mex/matlabEngineCaller_customLayers/build/glnxa64/c_mexapi_version.o <text:s text:c="3"/>| <text:s/>Bin 0 -&gt; 1264 bytes</text:p>
      <text:p text:style-name="P20"><text:s/>.../mex/matlabEngineCaller_customLayers/build/glnxa64/matlabCallFun.o <text:s text:c="6"/>| <text:s/>Bin 0 -&gt; 5760 bytes</text:p>
      <text:p text:style-name="P20"><text:s/>.../build/glnxa64/matlabEngineCaller_customLayers.o <text:s text:c="24"/>| <text:s/>Bin 0 -&gt; 6416 bytes</text:p>
      <text:p text:style-name="P20"><text:s/>.../build/glnxa64/matlabEngineCaller_customLayers_data.o <text:s text:c="19"/>| <text:s/>Bin 0 -&gt; 1560 bytes</text:p>
      <text:p text:style-name="P20"><text:s/>.../build/glnxa64/matlabEngineCaller_customLayers_emxutil.o <text:s text:c="16"/>| <text:s/>Bin 0 -&gt; 2864 bytes</text:p>
      <text:p text:style-name="P20"><text:s/>.../build/glnxa64/matlabEngineCaller_customLayers_initialize.o <text:s text:c="13"/>| <text:s/>Bin 0 -&gt; 4200 bytes</text:p>
      <text:p text:style-name="P20"><text:s/>.../build/glnxa64/matlabEngineCaller_customLayers_terminate.o <text:s text:c="14"/>| <text:s/>Bin 0 -&gt; 2424 bytes</text:p>
      <text:p text:style-name="P20"><text:s/>.../mex/matlabEngineCaller_customLayers/build/glnxa64/rt_nonfinite.o <text:s text:c="7"/>| <text:s/>Bin 0 -&gt; 2200 bytes</text:p>
      <text:p text:style-name="P20"><text:s/>.../tmwExampleNew/codegen/mex/matlabEngineCaller_customLayers/buildInfo.mat | <text:s/>Bin 0 -&gt; 7156 bytes</text:p>
      <text:p text:style-name="P20"><text:s/>.../codegen/mex/matlabEngineCaller_customLayers/cfiGuiReport.mat <text:s text:c="11"/>| <text:s/>Bin 0 -&gt; 39778 bytes</text:p>
      <text:p text:style-name="P20"><text:s/>.../codegen/mex/matlabEngineCaller_customLayers/html/report.mldatx <text:s text:c="9"/>| <text:s/>Bin 0 -&gt; 74681 bytes</text:p>
      <text:p text:style-name="P20"><text:s/>.../interface/_coder_matlabEngineCaller_customLayers_api.c <text:s text:c="17"/>| <text:s/>242 ++++</text:p>
      <text:p text:style-name="P20"><text:s/>.../interface/_coder_matlabEngineCaller_customLayers_api.h <text:s text:c="17"/>| <text:s text:c="2"/>29 +</text:p>
      <text:p text:style-name="P20"><text:s/>.../interface/_coder_matlabEngineCaller_customLayers_info.c <text:s text:c="16"/>| <text:s text:c="2"/>76 +</text:p>
      <text:p text:style-name="P20"><text:s/>.../interface/_coder_matlabEngineCaller_customLayers_info.h <text:s text:c="16"/>| <text:s text:c="2"/>20 +</text:p>
      <text:p text:style-name="P20"><text:s/>.../interface/_coder_matlabEngineCaller_customLayers_mex.c <text:s text:c="17"/>| <text:s text:c="2"/>82 ++</text:p>
      <text:p text:style-name="P20"><text:s/>.../interface/_coder_matlabEngineCaller_customLayers_mex.h <text:s text:c="17"/>| <text:s text:c="2"/>32 +</text:p>
      <text:p text:style-name="P20"><text:s/>.../codegen/mex/matlabEngineCaller_customLayers/matlabCallFun.o <text:s text:c="12"/>| <text:s/>Bin 0 -&gt; 5760 bytes</text:p>
      <text:p text:style-name="P20"><text:s/>.../mex/matlabEngineCaller_customLayers/matlabEngineCaller_customLayers.c <text:s text:c="2"/>| <text:s/>234 ++++</text:p>
      <text:p text:style-name="P20"><text:s/>.../mex/matlabEngineCaller_customLayers/matlabEngineCaller_customLayers.h <text:s text:c="2"/>| <text:s text:c="2"/>30 +</text:p>
      <text:p text:style-name="P20"><text:s/>.../matlabEngineCaller_customLayers/matlabEngineCaller_customLayers_data.c <text:s/>| <text:s text:c="2"/>33 +</text:p>
      <text:p text:style-name="P20"><text:s/>.../matlabEngineCaller_customLayers/matlabEngineCaller_customLayers_data.h <text:s/>| <text:s text:c="2"/>31 +</text:p>
      <text:p text:style-name="P20"><text:s/>.../matlabEngineCaller_customLayers_emxutil.c <text:s text:c="30"/>| <text:s/>112 ++</text:p>
      <text:p text:style-name="P20"><text:s/>.../matlabEngineCaller_customLayers_emxutil.h <text:s text:c="30"/>| <text:s text:c="2"/>33 +</text:p>
      <text:p text:style-name="P20"><text:s/>.../matlabEngineCaller_customLayers_initialize.c <text:s text:c="27"/>| <text:s text:c="2"/>94 ++</text:p>
      <text:p text:style-name="P20"><text:s/>.../matlabEngineCaller_customLayers_initialize.h <text:s text:c="27"/>| <text:s text:c="2"/>28 +</text:p>
      <text:p text:style-name="P20"><text:s/>.../matlabEngineCaller_customLayers/matlabEngineCaller_customLayers_mex.map | <text:s text:c="2"/>15 +</text:p>
      <text:p text:style-name="P20"><text:s/>.../matlabEngineCaller_customLayers_mex.mexa64 <text:s text:c="29"/>| <text:s/>Bin 0 -&gt; 31112 bytes</text:p>
      <text:p text:style-name="P20"><text:s/>.../matlabEngineCaller_customLayers/matlabEngineCaller_customLayers_mex.mk <text:s/>| <text:s/>156 +++</text:p>
      <text:p text:style-name="P20"><text:s/>.../matlabEngineCaller_customLayers/matlabEngineCaller_customLayers_mex.mki | <text:s text:c="2"/>20 +</text:p>
      <text:p text:style-name="P20"><text:s/>.../matlabEngineCaller_customLayers/matlabEngineCaller_customLayers_mex.sh <text:s/>| <text:s text:c="3"/>1 +</text:p>
      <text:p text:style-name="P20"><text:s/>.../matlabEngineCaller_customLayers_mex_mex.map <text:s text:c="28"/>| <text:s text:c="2"/>15 +</text:p>
      <text:p text:style-name="P20"><text:s/>.../matlabEngineCaller_customLayers_terminate.c <text:s text:c="28"/>| <text:s text:c="2"/>50 +</text:p>
      <text:p text:style-name="P20"><text:s/>.../matlabEngineCaller_customLayers_terminate.h <text:s text:c="28"/>| <text:s text:c="2"/>29 +</text:p>
      <text:p text:style-name="P20"><text:s/>.../matlabEngineCaller_customLayers/matlabEngineCaller_customLayers_types.h | <text:s text:c="2"/>39 +</text:p>
      <text:p text:style-name="P20"><text:s/>.../codegen/mex/matlabEngineCaller_customLayers/rt_nonfinite.c <text:s text:c="13"/>| <text:s text:c="2"/>31 +</text:p>
      <text:p text:style-name="P20"><text:s/>.../codegen/mex/matlabEngineCaller_customLayers/rt_nonfinite.h <text:s text:c="13"/>| <text:s text:c="2"/>36 +</text:p>
      <text:p text:style-name="P20"><text:s/>.../tmwExampleNew/codegen/mex/matlabEngineCaller_customLayers/rtwtypes.h <text:s text:c="3"/>| <text:s text:c="2"/>27 +</text:p>
      <text:p text:style-name="P20"><text:s/>.../tmwExampleNew/codegen/mex/matlabEngineCaller_customLayers/setEnv.sh <text:s text:c="4"/>| <text:s text:c="2"/>12 +</text:p>
      <text:p text:style-name="P20"><text:s/>.../common/%matlabEngineCaller_customLayers/tmwExampleNew/debugMfile.m <text:s text:c="5"/>| <text:s text:c="3"/>7 +</text:p>
      <text:p text:style-name="P20"><text:s/>.../common/%matlabEngineCaller_customLayers/tmwExampleNew/matlabCallFun.c <text:s text:c="2"/>| <text:s/>109 ++</text:p>
      <text:p text:style-name="P20"><text:s/>.../common/%matlabEngineCaller_customLayers/tmwExampleNew/matlabCallFun.h <text:s text:c="2"/>| <text:s text:c="3"/>1 +</text:p>
      <text:p text:style-name="P20"><text:s/>.../tmwExampleNew/matlabEngineCaller_customLayers.m <text:s text:c="24"/>| <text:s text:c="3"/>8 +-</text:p>
      <text:p text:style-name="P20"><text:s/>.../tmwExampleNew/matlabEngineCaller_customLayers.mexa64 <text:s text:c="19"/>| <text:s/>Bin 0 -&gt; 48080 bytes</text:p>
      <text:p text:style-name="P20"><text:s/>.../tmwExampleNew/matlabEngineCaller_customLayers.prj <text:s text:c="22"/>| 1172 ++++++++++++++++</text:p>
      <text:p text:style-name="P20"><text:s/>.../tmwExampleNew/matlabEngineCaller_customLayers_mex.mexa64 <text:s text:c="15"/>| <text:s/>Bin 0 -&gt; 31112 bytes</text:p>
      <text:p text:style-name="P20"><text:s/>.../common/%matlabEngineCaller_customLayers/tmwExampleNew/mlMain.m <text:s text:c="9"/>| <text:s text:c="2"/>14 +</text:p>
      <text:p text:style-name="P20"><text:s/>.../codegen/lib/matlabEngineCaller_customXY/buildInfo.mat <text:s text:c="18"/>| <text:s/>Bin 0 -&gt; 6508 bytes</text:p>
      <text:p text:style-name="P20"><text:s/>.../codegen/lib/matlabEngineCaller_customXY/codeInfo.mat <text:s text:c="19"/>| <text:s/>Bin 0 -&gt; 8901 bytes</text:p>
      <text:p text:style-name="P20"><text:s/>.../codegen/lib/matlabEngineCaller_customXY/compileInfo.mat <text:s text:c="16"/>| <text:s/>Bin 0 -&gt; 2084 bytes</text:p>
      <text:p text:style-name="P20"><text:s/>.../codegen/lib/matlabEngineCaller_customXY/examples/main.c <text:s text:c="16"/>| <text:s/>145 ++</text:p>
      <text:p text:style-name="P20"><text:s/>.../codegen/lib/matlabEngineCaller_customXY/examples/main.h <text:s text:c="16"/>| <text:s text:c="2"/>50 +</text:p>
      <text:p text:style-name="P20"><text:soft-page-break/><text:s/>.../codegen/lib/matlabEngineCaller_customXY/gcGuiReport.mat <text:s text:c="16"/>| <text:s/>Bin 0 -&gt; 36066 bytes</text:p>
      <text:p text:style-name="P20"><text:s/>.../codegen/lib/matlabEngineCaller_customXY/html/report.mldatx <text:s text:c="13"/>| <text:s/>Bin 0 -&gt; 58413 bytes</text:p>
      <text:p text:style-name="P20"><text:s/>.../interface/_coder_matlabEngineCaller_customXY_api.c <text:s text:c="21"/>| <text:s/>439 ++++++</text:p>
      <text:p text:style-name="P20"><text:s/>.../interface/_coder_matlabEngineCaller_customXY_api.h <text:s text:c="21"/>| <text:s text:c="2"/>83 ++</text:p>
      <text:p text:style-name="P20"><text:s/>.../interface/_coder_matlabEngineCaller_customXY_info.c <text:s text:c="20"/>| <text:s text:c="2"/>70 +</text:p>
      <text:p text:style-name="P20"><text:s/>.../interface/_coder_matlabEngineCaller_customXY_info.h <text:s text:c="20"/>| <text:s text:c="2"/>23 +</text:p>
      <text:p text:style-name="P20"><text:s/>.../interface/_coder_matlabEngineCaller_customXY_mex.c <text:s text:c="21"/>| <text:s text:c="2"/>78 ++</text:p>
      <text:p text:style-name="P20"><text:s/>.../interface/_coder_matlabEngineCaller_customXY_mex.h <text:s text:c="21"/>| <text:s text:c="2"/>31 +</text:p>
      <text:p text:style-name="P20"><text:s/>.../codegen/lib/matlabEngineCaller_customXY/matlabEngineCaller_customXY.c <text:s text:c="2"/>| <text:s/>149 ++</text:p>
      <text:p text:style-name="P20"><text:s/>.../codegen/lib/matlabEngineCaller_customXY/matlabEngineCaller_customXY.h <text:s text:c="2"/>| <text:s text:c="2"/>28 +</text:p>
      <text:p text:style-name="P20"><text:s/>.../lib/matlabEngineCaller_customXY/matlabEngineCaller_customXY_emxAPI.c <text:s text:c="3"/>| <text:s/>169 +++</text:p>
      <text:p text:style-name="P20"><text:s/>.../lib/matlabEngineCaller_customXY/matlabEngineCaller_customXY_emxAPI.h <text:s text:c="3"/>| <text:s text:c="2"/>39 +</text:p>
      <text:p text:style-name="P20"><text:s/>.../lib/matlabEngineCaller_customXY/matlabEngineCaller_customXY_emxutil.c <text:s text:c="2"/>| <text:s/>161 +++</text:p>
      <text:p text:style-name="P20"><text:s/>.../lib/matlabEngineCaller_customXY/matlabEngineCaller_customXY_emxutil.h <text:s text:c="2"/>| <text:s text:c="2"/>31 +</text:p>
      <text:p text:style-name="P20"><text:s/>.../matlabEngineCaller_customXY/matlabEngineCaller_customXY_initialize.c <text:s text:c="3"/>| <text:s text:c="2"/>21 +</text:p>
      <text:p text:style-name="P20"><text:s/>.../matlabEngineCaller_customXY/matlabEngineCaller_customXY_initialize.h <text:s text:c="3"/>| <text:s text:c="2"/>26 +</text:p>
      <text:p text:style-name="P20"><text:s/>.../lib/matlabEngineCaller_customXY/matlabEngineCaller_customXY_ref.rsp <text:s text:c="4"/>| <text:s text:c="3"/>0</text:p>
      <text:p text:style-name="P20"><text:s/>.../lib/matlabEngineCaller_customXY/matlabEngineCaller_customXY_rtw.mk <text:s text:c="5"/>| <text:s/>371 +++++</text:p>
      <text:p text:style-name="P20"><text:s/>.../lib/matlabEngineCaller_customXY/matlabEngineCaller_customXY_terminate.c | <text:s text:c="2"/>22 +</text:p>
      <text:p text:style-name="P20"><text:s/>.../lib/matlabEngineCaller_customXY/matlabEngineCaller_customXY_terminate.h | <text:s text:c="2"/>26 +</text:p>
      <text:p text:style-name="P20"><text:s/>.../lib/matlabEngineCaller_customXY/matlabEngineCaller_customXY_types.h <text:s text:c="4"/>| <text:s text:c="2"/>62 +</text:p>
      <text:p text:style-name="P20"><text:s/>.../codegen/lib/matlabEngineCaller_customXY/rtw_proj.tmw <text:s text:c="19"/>| <text:s text:c="3"/>1 +</text:p>
      <text:p text:style-name="P20"><text:s/>.../codegen/lib/matlabEngineCaller_customXY/rtwtypes.h <text:s text:c="21"/>| <text:s text:c="2"/>43 +</text:p>
      <text:p text:style-name="P20"><text:s/>.../codegen/mex/matlabEngineCaller_customLayers/build.ninja <text:s text:c="16"/>| <text:s text:c="2"/>11 +-</text:p>
      <text:p text:style-name="P20"><text:s/>.../codegen/mex/matlabEngineCaller_customLayers/build/glnxa64/.ninja_deps <text:s text:c="2"/>| <text:s/>Bin 0 -&gt; 16 bytes</text:p>
      <text:p text:style-name="P20"><text:s/>.../codegen/mex/matlabEngineCaller_customLayers/build/glnxa64/.ninja_log <text:s text:c="3"/>| <text:s text:c="2"/>13 +</text:p>
      <text:p text:style-name="P20"><text:s/>.../build/glnxa64/_coder_matlabEngineCaller_customLayers_api.o <text:s text:c="13"/>| <text:s/>Bin 0 -&gt; 6616 bytes</text:p>
      <text:p text:style-name="P20"><text:s/>.../build/glnxa64/_coder_matlabEngineCaller_customLayers_info.o <text:s text:c="12"/>| <text:s/>Bin 0 -&gt; 5384 bytes</text:p>
      <text:p text:style-name="P20"><text:s/>.../build/glnxa64/_coder_matlabEngineCaller_customLayers_mex.o <text:s text:c="13"/>| <text:s/>Bin 0 -&gt; 3224 bytes</text:p>
      <text:p text:style-name="P20"><text:s/>.../codegen/mex/matlabEngineCaller_customLayers/build/glnxa64/buildLog.log <text:s/>| <text:s text:c="2"/>16 +</text:p>
      <text:p text:style-name="P20"><text:s/>.../mex/matlabEngineCaller_customLayers/build/glnxa64/c_mexapi_version.o <text:s text:c="3"/>| <text:s/>Bin 0 -&gt; 1264 bytes</text:p>
      <text:p text:style-name="P20"><text:s/>.../mex/matlabEngineCaller_customLayers/build/glnxa64/matlabCallFun.o <text:s text:c="6"/>| <text:s/>Bin 0 -&gt; 5760 bytes</text:p>
      <text:p text:style-name="P20"><text:s/>.../build/glnxa64/matlabEngineCaller_customLayers.o <text:s text:c="24"/>| <text:s/>Bin 0 -&gt; 7520 bytes</text:p>
      <text:p text:style-name="P20"><text:s/>.../build/glnxa64/matlabEngineCaller_customLayers_data.o <text:s text:c="19"/>| <text:s/>Bin 0 -&gt; 1512 bytes</text:p>
      <text:p text:style-name="P20"><text:s/>.../build/glnxa64/matlabEngineCaller_customLayers_emxutil.o <text:s text:c="16"/>| <text:s/>Bin 0 -&gt; 4136 bytes</text:p>
      <text:p text:style-name="P20"><text:s/>.../build/glnxa64/matlabEngineCaller_customLayers_initialize.o <text:s text:c="13"/>| <text:s/>Bin 0 -&gt; 2120 bytes</text:p>
      <text:p text:style-name="P20"><text:s/>.../build/glnxa64/matlabEngineCaller_customLayers_terminate.o <text:s text:c="14"/>| <text:s/>Bin 0 -&gt; 2272 bytes</text:p>
      <text:p text:style-name="P20"><text:s/>.../mex/matlabEngineCaller_customLayers/build/glnxa64/rt_nonfinite.o <text:s text:c="7"/>| <text:s/>Bin 0 -&gt; 2200 bytes</text:p>
      <text:p text:style-name="P20"><text:s/>.../codegen/mex/matlabEngineCaller_customLayers/buildInfo.mat <text:s text:c="14"/>| <text:s/>Bin 7226 -&gt; 7110 bytes</text:p>
      <text:p text:style-name="P20"><text:s/>.../codegen/mex/matlabEngineCaller_customLayers/cfiGuiReport.mat <text:s text:c="11"/>| <text:s/>Bin 37306 -&gt; 39785 bytes</text:p>
      <text:p text:style-name="P20"><text:s/>.../codegen/mex/matlabEngineCaller_customLayers/gcGuiReport.mat <text:s text:c="12"/>| <text:s/>Bin 0 -&gt; 38402 bytes</text:p>
      <text:p text:style-name="P20"><text:s/>.../codegen/mex/matlabEngineCaller_customLayers/html/report.mldatx <text:s text:c="9"/>| <text:s/>Bin 72368 -&gt; 73290 bytes</text:p>
      <text:p text:style-name="P20"><text:s/>.../interface/_coder_matlabEngineCaller_customLayers_api.c <text:s text:c="17"/>| <text:s/>159 +--</text:p>
      <text:p text:style-name="P20"><text:s/>.../interface/_coder_matlabEngineCaller_customLayers_api.h <text:s text:c="17"/>| <text:s text:c="3"/>1 -</text:p>
      <text:p text:style-name="P20"><text:s/>.../interface/_coder_matlabEngineCaller_customLayers_info.c <text:s text:c="16"/>| <text:s text:c="2"/>24 +-</text:p>
      <text:p text:style-name="P20"><text:s/>.../interface/_coder_matlabEngineCaller_customLayers_mex.c <text:s text:c="17"/>| <text:s text:c="2"/>14 +-</text:p>
      <text:p text:style-name="P20"><text:s/>.../interface/_coder_matlabEngineCaller_customLayers_mex.h <text:s text:c="17"/>| <text:s text:c="3"/>3 +-</text:p>
      <text:p text:style-name="P20"><text:s/>.../mex/matlabEngineCaller_customLayers/matlabEngineCaller_customLayers.c <text:s text:c="2"/>| <text:s/>211 ++-</text:p>
      <text:p text:style-name="P20"><text:s/>.../mex/matlabEngineCaller_customLayers/matlabEngineCaller_customLayers.h <text:s text:c="2"/>| <text:s text:c="3"/>8 +-</text:p>
      <text:p text:style-name="P20"><text:s/>.../matlabEngineCaller_customLayers/matlabEngineCaller_customLayers_data.c <text:s/>| <text:s text:c="3"/>2 -</text:p>
      <text:p text:style-name="P20"><text:s/>.../matlabEngineCaller_customLayers/matlabEngineCaller_customLayers_data.h <text:s/>| <text:s text:c="3"/>2 -</text:p>
      <text:p text:style-name="P20"><text:s/>.../matlabEngineCaller_customLayers_emxutil.c <text:s text:c="30"/>| <text:s text:c="2"/>93 +-</text:p>
      <text:p text:style-name="P20"><text:s/>.../matlabEngineCaller_customLayers_emxutil.h <text:s text:c="30"/>| <text:s text:c="3"/>7 +-</text:p>
      <text:p text:style-name="P20"><text:s/>.../matlabEngineCaller_customLayers_initialize.c <text:s text:c="27"/>| <text:s text:c="2"/>62 +-</text:p>
      <text:p text:style-name="P20"><text:s/>.../matlabEngineCaller_customLayers_initialize.h <text:s text:c="27"/>| <text:s text:c="3"/>1 -</text:p>
      <text:p text:style-name="P20"><text:s/>.../matlabEngineCaller_customLayers/matlabEngineCaller_customLayers_mex.map | <text:s text:c="3"/>3 +</text:p>
      <text:p text:style-name="P20"><text:s/>.../matlabEngineCaller_customLayers_mex.mexa64 <text:s text:c="29"/>| <text:s/>Bin 0 -&gt; 30936 bytes</text:p>
      <text:p text:style-name="P20"><text:s/>.../matlabEngineCaller_customLayers_terminate.c <text:s text:c="28"/>| <text:s text:c="3"/>3 -</text:p>
      <text:p text:style-name="P20"><text:s/>.../matlabEngineCaller_customLayers_terminate.h <text:s text:c="28"/>| <text:s text:c="3"/>1 -</text:p>
      <text:p text:style-name="P20"><text:s/>.../matlabEngineCaller_customLayers/matlabEngineCaller_customLayers_types.h | <text:s text:c="2"/>21 +</text:p>
      <text:p text:style-name="P20"><text:soft-page-break/><text:s/>.../codegen/mex/matlabEngineCaller_customXY/build.ninja <text:s text:c="20"/>| <text:s text:c="2"/>50 +</text:p>
      <text:p text:style-name="P20"><text:s/>.../codegen/mex/matlabEngineCaller_customXY/build/glnxa64/.ninja_deps <text:s text:c="6"/>| <text:s/>Bin 0 -&gt; 16 bytes</text:p>
      <text:p text:style-name="P20"><text:s/>.../codegen/mex/matlabEngineCaller_customXY/build/glnxa64/.ninja_log <text:s text:c="7"/>| <text:s text:c="2"/>13 +</text:p>
      <text:p text:style-name="P20"><text:s/>.../build/glnxa64/_coder_matlabEngineCaller_customXY_api.o <text:s text:c="17"/>| <text:s/>Bin 0 -&gt; 6584 bytes</text:p>
      <text:p text:style-name="P20"><text:s/>.../build/glnxa64/_coder_matlabEngineCaller_customXY_info.o <text:s text:c="16"/>| <text:s/>Bin 0 -&gt; 5584 bytes</text:p>
      <text:p text:style-name="P20"><text:s/>.../build/glnxa64/_coder_matlabEngineCaller_customXY_mex.o <text:s text:c="17"/>| <text:s/>Bin 0 -&gt; 3304 bytes</text:p>
      <text:p text:style-name="P20"><text:s/>.../codegen/mex/matlabEngineCaller_customXY/build/glnxa64/buildLog.log <text:s text:c="5"/>| <text:s text:c="2"/>16 +</text:p>
      <text:p text:style-name="P20"><text:s/>.../mex/matlabEngineCaller_customXY/build/glnxa64/c_mexapi_version.o <text:s text:c="7"/>| <text:s/>Bin 0 -&gt; 1264 bytes</text:p>
      <text:p text:style-name="P20"><text:s/>.../codegen/mex/matlabEngineCaller_customXY/build/glnxa64/matlabCallFun.o <text:s text:c="2"/>| <text:s/>Bin 0 -&gt; 5760 bytes</text:p>
      <text:p text:style-name="P20"><text:s/>.../matlabEngineCaller_customXY/build/glnxa64/matlabEngineCaller_customXY.o | <text:s/>Bin 0 -&gt; 8264 bytes</text:p>
      <text:p text:style-name="P20"><text:s/>.../build/glnxa64/matlabEngineCaller_customXY_data.o <text:s text:c="23"/>| <text:s/>Bin 0 -&gt; 1552 bytes</text:p>
      <text:p text:style-name="P20"><text:s/>.../build/glnxa64/matlabEngineCaller_customXY_emxutil.o <text:s text:c="20"/>| <text:s/>Bin 0 -&gt; 4136 bytes</text:p>
      <text:p text:style-name="P20"><text:s/>.../build/glnxa64/matlabEngineCaller_customXY_initialize.o <text:s text:c="17"/>| <text:s/>Bin 0 -&gt; 4256 bytes</text:p>
      <text:p text:style-name="P20"><text:s/>.../build/glnxa64/matlabEngineCaller_customXY_terminate.o <text:s text:c="18"/>| <text:s/>Bin 0 -&gt; 2416 bytes</text:p>
      <text:p text:style-name="P20"><text:s/>.../codegen/mex/matlabEngineCaller_customXY/build/glnxa64/rt_nonfinite.o <text:s text:c="3"/>| <text:s/>Bin 0 -&gt; 2200 bytes</text:p>
      <text:p text:style-name="P20"><text:s/>.../codegen/mex/matlabEngineCaller_customXY/buildInfo.mat <text:s text:c="18"/>| <text:s/>Bin 0 -&gt; 7068 bytes</text:p>
      <text:p text:style-name="P20"><text:s/>.../codegen/mex/matlabEngineCaller_customXY/cfiGuiReport.mat <text:s text:c="15"/>| <text:s/>Bin 0 -&gt; 39280 bytes</text:p>
      <text:p text:style-name="P20"><text:s/>.../codegen/mex/matlabEngineCaller_customXY/html/report.mldatx <text:s text:c="13"/>| <text:s/>Bin 0 -&gt; 77086 bytes</text:p>
      <text:p text:style-name="P20"><text:s/>.../interface/_coder_matlabEngineCaller_customXY_api.c <text:s text:c="21"/>| <text:s/>231 +++</text:p>
      <text:p text:style-name="P20"><text:s/>.../interface/_coder_matlabEngineCaller_customXY_api.h <text:s text:c="21"/>| <text:s text:c="2"/>29 +</text:p>
      <text:p text:style-name="P20"><text:s/>.../interface/_coder_matlabEngineCaller_customXY_info.c <text:s text:c="20"/>| <text:s text:c="2"/>75 +</text:p>
      <text:p text:style-name="P20"><text:s/>.../interface/_coder_matlabEngineCaller_customXY_info.h <text:s text:c="20"/>| <text:s text:c="2"/>20 +</text:p>
      <text:p text:style-name="P20"><text:s/>.../interface/_coder_matlabEngineCaller_customXY_mex.c <text:s text:c="21"/>| <text:s text:c="2"/>82 ++</text:p>
      <text:p text:style-name="P20"><text:s/>.../interface/_coder_matlabEngineCaller_customXY_mex.h <text:s text:c="21"/>| <text:s text:c="2"/>32 +</text:p>
      <text:p text:style-name="P20"><text:s/>.../codegen/mex/matlabEngineCaller_customXY/matlabEngineCaller_customXY.c <text:s text:c="2"/>| <text:s/>300 ++++</text:p>
      <text:p text:style-name="P20"><text:s/>.../codegen/mex/matlabEngineCaller_customXY/matlabEngineCaller_customXY.h <text:s text:c="2"/>| <text:s text:c="2"/>31 +</text:p>
      <text:p text:style-name="P20"><text:s/>.../mex/matlabEngineCaller_customXY/matlabEngineCaller_customXY_data.c <text:s text:c="5"/>| <text:s text:c="2"/>33 +</text:p>
      <text:p text:style-name="P20"><text:s/>.../mex/matlabEngineCaller_customXY/matlabEngineCaller_customXY_data.h <text:s text:c="5"/>| <text:s text:c="2"/>31 +</text:p>
      <text:p text:style-name="P20"><text:s/>.../mex/matlabEngineCaller_customXY/matlabEngineCaller_customXY_emxutil.c <text:s text:c="2"/>| <text:s/>204 +++</text:p>
      <text:p text:style-name="P20"><text:s/>.../mex/matlabEngineCaller_customXY/matlabEngineCaller_customXY_emxutil.h <text:s text:c="2"/>| <text:s text:c="2"/>39 +</text:p>
      <text:p text:style-name="P20"><text:s/>.../matlabEngineCaller_customXY/matlabEngineCaller_customXY_initialize.c <text:s text:c="3"/>| <text:s text:c="2"/>94 ++</text:p>
      <text:p text:style-name="P20"><text:s/>.../matlabEngineCaller_customXY/matlabEngineCaller_customXY_initialize.h <text:s text:c="3"/>| <text:s text:c="2"/>28 +</text:p>
      <text:p text:style-name="P20"><text:s/>.../mex/matlabEngineCaller_customXY/matlabEngineCaller_customXY_mex.map <text:s text:c="4"/>| <text:s text:c="2"/>18 +</text:p>
      <text:p text:style-name="P20"><text:s/>.../mex/matlabEngineCaller_customXY/matlabEngineCaller_customXY_mex.mexa64 <text:s/>| <text:s/>Bin 0 -&gt; 35720 bytes</text:p>
      <text:p text:style-name="P20"><text:s/>.../mex/matlabEngineCaller_customXY/matlabEngineCaller_customXY_mex.sh <text:s text:c="5"/>| <text:s text:c="3"/>1 +</text:p>
      <text:p text:style-name="P20"><text:s/>.../mex/matlabEngineCaller_customXY/matlabEngineCaller_customXY_terminate.c | <text:s text:c="2"/>50 +</text:p>
      <text:p text:style-name="P20"><text:s/>.../mex/matlabEngineCaller_customXY/matlabEngineCaller_customXY_terminate.h | <text:s text:c="2"/>29 +</text:p>
      <text:p text:style-name="P20"><text:s/>.../mex/matlabEngineCaller_customXY/matlabEngineCaller_customXY_types.h <text:s text:c="4"/>| <text:s text:c="2"/>60 +</text:p>
      <text:p text:style-name="P20"><text:s/>.../codegen/mex/matlabEngineCaller_customXY/rt_nonfinite.c <text:s text:c="17"/>| <text:s text:c="2"/>31 +</text:p>
      <text:p text:style-name="P20"><text:s/>.../codegen/mex/matlabEngineCaller_customXY/rt_nonfinite.h <text:s text:c="17"/>| <text:s text:c="2"/>36 +</text:p>
      <text:p text:style-name="P20"><text:s/>.../codegen/mex/matlabEngineCaller_customXY/rtwtypes.h <text:s text:c="21"/>| <text:s text:c="2"/>27 +</text:p>
      <text:p text:style-name="P20"><text:s/>targetFunctions/common/matlabEngineCaller_customLayers/debugMfile.m <text:s text:c="8"/>| <text:s text:c="3"/>2 +-</text:p>
      <text:p text:style-name="P20"><text:s/>targetFunctions/common/matlabEngineCaller_customLayers/debugMfile2.m <text:s text:c="7"/>| <text:s text:c="3"/>7 +</text:p>
      <text:p text:style-name="P20"><text:s/>targetFunctions/common/matlabEngineCaller_customLayers/debugMfileXY.m <text:s text:c="6"/>| <text:s text:c="3"/>7 +</text:p>
      <text:p text:style-name="P20"><text:s/>.../matlabEngineCaller_customLayers/matlabEngineCaller_customLayers.m <text:s text:c="6"/>| <text:s text:c="2"/>11 +-</text:p>
      <text:p text:style-name="P20"><text:s/>.../matlabEngineCaller_customLayers/matlabEngineCaller_customLayers.prj <text:s text:c="4"/>| <text:s/>160 +--</text:p>
      <text:p text:style-name="P20"><text:s/>.../matlabEngineCaller_customLayers_mex.mexa64 <text:s text:c="29"/>| <text:s/>Bin 0 -&gt; 30936 bytes</text:p>
      <text:p text:style-name="P20"><text:s/>.../common/matlabEngineCaller_customLayers/matlabEngineCaller_customXY.m <text:s text:c="3"/>| <text:s text:c="2"/>89 ++</text:p>
      <text:p text:style-name="P20"><text:s/>.../matlabEngineCaller_customLayers/matlabEngineCaller_customXY.mexa64 <text:s text:c="5"/>| <text:s/>Bin 0 -&gt; 48080 bytes</text:p>
      <text:p text:style-name="P20"><text:s/>.../common/matlabEngineCaller_customLayers/matlabEngineCaller_customXY.prj <text:s/>| 1161 ++++++++++++++++</text:p>
      <text:p text:style-name="P20"><text:s/>.../matlabEngineCaller_customLayers/matlabEngineCaller_customXY_mex.mexa64 <text:s/>| <text:s/>Bin 0 -&gt; 35720 bytes</text:p>
      <text:p text:style-name="P20"><text:s/>targetFunctions/common/matlabEngineCaller_customLayers/mlMain.m <text:s text:c="12"/>| <text:s text:c="2"/>28 +-</text:p>
      <text:p text:style-name="P20"><text:s/>targetFunctions/common/matlabEngineCaller_customLayers/mlMainXY.m <text:s text:c="10"/>| <text:s text:c="2"/>17 +</text:p>
      <text:p text:style-name="P20"><text:s/>.../tmwExampleNew/codegen/mex/matlabEngineCaller_customLayers/buildInfo.mat | <text:s/>Bin 6956 -&gt; 0 bytes</text:p>
      <text:p text:style-name="P20"><text:s/>.../codegen/mex/matlabEngineCaller_customLayers/c_mexapi_version.c <text:s text:c="9"/>| <text:s text:c="2"/>13 -</text:p>
      <text:p text:style-name="P20"><text:s/>.../codegen/mex/matlabEngineCaller_customLayers/cfiGuiReport.mat <text:s text:c="11"/>| <text:s/>Bin 37062 -&gt; 0 bytes</text:p>
      <text:p text:style-name="P20"><text:s/>.../codegen/mex/matlabEngineCaller_customLayers/html/report.mldatx <text:s text:c="9"/>| <text:s/>Bin 56212 -&gt; 0 bytes</text:p>
      <text:p text:style-name="P20"><text:soft-page-break/><text:s/>.../matlabEngineCaller_customLayers/matlabEngineCaller_customLayers_mex.sh <text:s/>| <text:s text:c="2"/>30 -</text:p>
      <text:p text:style-name="P20"><text:s/>.../codegen/mex/matlabEngineCaller_customLayers/rt_nonfinite.h <text:s text:c="13"/>| <text:s text:c="2"/>25 -</text:p>
      <text:p text:style-name="P20"><text:s/>.../common/matlabEngineCaller_customLayers/tmwExampleNew/debugMfile.m <text:s text:c="6"/>| <text:s text:c="3"/>7 -</text:p>
      <text:p text:style-name="P20"><text:s/>targetFunctions/standard_TF/standardTF_custXY/call_customXY.m <text:s text:c="14"/>| <text:s text:c="2"/>12 +-</text:p>
      <text:p text:style-name="P20"><text:s/>.../standard_TF/standardTF_custXY/standardTF_custXY_paraPoints.m <text:s text:c="11"/>| <text:s/>117 ++</text:p>
      <text:p text:style-name="P20"><text:s/>targetFunctions/standard_TF/standardTF_custXY_reflectivityCalculation.m <text:s text:c="4"/>| <text:s text:c="2"/>92 +-</text:p>
      <text:p text:style-name="P20"><text:s/>targetFunctions/standard_TF/standardTF_reflectivityCalculation.m <text:s text:c="11"/>| <text:s text:c="2"/>10 +-</text:p>
      <text:p text:style-name="P20"><text:s/>tests/DPPC_gaus_mod_as_custLay_resample.m <text:s text:c="34"/>| <text:s text:c="3"/>5 +-</text:p>
      <text:p text:style-name="P20"><text:s/>tests/customMonolayer_airLiquid.mlx <text:s text:c="40"/>| <text:s/>Bin 14352 -&gt; 29496 bytes</text:p>
      <text:p text:style-name="P20"><text:s/>tests/customXY.mlx <text:s text:c="57"/>| <text:s/>Bin 0 -&gt; 26968 bytes</text:p>
      <text:p text:style-name="P20"><text:s/>tests/standardLayer_airLiquid.mlx <text:s text:c="42"/>| <text:s/>Bin 29299 -&gt; 31112 bytes</text:p>
      <text:p text:style-name="P20"><text:s/>938 files changed, 27809 insertions(+), 5017 deletions(-)</text:p>
      <text:p text:style-name="P20"><text:s/>create mode 100644 API/reflectivity_calculation/codegen/mex/reflectivity_calculation/build/glnxa64/matlabEngineCaller_customLayers.o</text:p>
      <text:p text:style-name="P20"><text:s/>create mode 100644 API/reflectivity_calculation/codegen/mex/reflectivity_calculation/build/glnxa64/standardTF_custXY_reflectivityCalculation.o</text:p>
      <text:p text:style-name="P20"><text:s/>create mode 100644 API/reflectivity_calculation/codegen/mex/reflectivity_calculation/build/glnxa64/standardTF_custXY_single.o</text:p>
      <text:p text:style-name="P20"><text:s/>create mode 100644 API/reflectivity_calculation/codegen/mex/reflectivity_calculation/build/glnxa64/standardTF_reflectivityCalculation.o</text:p>
      <text:p text:style-name="P20"><text:s/>create mode 100644 API/reflectivity_calculation/codegen/mex/reflectivity_calculation/matlabEngineCaller_customLayers.c</text:p>
      <text:p text:style-name="P20"><text:s/>create mode 100644 API/reflectivity_calculation/codegen/mex/reflectivity_calculation/matlabEngineCaller_customLayers.h</text:p>
      <text:p text:style-name="P20"><text:s/>create mode 100644 API/reflectivity_calculation/codegen/mex/reflectivity_calculation/standardTF_custXY_reflectivityCalculation.c</text:p>
      <text:p text:style-name="P20"><text:s/>create mode 100644 API/reflectivity_calculation/codegen/mex/reflectivity_calculation/standardTF_custXY_reflectivityCalculation.h</text:p>
      <text:p text:style-name="P20"><text:s/>create mode 100644 API/reflectivity_calculation/codegen/mex/reflectivity_calculation/standardTF_custXY_single.c</text:p>
      <text:p text:style-name="P20"><text:s/>create mode 100644 API/reflectivity_calculation/codegen/mex/reflectivity_calculation/standardTF_custXY_single.h</text:p>
      <text:p text:style-name="P20"><text:s/>create mode 100644 API/reflectivity_calculation/codegen/mex/reflectivity_calculation/standardTF_reflectivityCalculation.c</text:p>
      <text:p text:style-name="P20"><text:s/>create mode 100644 API/reflectivity_calculation/codegen/mex/reflectivity_calculation/standardTF_reflectivityCalculation.h</text:p>
      <text:p text:style-name="P20"><text:s/>create mode 100644 Sandbox/matlabEngineCaller/Model_IIb.m</text:p>
      <text:p text:style-name="P20"><text:s/>create mode 100644 Sandbox/matlabEngineCaller/debugMain.m</text:p>
      <text:p text:style-name="P20"><text:s/>create mode 100644 Sandbox/matlabEngineCaller/debugVars.mat</text:p>
      <text:p text:style-name="P20"><text:s/>create mode 100755 Sandbox/matlabEngineCaller/matlabEngineCaller_customLayers.mexa64</text:p>
      <text:p text:style-name="P20"><text:s/>delete mode 100755 Sandbox/matlabEngineCaller/matlabEngineCaller_customLayers_mex.mexa64</text:p>
      <text:p text:style-name="P20"><text:s/>rename Sandbox/matlabEngineCaller/{debugMfile.m =&gt; old/%debugMfile.m} (100%)</text:p>
      <text:p text:style-name="P20"><text:s/>rename Sandbox/matlabEngineCaller/{mlMain.m =&gt; old/%mlMain.m} (95%)</text:p>
      <text:p text:style-name="P20"><text:s/>create mode 100755 Sandbox/matlabEngineCaller/old/matlabEngineCaller_customLayers_mex.mexa64</text:p>
      <text:p text:style-name="P20"><text:s/>create mode 100644 Sandbox/matlabEngineCaller/tmwExampleNew/codegen/lib/matlabEngineCaller_customXY/buildInfo.mat</text:p>
      <text:p text:style-name="P20"><text:s/>create mode 100644 Sandbox/matlabEngineCaller/tmwExampleNew/codegen/lib/matlabEngineCaller_customXY/codeInfo.mat</text:p>
      <text:p text:style-name="P20"><text:s/>create mode 100644 Sandbox/matlabEngineCaller/tmwExampleNew/codegen/lib/matlabEngineCaller_customXY/compileInfo.mat</text:p>
      <text:p text:style-name="P20"><text:s/>create mode 100644 Sandbox/matlabEngineCaller/tmwExampleNew/codegen/lib/matlabEngineCaller_customXY/examples/main.c</text:p>
      <text:p text:style-name="P20"><text:s/>create mode 100644 Sandbox/matlabEngineCaller/tmwExampleNew/codegen/lib/matlabEngineCaller_customXY/examples/main.h</text:p>
      <text:p text:style-name="P20"><text:s/>create mode 100644 Sandbox/matlabEngineCaller/tmwExampleNew/codegen/lib/matlabEngineCaller_customXY/gcGuiReport.mat</text:p>
      <text:p text:style-name="P20"><text:s/>create mode 100644 Sandbox/matlabEngineCaller/tmwExampleNew/codegen/lib/matlabEngineCaller_customXY/html/report.mldatx</text:p>
      <text:p text:style-name="P20"><text:s/>create mode 100644 Sandbox/matlabEngineCaller/tmwExampleNew/codegen/lib/matlabEngineCaller_customXY/interface/_coder_matlabEngineCaller_customXY_api.c</text:p>
      <text:p text:style-name="P20"><text:s/>create mode 100644 Sandbox/matlabEngineCaller/tmwExampleNew/codegen/lib/matlabEngineCaller_customXY/interface/_coder_matlabEngineCaller_customXY_api.h</text:p>
      <text:p text:style-name="P20"><text:s/>create mode 100644 Sandbox/matlabEngineCaller/tmwExampleNew/codegen/lib/matlabEngineCaller_customXY/interface/_coder_matlabEngineCaller_customXY_info.c</text:p>
      <text:p text:style-name="P20"><text:soft-page-break/><text:s/>create mode 100644 Sandbox/matlabEngineCaller/tmwExampleNew/codegen/lib/matlabEngineCaller_customXY/interface/_coder_matlabEngineCaller_customXY_info.h</text:p>
      <text:p text:style-name="P20"><text:s/>create mode 100644 Sandbox/matlabEngineCaller/tmwExampleNew/codegen/lib/matlabEngineCaller_customXY/interface/_coder_matlabEngineCaller_customXY_mex.c</text:p>
      <text:p text:style-name="P20"><text:s/>create mode 100644 Sandbox/matlabEngineCaller/tmwExampleNew/codegen/lib/matlabEngineCaller_customXY/interface/_coder_matlabEngineCaller_customXY_mex.h</text:p>
      <text:p text:style-name="P20"><text:s/>create mode 100644 Sandbox/matlabEngineCaller/tmwExampleNew/codegen/lib/matlabEngineCaller_customXY/matlabEngineCaller_customXY.c</text:p>
      <text:p text:style-name="P20"><text:s/>create mode 100644 Sandbox/matlabEngineCaller/tmwExampleNew/codegen/lib/matlabEngineCaller_customXY/matlabEngineCaller_customXY.h</text:p>
      <text:p text:style-name="P20"><text:s/>create mode 100644 Sandbox/matlabEngineCaller/tmwExampleNew/codegen/lib/matlabEngineCaller_customXY/matlabEngineCaller_customXY_emxAPI.c</text:p>
      <text:p text:style-name="P20"><text:s/>create mode 100644 Sandbox/matlabEngineCaller/tmwExampleNew/codegen/lib/matlabEngineCaller_customXY/matlabEngineCaller_customXY_emxAPI.h</text:p>
      <text:p text:style-name="P20"><text:s/>create mode 100644 Sandbox/matlabEngineCaller/tmwExampleNew/codegen/lib/matlabEngineCaller_customXY/matlabEngineCaller_customXY_emxutil.c</text:p>
      <text:p text:style-name="P20"><text:s/>create mode 100644 Sandbox/matlabEngineCaller/tmwExampleNew/codegen/lib/matlabEngineCaller_customXY/matlabEngineCaller_customXY_emxutil.h</text:p>
      <text:p text:style-name="P20"><text:s/>create mode 100644 Sandbox/matlabEngineCaller/tmwExampleNew/codegen/lib/matlabEngineCaller_customXY/matlabEngineCaller_customXY_initialize.c</text:p>
      <text:p text:style-name="P20"><text:s/>create mode 100644 Sandbox/matlabEngineCaller/tmwExampleNew/codegen/lib/matlabEngineCaller_customXY/matlabEngineCaller_customXY_initialize.h</text:p>
      <text:p text:style-name="P20"><text:s/>rename targetFunctions/common/matlabEngineCaller_customLayers/tmwExample/example_loop_single/codegen/lib/matlabEngineCaller_customLayers/matlabEngineCaller_customLayers_ref.rsp =&gt; Sandbox/matlabEngineCaller/tmwExampleNew/codegen/lib/matlabEngineCaller_customXY/matlabEngineCaller_customXY_ref.rsp (100%)</text:p>
      <text:p text:style-name="P20"><text:s/>create mode 100644 Sandbox/matlabEngineCaller/tmwExampleNew/codegen/lib/matlabEngineCaller_customXY/matlabEngineCaller_customXY_rtw.mk</text:p>
      <text:p text:style-name="P20"><text:s/>create mode 100644 Sandbox/matlabEngineCaller/tmwExampleNew/codegen/lib/matlabEngineCaller_customXY/matlabEngineCaller_customXY_terminate.c</text:p>
      <text:p text:style-name="P20"><text:s/>create mode 100644 Sandbox/matlabEngineCaller/tmwExampleNew/codegen/lib/matlabEngineCaller_customXY/matlabEngineCaller_customXY_terminate.h</text:p>
      <text:p text:style-name="P20"><text:s/>create mode 100644 Sandbox/matlabEngineCaller/tmwExampleNew/codegen/lib/matlabEngineCaller_customXY/matlabEngineCaller_customXY_types.h</text:p>
      <text:p text:style-name="P20"><text:s/>create mode 100644 Sandbox/matlabEngineCaller/tmwExampleNew/codegen/lib/matlabEngineCaller_customXY/rtw_proj.tmw</text:p>
      <text:p text:style-name="P20"><text:s/>create mode 100644 Sandbox/matlabEngineCaller/tmwExampleNew/codegen/lib/matlabEngineCaller_customXY/rtwtypes.h</text:p>
      <text:p text:style-name="P20"><text:s/>create mode 100644 Sandbox/matlabEngineCaller/tmwExampleNew/codegen/mex/matlabEngineCaller_customLayers/build.ninja</text:p>
      <text:p text:style-name="P20"><text:s/>create mode 100644 Sandbox/matlabEngineCaller/tmwExampleNew/codegen/mex/matlabEngineCaller_customLayers/build/glnxa64/.ninja_deps</text:p>
      <text:p text:style-name="P20"><text:s/>create mode 100644 Sandbox/matlabEngineCaller/tmwExampleNew/codegen/mex/matlabEngineCaller_customLayers/build/glnxa64/.ninja_log</text:p>
      <text:p text:style-name="P20"><text:s/>create mode 100644 Sandbox/matlabEngineCaller/tmwExampleNew/codegen/mex/matlabEngineCaller_customLayers/build/glnxa64/_coder_matlabEngineCaller_customLayers_api.o</text:p>
      <text:p text:style-name="P20"><text:s/>create mode 100644 Sandbox/matlabEngineCaller/tmwExampleNew/codegen/mex/matlabEngineCaller_customLayers/build/glnxa64/_coder_matlabEngineCaller_customLayers_info.o</text:p>
      <text:p text:style-name="P20"><text:s/>create mode 100644 Sandbox/matlabEngineCaller/tmwExampleNew/codegen/mex/matlabEngineCaller_customLayers/build/glnxa64/_coder_matlabEngineCaller_customLayers_mex.o</text:p>
      <text:p text:style-name="P20"><text:s/>create mode 100644 Sandbox/matlabEngineCaller/tmwExampleNew/codegen/mex/matlabEngineCaller_customLayers/build/glnxa64/buildLog.log</text:p>
      <text:p text:style-name="P20"><text:s/>create mode 100644 Sandbox/matlabEngineCaller/tmwExampleNew/codegen/mex/matlabEngineCaller_customLayers/build/glnxa64/c_mexapi_version.o</text:p>
      <text:p text:style-name="P20"><text:soft-page-break/><text:s/>create mode 100644 Sandbox/matlabEngineCaller/tmwExampleNew/codegen/mex/matlabEngineCaller_customLayers/build/glnxa64/matlabCallFun.o</text:p>
      <text:p text:style-name="P20"><text:s/>create mode 100644 Sandbox/matlabEngineCaller/tmwExampleNew/codegen/mex/matlabEngineCaller_customLayers/build/glnxa64/matlabEngineCaller_customLayers.o</text:p>
      <text:p text:style-name="P20"><text:s/>create mode 100644 Sandbox/matlabEngineCaller/tmwExampleNew/codegen/mex/matlabEngineCaller_customLayers/build/glnxa64/matlabEngineCaller_customLayers_data.o</text:p>
      <text:p text:style-name="P20"><text:s/>create mode 100644 Sandbox/matlabEngineCaller/tmwExampleNew/codegen/mex/matlabEngineCaller_customLayers/build/glnxa64/matlabEngineCaller_customLayers_emxutil.o</text:p>
      <text:p text:style-name="P20"><text:s/>create mode 100644 Sandbox/matlabEngineCaller/tmwExampleNew/codegen/mex/matlabEngineCaller_customLayers/build/glnxa64/matlabEngineCaller_customLayers_initialize.o</text:p>
      <text:p text:style-name="P20"><text:s/>create mode 100644 Sandbox/matlabEngineCaller/tmwExampleNew/codegen/mex/matlabEngineCaller_customLayers/build/glnxa64/matlabEngineCaller_customLayers_terminate.o</text:p>
      <text:p text:style-name="P20"><text:s/>create mode 100644 Sandbox/matlabEngineCaller/tmwExampleNew/codegen/mex/matlabEngineCaller_customLayers/build/glnxa64/rt_nonfinite.o</text:p>
      <text:p text:style-name="P20"><text:s/>create mode 100644 Sandbox/matlabEngineCaller/tmwExampleNew/codegen/mex/matlabEngineCaller_customLayers/buildInfo.mat</text:p>
      <text:p text:style-name="P20"><text:s/>create mode 100644 Sandbox/matlabEngineCaller/tmwExampleNew/codegen/mex/matlabEngineCaller_customLayers/cfiGuiReport.mat</text:p>
      <text:p text:style-name="P20"><text:s/>create mode 100644 Sandbox/matlabEngineCaller/tmwExampleNew/codegen/mex/matlabEngineCaller_customLayers/gcGuiReport.mat</text:p>
      <text:p text:style-name="P20"><text:s/>create mode 100644 Sandbox/matlabEngineCaller/tmwExampleNew/codegen/mex/matlabEngineCaller_customLayers/html/report.mldatx</text:p>
      <text:p text:style-name="P20"><text:s/>create mode 100644 Sandbox/matlabEngineCaller/tmwExampleNew/codegen/mex/matlabEngineCaller_customLayers/interface/_coder_matlabEngineCaller_customLayers_api.c</text:p>
      <text:p text:style-name="P20"><text:s/>create mode 100644 Sandbox/matlabEngineCaller/tmwExampleNew/codegen/mex/matlabEngineCaller_customLayers/interface/_coder_matlabEngineCaller_customLayers_api.h</text:p>
      <text:p text:style-name="P20"><text:s/>create mode 100644 Sandbox/matlabEngineCaller/tmwExampleNew/codegen/mex/matlabEngineCaller_customLayers/interface/_coder_matlabEngineCaller_customLayers_info.c</text:p>
      <text:p text:style-name="P20"><text:s/>rename {targetFunctions/common/matlabEngineCaller_customLayers =&gt; Sandbox/matlabEngineCaller}/tmwExampleNew/codegen/mex/matlabEngineCaller_customLayers/interface/_coder_matlabEngineCaller_customLayers_info.h (57%)</text:p>
      <text:p text:style-name="P20"><text:s/>create mode 100644 Sandbox/matlabEngineCaller/tmwExampleNew/codegen/mex/matlabEngineCaller_customLayers/interface/_coder_matlabEngineCaller_customLayers_mex.c</text:p>
      <text:p text:style-name="P20"><text:s/>create mode 100644 Sandbox/matlabEngineCaller/tmwExampleNew/codegen/mex/matlabEngineCaller_customLayers/interface/_coder_matlabEngineCaller_customLayers_mex.h</text:p>
      <text:p text:style-name="P20"><text:s/>rename {targetFunctions/common/matlabEngineCaller_customLayers =&gt; Sandbox/matlabEngineCaller}/tmwExampleNew/codegen/mex/matlabEngineCaller_customLayers/matlabCallFun.o (100%)</text:p>
      <text:p text:style-name="P20"><text:s/>create mode 100644 Sandbox/matlabEngineCaller/tmwExampleNew/codegen/mex/matlabEngineCaller_customLayers/matlabEngineCaller_customLayers.c</text:p>
      <text:p text:style-name="P20"><text:s/>create mode 100644 Sandbox/matlabEngineCaller/tmwExampleNew/codegen/mex/matlabEngineCaller_customLayers/matlabEngineCaller_customLayers.h</text:p>
      <text:p text:style-name="P20"><text:s/>create mode 100644 Sandbox/matlabEngineCaller/tmwExampleNew/codegen/mex/matlabEngineCaller_customLayers/matlabEngineCaller_customLayers_data.c</text:p>
      <text:p text:style-name="P20"><text:s/>create mode 100644 Sandbox/matlabEngineCaller/tmwExampleNew/codegen/mex/matlabEngineCaller_customLayers/matlabEngineCaller_customLayers_data.h</text:p>
      <text:p text:style-name="P20"><text:s/>create mode 100644 Sandbox/matlabEngineCaller/tmwExampleNew/codegen/mex/matlabEngineCaller_customLayers/matlabEngineCaller_customLayers_emxutil.c</text:p>
      <text:p text:style-name="P20"><text:s/>create mode 100644 Sandbox/matlabEngineCaller/tmwExampleNew/codegen/mex/matlabEngineCaller_customLayers/matlabEngineCaller_customLayers_emxutil.h</text:p>
      <text:p text:style-name="P20"><text:s/>create mode 100644 Sandbox/matlabEngineCaller/tmwExampleNew/codegen/mex/matlabEngineCaller_customLayers/matlabEngineCaller_customLayers_initialize.c</text:p>
      <text:p text:style-name="P20"><text:s/>create mode 100644 Sandbox/matlabEngineCaller/tmwExampleNew/codegen/mex/matlabEngineCaller_customLayers/matlabEngineCaller_customLayers_initialize.h</text:p>
      <text:p text:style-name="P20"><text:soft-page-break/><text:s/>create mode 100644 Sandbox/matlabEngineCaller/tmwExampleNew/codegen/mex/matlabEngineCaller_customLayers/matlabEngineCaller_customLayers_mex.map</text:p>
      <text:p text:style-name="P20"><text:s/>create mode 100755 Sandbox/matlabEngineCaller/tmwExampleNew/codegen/mex/matlabEngineCaller_customLayers/matlabEngineCaller_customLayers_mex.mexa64</text:p>
      <text:p text:style-name="P20"><text:s/>rename {targetFunctions/common/matlabEngineCaller_customLayers =&gt; Sandbox/matlabEngineCaller}/tmwExampleNew/codegen/mex/matlabEngineCaller_customLayers/matlabEngineCaller_customLayers_mex.mk (100%)</text:p>
      <text:p text:style-name="P20"><text:s/>rename {targetFunctions/common/matlabEngineCaller_customLayers/tmwExample/example_single =&gt; Sandbox/matlabEngineCaller/tmwExampleNew}/codegen/mex/matlabEngineCaller_customLayers/matlabEngineCaller_customLayers_mex.mki (100%)</text:p>
      <text:p text:style-name="P20"><text:s/>create mode 100755 Sandbox/matlabEngineCaller/tmwExampleNew/codegen/mex/matlabEngineCaller_customLayers/matlabEngineCaller_customLayers_mex.sh</text:p>
      <text:p text:style-name="P20"><text:s/>rename {targetFunctions/common/matlabEngineCaller_customLayers =&gt; Sandbox/matlabEngineCaller}/tmwExampleNew/codegen/mex/matlabEngineCaller_customLayers/matlabEngineCaller_customLayers_mex_mex.map (100%)</text:p>
      <text:p text:style-name="P20"><text:s/>create mode 100644 Sandbox/matlabEngineCaller/tmwExampleNew/codegen/mex/matlabEngineCaller_customLayers/matlabEngineCaller_customLayers_terminate.c</text:p>
      <text:p text:style-name="P20"><text:s/>create mode 100644 Sandbox/matlabEngineCaller/tmwExampleNew/codegen/mex/matlabEngineCaller_customLayers/matlabEngineCaller_customLayers_terminate.h</text:p>
      <text:p text:style-name="P20"><text:s/>create mode 100644 Sandbox/matlabEngineCaller/tmwExampleNew/codegen/mex/matlabEngineCaller_customLayers/matlabEngineCaller_customLayers_types.h</text:p>
      <text:p text:style-name="P20"><text:s/>create mode 100644 Sandbox/matlabEngineCaller/tmwExampleNew/codegen/mex/matlabEngineCaller_customLayers/rt_nonfinite.c</text:p>
      <text:p text:style-name="P20"><text:s/>create mode 100644 Sandbox/matlabEngineCaller/tmwExampleNew/codegen/mex/matlabEngineCaller_customLayers/rt_nonfinite.h</text:p>
      <text:p text:style-name="P20"><text:s/>rename {targetFunctions/common/matlabEngineCaller_customLayers =&gt; Sandbox/matlabEngineCaller}/tmwExampleNew/codegen/mex/matlabEngineCaller_customLayers/rtwtypes.h (78%)</text:p>
      <text:p text:style-name="P20"><text:s/>rename {targetFunctions/common/matlabEngineCaller_customLayers/tmwExample/example_single =&gt; Sandbox/matlabEngineCaller/tmwExampleNew}/codegen/mex/matlabEngineCaller_customLayers/setEnv.sh (100%)</text:p>
      <text:p text:style-name="P20"><text:s/>create mode 100644 Sandbox/matlabEngineCaller/tmwExampleNew/codegen/mex/matlabEngineCaller_customXY/build.ninja</text:p>
      <text:p text:style-name="P20"><text:s/>create mode 100644 Sandbox/matlabEngineCaller/tmwExampleNew/codegen/mex/matlabEngineCaller_customXY/build/glnxa64/.ninja_deps</text:p>
      <text:p text:style-name="P20"><text:s/>create mode 100644 Sandbox/matlabEngineCaller/tmwExampleNew/codegen/mex/matlabEngineCaller_customXY/build/glnxa64/.ninja_log</text:p>
      <text:p text:style-name="P20"><text:s/>create mode 100644 Sandbox/matlabEngineCaller/tmwExampleNew/codegen/mex/matlabEngineCaller_customXY/build/glnxa64/_coder_matlabEngineCaller_customXY_api.o</text:p>
      <text:p text:style-name="P20"><text:s/>create mode 100644 Sandbox/matlabEngineCaller/tmwExampleNew/codegen/mex/matlabEngineCaller_customXY/build/glnxa64/_coder_matlabEngineCaller_customXY_info.o</text:p>
      <text:p text:style-name="P20"><text:s/>create mode 100644 Sandbox/matlabEngineCaller/tmwExampleNew/codegen/mex/matlabEngineCaller_customXY/build/glnxa64/_coder_matlabEngineCaller_customXY_mex.o</text:p>
      <text:p text:style-name="P20"><text:s/>create mode 100644 Sandbox/matlabEngineCaller/tmwExampleNew/codegen/mex/matlabEngineCaller_customXY/build/glnxa64/buildLog.log</text:p>
      <text:p text:style-name="P20"><text:s/>create mode 100644 Sandbox/matlabEngineCaller/tmwExampleNew/codegen/mex/matlabEngineCaller_customXY/build/glnxa64/c_mexapi_version.o</text:p>
      <text:p text:style-name="P20"><text:s/>create mode 100644 Sandbox/matlabEngineCaller/tmwExampleNew/codegen/mex/matlabEngineCaller_customXY/build/glnxa64/matlabCallFun.o</text:p>
      <text:p text:style-name="P20"><text:s/>create mode 100644 Sandbox/matlabEngineCaller/tmwExampleNew/codegen/mex/matlabEngineCaller_customXY/build/glnxa64/matlabEngineCaller_customXY.o</text:p>
      <text:p text:style-name="P20"><text:s/>create mode 100644 Sandbox/matlabEngineCaller/tmwExampleNew/codegen/mex/matlabEngineCaller_customXY/build/glnxa64/matlabEngineCaller_customXY_data.o</text:p>
      <text:p text:style-name="P20"><text:s/>create mode 100644 Sandbox/matlabEngineCaller/tmwExampleNew/codegen/mex/matlabEngineCaller_customXY/build/glnxa64/matlabEngineCaller_customXY_emxutil.o</text:p>
      <text:p text:style-name="P20"><text:s/>create mode 100644 Sandbox/matlabEngineCaller/tmwExampleNew/codegen/mex/matlabEngineCaller_customXY/build/glnxa64/matlabEngineCaller_customXY_initialize.o</text:p>
      <text:p text:style-name="P20"><text:soft-page-break/><text:s/>create mode 100644 Sandbox/matlabEngineCaller/tmwExampleNew/codegen/mex/matlabEngineCaller_customXY/build/glnxa64/matlabEngineCaller_customXY_terminate.o</text:p>
      <text:p text:style-name="P20"><text:s/>create mode 100644 Sandbox/matlabEngineCaller/tmwExampleNew/codegen/mex/matlabEngineCaller_customXY/build/glnxa64/rt_nonfinite.o</text:p>
      <text:p text:style-name="P20"><text:s/>create mode 100644 Sandbox/matlabEngineCaller/tmwExampleNew/codegen/mex/matlabEngineCaller_customXY/buildInfo.mat</text:p>
      <text:p text:style-name="P20"><text:s/>create mode 100644 Sandbox/matlabEngineCaller/tmwExampleNew/codegen/mex/matlabEngineCaller_customXY/cfiGuiReport.mat</text:p>
      <text:p text:style-name="P20"><text:s/>create mode 100644 Sandbox/matlabEngineCaller/tmwExampleNew/codegen/mex/matlabEngineCaller_customXY/html/report.mldatx</text:p>
      <text:p text:style-name="P20"><text:s/>create mode 100644 Sandbox/matlabEngineCaller/tmwExampleNew/codegen/mex/matlabEngineCaller_customXY/interface/_coder_matlabEngineCaller_customXY_api.c</text:p>
      <text:p text:style-name="P20"><text:s/>create mode 100644 Sandbox/matlabEngineCaller/tmwExampleNew/codegen/mex/matlabEngineCaller_customXY/interface/_coder_matlabEngineCaller_customXY_api.h</text:p>
      <text:p text:style-name="P20"><text:s/>create mode 100644 Sandbox/matlabEngineCaller/tmwExampleNew/codegen/mex/matlabEngineCaller_customXY/interface/_coder_matlabEngineCaller_customXY_info.c</text:p>
      <text:p text:style-name="P20"><text:s/>create mode 100644 Sandbox/matlabEngineCaller/tmwExampleNew/codegen/mex/matlabEngineCaller_customXY/interface/_coder_matlabEngineCaller_customXY_info.h</text:p>
      <text:p text:style-name="P20"><text:s/>create mode 100644 Sandbox/matlabEngineCaller/tmwExampleNew/codegen/mex/matlabEngineCaller_customXY/interface/_coder_matlabEngineCaller_customXY_mex.c</text:p>
      <text:p text:style-name="P20"><text:s/>create mode 100644 Sandbox/matlabEngineCaller/tmwExampleNew/codegen/mex/matlabEngineCaller_customXY/interface/_coder_matlabEngineCaller_customXY_mex.h</text:p>
      <text:p text:style-name="P20"><text:s/>create mode 100644 Sandbox/matlabEngineCaller/tmwExampleNew/codegen/mex/matlabEngineCaller_customXY/matlabEngineCaller_customXY.c</text:p>
      <text:p text:style-name="P20"><text:s/>create mode 100644 Sandbox/matlabEngineCaller/tmwExampleNew/codegen/mex/matlabEngineCaller_customXY/matlabEngineCaller_customXY.h</text:p>
      <text:p text:style-name="P20"><text:s/>create mode 100644 Sandbox/matlabEngineCaller/tmwExampleNew/codegen/mex/matlabEngineCaller_customXY/matlabEngineCaller_customXY_data.c</text:p>
      <text:p text:style-name="P20"><text:s/>create mode 100644 Sandbox/matlabEngineCaller/tmwExampleNew/codegen/mex/matlabEngineCaller_customXY/matlabEngineCaller_customXY_data.h</text:p>
      <text:p text:style-name="P20"><text:s/>create mode 100644 Sandbox/matlabEngineCaller/tmwExampleNew/codegen/mex/matlabEngineCaller_customXY/matlabEngineCaller_customXY_emxutil.c</text:p>
      <text:p text:style-name="P20"><text:s/>create mode 100644 Sandbox/matlabEngineCaller/tmwExampleNew/codegen/mex/matlabEngineCaller_customXY/matlabEngineCaller_customXY_emxutil.h</text:p>
      <text:p text:style-name="P20"><text:s/>create mode 100644 Sandbox/matlabEngineCaller/tmwExampleNew/codegen/mex/matlabEngineCaller_customXY/matlabEngineCaller_customXY_initialize.c</text:p>
      <text:p text:style-name="P20"><text:s/>create mode 100644 Sandbox/matlabEngineCaller/tmwExampleNew/codegen/mex/matlabEngineCaller_customXY/matlabEngineCaller_customXY_initialize.h</text:p>
      <text:p text:style-name="P20"><text:s/>create mode 100644 Sandbox/matlabEngineCaller/tmwExampleNew/codegen/mex/matlabEngineCaller_customXY/matlabEngineCaller_customXY_mex.map</text:p>
      <text:p text:style-name="P20"><text:s/>create mode 100755 Sandbox/matlabEngineCaller/tmwExampleNew/codegen/mex/matlabEngineCaller_customXY/matlabEngineCaller_customXY_mex.mexa64</text:p>
      <text:p text:style-name="P20"><text:s/>create mode 100644 Sandbox/matlabEngineCaller/tmwExampleNew/codegen/mex/matlabEngineCaller_customXY/matlabEngineCaller_customXY_mex.sh</text:p>
      <text:p text:style-name="P20"><text:s/>create mode 100644 Sandbox/matlabEngineCaller/tmwExampleNew/codegen/mex/matlabEngineCaller_customXY/matlabEngineCaller_customXY_terminate.c</text:p>
      <text:p text:style-name="P20"><text:s/>create mode 100644 Sandbox/matlabEngineCaller/tmwExampleNew/codegen/mex/matlabEngineCaller_customXY/matlabEngineCaller_customXY_terminate.h</text:p>
      <text:p text:style-name="P20"><text:s/>create mode 100644 Sandbox/matlabEngineCaller/tmwExampleNew/codegen/mex/matlabEngineCaller_customXY/matlabEngineCaller_customXY_types.h</text:p>
      <text:p text:style-name="P20"><text:s/>create mode 100644 Sandbox/matlabEngineCaller/tmwExampleNew/codegen/mex/matlabEngineCaller_customXY/rt_nonfinite.c</text:p>
      <text:p text:style-name="P20"><text:soft-page-break/><text:s/>create mode 100644 Sandbox/matlabEngineCaller/tmwExampleNew/codegen/mex/matlabEngineCaller_customXY/rt_nonfinite.h</text:p>
      <text:p text:style-name="P20"><text:s/>create mode 100644 Sandbox/matlabEngineCaller/tmwExampleNew/codegen/mex/matlabEngineCaller_customXY/rtwtypes.h</text:p>
      <text:p text:style-name="P20"><text:s/>create mode 100644 Sandbox/matlabEngineCaller/tmwExampleNew/debugMfile.m</text:p>
      <text:p text:style-name="P20"><text:s/>create mode 100644 Sandbox/matlabEngineCaller/tmwExampleNew/debugMfile2.m</text:p>
      <text:p text:style-name="P20"><text:s/>create mode 100644 Sandbox/matlabEngineCaller/tmwExampleNew/debugMfileXY.m</text:p>
      <text:p text:style-name="P20"><text:s/>rename {targetFunctions/common/matlabEngineCaller_customLayers/tmwExample/example_loop_parallel =&gt; Sandbox/matlabEngineCaller/tmwExampleNew}/matlabCallFun.c (100%)</text:p>
      <text:p text:style-name="P20"><text:s/>rename {targetFunctions/common/matlabEngineCaller_customLayers/tmwExample/example_loop_parallel =&gt; Sandbox/matlabEngineCaller/tmwExampleNew}/matlabCallFun.h (100%)</text:p>
      <text:p text:style-name="P20"><text:s/>create mode 100644 Sandbox/matlabEngineCaller/tmwExampleNew/matlabEngineCaller_customLayers.m</text:p>
      <text:p text:style-name="P20"><text:s/>create mode 100644 Sandbox/matlabEngineCaller/tmwExampleNew/matlabEngineCaller_customLayers.prj</text:p>
      <text:p text:style-name="P20"><text:s/>create mode 100755 Sandbox/matlabEngineCaller/tmwExampleNew/matlabEngineCaller_customLayers_mex.mexa64</text:p>
      <text:p text:style-name="P20"><text:s/>create mode 100644 Sandbox/matlabEngineCaller/tmwExampleNew/matlabEngineCaller_customXY.m</text:p>
      <text:p text:style-name="P20"><text:s/>create mode 100755 Sandbox/matlabEngineCaller/tmwExampleNew/matlabEngineCaller_customXY.mexa64</text:p>
      <text:p text:style-name="P20"><text:s/>create mode 100644 Sandbox/matlabEngineCaller/tmwExampleNew/matlabEngineCaller_customXY.prj</text:p>
      <text:p text:style-name="P20"><text:s/>create mode 100755 Sandbox/matlabEngineCaller/tmwExampleNew/matlabEngineCaller_customXY_mex.mexa64</text:p>
      <text:p text:style-name="P20"><text:s/>create mode 100644 Sandbox/matlabEngineCaller/tmwExampleNew/mlMain.m</text:p>
      <text:p text:style-name="P20"><text:s/>create mode 100644 Sandbox/matlabEngineCaller/tmwExampleNew/mlMainXY.m</text:p>
      <text:p text:style-name="P20"><text:s/>create mode 100644 Sandbox/newProblemDefs/controlsDef.m</text:p>
      <text:p text:style-name="P20"><text:s/>create mode 100644 Sandbox/newProblemDefs/monolayer_7_contrasts_stanLay.mat</text:p>
      <text:p text:style-name="P20"><text:s/>create mode 100644 Sandbox/newProblemDefs/problemDef.m</text:p>
      <text:p text:style-name="P20"><text:s/>create mode 100644 Sandbox/newProblemDefs/r1ToProblemDef.m</text:p>
      <text:p text:style-name="P20"><text:s/>rename targetFunctions/common/{matlabEngineCaller_customLayers/tmwExampleNew =&gt; %matlabEngineCaller_customLayers}/codegen/mex/matlabEngineCaller_customLayers/build.ninja (100%)</text:p>
      <text:p text:style-name="P20"><text:s/>rename targetFunctions/common/{matlabEngineCaller_customLayers/tmwExampleNew =&gt; %matlabEngineCaller_customLayers}/codegen/mex/matlabEngineCaller_customLayers/build/glnxa64/buildLog.log (100%)</text:p>
      <text:p text:style-name="P20"><text:s/>create mode 100644 targetFunctions/common/%matlabEngineCaller_customLayers/codegen/mex/matlabEngineCaller_customLayers/buildInfo.mat</text:p>
      <text:p text:style-name="P20"><text:s/>create mode 100644 targetFunctions/common/%matlabEngineCaller_customLayers/codegen/mex/matlabEngineCaller_customLayers/cfiGuiReport.mat</text:p>
      <text:p text:style-name="P20"><text:s/>create mode 100644 targetFunctions/common/%matlabEngineCaller_customLayers/codegen/mex/matlabEngineCaller_customLayers/html/report.mldatx</text:p>
      <text:p text:style-name="P20"><text:s/>rename targetFunctions/common/{matlabEngineCaller_customLayers/tmwExampleNew =&gt; %matlabEngineCaller_customLayers}/codegen/mex/matlabEngineCaller_customLayers/interface/_coder_matlabEngineCaller_customLayers_api.c (94%)</text:p>
      <text:p text:style-name="P20"><text:s/>rename targetFunctions/common/{matlabEngineCaller_customLayers/tmwExampleNew =&gt; %matlabEngineCaller_customLayers}/codegen/mex/matlabEngineCaller_customLayers/interface/_coder_matlabEngineCaller_customLayers_api.h (72%)</text:p>
      <text:p text:style-name="P20"><text:s/>rename targetFunctions/common/{matlabEngineCaller_customLayers/tmwExampleNew =&gt; %matlabEngineCaller_customLayers}/codegen/mex/matlabEngineCaller_customLayers/interface/_coder_matlabEngineCaller_customLayers_info.c (56%)</text:p>
      <text:p text:style-name="P20"><text:s/>create mode 100644 targetFunctions/common/%matlabEngineCaller_customLayers/codegen/mex/matlabEngineCaller_customLayers/interface/_coder_matlabEngineCaller_customLayers_info.h</text:p>
      <text:p text:style-name="P20"><text:s/>rename targetFunctions/common/{matlabEngineCaller_customLayers/tmwExampleNew =&gt; %matlabEngineCaller_customLayers}/codegen/mex/matlabEngineCaller_customLayers/interface/_coder_matlabEngineCaller_customLayers_mex.c (88%)</text:p>
      <text:p text:style-name="P20"><text:s/>rename targetFunctions/common/{matlabEngineCaller_customLayers/tmwExampleNew =&gt; %matlabEngineCaller_customLayers}/codegen/mex/matlabEngineCaller_customLayers/interface/_coder_matlabEngineCaller_customLayers_mex.h (69%)</text:p>
      <text:p text:style-name="P20"><text:s/>create mode 100644 targetFunctions/common/%matlabEngineCaller_customLayers/codegen/mex/matlabEngineCaller_customLayers/matlabCallFun.o</text:p>
      <text:p text:style-name="P20"><text:s/>rename targetFunctions/common/{matlabEngineCaller_customLayers/tmwExampleNew =&gt; %matlabEngineCaller_customLayers}/codegen/mex/matlabEngineCaller_customLayers/matlabEngineCaller_customLayers.c (81%)</text:p>
      <text:p text:style-name="P20"><text:s/>rename targetFunctions/common/{matlabEngineCaller_customLayers/tmwExampleNew =&gt; %matlabEngineCaller_customLayers}/codegen/mex/matlabEngineCaller_customLayers/matlabEngineCaller_customLayers.h (63%)</text:p>
      <text:p text:style-name="P20"><text:s/>rename targetFunctions/common/{matlabEngineCaller_customLayers/tmwExampleNew =&gt; %matlabEngineCaller_customLayers}/codegen/mex/matlabEngineCaller_customLayers/matlabEngineCaller_customLayers_data.c (95%)</text:p>
      <text:p text:style-name="P20"><text:s/>rename targetFunctions/common/{matlabEngineCaller_customLayers/tmwExampleNew =&gt; %matlabEngineCaller_customLayers}/codegen/mex/matlabEngineCaller_customLayers/matlabEngineCaller_customLayers_data.h (86%)</text:p>
      <text:p text:style-name="P20"><text:s/>rename targetFunctions/common/{matlabEngineCaller_customLayers/tmwExampleNew =&gt; %matlabEngineCaller_customLayers}/codegen/mex/matlabEngineCaller_customLayers/matlabEngineCaller_customLayers_emxutil.c (96%)</text:p>
      <text:p text:style-name="P20"><text:soft-page-break/><text:s/>rename targetFunctions/common/{matlabEngineCaller_customLayers/tmwExampleNew =&gt; %matlabEngineCaller_customLayers}/codegen/mex/matlabEngineCaller_customLayers/matlabEngineCaller_customLayers_emxutil.h (57%)</text:p>
      <text:p text:style-name="P20"><text:s/>rename targetFunctions/common/{matlabEngineCaller_customLayers/tmwExampleNew =&gt; %matlabEngineCaller_customLayers}/codegen/mex/matlabEngineCaller_customLayers/matlabEngineCaller_customLayers_initialize.c (99%)</text:p>
      <text:p text:style-name="P20"><text:s/>rename targetFunctions/common/{matlabEngineCaller_customLayers/tmwExampleNew =&gt; %matlabEngineCaller_customLayers}/codegen/mex/matlabEngineCaller_customLayers/matlabEngineCaller_customLayers_initialize.h (76%)</text:p>
      <text:p text:style-name="P20"><text:s/>rename targetFunctions/common/{matlabEngineCaller_customLayers/tmwExampleNew =&gt; %matlabEngineCaller_customLayers}/codegen/mex/matlabEngineCaller_customLayers/matlabEngineCaller_customLayers_mex.map (100%)</text:p>
      <text:p text:style-name="P20"><text:s/>create mode 100644 targetFunctions/common/%matlabEngineCaller_customLayers/codegen/mex/matlabEngineCaller_customLayers/matlabEngineCaller_customLayers_mex.mk</text:p>
      <text:p text:style-name="P20"><text:s/>rename targetFunctions/common/{matlabEngineCaller_customLayers/tmwExampleNew =&gt; %matlabEngineCaller_customLayers}/codegen/mex/matlabEngineCaller_customLayers/matlabEngineCaller_customLayers_mex.mki (100%)</text:p>
      <text:p text:style-name="P20"><text:s/>create mode 100755 targetFunctions/common/%matlabEngineCaller_customLayers/codegen/mex/matlabEngineCaller_customLayers/matlabEngineCaller_customLayers_mex.sh</text:p>
      <text:p text:style-name="P20"><text:s/>create mode 100644 targetFunctions/common/%matlabEngineCaller_customLayers/codegen/mex/matlabEngineCaller_customLayers/matlabEngineCaller_customLayers_mex_mex.map</text:p>
      <text:p text:style-name="P20"><text:s/>rename targetFunctions/common/{matlabEngineCaller_customLayers/tmwExampleNew =&gt; %matlabEngineCaller_customLayers}/codegen/mex/matlabEngineCaller_customLayers/matlabEngineCaller_customLayers_terminate.c (97%)</text:p>
      <text:p text:style-name="P20"><text:s/>rename targetFunctions/common/{matlabEngineCaller_customLayers/tmwExampleNew =&gt; %matlabEngineCaller_customLayers}/codegen/mex/matlabEngineCaller_customLayers/matlabEngineCaller_customLayers_terminate.h (72%)</text:p>
      <text:p text:style-name="P20"><text:s/>rename targetFunctions/common/{matlabEngineCaller_customLayers/tmwExampleNew =&gt; %matlabEngineCaller_customLayers}/codegen/mex/matlabEngineCaller_customLayers/matlabEngineCaller_customLayers_types.h (89%)</text:p>
      <text:p text:style-name="P20"><text:s/>create mode 100644 targetFunctions/common/%matlabEngineCaller_customLayers/codegen/mex/matlabEngineCaller_customLayers/rt_nonfinite.c</text:p>
      <text:p text:style-name="P20"><text:s/>create mode 100644 targetFunctions/common/%matlabEngineCaller_customLayers/codegen/mex/matlabEngineCaller_customLayers/rt_nonfinite.h</text:p>
      <text:p text:style-name="P20"><text:s/>create mode 100644 targetFunctions/common/%matlabEngineCaller_customLayers/codegen/mex/matlabEngineCaller_customLayers/rtwtypes.h</text:p>
      <text:p text:style-name="P20"><text:s/>rename targetFunctions/common/{matlabEngineCaller_customLayers/tmwExampleNew =&gt; %matlabEngineCaller_customLayers}/codegen/mex/matlabEngineCaller_customLayers/setEnv.sh (100%)</text:p>
      <text:p text:style-name="P20"><text:s/>create mode 100644 targetFunctions/common/%matlabEngineCaller_customLayers/debugMfile.m</text:p>
      <text:p text:style-name="P20"><text:s/>rename targetFunctions/common/{matlabEngineCaller_customLayers/tmwExample/example_loop_single =&gt; %matlabEngineCaller_customLayers}/matlabCallFun.c (100%)</text:p>
      <text:p text:style-name="P20"><text:s/>rename targetFunctions/common/{matlabEngineCaller_customLayers/tmwExample/example_loop_single =&gt; %matlabEngineCaller_customLayers}/matlabCallFun.h (100%)</text:p>
      <text:p text:style-name="P20"><text:s/>create mode 100644 targetFunctions/common/%matlabEngineCaller_customLayers/matlabEngineCaller_customLayers.m</text:p>
      <text:p text:style-name="P20"><text:s/>rename targetFunctions/common/{matlabEngineCaller_customLayers/tmwExampleNew =&gt; %matlabEngineCaller_customLayers}/matlabEngineCaller_customLayers.prj (88%)</text:p>
      <text:p text:style-name="P20"><text:s/>rename targetFunctions/common/{matlabEngineCaller_customLayers/tmwExampleNew =&gt; %matlabEngineCaller_customLayers}/mlMain.m (100%)</text:p>
      <text:p text:style-name="P20"><text:s/>rename targetFunctions/common/{matlabEngineCaller_customLayers =&gt; %matlabEngineCaller_customLayers}/r2018_example.tar.gz (100%)</text:p>
      <text:p text:style-name="P20"><text:s/>rename targetFunctions/common/{matlabEngineCaller_customLayers =&gt; %matlabEngineCaller_customLayers}/tmwExample/example_loop_parallel/debugMfile.m (100%)</text:p>
      <text:p text:style-name="P20"><text:s/>rename targetFunctions/common/{matlabEngineCaller_customLayers =&gt; %matlabEngineCaller_customLayers}/tmwExample/example_loop_parallel/loopCaller.m (100%)</text:p>
      <text:p text:style-name="P20"><text:s/>rename targetFunctions/common/{matlabEngineCaller_customLayers/tmwExample/example_single =&gt; %matlabEngineCaller_customLayers/tmwExample/example_loop_parallel}/matlabCallFun.c (100%)</text:p>
      <text:p text:style-name="P20"><text:s/>rename targetFunctions/common/{matlabEngineCaller_customLayers/tmwExample/example_loop_single/old =&gt; %matlabEngineCaller_customLayers/tmwExample/example_loop_parallel}/matlabCallFun.h (100%)</text:p>
      <text:p text:style-name="P20"><text:s/>rename targetFunctions/common/{matlabEngineCaller_customLayers =&gt; %matlabEngineCaller_customLayers}/tmwExample/example_loop_parallel/matlabEngineCaller_customLayers.m (100%)</text:p>
      <text:p text:style-name="P20"><text:s/>rename targetFunctions/common/{matlabEngineCaller_customLayers =&gt; %matlabEngineCaller_customLayers}/tmwExample/example_loop_parallel/mlMain_loop.m (100%)</text:p>
      <text:p text:style-name="P20"><text:s/>rename targetFunctions/common/{matlabEngineCaller_customLayers =&gt; %matlabEngineCaller_customLayers}/tmwExample/example_loop_single/codegen/lib/matlabEngineCaller_customLayers/buildInfo.mat (100%)</text:p>
      <text:p text:style-name="P20"><text:s/>rename targetFunctions/common/{matlabEngineCaller_customLayers =&gt; %matlabEngineCaller_customLayers}/tmwExample/example_loop_single/codegen/lib/matlabEngineCaller_customLayers/codeInfo.mat (100%)</text:p>
      <text:p text:style-name="P20"><text:s/>rename targetFunctions/common/{matlabEngineCaller_customLayers =&gt; %matlabEngineCaller_customLayers}/tmwExample/example_loop_single/codegen/lib/matlabEngineCaller_customLayers/examples/main.c (100%)</text:p>
      <text:p text:style-name="P20"><text:s/>rename targetFunctions/common/{matlabEngineCaller_customLayers =&gt; %matlabEngineCaller_customLayers}/tmwExample/example_loop_single/codegen/lib/matlabEngineCaller_customLayers/examples/main.h (100%)</text:p>
      <text:p text:style-name="P20"><text:soft-page-break/><text:s/>rename targetFunctions/common/{matlabEngineCaller_customLayers =&gt; %matlabEngineCaller_customLayers}/tmwExample/example_loop_single/codegen/lib/matlabEngineCaller_customLayers/gcGuiReport.mat (100%)</text:p>
      <text:p text:style-name="P20"><text:s/>rename targetFunctions/common/{matlabEngineCaller_customLayers =&gt; %matlabEngineCaller_customLayers}/tmwExample/example_loop_single/codegen/lib/matlabEngineCaller_customLayers/html/contents_file.tmp (100%)</text:p>
      <text:p text:style-name="P20"><text:s/>rename targetFunctions/common/{matlabEngineCaller_customLayers =&gt; %matlabEngineCaller_customLayers}/tmwExample/example_loop_single/codegen/lib/matlabEngineCaller_customLayers/html/exported_values.mat (100%)</text:p>
      <text:p text:style-name="P20"><text:s/>rename targetFunctions/common/{matlabEngineCaller_customLayers =&gt; %matlabEngineCaller_customLayers}/tmwExample/example_loop_single/codegen/lib/matlabEngineCaller_customLayers/html/hilite_warning.png (100%)</text:p>
      <text:p text:style-name="P20"><text:s/>rename targetFunctions/common/{matlabEngineCaller_customLayers =&gt; %matlabEngineCaller_customLayers}/tmwExample/example_loop_single/codegen/lib/matlabEngineCaller_customLayers/html/index.css (100%)</text:p>
      <text:p text:style-name="P20"><text:s/>rename targetFunctions/common/{matlabEngineCaller_customLayers =&gt; %matlabEngineCaller_customLayers}/tmwExample/example_loop_single/codegen/lib/matlabEngineCaller_customLayers/html/index.html (100%)</text:p>
      <text:p text:style-name="P20"><text:s/>rename targetFunctions/common/{matlabEngineCaller_customLayers =&gt; %matlabEngineCaller_customLayers}/tmwExample/example_loop_single/codegen/lib/matlabEngineCaller_customLayers/html/matlabCallFun_c.html (100%)</text:p>
      <text:p text:style-name="P20"><text:s/>rename targetFunctions/common/{matlabEngineCaller_customLayers =&gt; %matlabEngineCaller_customLayers}/tmwExample/example_loop_single/codegen/lib/matlabEngineCaller_customLayers/html/matlabEngineCaller_customLayers1_mcode.html (100%)</text:p>
      <text:p text:style-name="P20"><text:s/>rename targetFunctions/common/{matlabEngineCaller_customLayers =&gt; %matlabEngineCaller_customLayers}/tmwExample/example_loop_single/codegen/lib/matlabEngineCaller_customLayers/html/matlabEngineCaller_customLayers1_watch.html (100%)</text:p>
      <text:p text:style-name="P20"><text:s/>rename targetFunctions/common/{matlabEngineCaller_customLayers =&gt; %matlabEngineCaller_customLayers}/tmwExample/example_loop_single/codegen/lib/matlabEngineCaller_customLayers/html/matlabEngineCaller_customLayers_buildlog1.html (100%)</text:p>
      <text:p text:style-name="P20"><text:s/>rename targetFunctions/common/{matlabEngineCaller_customLayers =&gt; %matlabEngineCaller_customLayers}/tmwExample/example_loop_single/codegen/lib/matlabEngineCaller_customLayers/html/matlabEngineCaller_customLayers_buildlog2.html (100%)</text:p>
      <text:p text:style-name="P20"><text:s/>rename targetFunctions/common/{matlabEngineCaller_customLayers =&gt; %matlabEngineCaller_customLayers}/tmwExample/example_loop_single/codegen/lib/matlabEngineCaller_customLayers/html/matlabEngineCaller_customLayers_buildlog3.html (100%)</text:p>
      <text:p text:style-name="P20"><text:s/>rename targetFunctions/common/{matlabEngineCaller_customLayers =&gt; %matlabEngineCaller_customLayers}/tmwExample/example_loop_single/codegen/lib/matlabEngineCaller_customLayers/html/matlabEngineCaller_customLayers_buildlog4.html (100%)</text:p>
      <text:p text:style-name="P20"><text:s/>rename targetFunctions/common/{matlabEngineCaller_customLayers =&gt; %matlabEngineCaller_customLayers}/tmwExample/example_loop_single/codegen/lib/matlabEngineCaller_customLayers/html/matlabEngineCaller_customLayers_c.html (100%)</text:p>
      <text:p text:style-name="P20"><text:s/>rename targetFunctions/common/{matlabEngineCaller_customLayers =&gt; %matlabEngineCaller_customLayers}/tmwExample/example_loop_single/codegen/lib/matlabEngineCaller_customLayers/html/matlabEngineCaller_customLayers_emxAPI_c.html (100%)</text:p>
      <text:p text:style-name="P20"><text:s/>rename targetFunctions/common/{matlabEngineCaller_customLayers =&gt; %matlabEngineCaller_customLayers}/tmwExample/example_loop_single/codegen/lib/matlabEngineCaller_customLayers/html/matlabEngineCaller_customLayers_emxAPI_h.html (100%)</text:p>
      <text:p text:style-name="P20"><text:s/>rename targetFunctions/common/{matlabEngineCaller_customLayers =&gt; %matlabEngineCaller_customLayers}/tmwExample/example_loop_single/codegen/lib/matlabEngineCaller_customLayers/html/matlabEngineCaller_customLayers_emxutil_c.html (100%)</text:p>
      <text:p text:style-name="P20"><text:s/>rename targetFunctions/common/{matlabEngineCaller_customLayers =&gt; %matlabEngineCaller_customLayers}/tmwExample/example_loop_single/codegen/lib/matlabEngineCaller_customLayers/html/matlabEngineCaller_customLayers_emxutil_h.html (100%)</text:p>
      <text:p text:style-name="P20"><text:s/>rename targetFunctions/common/{matlabEngineCaller_customLayers =&gt; %matlabEngineCaller_customLayers}/tmwExample/example_loop_single/codegen/lib/matlabEngineCaller_customLayers/html/matlabEngineCaller_customLayers_h.html (100%)</text:p>
      <text:p text:style-name="P20"><text:s/>rename targetFunctions/common/{matlabEngineCaller_customLayers =&gt; %matlabEngineCaller_customLayers}/tmwExample/example_loop_single/codegen/lib/matlabEngineCaller_customLayers/html/matlabEngineCaller_customLayers_initialize_c.html (100%)</text:p>
      <text:p text:style-name="P20"><text:s/>rename targetFunctions/common/{matlabEngineCaller_customLayers =&gt; %matlabEngineCaller_customLayers}/tmwExample/example_loop_single/codegen/lib/matlabEngineCaller_customLayers/html/matlabEngineCaller_customLayers_initialize_h.html (100%)</text:p>
      <text:p text:style-name="P20"><text:s/>rename targetFunctions/common/{matlabEngineCaller_customLayers =&gt; %matlabEngineCaller_customLayers}/tmwExample/example_loop_single/codegen/lib/matlabEngineCaller_customLayers/html/matlabEngineCaller_customLayers_terminate_c.html (100%)</text:p>
      <text:p text:style-name="P20"><text:s/>rename targetFunctions/common/{matlabEngineCaller_customLayers =&gt; %matlabEngineCaller_customLayers}/tmwExample/example_loop_single/codegen/lib/matlabEngineCaller_customLayers/html/matlabEngineCaller_customLayers_terminate_h.html (100%)</text:p>
      <text:p text:style-name="P20"><text:soft-page-break/><text:s/>rename targetFunctions/common/{matlabEngineCaller_customLayers =&gt; %matlabEngineCaller_customLayers}/tmwExample/example_loop_single/codegen/lib/matlabEngineCaller_customLayers/html/matlabEngineCaller_customLayers_types_h.html (100%)</text:p>
      <text:p text:style-name="P20"><text:s/>rename targetFunctions/common/{matlabEngineCaller_customLayers =&gt; %matlabEngineCaller_customLayers}/tmwExample/example_loop_single/codegen/lib/matlabEngineCaller_customLayers/html/resources/Error_document.gif (100%)</text:p>
      <text:p text:style-name="P20"><text:s/>rename targetFunctions/common/{matlabEngineCaller_customLayers =&gt; %matlabEngineCaller_customLayers}/tmwExample/example_loop_single/codegen/lib/matlabEngineCaller_customLayers/html/resources/Fatal_document.gif (100%)</text:p>
      <text:p text:style-name="P20"><text:s/>rename targetFunctions/common/{matlabEngineCaller_customLayers =&gt; %matlabEngineCaller_customLayers}/tmwExample/example_loop_single/codegen/lib/matlabEngineCaller_customLayers/html/resources/Warning_document.gif (100%)</text:p>
      <text:p text:style-name="P20"><text:s/>rename targetFunctions/common/{matlabEngineCaller_customLayers =&gt; %matlabEngineCaller_customLayers}/tmwExample/example_loop_single/codegen/lib/matlabEngineCaller_customLayers/html/resources/cc_sourcecodec.png (100%)</text:p>
      <text:p text:style-name="P20"><text:s/>rename targetFunctions/common/{matlabEngineCaller_customLayers =&gt; %matlabEngineCaller_customLayers}/tmwExample/example_loop_single/codegen/lib/matlabEngineCaller_customLayers/html/resources/collapsible-last.gif (100%)</text:p>
      <text:p text:style-name="P20"><text:s/>rename targetFunctions/common/{matlabEngineCaller_customLayers =&gt; %matlabEngineCaller_customLayers}/tmwExample/example_loop_single/codegen/lib/matlabEngineCaller_customLayers/html/resources/collapsible.gif (100%)</text:p>
      <text:p text:style-name="P20"><text:s/>rename targetFunctions/common/{matlabEngineCaller_customLayers =&gt; %matlabEngineCaller_customLayers}/tmwExample/example_loop_single/codegen/lib/matlabEngineCaller_customLayers/html/resources/cs_document_check.png (100%)</text:p>
      <text:p text:style-name="P20"><text:s/>rename targetFunctions/common/{matlabEngineCaller_customLayers =&gt; %matlabEngineCaller_customLayers}/tmwExample/example_loop_single/codegen/lib/matlabEngineCaller_customLayers/html/resources/cs_document_error.png (100%)</text:p>
      <text:p text:style-name="P20"><text:s/>rename targetFunctions/common/{matlabEngineCaller_customLayers =&gt; %matlabEngineCaller_customLayers}/tmwExample/example_loop_single/codegen/lib/matlabEngineCaller_customLayers/html/resources/cs_document_warning.png (100%)</text:p>
      <text:p text:style-name="P20"><text:s/>rename targetFunctions/common/{matlabEngineCaller_customLayers =&gt; %matlabEngineCaller_customLayers}/tmwExample/example_loop_single/codegen/lib/matlabEngineCaller_customLayers/html/resources/cs_folder_close_check.png (100%)</text:p>
      <text:p text:style-name="P20"><text:s/>rename targetFunctions/common/{matlabEngineCaller_customLayers =&gt; %matlabEngineCaller_customLayers}/tmwExample/example_loop_single/codegen/lib/matlabEngineCaller_customLayers/html/resources/cs_folder_close_error.png (100%)</text:p>
      <text:p text:style-name="P20"><text:s/>rename targetFunctions/common/{matlabEngineCaller_customLayers =&gt; %matlabEngineCaller_customLayers}/tmwExample/example_loop_single/codegen/lib/matlabEngineCaller_customLayers/html/resources/cs_folder_close_warning.png (100%)</text:p>
      <text:p text:style-name="P20"><text:s/>rename targetFunctions/common/{matlabEngineCaller_customLayers =&gt; %matlabEngineCaller_customLayers}/tmwExample/example_loop_single/codegen/lib/matlabEngineCaller_customLayers/html/resources/cs_folder_open_check.png (100%)</text:p>
      <text:p text:style-name="P20"><text:s/>rename targetFunctions/common/{matlabEngineCaller_customLayers =&gt; %matlabEngineCaller_customLayers}/tmwExample/example_loop_single/codegen/lib/matlabEngineCaller_customLayers/html/resources/cs_folder_open_error.png (100%)</text:p>
      <text:p text:style-name="P20"><text:s/>rename targetFunctions/common/{matlabEngineCaller_customLayers =&gt; %matlabEngineCaller_customLayers}/tmwExample/example_loop_single/codegen/lib/matlabEngineCaller_customLayers/html/resources/cs_folder_open_warning.png (100%)</text:p>
      <text:p text:style-name="P20"><text:s/>rename targetFunctions/common/{matlabEngineCaller_customLayers =&gt; %matlabEngineCaller_customLayers}/tmwExample/example_loop_single/codegen/lib/matlabEngineCaller_customLayers/html/resources/css/coder_app.css (100%)</text:p>
      <text:p text:style-name="P20"><text:s/>rename targetFunctions/common/{matlabEngineCaller_customLayers =&gt; %matlabEngineCaller_customLayers}/tmwExample/example_loop_single/codegen/lib/matlabEngineCaller_customLayers/html/resources/emcvhtml.js (100%)</text:p>
      <text:p text:style-name="P20"><text:s/>rename targetFunctions/common/{matlabEngineCaller_customLayers =&gt; %matlabEngineCaller_customLayers}/tmwExample/example_loop_single/codegen/lib/matlabEngineCaller_customLayers/html/resources/eml_report.css (100%)</text:p>
      <text:p text:style-name="P20"><text:s/>rename targetFunctions/common/{matlabEngineCaller_customLayers =&gt; %matlabEngineCaller_customLayers}/tmwExample/example_loop_single/codegen/lib/matlabEngineCaller_customLayers/html/resources/eml_report_interactions.js (100%)</text:p>
      <text:p text:style-name="P20"><text:s/>rename targetFunctions/common/{matlabEngineCaller_customLayers =&gt; %matlabEngineCaller_customLayers}/tmwExample/example_loop_single/codegen/lib/matlabEngineCaller_customLayers/html/resources/eml_report_layout.js (100%)</text:p>
      <text:p text:style-name="P20"><text:s/>rename targetFunctions/common/{matlabEngineCaller_customLayers =&gt; %matlabEngineCaller_customLayers}/tmwExample/example_loop_single/codegen/lib/matlabEngineCaller_customLayers/html/resources/expandable-last.gif (100%)</text:p>
      <text:p text:style-name="P20"><text:s/>rename targetFunctions/common/{matlabEngineCaller_customLayers =&gt; %matlabEngineCaller_customLayers}/tmwExample/example_loop_single/codegen/lib/matlabEngineCaller_customLayers/html/resources/expandable.gif (100%)</text:p>
      <text:p text:style-name="P20"><text:s/>rename targetFunctions/common/{matlabEngineCaller_customLayers =&gt; %matlabEngineCaller_customLayers}/tmwExample/example_loop_single/codegen/lib/matlabEngineCaller_customLayers/html/resources/folderclosed.gif (100%)</text:p>
      <text:p text:style-name="P20"><text:s/>rename targetFunctions/common/{matlabEngineCaller_customLayers =&gt; %matlabEngineCaller_customLayers}/tmwExample/example_loop_single/codegen/lib/matlabEngineCaller_customLayers/html/resources/folderopen.gif (100%)</text:p>
      <text:p text:style-name="P20"><text:s/>rename targetFunctions/common/{matlabEngineCaller_customLayers =&gt; %matlabEngineCaller_customLayers}/tmwExample/example_loop_single/codegen/lib/matlabEngineCaller_customLayers/html/resources/help.png (100%)</text:p>
      <text:p text:style-name="P20"><text:soft-page-break/><text:s/>rename targetFunctions/common/{matlabEngineCaller_customLayers =&gt; %matlabEngineCaller_customLayers}/tmwExample/example_loop_single/codegen/lib/matlabEngineCaller_customLayers/html/resources/hilite_warning.png (100%)</text:p>
      <text:p text:style-name="P20"><text:s/>rename targetFunctions/common/{matlabEngineCaller_customLayers =&gt; %matlabEngineCaller_customLayers}/tmwExample/example_loop_single/codegen/lib/matlabEngineCaller_customLayers/html/resources/inspect.html (100%)</text:p>
      <text:p text:style-name="P20"><text:s/>rename targetFunctions/common/{matlabEngineCaller_customLayers =&gt; %matlabEngineCaller_customLayers}/tmwExample/example_loop_single/codegen/lib/matlabEngineCaller_customLayers/html/resources/jQuery/jquery-1.3.2.min.js (100%)</text:p>
      <text:p text:style-name="P20"><text:s/>rename targetFunctions/common/{matlabEngineCaller_customLayers =&gt; %matlabEngineCaller_customLayers}/tmwExample/example_loop_single/codegen/lib/matlabEngineCaller_customLayers/html/resources/jQuery/jquery-ui-1.7.custom.min.js (100%)</text:p>
      <text:p text:style-name="P20"><text:s/>rename targetFunctions/common/{matlabEngineCaller_customLayers =&gt; %matlabEngineCaller_customLayers}/tmwExample/example_loop_single/codegen/lib/matlabEngineCaller_customLayers/html/resources/jQuery/jquery.hotkeys-0.7.8.js (100%)</text:p>
      <text:p text:style-name="P20"><text:s/>rename targetFunctions/common/{matlabEngineCaller_customLayers =&gt; %matlabEngineCaller_customLayers}/tmwExample/example_loop_single/codegen/lib/matlabEngineCaller_customLayers/html/resources/jQuery/jquery.tablesorter.mod.js (100%)</text:p>
      <text:p text:style-name="P20"><text:s/>rename targetFunctions/common/{matlabEngineCaller_customLayers =&gt; %matlabEngineCaller_customLayers}/tmwExample/example_loop_single/codegen/lib/matlabEngineCaller_customLayers/html/resources/jQuery/ui.resizable.css (100%)</text:p>
      <text:p text:style-name="P20"><text:s/>rename targetFunctions/common/{matlabEngineCaller_customLayers =&gt; %matlabEngineCaller_customLayers}/tmwExample/example_loop_single/codegen/lib/matlabEngineCaller_customLayers/html/resources/js/coder_app.js (100%)</text:p>
      <text:p text:style-name="P20"><text:s/>rename targetFunctions/common/{matlabEngineCaller_customLayers =&gt; %matlabEngineCaller_customLayers}/tmwExample/example_loop_single/codegen/lib/matlabEngineCaller_customLayers/html/resources/leaf-last.gif (100%)</text:p>
      <text:p text:style-name="P20"><text:s/>rename targetFunctions/common/{matlabEngineCaller_customLayers =&gt; %matlabEngineCaller_customLayers}/tmwExample/example_loop_single/codegen/lib/matlabEngineCaller_customLayers/html/resources/leaf.gif (100%)</text:p>
      <text:p text:style-name="P20"><text:s/>rename targetFunctions/common/{matlabEngineCaller_customLayers =&gt; %matlabEngineCaller_customLayers}/tmwExample/example_loop_single/codegen/lib/matlabEngineCaller_customLayers/html/resources/matlab-report-styles.css (100%)</text:p>
      <text:p text:style-name="P20"><text:s/>rename targetFunctions/common/{matlabEngineCaller_customLayers =&gt; %matlabEngineCaller_customLayers}/tmwExample/example_loop_single/codegen/lib/matlabEngineCaller_customLayers/html/resources/mhighlight.css (100%)</text:p>
      <text:p text:style-name="P20"><text:s/>rename targetFunctions/common/{matlabEngineCaller_customLayers =&gt; %matlabEngineCaller_customLayers}/tmwExample/example_loop_single/codegen/lib/matlabEngineCaller_customLayers/html/resources/nav.html (100%)</text:p>
      <text:p text:style-name="P20"><text:s/>rename targetFunctions/common/{matlabEngineCaller_customLayers =&gt; %matlabEngineCaller_customLayers}/tmwExample/example_loop_single/codegen/lib/matlabEngineCaller_customLayers/html/resources/navToolbar.html (100%)</text:p>
      <text:p text:style-name="P20"><text:s/>rename targetFunctions/common/{matlabEngineCaller_customLayers =&gt; %matlabEngineCaller_customLayers}/tmwExample/example_loop_single/codegen/lib/matlabEngineCaller_customLayers/html/resources/nolines_minus.gif (100%)</text:p>
      <text:p text:style-name="P20"><text:s/>rename targetFunctions/common/{matlabEngineCaller_customLayers =&gt; %matlabEngineCaller_customLayers}/tmwExample/example_loop_single/codegen/lib/matlabEngineCaller_customLayers/html/resources/nolines_plus.gif (100%)</text:p>
      <text:p text:style-name="P20"><text:s/>rename targetFunctions/common/{matlabEngineCaller_customLayers =&gt; %matlabEngineCaller_customLayers}/tmwExample/example_loop_single/codegen/lib/matlabEngineCaller_customLayers/html/resources/range_highlighter.js (100%)</text:p>
      <text:p text:style-name="P20"><text:s/>rename targetFunctions/common/{matlabEngineCaller_customLayers =&gt; %matlabEngineCaller_customLayers}/tmwExample/example_loop_single/codegen/lib/matlabEngineCaller_customLayers/html/resources/right_arrow.gif (100%)</text:p>
      <text:p text:style-name="P20"><text:s/>rename targetFunctions/common/{matlabEngineCaller_customLayers =&gt; %matlabEngineCaller_customLayers}/tmwExample/example_loop_single/codegen/lib/matlabEngineCaller_customLayers/html/resources/rtwannotate.js (100%)</text:p>
      <text:p text:style-name="P20"><text:s/>rename targetFunctions/common/{matlabEngineCaller_customLayers =&gt; %matlabEngineCaller_customLayers}/tmwExample/example_loop_single/codegen/lib/matlabEngineCaller_customLayers/html/resources/rtwhilite.js (100%)</text:p>
      <text:p text:style-name="P20"><text:s/>rename targetFunctions/common/{matlabEngineCaller_customLayers =&gt; %matlabEngineCaller_customLayers}/tmwExample/example_loop_single/codegen/lib/matlabEngineCaller_customLayers/html/resources/rtwmsg.html (100%)</text:p>
      <text:p text:style-name="P20"><text:s/>rename targetFunctions/common/{matlabEngineCaller_customLayers =&gt; %matlabEngineCaller_customLayers}/tmwExample/example_loop_single/codegen/lib/matlabEngineCaller_customLayers/html/resources/rtwreport.css (100%)</text:p>
      <text:p text:style-name="P20"><text:s/>rename targetFunctions/common/{matlabEngineCaller_customLayers =&gt; %matlabEngineCaller_customLayers}/tmwExample/example_loop_single/codegen/lib/matlabEngineCaller_customLayers/html/resources/rtwreport_utils.js (100%)</text:p>
      <text:p text:style-name="P20"><text:s/>rename targetFunctions/common/{matlabEngineCaller_customLayers =&gt; %matlabEngineCaller_customLayers}/tmwExample/example_loop_single/codegen/lib/matlabEngineCaller_customLayers/html/resources/rtwshrink.js (100%)</text:p>
      <text:p text:style-name="P20"><text:s/>rename targetFunctions/common/{matlabEngineCaller_customLayers =&gt; %matlabEngineCaller_customLayers}/tmwExample/example_loop_single/codegen/lib/matlabEngineCaller_customLayers/html/resources/search.js (100%)</text:p>
      <text:p text:style-name="P20"><text:s/>rename targetFunctions/common/{matlabEngineCaller_customLayers =&gt; %matlabEngineCaller_customLayers}/tmwExample/example_loop_single/codegen/lib/matlabEngineCaller_customLayers/html/resources/spinner.gif (100%)</text:p>
      <text:p text:style-name="P20"><text:soft-page-break/><text:s/>rename targetFunctions/common/{matlabEngineCaller_customLayers =&gt; %matlabEngineCaller_customLayers}/tmwExample/example_loop_single/codegen/lib/matlabEngineCaller_customLayers/html/resources/status_failed.png (100%)</text:p>
      <text:p text:style-name="P20"><text:s/>rename targetFunctions/common/{matlabEngineCaller_customLayers =&gt; %matlabEngineCaller_customLayers}/tmwExample/example_loop_single/codegen/lib/matlabEngineCaller_customLayers/html/resources/status_passed.png (100%)</text:p>
      <text:p text:style-name="P20"><text:s/>rename targetFunctions/common/{matlabEngineCaller_customLayers =&gt; %matlabEngineCaller_customLayers}/tmwExample/example_loop_single/codegen/lib/matlabEngineCaller_customLayers/html/resources/status_warning.png (100%)</text:p>
      <text:p text:style-name="P20"><text:s/>rename targetFunctions/common/{matlabEngineCaller_customLayers =&gt; %matlabEngineCaller_customLayers}/tmwExample/example_loop_single/codegen/lib/matlabEngineCaller_customLayers/html/resources/tablesorter_bkgrd.png (100%)</text:p>
      <text:p text:style-name="P20"><text:s/>rename targetFunctions/common/{matlabEngineCaller_customLayers =&gt; %matlabEngineCaller_customLayers}/tmwExample/example_loop_single/codegen/lib/matlabEngineCaller_customLayers/html/resources/texture_blue.png (100%)</text:p>
      <text:p text:style-name="P20"><text:s/>rename targetFunctions/common/{matlabEngineCaller_customLayers =&gt; %matlabEngineCaller_customLayers}/tmwExample/example_loop_single/codegen/lib/matlabEngineCaller_customLayers/html/resources/texture_gray1.png (100%)</text:p>
      <text:p text:style-name="P20"><text:s/>rename targetFunctions/common/{matlabEngineCaller_customLayers =&gt; %matlabEngineCaller_customLayers}/tmwExample/example_loop_single/codegen/lib/matlabEngineCaller_customLayers/html/resources/texture_gray2.png (100%)</text:p>
      <text:p text:style-name="P20"><text:s/>rename targetFunctions/common/{matlabEngineCaller_customLayers =&gt; %matlabEngineCaller_customLayers}/tmwExample/example_loop_single/codegen/lib/matlabEngineCaller_customLayers/html/resources/webview_codegen.js (100%)</text:p>
      <text:p text:style-name="P20"><text:s/>rename targetFunctions/common/{matlabEngineCaller_customLayers =&gt; %matlabEngineCaller_customLayers}/tmwExample/example_loop_single/codegen/lib/matlabEngineCaller_customLayers/html/rtGetInf_c.html (100%)</text:p>
      <text:p text:style-name="P20"><text:s/>rename targetFunctions/common/{matlabEngineCaller_customLayers =&gt; %matlabEngineCaller_customLayers}/tmwExample/example_loop_single/codegen/lib/matlabEngineCaller_customLayers/html/rtGetInf_h.html (100%)</text:p>
      <text:p text:style-name="P20"><text:s/>rename targetFunctions/common/{matlabEngineCaller_customLayers =&gt; %matlabEngineCaller_customLayers}/tmwExample/example_loop_single/codegen/lib/matlabEngineCaller_customLayers/html/rtGetNaN_c.html (100%)</text:p>
      <text:p text:style-name="P20"><text:s/>rename targetFunctions/common/{matlabEngineCaller_customLayers =&gt; %matlabEngineCaller_customLayers}/tmwExample/example_loop_single/codegen/lib/matlabEngineCaller_customLayers/html/rtGetNaN_h.html (100%)</text:p>
      <text:p text:style-name="P20"><text:s/>rename targetFunctions/common/{matlabEngineCaller_customLayers =&gt; %matlabEngineCaller_customLayers}/tmwExample/example_loop_single/codegen/lib/matlabEngineCaller_customLayers/html/rt_nonfinite_c.html (100%)</text:p>
      <text:p text:style-name="P20"><text:s/>rename targetFunctions/common/{matlabEngineCaller_customLayers =&gt; %matlabEngineCaller_customLayers}/tmwExample/example_loop_single/codegen/lib/matlabEngineCaller_customLayers/html/rt_nonfinite_h.html (100%)</text:p>
      <text:p text:style-name="P20"><text:s/>rename targetFunctions/common/{matlabEngineCaller_customLayers =&gt; %matlabEngineCaller_customLayers}/tmwExample/example_loop_single/codegen/lib/matlabEngineCaller_customLayers/html/rtwshrink.js (100%)</text:p>
      <text:p text:style-name="P20"><text:s/>rename targetFunctions/common/{matlabEngineCaller_customLayers =&gt; %matlabEngineCaller_customLayers}/tmwExample/example_loop_single/codegen/lib/matlabEngineCaller_customLayers/html/rtwtypes_h.html (100%)</text:p>
      <text:p text:style-name="P20"><text:s/>rename targetFunctions/common/{matlabEngineCaller_customLayers =&gt; %matlabEngineCaller_customLayers}/tmwExample/example_loop_single/codegen/lib/matlabEngineCaller_customLayers/interface/_coder_matlabEngineCaller_customLayers_api.c (100%)</text:p>
      <text:p text:style-name="P20"><text:s/>rename targetFunctions/common/{matlabEngineCaller_customLayers =&gt; %matlabEngineCaller_customLayers}/tmwExample/example_loop_single/codegen/lib/matlabEngineCaller_customLayers/interface/_coder_matlabEngineCaller_customLayers_api.h (100%)</text:p>
      <text:p text:style-name="P20"><text:s/>rename targetFunctions/common/{matlabEngineCaller_customLayers =&gt; %matlabEngineCaller_customLayers}/tmwExample/example_loop_single/codegen/lib/matlabEngineCaller_customLayers/interface/_coder_matlabEngineCaller_customLayers_info.c (100%)</text:p>
      <text:p text:style-name="P20"><text:s/>rename targetFunctions/common/{matlabEngineCaller_customLayers =&gt; %matlabEngineCaller_customLayers}/tmwExample/example_loop_single/codegen/lib/matlabEngineCaller_customLayers/interface/_coder_matlabEngineCaller_customLayers_info.h (100%)</text:p>
      <text:p text:style-name="P20"><text:s/>rename targetFunctions/common/{matlabEngineCaller_customLayers =&gt; %matlabEngineCaller_customLayers}/tmwExample/example_loop_single/codegen/lib/matlabEngineCaller_customLayers/interface/_coder_matlabEngineCaller_customLayers_mex.c (100%)</text:p>
      <text:p text:style-name="P20"><text:s/>rename targetFunctions/common/{matlabEngineCaller_customLayers =&gt; %matlabEngineCaller_customLayers}/tmwExample/example_loop_single/codegen/lib/matlabEngineCaller_customLayers/interface/_coder_matlabEngineCaller_customLayers_mex.h (100%)</text:p>
      <text:p text:style-name="P20"><text:s/>rename targetFunctions/common/{matlabEngineCaller_customLayers =&gt; %matlabEngineCaller_customLayers}/tmwExample/example_loop_single/codegen/lib/matlabEngineCaller_customLayers/matlabEngineCaller_customLayers.c (100%)</text:p>
      <text:p text:style-name="P20"><text:s/>rename targetFunctions/common/{matlabEngineCaller_customLayers =&gt; %matlabEngineCaller_customLayers}/tmwExample/example_loop_single/codegen/lib/matlabEngineCaller_customLayers/matlabEngineCaller_customLayers.h (100%)</text:p>
      <text:p text:style-name="P20"><text:soft-page-break/><text:s/>rename targetFunctions/common/{matlabEngineCaller_customLayers =&gt; %matlabEngineCaller_customLayers}/tmwExample/example_loop_single/codegen/lib/matlabEngineCaller_customLayers/matlabEngineCaller_customLayers_emxAPI.c (100%)</text:p>
      <text:p text:style-name="P20"><text:s/>rename targetFunctions/common/{matlabEngineCaller_customLayers =&gt; %matlabEngineCaller_customLayers}/tmwExample/example_loop_single/codegen/lib/matlabEngineCaller_customLayers/matlabEngineCaller_customLayers_emxAPI.h (100%)</text:p>
      <text:p text:style-name="P20"><text:s/>rename targetFunctions/common/{matlabEngineCaller_customLayers =&gt; %matlabEngineCaller_customLayers}/tmwExample/example_loop_single/codegen/lib/matlabEngineCaller_customLayers/matlabEngineCaller_customLayers_emxutil.c (100%)</text:p>
      <text:p text:style-name="P20"><text:s/>rename targetFunctions/common/{matlabEngineCaller_customLayers =&gt; %matlabEngineCaller_customLayers}/tmwExample/example_loop_single/codegen/lib/matlabEngineCaller_customLayers/matlabEngineCaller_customLayers_emxutil.h (100%)</text:p>
      <text:p text:style-name="P20"><text:s/>rename targetFunctions/common/{matlabEngineCaller_customLayers =&gt; %matlabEngineCaller_customLayers}/tmwExample/example_loop_single/codegen/lib/matlabEngineCaller_customLayers/matlabEngineCaller_customLayers_initialize.c (100%)</text:p>
      <text:p text:style-name="P20"><text:s/>rename targetFunctions/common/{matlabEngineCaller_customLayers =&gt; %matlabEngineCaller_customLayers}/tmwExample/example_loop_single/codegen/lib/matlabEngineCaller_customLayers/matlabEngineCaller_customLayers_initialize.h (100%)</text:p>
      <text:p text:style-name="P20"><text:s/>rename targetFunctions/common/{matlabEngineCaller_customLayers/tmwExample/example_single =&gt; %matlabEngineCaller_customLayers/tmwExample/example_loop_single}/codegen/lib/matlabEngineCaller_customLayers/matlabEngineCaller_customLayers_ref.rsp (100%)</text:p>
      <text:p text:style-name="P20"><text:s/>rename targetFunctions/common/{matlabEngineCaller_customLayers =&gt; %matlabEngineCaller_customLayers}/tmwExample/example_loop_single/codegen/lib/matlabEngineCaller_customLayers/matlabEngineCaller_customLayers_rtw.mk (100%)</text:p>
      <text:p text:style-name="P20"><text:s/>rename targetFunctions/common/{matlabEngineCaller_customLayers =&gt; %matlabEngineCaller_customLayers}/tmwExample/example_loop_single/codegen/lib/matlabEngineCaller_customLayers/matlabEngineCaller_customLayers_terminate.c (100%)</text:p>
      <text:p text:style-name="P20"><text:s/>rename targetFunctions/common/{matlabEngineCaller_customLayers =&gt; %matlabEngineCaller_customLayers}/tmwExample/example_loop_single/codegen/lib/matlabEngineCaller_customLayers/matlabEngineCaller_customLayers_terminate.h (100%)</text:p>
      <text:p text:style-name="P20"><text:s/>rename targetFunctions/common/{matlabEngineCaller_customLayers =&gt; %matlabEngineCaller_customLayers}/tmwExample/example_loop_single/codegen/lib/matlabEngineCaller_customLayers/matlabEngineCaller_customLayers_types.h (100%)</text:p>
      <text:p text:style-name="P20"><text:s/>rename targetFunctions/common/{matlabEngineCaller_customLayers =&gt; %matlabEngineCaller_customLayers}/tmwExample/example_loop_single/codegen/lib/matlabEngineCaller_customLayers/rtGetInf.c (100%)</text:p>
      <text:p text:style-name="P20"><text:s/>rename targetFunctions/common/{matlabEngineCaller_customLayers =&gt; %matlabEngineCaller_customLayers}/tmwExample/example_loop_single/codegen/lib/matlabEngineCaller_customLayers/rtGetInf.h (100%)</text:p>
      <text:p text:style-name="P20"><text:s/>rename targetFunctions/common/{matlabEngineCaller_customLayers =&gt; %matlabEngineCaller_customLayers}/tmwExample/example_loop_single/codegen/lib/matlabEngineCaller_customLayers/rtGetNaN.c (100%)</text:p>
      <text:p text:style-name="P20"><text:s/>rename targetFunctions/common/{matlabEngineCaller_customLayers =&gt; %matlabEngineCaller_customLayers}/tmwExample/example_loop_single/codegen/lib/matlabEngineCaller_customLayers/rtGetNaN.h (100%)</text:p>
      <text:p text:style-name="P20"><text:s/>rename targetFunctions/common/{matlabEngineCaller_customLayers =&gt; %matlabEngineCaller_customLayers}/tmwExample/example_loop_single/codegen/lib/matlabEngineCaller_customLayers/rt_nonfinite.c (100%)</text:p>
      <text:p text:style-name="P20"><text:s/>rename targetFunctions/common/{matlabEngineCaller_customLayers =&gt; %matlabEngineCaller_customLayers}/tmwExample/example_loop_single/codegen/lib/matlabEngineCaller_customLayers/rt_nonfinite.h (100%)</text:p>
      <text:p text:style-name="P20"><text:s/>rename targetFunctions/common/{matlabEngineCaller_customLayers =&gt; %matlabEngineCaller_customLayers}/tmwExample/example_loop_single/codegen/lib/matlabEngineCaller_customLayers/rtw_proj.tmw (100%)</text:p>
      <text:p text:style-name="P20"><text:s/>rename targetFunctions/common/{matlabEngineCaller_customLayers =&gt; %matlabEngineCaller_customLayers}/tmwExample/example_loop_single/codegen/lib/matlabEngineCaller_customLayers/rtwtypes.h (100%)</text:p>
      <text:p text:style-name="P20"><text:s/>rename targetFunctions/common/{matlabEngineCaller_customLayers =&gt; %matlabEngineCaller_customLayers}/tmwExample/example_loop_single/codegen/mex/matlabEngineCaller_customLayers/_coder_matlabEngineCaller_customLayers_api.o (100%)</text:p>
      <text:p text:style-name="P20"><text:s/>rename targetFunctions/common/{matlabEngineCaller_customLayers =&gt; %matlabEngineCaller_customLayers}/tmwExample/example_loop_single/codegen/mex/matlabEngineCaller_customLayers/_coder_matlabEngineCaller_customLayers_info.o (100%)</text:p>
      <text:p text:style-name="P20"><text:s/>rename targetFunctions/common/{matlabEngineCaller_customLayers =&gt; %matlabEngineCaller_customLayers}/tmwExample/example_loop_single/codegen/mex/matlabEngineCaller_customLayers/_coder_matlabEngineCaller_customLayers_mex.o (100%)</text:p>
      <text:p text:style-name="P20"><text:s/>rename targetFunctions/common/{matlabEngineCaller_customLayers =&gt; %matlabEngineCaller_customLayers}/tmwExample/example_loop_single/codegen/mex/matlabEngineCaller_customLayers/buildInfo.mat (100%)</text:p>
      <text:p text:style-name="P20"><text:s/>rename targetFunctions/common/{matlabEngineCaller_customLayers =&gt; %matlabEngineCaller_customLayers}/tmwExample/example_loop_single/codegen/mex/matlabEngineCaller_customLayers/cfiGuiReport.mat (100%)</text:p>
      <text:p text:style-name="P20"><text:s/>rename targetFunctions/common/{matlabEngineCaller_customLayers =&gt; %matlabEngineCaller_customLayers}/tmwExample/example_loop_single/codegen/mex/matlabEngineCaller_customLayers/html/_coder_matlabEngineCaller_customLayers_api_c.html (100%)</text:p>
      <text:p text:style-name="P20"><text:s/>rename targetFunctions/common/{matlabEngineCaller_customLayers =&gt; %matlabEngineCaller_customLayers}/tmwExample/example_loop_single/codegen/mex/matlabEngineCaller_customLayers/html/_coder_matlabEngineCaller_customLayers_api_h.html (100%)</text:p>
      <text:p text:style-name="P20"><text:soft-page-break/><text:s/>rename targetFunctions/common/{matlabEngineCaller_customLayers =&gt; %matlabEngineCaller_customLayers}/tmwExample/example_loop_single/codegen/mex/matlabEngineCaller_customLayers/html/_coder_matlabEngineCaller_customLayers_info_c.html (100%)</text:p>
      <text:p text:style-name="P20"><text:s/>rename targetFunctions/common/{matlabEngineCaller_customLayers =&gt; %matlabEngineCaller_customLayers}/tmwExample/example_loop_single/codegen/mex/matlabEngineCaller_customLayers/html/_coder_matlabEngineCaller_customLayers_info_h.html (100%)</text:p>
      <text:p text:style-name="P20"><text:s/>rename targetFunctions/common/{matlabEngineCaller_customLayers =&gt; %matlabEngineCaller_customLayers}/tmwExample/example_loop_single/codegen/mex/matlabEngineCaller_customLayers/html/_coder_matlabEngineCaller_customLayers_mex_c.html (100%)</text:p>
      <text:p text:style-name="P20"><text:s/>rename targetFunctions/common/{matlabEngineCaller_customLayers =&gt; %matlabEngineCaller_customLayers}/tmwExample/example_loop_single/codegen/mex/matlabEngineCaller_customLayers/html/_coder_matlabEngineCaller_customLayers_mex_h.html (100%)</text:p>
      <text:p text:style-name="P20"><text:s/>rename targetFunctions/common/{matlabEngineCaller_customLayers =&gt; %matlabEngineCaller_customLayers}/tmwExample/example_loop_single/codegen/mex/matlabEngineCaller_customLayers/html/contents_file.tmp (100%)</text:p>
      <text:p text:style-name="P20"><text:s/>rename targetFunctions/common/{matlabEngineCaller_customLayers =&gt; %matlabEngineCaller_customLayers}/tmwExample/example_loop_single/codegen/mex/matlabEngineCaller_customLayers/html/exported_values.mat (100%)</text:p>
      <text:p text:style-name="P20"><text:s/>rename targetFunctions/common/{matlabEngineCaller_customLayers =&gt; %matlabEngineCaller_customLayers}/tmwExample/example_loop_single/codegen/mex/matlabEngineCaller_customLayers/html/hilite_warning.png (100%)</text:p>
      <text:p text:style-name="P20"><text:s/>rename targetFunctions/common/{matlabEngineCaller_customLayers =&gt; %matlabEngineCaller_customLayers}/tmwExample/example_loop_single/codegen/mex/matlabEngineCaller_customLayers/html/index.css (100%)</text:p>
      <text:p text:style-name="P20"><text:s/>rename targetFunctions/common/{matlabEngineCaller_customLayers =&gt; %matlabEngineCaller_customLayers}/tmwExample/example_loop_single/codegen/mex/matlabEngineCaller_customLayers/html/index.html (100%)</text:p>
      <text:p text:style-name="P20"><text:s/>rename targetFunctions/common/{matlabEngineCaller_customLayers =&gt; %matlabEngineCaller_customLayers}/tmwExample/example_loop_single/codegen/mex/matlabEngineCaller_customLayers/html/matlabCallFun_c.html (100%)</text:p>
      <text:p text:style-name="P20"><text:s/>rename targetFunctions/common/{matlabEngineCaller_customLayers =&gt; %matlabEngineCaller_customLayers}/tmwExample/example_loop_single/codegen/mex/matlabEngineCaller_customLayers/html/matlabEngineCaller_customLayers1_mcode.html (100%)</text:p>
      <text:p text:style-name="P20"><text:s/>rename targetFunctions/common/{matlabEngineCaller_customLayers =&gt; %matlabEngineCaller_customLayers}/tmwExample/example_loop_single/codegen/mex/matlabEngineCaller_customLayers/html/matlabEngineCaller_customLayers1_watch.html (100%)</text:p>
      <text:p text:style-name="P20"><text:s/>rename targetFunctions/common/{matlabEngineCaller_customLayers =&gt; %matlabEngineCaller_customLayers}/tmwExample/example_loop_single/codegen/mex/matlabEngineCaller_customLayers/html/matlabEngineCaller_customLayers_buildlog1.html (100%)</text:p>
      <text:p text:style-name="P20"><text:s/>rename targetFunctions/common/{matlabEngineCaller_customLayers =&gt; %matlabEngineCaller_customLayers}/tmwExample/example_loop_single/codegen/mex/matlabEngineCaller_customLayers/html/matlabEngineCaller_customLayers_buildlog2.html (100%)</text:p>
      <text:p text:style-name="P20"><text:s/>rename targetFunctions/common/{matlabEngineCaller_customLayers =&gt; %matlabEngineCaller_customLayers}/tmwExample/example_loop_single/codegen/mex/matlabEngineCaller_customLayers/html/matlabEngineCaller_customLayers_buildlog3.html (100%)</text:p>
      <text:p text:style-name="P20"><text:s/>rename targetFunctions/common/{matlabEngineCaller_customLayers =&gt; %matlabEngineCaller_customLayers}/tmwExample/example_loop_single/codegen/mex/matlabEngineCaller_customLayers/html/matlabEngineCaller_customLayers_buildlog4.html (100%)</text:p>
      <text:p text:style-name="P20"><text:s/>rename targetFunctions/common/{matlabEngineCaller_customLayers =&gt; %matlabEngineCaller_customLayers}/tmwExample/example_loop_single/codegen/mex/matlabEngineCaller_customLayers/html/matlabEngineCaller_customLayers_c.html (100%)</text:p>
      <text:p text:style-name="P20"><text:s/>rename targetFunctions/common/{matlabEngineCaller_customLayers =&gt; %matlabEngineCaller_customLayers}/tmwExample/example_loop_single/codegen/mex/matlabEngineCaller_customLayers/html/matlabEngineCaller_customLayers_data_c.html (100%)</text:p>
      <text:p text:style-name="P20"><text:s/>rename targetFunctions/common/{matlabEngineCaller_customLayers =&gt; %matlabEngineCaller_customLayers}/tmwExample/example_loop_single/codegen/mex/matlabEngineCaller_customLayers/html/matlabEngineCaller_customLayers_data_h.html (100%)</text:p>
      <text:p text:style-name="P20"><text:s/>rename targetFunctions/common/{matlabEngineCaller_customLayers =&gt; %matlabEngineCaller_customLayers}/tmwExample/example_loop_single/codegen/mex/matlabEngineCaller_customLayers/html/matlabEngineCaller_customLayers_emxutil_c.html (100%)</text:p>
      <text:p text:style-name="P20"><text:s/>rename targetFunctions/common/{matlabEngineCaller_customLayers =&gt; %matlabEngineCaller_customLayers}/tmwExample/example_loop_single/codegen/mex/matlabEngineCaller_customLayers/html/matlabEngineCaller_customLayers_emxutil_h.html (100%)</text:p>
      <text:p text:style-name="P20"><text:s/>rename targetFunctions/common/{matlabEngineCaller_customLayers =&gt; %matlabEngineCaller_customLayers}/tmwExample/example_loop_single/codegen/mex/matlabEngineCaller_customLayers/html/matlabEngineCaller_customLayers_h.html (100%)</text:p>
      <text:p text:style-name="P20"><text:s/>rename targetFunctions/common/{matlabEngineCaller_customLayers =&gt; %matlabEngineCaller_customLayers}/tmwExample/example_loop_single/codegen/mex/matlabEngineCaller_customLayers/html/matlabEngineCaller_customLayers_initialize_c.html (100%)</text:p>
      <text:p text:style-name="P20"><text:soft-page-break/><text:s/>rename targetFunctions/common/{matlabEngineCaller_customLayers =&gt; %matlabEngineCaller_customLayers}/tmwExample/example_loop_single/codegen/mex/matlabEngineCaller_customLayers/html/matlabEngineCaller_customLayers_initialize_h.html (100%)</text:p>
      <text:p text:style-name="P20"><text:s/>rename targetFunctions/common/{matlabEngineCaller_customLayers =&gt; %matlabEngineCaller_customLayers}/tmwExample/example_loop_single/codegen/mex/matlabEngineCaller_customLayers/html/matlabEngineCaller_customLayers_terminate_c.html (100%)</text:p>
      <text:p text:style-name="P20"><text:s/>rename targetFunctions/common/{matlabEngineCaller_customLayers =&gt; %matlabEngineCaller_customLayers}/tmwExample/example_loop_single/codegen/mex/matlabEngineCaller_customLayers/html/matlabEngineCaller_customLayers_terminate_h.html (100%)</text:p>
      <text:p text:style-name="P20"><text:s/>rename targetFunctions/common/{matlabEngineCaller_customLayers =&gt; %matlabEngineCaller_customLayers}/tmwExample/example_loop_single/codegen/mex/matlabEngineCaller_customLayers/html/matlabEngineCaller_customLayers_types_h.html (100%)</text:p>
      <text:p text:style-name="P20"><text:s/>rename targetFunctions/common/{matlabEngineCaller_customLayers =&gt; %matlabEngineCaller_customLayers}/tmwExample/example_loop_single/codegen/mex/matlabEngineCaller_customLayers/html/mex_warning.html (100%)</text:p>
      <text:p text:style-name="P20"><text:s/>rename targetFunctions/common/{matlabEngineCaller_customLayers =&gt; %matlabEngineCaller_customLayers}/tmwExample/example_loop_single/codegen/mex/matlabEngineCaller_customLayers/html/resources/Error_document.gif (100%)</text:p>
      <text:p text:style-name="P20"><text:s/>rename targetFunctions/common/{matlabEngineCaller_customLayers =&gt; %matlabEngineCaller_customLayers}/tmwExample/example_loop_single/codegen/mex/matlabEngineCaller_customLayers/html/resources/Fatal_document.gif (100%)</text:p>
      <text:p text:style-name="P20"><text:s/>rename targetFunctions/common/{matlabEngineCaller_customLayers =&gt; %matlabEngineCaller_customLayers}/tmwExample/example_loop_single/codegen/mex/matlabEngineCaller_customLayers/html/resources/Warning_document.gif (100%)</text:p>
      <text:p text:style-name="P20"><text:s/>rename targetFunctions/common/{matlabEngineCaller_customLayers =&gt; %matlabEngineCaller_customLayers}/tmwExample/example_loop_single/codegen/mex/matlabEngineCaller_customLayers/html/resources/cc_sourcecodec.png (100%)</text:p>
      <text:p text:style-name="P20"><text:s/>rename targetFunctions/common/{matlabEngineCaller_customLayers =&gt; %matlabEngineCaller_customLayers}/tmwExample/example_loop_single/codegen/mex/matlabEngineCaller_customLayers/html/resources/collapsible-last.gif (100%)</text:p>
      <text:p text:style-name="P20"><text:s/>rename targetFunctions/common/{matlabEngineCaller_customLayers =&gt; %matlabEngineCaller_customLayers}/tmwExample/example_loop_single/codegen/mex/matlabEngineCaller_customLayers/html/resources/collapsible.gif (100%)</text:p>
      <text:p text:style-name="P20"><text:s/>rename targetFunctions/common/{matlabEngineCaller_customLayers =&gt; %matlabEngineCaller_customLayers}/tmwExample/example_loop_single/codegen/mex/matlabEngineCaller_customLayers/html/resources/cs_document_check.png (100%)</text:p>
      <text:p text:style-name="P20"><text:s/>rename targetFunctions/common/{matlabEngineCaller_customLayers =&gt; %matlabEngineCaller_customLayers}/tmwExample/example_loop_single/codegen/mex/matlabEngineCaller_customLayers/html/resources/cs_document_error.png (100%)</text:p>
      <text:p text:style-name="P20"><text:s/>rename targetFunctions/common/{matlabEngineCaller_customLayers =&gt; %matlabEngineCaller_customLayers}/tmwExample/example_loop_single/codegen/mex/matlabEngineCaller_customLayers/html/resources/cs_document_warning.png (100%)</text:p>
      <text:p text:style-name="P20"><text:s/>rename targetFunctions/common/{matlabEngineCaller_customLayers =&gt; %matlabEngineCaller_customLayers}/tmwExample/example_loop_single/codegen/mex/matlabEngineCaller_customLayers/html/resources/cs_folder_close_check.png (100%)</text:p>
      <text:p text:style-name="P20"><text:s/>rename targetFunctions/common/{matlabEngineCaller_customLayers =&gt; %matlabEngineCaller_customLayers}/tmwExample/example_loop_single/codegen/mex/matlabEngineCaller_customLayers/html/resources/cs_folder_close_error.png (100%)</text:p>
      <text:p text:style-name="P20"><text:s/>rename targetFunctions/common/{matlabEngineCaller_customLayers =&gt; %matlabEngineCaller_customLayers}/tmwExample/example_loop_single/codegen/mex/matlabEngineCaller_customLayers/html/resources/cs_folder_close_warning.png (100%)</text:p>
      <text:p text:style-name="P20"><text:s/>rename targetFunctions/common/{matlabEngineCaller_customLayers =&gt; %matlabEngineCaller_customLayers}/tmwExample/example_loop_single/codegen/mex/matlabEngineCaller_customLayers/html/resources/cs_folder_open_check.png (100%)</text:p>
      <text:p text:style-name="P20"><text:s/>rename targetFunctions/common/{matlabEngineCaller_customLayers =&gt; %matlabEngineCaller_customLayers}/tmwExample/example_loop_single/codegen/mex/matlabEngineCaller_customLayers/html/resources/cs_folder_open_error.png (100%)</text:p>
      <text:p text:style-name="P20"><text:s/>rename targetFunctions/common/{matlabEngineCaller_customLayers =&gt; %matlabEngineCaller_customLayers}/tmwExample/example_loop_single/codegen/mex/matlabEngineCaller_customLayers/html/resources/cs_folder_open_warning.png (100%)</text:p>
      <text:p text:style-name="P20"><text:s/>rename targetFunctions/common/{matlabEngineCaller_customLayers =&gt; %matlabEngineCaller_customLayers}/tmwExample/example_loop_single/codegen/mex/matlabEngineCaller_customLayers/html/resources/css/coder_app.css (100%)</text:p>
      <text:p text:style-name="P20"><text:s/>rename targetFunctions/common/{matlabEngineCaller_customLayers =&gt; %matlabEngineCaller_customLayers}/tmwExample/example_loop_single/codegen/mex/matlabEngineCaller_customLayers/html/resources/emcvhtml.js (100%)</text:p>
      <text:p text:style-name="P20"><text:s/>rename targetFunctions/common/{matlabEngineCaller_customLayers =&gt; %matlabEngineCaller_customLayers}/tmwExample/example_loop_single/codegen/mex/matlabEngineCaller_customLayers/html/resources/eml_report.css (100%)</text:p>
      <text:p text:style-name="P20"><text:s/>rename targetFunctions/common/{matlabEngineCaller_customLayers =&gt; %matlabEngineCaller_customLayers}/tmwExample/example_loop_single/codegen/mex/matlabEngineCaller_customLayers/html/resources/eml_report_interactions.js (100%)</text:p>
      <text:p text:style-name="P20"><text:s/>rename targetFunctions/common/{matlabEngineCaller_customLayers =&gt; %matlabEngineCaller_customLayers}/tmwExample/example_loop_single/codegen/mex/matlabEngineCaller_customLayers/html/resources/eml_report_layout.js (100%)</text:p>
      <text:p text:style-name="P20"><text:soft-page-break/><text:s/>rename targetFunctions/common/{matlabEngineCaller_customLayers =&gt; %matlabEngineCaller_customLayers}/tmwExample/example_loop_single/codegen/mex/matlabEngineCaller_customLayers/html/resources/expandable-last.gif (100%)</text:p>
      <text:p text:style-name="P20"><text:s/>rename targetFunctions/common/{matlabEngineCaller_customLayers =&gt; %matlabEngineCaller_customLayers}/tmwExample/example_loop_single/codegen/mex/matlabEngineCaller_customLayers/html/resources/expandable.gif (100%)</text:p>
      <text:p text:style-name="P20"><text:s/>rename targetFunctions/common/{matlabEngineCaller_customLayers =&gt; %matlabEngineCaller_customLayers}/tmwExample/example_loop_single/codegen/mex/matlabEngineCaller_customLayers/html/resources/folderclosed.gif (100%)</text:p>
      <text:p text:style-name="P20"><text:s/>rename targetFunctions/common/{matlabEngineCaller_customLayers =&gt; %matlabEngineCaller_customLayers}/tmwExample/example_loop_single/codegen/mex/matlabEngineCaller_customLayers/html/resources/folderopen.gif (100%)</text:p>
      <text:p text:style-name="P20"><text:s/>rename targetFunctions/common/{matlabEngineCaller_customLayers =&gt; %matlabEngineCaller_customLayers}/tmwExample/example_loop_single/codegen/mex/matlabEngineCaller_customLayers/html/resources/help.png (100%)</text:p>
      <text:p text:style-name="P20"><text:s/>rename targetFunctions/common/{matlabEngineCaller_customLayers =&gt; %matlabEngineCaller_customLayers}/tmwExample/example_loop_single/codegen/mex/matlabEngineCaller_customLayers/html/resources/hilite_warning.png (100%)</text:p>
      <text:p text:style-name="P20"><text:s/>rename targetFunctions/common/{matlabEngineCaller_customLayers =&gt; %matlabEngineCaller_customLayers}/tmwExample/example_loop_single/codegen/mex/matlabEngineCaller_customLayers/html/resources/inspect.html (100%)</text:p>
      <text:p text:style-name="P20"><text:s/>rename targetFunctions/common/{matlabEngineCaller_customLayers =&gt; %matlabEngineCaller_customLayers}/tmwExample/example_loop_single/codegen/mex/matlabEngineCaller_customLayers/html/resources/jQuery/jquery-1.3.2.min.js (100%)</text:p>
      <text:p text:style-name="P20"><text:s/>rename targetFunctions/common/{matlabEngineCaller_customLayers =&gt; %matlabEngineCaller_customLayers}/tmwExample/example_loop_single/codegen/mex/matlabEngineCaller_customLayers/html/resources/jQuery/jquery-ui-1.7.custom.min.js (100%)</text:p>
      <text:p text:style-name="P20"><text:s/>rename targetFunctions/common/{matlabEngineCaller_customLayers =&gt; %matlabEngineCaller_customLayers}/tmwExample/example_loop_single/codegen/mex/matlabEngineCaller_customLayers/html/resources/jQuery/jquery.hotkeys-0.7.8.js (100%)</text:p>
      <text:p text:style-name="P20"><text:s/>rename targetFunctions/common/{matlabEngineCaller_customLayers =&gt; %matlabEngineCaller_customLayers}/tmwExample/example_loop_single/codegen/mex/matlabEngineCaller_customLayers/html/resources/jQuery/jquery.tablesorter.mod.js (100%)</text:p>
      <text:p text:style-name="P20"><text:s/>rename targetFunctions/common/{matlabEngineCaller_customLayers =&gt; %matlabEngineCaller_customLayers}/tmwExample/example_loop_single/codegen/mex/matlabEngineCaller_customLayers/html/resources/jQuery/ui.resizable.css (100%)</text:p>
      <text:p text:style-name="P20"><text:s/>rename targetFunctions/common/{matlabEngineCaller_customLayers =&gt; %matlabEngineCaller_customLayers}/tmwExample/example_loop_single/codegen/mex/matlabEngineCaller_customLayers/html/resources/js/coder_app.js (100%)</text:p>
      <text:p text:style-name="P20"><text:s/>rename targetFunctions/common/{matlabEngineCaller_customLayers =&gt; %matlabEngineCaller_customLayers}/tmwExample/example_loop_single/codegen/mex/matlabEngineCaller_customLayers/html/resources/leaf-last.gif (100%)</text:p>
      <text:p text:style-name="P20"><text:s/>rename targetFunctions/common/{matlabEngineCaller_customLayers =&gt; %matlabEngineCaller_customLayers}/tmwExample/example_loop_single/codegen/mex/matlabEngineCaller_customLayers/html/resources/leaf.gif (100%)</text:p>
      <text:p text:style-name="P20"><text:s/>rename targetFunctions/common/{matlabEngineCaller_customLayers =&gt; %matlabEngineCaller_customLayers}/tmwExample/example_loop_single/codegen/mex/matlabEngineCaller_customLayers/html/resources/matlab-report-styles.css (100%)</text:p>
      <text:p text:style-name="P20"><text:s/>rename targetFunctions/common/{matlabEngineCaller_customLayers =&gt; %matlabEngineCaller_customLayers}/tmwExample/example_loop_single/codegen/mex/matlabEngineCaller_customLayers/html/resources/mhighlight.css (100%)</text:p>
      <text:p text:style-name="P20"><text:s/>rename targetFunctions/common/{matlabEngineCaller_customLayers =&gt; %matlabEngineCaller_customLayers}/tmwExample/example_loop_single/codegen/mex/matlabEngineCaller_customLayers/html/resources/nav.html (100%)</text:p>
      <text:p text:style-name="P20"><text:s/>rename targetFunctions/common/{matlabEngineCaller_customLayers =&gt; %matlabEngineCaller_customLayers}/tmwExample/example_loop_single/codegen/mex/matlabEngineCaller_customLayers/html/resources/navToolbar.html (100%)</text:p>
      <text:p text:style-name="P20"><text:s/>rename targetFunctions/common/{matlabEngineCaller_customLayers =&gt; %matlabEngineCaller_customLayers}/tmwExample/example_loop_single/codegen/mex/matlabEngineCaller_customLayers/html/resources/nolines_minus.gif (100%)</text:p>
      <text:p text:style-name="P20"><text:s/>rename targetFunctions/common/{matlabEngineCaller_customLayers =&gt; %matlabEngineCaller_customLayers}/tmwExample/example_loop_single/codegen/mex/matlabEngineCaller_customLayers/html/resources/nolines_plus.gif (100%)</text:p>
      <text:p text:style-name="P20"><text:s/>rename targetFunctions/common/{matlabEngineCaller_customLayers =&gt; %matlabEngineCaller_customLayers}/tmwExample/example_loop_single/codegen/mex/matlabEngineCaller_customLayers/html/resources/range_highlighter.js (100%)</text:p>
      <text:p text:style-name="P20"><text:s/>rename targetFunctions/common/{matlabEngineCaller_customLayers =&gt; %matlabEngineCaller_customLayers}/tmwExample/example_loop_single/codegen/mex/matlabEngineCaller_customLayers/html/resources/right_arrow.gif (100%)</text:p>
      <text:p text:style-name="P20"><text:s/>rename targetFunctions/common/{matlabEngineCaller_customLayers =&gt; %matlabEngineCaller_customLayers}/tmwExample/example_loop_single/codegen/mex/matlabEngineCaller_customLayers/html/resources/rtwannotate.js (100%)</text:p>
      <text:p text:style-name="P20"><text:s/>rename targetFunctions/common/{matlabEngineCaller_customLayers =&gt; %matlabEngineCaller_customLayers}/tmwExample/example_loop_single/codegen/mex/matlabEngineCaller_customLayers/html/resources/rtwhilite.js (100%)</text:p>
      <text:p text:style-name="P20"><text:s/>rename targetFunctions/common/{matlabEngineCaller_customLayers =&gt; %matlabEngineCaller_customLayers}/tmwExample/example_loop_single/codegen/mex/matlabEngineCaller_customLayers/html/resources/rtwmsg.html (100%)</text:p>
      <text:p text:style-name="P20"><text:soft-page-break/><text:s/>rename targetFunctions/common/{matlabEngineCaller_customLayers =&gt; %matlabEngineCaller_customLayers}/tmwExample/example_loop_single/codegen/mex/matlabEngineCaller_customLayers/html/resources/rtwreport.css (100%)</text:p>
      <text:p text:style-name="P20"><text:s/>rename targetFunctions/common/{matlabEngineCaller_customLayers =&gt; %matlabEngineCaller_customLayers}/tmwExample/example_loop_single/codegen/mex/matlabEngineCaller_customLayers/html/resources/rtwreport_utils.js (100%)</text:p>
      <text:p text:style-name="P20"><text:s/>rename targetFunctions/common/{matlabEngineCaller_customLayers =&gt; %matlabEngineCaller_customLayers}/tmwExample/example_loop_single/codegen/mex/matlabEngineCaller_customLayers/html/resources/rtwshrink.js (100%)</text:p>
      <text:p text:style-name="P20"><text:s/>rename targetFunctions/common/{matlabEngineCaller_customLayers =&gt; %matlabEngineCaller_customLayers}/tmwExample/example_loop_single/codegen/mex/matlabEngineCaller_customLayers/html/resources/search.js (100%)</text:p>
      <text:p text:style-name="P20"><text:s/>rename targetFunctions/common/{matlabEngineCaller_customLayers =&gt; %matlabEngineCaller_customLayers}/tmwExample/example_loop_single/codegen/mex/matlabEngineCaller_customLayers/html/resources/spinner.gif (100%)</text:p>
      <text:p text:style-name="P20"><text:s/>rename targetFunctions/common/{matlabEngineCaller_customLayers =&gt; %matlabEngineCaller_customLayers}/tmwExample/example_loop_single/codegen/mex/matlabEngineCaller_customLayers/html/resources/status_failed.png (100%)</text:p>
      <text:p text:style-name="P20"><text:s/>rename targetFunctions/common/{matlabEngineCaller_customLayers =&gt; %matlabEngineCaller_customLayers}/tmwExample/example_loop_single/codegen/mex/matlabEngineCaller_customLayers/html/resources/status_passed.png (100%)</text:p>
      <text:p text:style-name="P20"><text:s/>rename targetFunctions/common/{matlabEngineCaller_customLayers =&gt; %matlabEngineCaller_customLayers}/tmwExample/example_loop_single/codegen/mex/matlabEngineCaller_customLayers/html/resources/status_warning.png (100%)</text:p>
      <text:p text:style-name="P20"><text:s/>rename targetFunctions/common/{matlabEngineCaller_customLayers =&gt; %matlabEngineCaller_customLayers}/tmwExample/example_loop_single/codegen/mex/matlabEngineCaller_customLayers/html/resources/tablesorter_bkgrd.png (100%)</text:p>
      <text:p text:style-name="P20"><text:s/>rename targetFunctions/common/{matlabEngineCaller_customLayers =&gt; %matlabEngineCaller_customLayers}/tmwExample/example_loop_single/codegen/mex/matlabEngineCaller_customLayers/html/resources/texture_blue.png (100%)</text:p>
      <text:p text:style-name="P20"><text:s/>rename targetFunctions/common/{matlabEngineCaller_customLayers =&gt; %matlabEngineCaller_customLayers}/tmwExample/example_loop_single/codegen/mex/matlabEngineCaller_customLayers/html/resources/texture_gray1.png (100%)</text:p>
      <text:p text:style-name="P20"><text:s/>rename targetFunctions/common/{matlabEngineCaller_customLayers =&gt; %matlabEngineCaller_customLayers}/tmwExample/example_loop_single/codegen/mex/matlabEngineCaller_customLayers/html/resources/texture_gray2.png (100%)</text:p>
      <text:p text:style-name="P20"><text:s/>rename targetFunctions/common/{matlabEngineCaller_customLayers =&gt; %matlabEngineCaller_customLayers}/tmwExample/example_loop_single/codegen/mex/matlabEngineCaller_customLayers/html/resources/webview_codegen.js (100%)</text:p>
      <text:p text:style-name="P20"><text:s/>rename targetFunctions/common/{matlabEngineCaller_customLayers =&gt; %matlabEngineCaller_customLayers}/tmwExample/example_loop_single/codegen/mex/matlabEngineCaller_customLayers/html/rt_nonfinite_h.html (100%)</text:p>
      <text:p text:style-name="P20"><text:s/>rename targetFunctions/common/{matlabEngineCaller_customLayers =&gt; %matlabEngineCaller_customLayers}/tmwExample/example_loop_single/codegen/mex/matlabEngineCaller_customLayers/html/rtwshrink.js (100%)</text:p>
      <text:p text:style-name="P20"><text:s/>rename targetFunctions/common/{matlabEngineCaller_customLayers =&gt; %matlabEngineCaller_customLayers}/tmwExample/example_loop_single/codegen/mex/matlabEngineCaller_customLayers/html/rtwtypes_h.html (100%)</text:p>
      <text:p text:style-name="P20"><text:s/>rename targetFunctions/common/{matlabEngineCaller_customLayers =&gt; %matlabEngineCaller_customLayers}/tmwExample/example_loop_single/codegen/mex/matlabEngineCaller_customLayers/interface/_coder_matlabEngineCaller_customLayers_api.c (100%)</text:p>
      <text:p text:style-name="P20"><text:s/>rename targetFunctions/common/{matlabEngineCaller_customLayers =&gt; %matlabEngineCaller_customLayers}/tmwExample/example_loop_single/codegen/mex/matlabEngineCaller_customLayers/interface/_coder_matlabEngineCaller_customLayers_api.h (100%)</text:p>
      <text:p text:style-name="P20"><text:s/>rename targetFunctions/common/{matlabEngineCaller_customLayers =&gt; %matlabEngineCaller_customLayers}/tmwExample/example_loop_single/codegen/mex/matlabEngineCaller_customLayers/interface/_coder_matlabEngineCaller_customLayers_info.c (100%)</text:p>
      <text:p text:style-name="P20"><text:s/>rename targetFunctions/common/{matlabEngineCaller_customLayers =&gt; %matlabEngineCaller_customLayers}/tmwExample/example_loop_single/codegen/mex/matlabEngineCaller_customLayers/interface/_coder_matlabEngineCaller_customLayers_info.h (100%)</text:p>
      <text:p text:style-name="P20"><text:s/>rename targetFunctions/common/{matlabEngineCaller_customLayers =&gt; %matlabEngineCaller_customLayers}/tmwExample/example_loop_single/codegen/mex/matlabEngineCaller_customLayers/interface/_coder_matlabEngineCaller_customLayers_mex.c (100%)</text:p>
      <text:p text:style-name="P20"><text:s/>rename targetFunctions/common/{matlabEngineCaller_customLayers =&gt; %matlabEngineCaller_customLayers}/tmwExample/example_loop_single/codegen/mex/matlabEngineCaller_customLayers/interface/_coder_matlabEngineCaller_customLayers_mex.h (100%)</text:p>
      <text:p text:style-name="P20"><text:s/>rename targetFunctions/common/{matlabEngineCaller_customLayers =&gt; %matlabEngineCaller_customLayers}/tmwExample/example_loop_single/codegen/mex/matlabEngineCaller_customLayers/matlabCallFun.o (100%)</text:p>
      <text:p text:style-name="P20"><text:s/>rename targetFunctions/common/{matlabEngineCaller_customLayers =&gt; %matlabEngineCaller_customLayers}/tmwExample/example_loop_single/codegen/mex/matlabEngineCaller_customLayers/matlabEngineCaller_customLayers.c (100%)</text:p>
      <text:p text:style-name="P20"><text:soft-page-break/><text:s/>rename targetFunctions/common/{matlabEngineCaller_customLayers =&gt; %matlabEngineCaller_customLayers}/tmwExample/example_loop_single/codegen/mex/matlabEngineCaller_customLayers/matlabEngineCaller_customLayers.h (100%)</text:p>
      <text:p text:style-name="P20"><text:s/>rename targetFunctions/common/{matlabEngineCaller_customLayers =&gt; %matlabEngineCaller_customLayers}/tmwExample/example_loop_single/codegen/mex/matlabEngineCaller_customLayers/matlabEngineCaller_customLayers.o (100%)</text:p>
      <text:p text:style-name="P20"><text:s/>rename targetFunctions/common/{matlabEngineCaller_customLayers =&gt; %matlabEngineCaller_customLayers}/tmwExample/example_loop_single/codegen/mex/matlabEngineCaller_customLayers/matlabEngineCaller_customLayers_data.c (100%)</text:p>
      <text:p text:style-name="P20"><text:s/>rename targetFunctions/common/{matlabEngineCaller_customLayers =&gt; %matlabEngineCaller_customLayers}/tmwExample/example_loop_single/codegen/mex/matlabEngineCaller_customLayers/matlabEngineCaller_customLayers_data.h (100%)</text:p>
      <text:p text:style-name="P20"><text:s/>rename targetFunctions/common/{matlabEngineCaller_customLayers =&gt; %matlabEngineCaller_customLayers}/tmwExample/example_loop_single/codegen/mex/matlabEngineCaller_customLayers/matlabEngineCaller_customLayers_data.o (100%)</text:p>
      <text:p text:style-name="P20"><text:s/>rename targetFunctions/common/{matlabEngineCaller_customLayers =&gt; %matlabEngineCaller_customLayers}/tmwExample/example_loop_single/codegen/mex/matlabEngineCaller_customLayers/matlabEngineCaller_customLayers_emxutil.c (100%)</text:p>
      <text:p text:style-name="P20"><text:s/>rename targetFunctions/common/{matlabEngineCaller_customLayers =&gt; %matlabEngineCaller_customLayers}/tmwExample/example_loop_single/codegen/mex/matlabEngineCaller_customLayers/matlabEngineCaller_customLayers_emxutil.h (100%)</text:p>
      <text:p text:style-name="P20"><text:s/>rename targetFunctions/common/{matlabEngineCaller_customLayers =&gt; %matlabEngineCaller_customLayers}/tmwExample/example_loop_single/codegen/mex/matlabEngineCaller_customLayers/matlabEngineCaller_customLayers_emxutil.o (100%)</text:p>
      <text:p text:style-name="P20"><text:s/>rename targetFunctions/common/{matlabEngineCaller_customLayers =&gt; %matlabEngineCaller_customLayers}/tmwExample/example_loop_single/codegen/mex/matlabEngineCaller_customLayers/matlabEngineCaller_customLayers_initialize.c (100%)</text:p>
      <text:p text:style-name="P20"><text:s/>rename targetFunctions/common/{matlabEngineCaller_customLayers =&gt; %matlabEngineCaller_customLayers}/tmwExample/example_loop_single/codegen/mex/matlabEngineCaller_customLayers/matlabEngineCaller_customLayers_initialize.h (100%)</text:p>
      <text:p text:style-name="P20"><text:s/>rename targetFunctions/common/{matlabEngineCaller_customLayers =&gt; %matlabEngineCaller_customLayers}/tmwExample/example_loop_single/codegen/mex/matlabEngineCaller_customLayers/matlabEngineCaller_customLayers_initialize.o (100%)</text:p>
      <text:p text:style-name="P20"><text:s/>rename targetFunctions/common/{matlabEngineCaller_customLayers =&gt; %matlabEngineCaller_customLayers}/tmwExample/example_loop_single/codegen/mex/matlabEngineCaller_customLayers/matlabEngineCaller_customLayers_mex.mexa64 (100%)</text:p>
      <text:p text:style-name="P20"><text:s/>rename targetFunctions/common/{matlabEngineCaller_customLayers =&gt; %matlabEngineCaller_customLayers}/tmwExample/example_loop_single/codegen/mex/matlabEngineCaller_customLayers/matlabEngineCaller_customLayers_mex.mk (100%)</text:p>
      <text:p text:style-name="P20"><text:s/>rename targetFunctions/common/{matlabEngineCaller_customLayers =&gt; %matlabEngineCaller_customLayers}/tmwExample/example_loop_single/codegen/mex/matlabEngineCaller_customLayers/matlabEngineCaller_customLayers_mex.mki (100%)</text:p>
      <text:p text:style-name="P20"><text:s/>rename targetFunctions/common/{matlabEngineCaller_customLayers =&gt; %matlabEngineCaller_customLayers}/tmwExample/example_loop_single/codegen/mex/matlabEngineCaller_customLayers/matlabEngineCaller_customLayers_mex.sh (100%)</text:p>
      <text:p text:style-name="P20"><text:s/>rename targetFunctions/common/{matlabEngineCaller_customLayers =&gt; %matlabEngineCaller_customLayers}/tmwExample/example_loop_single/codegen/mex/matlabEngineCaller_customLayers/matlabEngineCaller_customLayers_mex_mex.map (100%)</text:p>
      <text:p text:style-name="P20"><text:s/>rename targetFunctions/common/{matlabEngineCaller_customLayers =&gt; %matlabEngineCaller_customLayers}/tmwExample/example_loop_single/codegen/mex/matlabEngineCaller_customLayers/matlabEngineCaller_customLayers_terminate.c (100%)</text:p>
      <text:p text:style-name="P20"><text:s/>rename targetFunctions/common/{matlabEngineCaller_customLayers =&gt; %matlabEngineCaller_customLayers}/tmwExample/example_loop_single/codegen/mex/matlabEngineCaller_customLayers/matlabEngineCaller_customLayers_terminate.h (100%)</text:p>
      <text:p text:style-name="P20"><text:s/>rename targetFunctions/common/{matlabEngineCaller_customLayers =&gt; %matlabEngineCaller_customLayers}/tmwExample/example_loop_single/codegen/mex/matlabEngineCaller_customLayers/matlabEngineCaller_customLayers_terminate.o (100%)</text:p>
      <text:p text:style-name="P20"><text:s/>rename targetFunctions/common/{matlabEngineCaller_customLayers =&gt; %matlabEngineCaller_customLayers}/tmwExample/example_loop_single/codegen/mex/matlabEngineCaller_customLayers/matlabEngineCaller_customLayers_types.h (100%)</text:p>
      <text:p text:style-name="P20"><text:s/>rename targetFunctions/common/{matlabEngineCaller_customLayers =&gt; %matlabEngineCaller_customLayers}/tmwExample/example_loop_single/codegen/mex/matlabEngineCaller_customLayers/rt_nonfinite.h (100%)</text:p>
      <text:p text:style-name="P20"><text:s/>rename targetFunctions/common/{matlabEngineCaller_customLayers =&gt; %matlabEngineCaller_customLayers}/tmwExample/example_loop_single/codegen/mex/matlabEngineCaller_customLayers/rtwtypes.h (100%)</text:p>
      <text:p text:style-name="P20"><text:s/>rename targetFunctions/common/{matlabEngineCaller_customLayers =&gt; %matlabEngineCaller_customLayers}/tmwExample/example_loop_single/codegen/mex/matlabEngineCaller_customLayers/setEnv.sh (100%)</text:p>
      <text:p text:style-name="P20"><text:s/>rename targetFunctions/common/{matlabEngineCaller_customLayers =&gt; %matlabEngineCaller_customLayers}/tmwExample/example_loop_single/debugMfile.m (100%)</text:p>
      <text:p text:style-name="P20"><text:s/>rename targetFunctions/common/{matlabEngineCaller_customLayers =&gt; %matlabEngineCaller_customLayers}/tmwExample/example_loop_single/main.m (100%)</text:p>
      <text:p text:style-name="P20"><text:s/>rename targetFunctions/common/{matlabEngineCaller_customLayers/tmwExample/old =&gt; %matlabEngineCaller_customLayers/tmwExample/example_loop_single}/matlabCallFun.c (100%)</text:p>
      <text:p text:style-name="P20"><text:s/>rename targetFunctions/common/{matlabEngineCaller_customLayers/tmwExample/example_single =&gt; %matlabEngineCaller_customLayers/tmwExample/example_loop_single}/matlabCallFun.h (100%)</text:p>
      <text:p text:style-name="P20"><text:soft-page-break/><text:s/>rename targetFunctions/common/{matlabEngineCaller_customLayers =&gt; %matlabEngineCaller_customLayers}/tmwExample/example_loop_single/matlabEngineCaller_customLayers.m (100%)</text:p>
      <text:p text:style-name="P20"><text:s/>rename targetFunctions/common/{matlabEngineCaller_customLayers =&gt; %matlabEngineCaller_customLayers}/tmwExample/example_loop_single/matlabEngineCaller_customLayers.prj (100%)</text:p>
      <text:p text:style-name="P20"><text:s/>rename targetFunctions/common/{matlabEngineCaller_customLayers =&gt; %matlabEngineCaller_customLayers}/tmwExample/example_loop_single/matlabEngineCaller_customLayers_mex.mexa64 (100%)</text:p>
      <text:p text:style-name="P20"><text:s/>rename targetFunctions/common/{matlabEngineCaller_customLayers =&gt; %matlabEngineCaller_customLayers}/tmwExample/example_loop_single/mlMain_single.m (100%)</text:p>
      <text:p text:style-name="P20"><text:s/>rename targetFunctions/common/{matlabEngineCaller_customLayers =&gt; %matlabEngineCaller_customLayers}/tmwExample/example_loop_single/old/debVars.mat (100%)</text:p>
      <text:p text:style-name="P20"><text:s/>rename targetFunctions/common/{matlabEngineCaller_customLayers =&gt; %matlabEngineCaller_customLayers}/tmwExample/example_loop_single/old/debugMfile.m (100%)</text:p>
      <text:p text:style-name="P20"><text:s/>rename targetFunctions/common/{matlabEngineCaller_customLayers =&gt; %matlabEngineCaller_customLayers}/tmwExample/example_loop_single/old/loopCaller.m (100%)</text:p>
      <text:p text:style-name="P20"><text:s/>rename targetFunctions/common/{matlabEngineCaller_customLayers =&gt; %matlabEngineCaller_customLayers}/tmwExample/example_loop_single/old/matlabCallFun.c (100%)</text:p>
      <text:p text:style-name="P20"><text:s/>rename targetFunctions/common/{matlabEngineCaller_customLayers/tmwExample =&gt; %matlabEngineCaller_customLayers/tmwExample/example_loop_single}/old/matlabCallFun.h (100%)</text:p>
      <text:p text:style-name="P20"><text:s/>rename targetFunctions/common/{matlabEngineCaller_customLayers =&gt; %matlabEngineCaller_customLayers}/tmwExample/example_loop_single/old/matlabEngineCaller_customLayers.m (100%)</text:p>
      <text:p text:style-name="P20"><text:s/>rename targetFunctions/common/{matlabEngineCaller_customLayers =&gt; %matlabEngineCaller_customLayers}/tmwExample/example_loop_single/old/mlMain_loop.m (100%)</text:p>
      <text:p text:style-name="P20"><text:s/>rename targetFunctions/common/{matlabEngineCaller_customLayers =&gt; %matlabEngineCaller_customLayers}/tmwExample/example_single/codegen/lib/matlabEngineCaller_customLayers/buildInfo.mat (100%)</text:p>
      <text:p text:style-name="P20"><text:s/>rename targetFunctions/common/{matlabEngineCaller_customLayers =&gt; %matlabEngineCaller_customLayers}/tmwExample/example_single/codegen/lib/matlabEngineCaller_customLayers/codeInfo.mat (100%)</text:p>
      <text:p text:style-name="P20"><text:s/>rename targetFunctions/common/{matlabEngineCaller_customLayers =&gt; %matlabEngineCaller_customLayers}/tmwExample/example_single/codegen/lib/matlabEngineCaller_customLayers/examples/main.c (100%)</text:p>
      <text:p text:style-name="P20"><text:s/>rename targetFunctions/common/{matlabEngineCaller_customLayers =&gt; %matlabEngineCaller_customLayers}/tmwExample/example_single/codegen/lib/matlabEngineCaller_customLayers/examples/main.h (100%)</text:p>
      <text:p text:style-name="P20"><text:s/>rename targetFunctions/common/{matlabEngineCaller_customLayers =&gt; %matlabEngineCaller_customLayers}/tmwExample/example_single/codegen/lib/matlabEngineCaller_customLayers/gcGuiReport.mat (100%)</text:p>
      <text:p text:style-name="P20"><text:s/>rename targetFunctions/common/{matlabEngineCaller_customLayers =&gt; %matlabEngineCaller_customLayers}/tmwExample/example_single/codegen/lib/matlabEngineCaller_customLayers/html/contents_file.tmp (100%)</text:p>
      <text:p text:style-name="P20"><text:s/>rename targetFunctions/common/{matlabEngineCaller_customLayers =&gt; %matlabEngineCaller_customLayers}/tmwExample/example_single/codegen/lib/matlabEngineCaller_customLayers/html/exported_values.mat (100%)</text:p>
      <text:p text:style-name="P20"><text:s/>rename targetFunctions/common/{matlabEngineCaller_customLayers =&gt; %matlabEngineCaller_customLayers}/tmwExample/example_single/codegen/lib/matlabEngineCaller_customLayers/html/hilite_warning.png (100%)</text:p>
      <text:p text:style-name="P20"><text:s/>rename targetFunctions/common/{matlabEngineCaller_customLayers =&gt; %matlabEngineCaller_customLayers}/tmwExample/example_single/codegen/lib/matlabEngineCaller_customLayers/html/index.css (100%)</text:p>
      <text:p text:style-name="P20"><text:s/>rename targetFunctions/common/{matlabEngineCaller_customLayers =&gt; %matlabEngineCaller_customLayers}/tmwExample/example_single/codegen/lib/matlabEngineCaller_customLayers/html/index.html (100%)</text:p>
      <text:p text:style-name="P20"><text:s/>rename targetFunctions/common/{matlabEngineCaller_customLayers =&gt; %matlabEngineCaller_customLayers}/tmwExample/example_single/codegen/lib/matlabEngineCaller_customLayers/html/matlabCallFun_c.html (100%)</text:p>
      <text:p text:style-name="P20"><text:s/>rename targetFunctions/common/{matlabEngineCaller_customLayers =&gt; %matlabEngineCaller_customLayers}/tmwExample/example_single/codegen/lib/matlabEngineCaller_customLayers/html/matlabEngineCaller_customLayers1_mcode.html (100%)</text:p>
      <text:p text:style-name="P20"><text:s/>rename targetFunctions/common/{matlabEngineCaller_customLayers =&gt; %matlabEngineCaller_customLayers}/tmwExample/example_single/codegen/lib/matlabEngineCaller_customLayers/html/matlabEngineCaller_customLayers1_watch.html (100%)</text:p>
      <text:p text:style-name="P20"><text:s/>rename targetFunctions/common/{matlabEngineCaller_customLayers =&gt; %matlabEngineCaller_customLayers}/tmwExample/example_single/codegen/lib/matlabEngineCaller_customLayers/html/matlabEngineCaller_customLayers_buildlog1.html (100%)</text:p>
      <text:p text:style-name="P20"><text:s/>rename targetFunctions/common/{matlabEngineCaller_customLayers =&gt; %matlabEngineCaller_customLayers}/tmwExample/example_single/codegen/lib/matlabEngineCaller_customLayers/html/matlabEngineCaller_customLayers_buildlog2.html (100%)</text:p>
      <text:p text:style-name="P20"><text:s/>rename targetFunctions/common/{matlabEngineCaller_customLayers =&gt; %matlabEngineCaller_customLayers}/tmwExample/example_single/codegen/lib/matlabEngineCaller_customLayers/html/matlabEngineCaller_customLayers_buildlog3.html (100%)</text:p>
      <text:p text:style-name="P20"><text:soft-page-break/><text:s/>rename targetFunctions/common/{matlabEngineCaller_customLayers =&gt; %matlabEngineCaller_customLayers}/tmwExample/example_single/codegen/lib/matlabEngineCaller_customLayers/html/matlabEngineCaller_customLayers_buildlog4.html (100%)</text:p>
      <text:p text:style-name="P20"><text:s/>rename targetFunctions/common/{matlabEngineCaller_customLayers =&gt; %matlabEngineCaller_customLayers}/tmwExample/example_single/codegen/lib/matlabEngineCaller_customLayers/html/matlabEngineCaller_customLayers_c.html (100%)</text:p>
      <text:p text:style-name="P20"><text:s/>rename targetFunctions/common/{matlabEngineCaller_customLayers =&gt; %matlabEngineCaller_customLayers}/tmwExample/example_single/codegen/lib/matlabEngineCaller_customLayers/html/matlabEngineCaller_customLayers_emxAPI_c.html (100%)</text:p>
      <text:p text:style-name="P20"><text:s/>rename targetFunctions/common/{matlabEngineCaller_customLayers =&gt; %matlabEngineCaller_customLayers}/tmwExample/example_single/codegen/lib/matlabEngineCaller_customLayers/html/matlabEngineCaller_customLayers_emxAPI_h.html (100%)</text:p>
      <text:p text:style-name="P20"><text:s/>rename targetFunctions/common/{matlabEngineCaller_customLayers =&gt; %matlabEngineCaller_customLayers}/tmwExample/example_single/codegen/lib/matlabEngineCaller_customLayers/html/matlabEngineCaller_customLayers_emxutil_c.html (100%)</text:p>
      <text:p text:style-name="P20"><text:s/>rename targetFunctions/common/{matlabEngineCaller_customLayers =&gt; %matlabEngineCaller_customLayers}/tmwExample/example_single/codegen/lib/matlabEngineCaller_customLayers/html/matlabEngineCaller_customLayers_emxutil_h.html (100%)</text:p>
      <text:p text:style-name="P20"><text:s/>rename targetFunctions/common/{matlabEngineCaller_customLayers =&gt; %matlabEngineCaller_customLayers}/tmwExample/example_single/codegen/lib/matlabEngineCaller_customLayers/html/matlabEngineCaller_customLayers_h.html (100%)</text:p>
      <text:p text:style-name="P20"><text:s/>rename targetFunctions/common/{matlabEngineCaller_customLayers =&gt; %matlabEngineCaller_customLayers}/tmwExample/example_single/codegen/lib/matlabEngineCaller_customLayers/html/matlabEngineCaller_customLayers_initialize_c.html (100%)</text:p>
      <text:p text:style-name="P20"><text:s/>rename targetFunctions/common/{matlabEngineCaller_customLayers =&gt; %matlabEngineCaller_customLayers}/tmwExample/example_single/codegen/lib/matlabEngineCaller_customLayers/html/matlabEngineCaller_customLayers_initialize_h.html (100%)</text:p>
      <text:p text:style-name="P20"><text:s/>rename targetFunctions/common/{matlabEngineCaller_customLayers =&gt; %matlabEngineCaller_customLayers}/tmwExample/example_single/codegen/lib/matlabEngineCaller_customLayers/html/matlabEngineCaller_customLayers_terminate_c.html (100%)</text:p>
      <text:p text:style-name="P20"><text:s/>rename targetFunctions/common/{matlabEngineCaller_customLayers =&gt; %matlabEngineCaller_customLayers}/tmwExample/example_single/codegen/lib/matlabEngineCaller_customLayers/html/matlabEngineCaller_customLayers_terminate_h.html (100%)</text:p>
      <text:p text:style-name="P20"><text:s/>rename targetFunctions/common/{matlabEngineCaller_customLayers =&gt; %matlabEngineCaller_customLayers}/tmwExample/example_single/codegen/lib/matlabEngineCaller_customLayers/html/matlabEngineCaller_customLayers_types_h.html (100%)</text:p>
      <text:p text:style-name="P20"><text:s/>rename targetFunctions/common/{matlabEngineCaller_customLayers =&gt; %matlabEngineCaller_customLayers}/tmwExample/example_single/codegen/lib/matlabEngineCaller_customLayers/html/resources/Error_document.gif (100%)</text:p>
      <text:p text:style-name="P20"><text:s/>rename targetFunctions/common/{matlabEngineCaller_customLayers =&gt; %matlabEngineCaller_customLayers}/tmwExample/example_single/codegen/lib/matlabEngineCaller_customLayers/html/resources/Fatal_document.gif (100%)</text:p>
      <text:p text:style-name="P20"><text:s/>rename targetFunctions/common/{matlabEngineCaller_customLayers =&gt; %matlabEngineCaller_customLayers}/tmwExample/example_single/codegen/lib/matlabEngineCaller_customLayers/html/resources/Warning_document.gif (100%)</text:p>
      <text:p text:style-name="P20"><text:s/>rename targetFunctions/common/{matlabEngineCaller_customLayers =&gt; %matlabEngineCaller_customLayers}/tmwExample/example_single/codegen/lib/matlabEngineCaller_customLayers/html/resources/cc_sourcecodec.png (100%)</text:p>
      <text:p text:style-name="P20"><text:s/>rename targetFunctions/common/{matlabEngineCaller_customLayers =&gt; %matlabEngineCaller_customLayers}/tmwExample/example_single/codegen/lib/matlabEngineCaller_customLayers/html/resources/collapsible-last.gif (100%)</text:p>
      <text:p text:style-name="P20"><text:s/>rename targetFunctions/common/{matlabEngineCaller_customLayers =&gt; %matlabEngineCaller_customLayers}/tmwExample/example_single/codegen/lib/matlabEngineCaller_customLayers/html/resources/collapsible.gif (100%)</text:p>
      <text:p text:style-name="P20"><text:s/>rename targetFunctions/common/{matlabEngineCaller_customLayers =&gt; %matlabEngineCaller_customLayers}/tmwExample/example_single/codegen/lib/matlabEngineCaller_customLayers/html/resources/cs_document_check.png (100%)</text:p>
      <text:p text:style-name="P20"><text:s/>rename targetFunctions/common/{matlabEngineCaller_customLayers =&gt; %matlabEngineCaller_customLayers}/tmwExample/example_single/codegen/lib/matlabEngineCaller_customLayers/html/resources/cs_document_error.png (100%)</text:p>
      <text:p text:style-name="P20"><text:s/>rename targetFunctions/common/{matlabEngineCaller_customLayers =&gt; %matlabEngineCaller_customLayers}/tmwExample/example_single/codegen/lib/matlabEngineCaller_customLayers/html/resources/cs_document_warning.png (100%)</text:p>
      <text:p text:style-name="P20"><text:s/>rename targetFunctions/common/{matlabEngineCaller_customLayers =&gt; %matlabEngineCaller_customLayers}/tmwExample/example_single/codegen/lib/matlabEngineCaller_customLayers/html/resources/cs_folder_close_check.png (100%)</text:p>
      <text:p text:style-name="P20"><text:s/>rename targetFunctions/common/{matlabEngineCaller_customLayers =&gt; %matlabEngineCaller_customLayers}/tmwExample/example_single/codegen/lib/matlabEngineCaller_customLayers/html/resources/cs_folder_close_error.png (100%)</text:p>
      <text:p text:style-name="P20"><text:s/>rename targetFunctions/common/{matlabEngineCaller_customLayers =&gt; %matlabEngineCaller_customLayers}/tmwExample/example_single/codegen/lib/matlabEngineCaller_customLayers/html/resources/cs_folder_close_warning.png (100%)</text:p>
      <text:p text:style-name="P20"><text:soft-page-break/><text:s/>rename targetFunctions/common/{matlabEngineCaller_customLayers =&gt; %matlabEngineCaller_customLayers}/tmwExample/example_single/codegen/lib/matlabEngineCaller_customLayers/html/resources/cs_folder_open_check.png (100%)</text:p>
      <text:p text:style-name="P20"><text:s/>rename targetFunctions/common/{matlabEngineCaller_customLayers =&gt; %matlabEngineCaller_customLayers}/tmwExample/example_single/codegen/lib/matlabEngineCaller_customLayers/html/resources/cs_folder_open_error.png (100%)</text:p>
      <text:p text:style-name="P20"><text:s/>rename targetFunctions/common/{matlabEngineCaller_customLayers =&gt; %matlabEngineCaller_customLayers}/tmwExample/example_single/codegen/lib/matlabEngineCaller_customLayers/html/resources/cs_folder_open_warning.png (100%)</text:p>
      <text:p text:style-name="P20"><text:s/>rename targetFunctions/common/{matlabEngineCaller_customLayers =&gt; %matlabEngineCaller_customLayers}/tmwExample/example_single/codegen/lib/matlabEngineCaller_customLayers/html/resources/css/coder_app.css (100%)</text:p>
      <text:p text:style-name="P20"><text:s/>rename targetFunctions/common/{matlabEngineCaller_customLayers =&gt; %matlabEngineCaller_customLayers}/tmwExample/example_single/codegen/lib/matlabEngineCaller_customLayers/html/resources/emcvhtml.js (100%)</text:p>
      <text:p text:style-name="P20"><text:s/>rename targetFunctions/common/{matlabEngineCaller_customLayers =&gt; %matlabEngineCaller_customLayers}/tmwExample/example_single/codegen/lib/matlabEngineCaller_customLayers/html/resources/eml_report.css (100%)</text:p>
      <text:p text:style-name="P20"><text:s/>rename targetFunctions/common/{matlabEngineCaller_customLayers =&gt; %matlabEngineCaller_customLayers}/tmwExample/example_single/codegen/lib/matlabEngineCaller_customLayers/html/resources/eml_report_interactions.js (100%)</text:p>
      <text:p text:style-name="P20"><text:s/>rename targetFunctions/common/{matlabEngineCaller_customLayers =&gt; %matlabEngineCaller_customLayers}/tmwExample/example_single/codegen/lib/matlabEngineCaller_customLayers/html/resources/eml_report_layout.js (100%)</text:p>
      <text:p text:style-name="P20"><text:s/>rename targetFunctions/common/{matlabEngineCaller_customLayers =&gt; %matlabEngineCaller_customLayers}/tmwExample/example_single/codegen/lib/matlabEngineCaller_customLayers/html/resources/expandable-last.gif (100%)</text:p>
      <text:p text:style-name="P20"><text:s/>rename targetFunctions/common/{matlabEngineCaller_customLayers =&gt; %matlabEngineCaller_customLayers}/tmwExample/example_single/codegen/lib/matlabEngineCaller_customLayers/html/resources/expandable.gif (100%)</text:p>
      <text:p text:style-name="P20"><text:s/>rename targetFunctions/common/{matlabEngineCaller_customLayers =&gt; %matlabEngineCaller_customLayers}/tmwExample/example_single/codegen/lib/matlabEngineCaller_customLayers/html/resources/folderclosed.gif (100%)</text:p>
      <text:p text:style-name="P20"><text:s/>rename targetFunctions/common/{matlabEngineCaller_customLayers =&gt; %matlabEngineCaller_customLayers}/tmwExample/example_single/codegen/lib/matlabEngineCaller_customLayers/html/resources/folderopen.gif (100%)</text:p>
      <text:p text:style-name="P20"><text:s/>rename targetFunctions/common/{matlabEngineCaller_customLayers =&gt; %matlabEngineCaller_customLayers}/tmwExample/example_single/codegen/lib/matlabEngineCaller_customLayers/html/resources/help.png (100%)</text:p>
      <text:p text:style-name="P20"><text:s/>rename targetFunctions/common/{matlabEngineCaller_customLayers =&gt; %matlabEngineCaller_customLayers}/tmwExample/example_single/codegen/lib/matlabEngineCaller_customLayers/html/resources/hilite_warning.png (100%)</text:p>
      <text:p text:style-name="P20"><text:s/>rename targetFunctions/common/{matlabEngineCaller_customLayers =&gt; %matlabEngineCaller_customLayers}/tmwExample/example_single/codegen/lib/matlabEngineCaller_customLayers/html/resources/inspect.html (100%)</text:p>
      <text:p text:style-name="P20"><text:s/>rename targetFunctions/common/{matlabEngineCaller_customLayers =&gt; %matlabEngineCaller_customLayers}/tmwExample/example_single/codegen/lib/matlabEngineCaller_customLayers/html/resources/jQuery/jquery-1.3.2.min.js (100%)</text:p>
      <text:p text:style-name="P20"><text:s/>rename targetFunctions/common/{matlabEngineCaller_customLayers =&gt; %matlabEngineCaller_customLayers}/tmwExample/example_single/codegen/lib/matlabEngineCaller_customLayers/html/resources/jQuery/jquery-ui-1.7.custom.min.js (100%)</text:p>
      <text:p text:style-name="P20"><text:s/>rename targetFunctions/common/{matlabEngineCaller_customLayers =&gt; %matlabEngineCaller_customLayers}/tmwExample/example_single/codegen/lib/matlabEngineCaller_customLayers/html/resources/jQuery/jquery.hotkeys-0.7.8.js (100%)</text:p>
      <text:p text:style-name="P20"><text:s/>rename targetFunctions/common/{matlabEngineCaller_customLayers =&gt; %matlabEngineCaller_customLayers}/tmwExample/example_single/codegen/lib/matlabEngineCaller_customLayers/html/resources/jQuery/jquery.tablesorter.mod.js (100%)</text:p>
      <text:p text:style-name="P20"><text:s/>rename targetFunctions/common/{matlabEngineCaller_customLayers =&gt; %matlabEngineCaller_customLayers}/tmwExample/example_single/codegen/lib/matlabEngineCaller_customLayers/html/resources/jQuery/ui.resizable.css (100%)</text:p>
      <text:p text:style-name="P20"><text:s/>rename targetFunctions/common/{matlabEngineCaller_customLayers =&gt; %matlabEngineCaller_customLayers}/tmwExample/example_single/codegen/lib/matlabEngineCaller_customLayers/html/resources/js/coder_app.js (100%)</text:p>
      <text:p text:style-name="P20"><text:s/>rename targetFunctions/common/{matlabEngineCaller_customLayers =&gt; %matlabEngineCaller_customLayers}/tmwExample/example_single/codegen/lib/matlabEngineCaller_customLayers/html/resources/leaf-last.gif (100%)</text:p>
      <text:p text:style-name="P20"><text:s/>rename targetFunctions/common/{matlabEngineCaller_customLayers =&gt; %matlabEngineCaller_customLayers}/tmwExample/example_single/codegen/lib/matlabEngineCaller_customLayers/html/resources/leaf.gif (100%)</text:p>
      <text:p text:style-name="P20"><text:s/>rename targetFunctions/common/{matlabEngineCaller_customLayers =&gt; %matlabEngineCaller_customLayers}/tmwExample/example_single/codegen/lib/matlabEngineCaller_customLayers/html/resources/matlab-report-styles.css (100%)</text:p>
      <text:p text:style-name="P20"><text:s/>rename targetFunctions/common/{matlabEngineCaller_customLayers =&gt; %matlabEngineCaller_customLayers}/tmwExample/example_single/codegen/lib/matlabEngineCaller_customLayers/html/resources/mhighlight.css (100%)</text:p>
      <text:p text:style-name="P20"><text:s/>rename targetFunctions/common/{matlabEngineCaller_customLayers =&gt; %matlabEngineCaller_customLayers}/tmwExample/example_single/codegen/lib/matlabEngineCaller_customLayers/html/resources/nav.html (100%)</text:p>
      <text:p text:style-name="P20"><text:soft-page-break/><text:s/>rename targetFunctions/common/{matlabEngineCaller_customLayers =&gt; %matlabEngineCaller_customLayers}/tmwExample/example_single/codegen/lib/matlabEngineCaller_customLayers/html/resources/navToolbar.html (100%)</text:p>
      <text:p text:style-name="P20"><text:s/>rename targetFunctions/common/{matlabEngineCaller_customLayers =&gt; %matlabEngineCaller_customLayers}/tmwExample/example_single/codegen/lib/matlabEngineCaller_customLayers/html/resources/nolines_minus.gif (100%)</text:p>
      <text:p text:style-name="P20"><text:s/>rename targetFunctions/common/{matlabEngineCaller_customLayers =&gt; %matlabEngineCaller_customLayers}/tmwExample/example_single/codegen/lib/matlabEngineCaller_customLayers/html/resources/nolines_plus.gif (100%)</text:p>
      <text:p text:style-name="P20"><text:s/>rename targetFunctions/common/{matlabEngineCaller_customLayers =&gt; %matlabEngineCaller_customLayers}/tmwExample/example_single/codegen/lib/matlabEngineCaller_customLayers/html/resources/range_highlighter.js (100%)</text:p>
      <text:p text:style-name="P20"><text:s/>rename targetFunctions/common/{matlabEngineCaller_customLayers =&gt; %matlabEngineCaller_customLayers}/tmwExample/example_single/codegen/lib/matlabEngineCaller_customLayers/html/resources/right_arrow.gif (100%)</text:p>
      <text:p text:style-name="P20"><text:s/>rename targetFunctions/common/{matlabEngineCaller_customLayers =&gt; %matlabEngineCaller_customLayers}/tmwExample/example_single/codegen/lib/matlabEngineCaller_customLayers/html/resources/rtwannotate.js (100%)</text:p>
      <text:p text:style-name="P20"><text:s/>rename targetFunctions/common/{matlabEngineCaller_customLayers =&gt; %matlabEngineCaller_customLayers}/tmwExample/example_single/codegen/lib/matlabEngineCaller_customLayers/html/resources/rtwhilite.js (100%)</text:p>
      <text:p text:style-name="P20"><text:s/>rename targetFunctions/common/{matlabEngineCaller_customLayers =&gt; %matlabEngineCaller_customLayers}/tmwExample/example_single/codegen/lib/matlabEngineCaller_customLayers/html/resources/rtwmsg.html (100%)</text:p>
      <text:p text:style-name="P20"><text:s/>rename targetFunctions/common/{matlabEngineCaller_customLayers =&gt; %matlabEngineCaller_customLayers}/tmwExample/example_single/codegen/lib/matlabEngineCaller_customLayers/html/resources/rtwreport.css (100%)</text:p>
      <text:p text:style-name="P20"><text:s/>rename targetFunctions/common/{matlabEngineCaller_customLayers =&gt; %matlabEngineCaller_customLayers}/tmwExample/example_single/codegen/lib/matlabEngineCaller_customLayers/html/resources/rtwreport_utils.js (100%)</text:p>
      <text:p text:style-name="P20"><text:s/>rename targetFunctions/common/{matlabEngineCaller_customLayers =&gt; %matlabEngineCaller_customLayers}/tmwExample/example_single/codegen/lib/matlabEngineCaller_customLayers/html/resources/rtwshrink.js (100%)</text:p>
      <text:p text:style-name="P20"><text:s/>rename targetFunctions/common/{matlabEngineCaller_customLayers =&gt; %matlabEngineCaller_customLayers}/tmwExample/example_single/codegen/lib/matlabEngineCaller_customLayers/html/resources/search.js (100%)</text:p>
      <text:p text:style-name="P20"><text:s/>rename targetFunctions/common/{matlabEngineCaller_customLayers =&gt; %matlabEngineCaller_customLayers}/tmwExample/example_single/codegen/lib/matlabEngineCaller_customLayers/html/resources/spinner.gif (100%)</text:p>
      <text:p text:style-name="P20"><text:s/>rename targetFunctions/common/{matlabEngineCaller_customLayers =&gt; %matlabEngineCaller_customLayers}/tmwExample/example_single/codegen/lib/matlabEngineCaller_customLayers/html/resources/status_failed.png (100%)</text:p>
      <text:p text:style-name="P20"><text:s/>rename targetFunctions/common/{matlabEngineCaller_customLayers =&gt; %matlabEngineCaller_customLayers}/tmwExample/example_single/codegen/lib/matlabEngineCaller_customLayers/html/resources/status_passed.png (100%)</text:p>
      <text:p text:style-name="P20"><text:s/>rename targetFunctions/common/{matlabEngineCaller_customLayers =&gt; %matlabEngineCaller_customLayers}/tmwExample/example_single/codegen/lib/matlabEngineCaller_customLayers/html/resources/status_warning.png (100%)</text:p>
      <text:p text:style-name="P20"><text:s/>rename targetFunctions/common/{matlabEngineCaller_customLayers =&gt; %matlabEngineCaller_customLayers}/tmwExample/example_single/codegen/lib/matlabEngineCaller_customLayers/html/resources/tablesorter_bkgrd.png (100%)</text:p>
      <text:p text:style-name="P20"><text:s/>rename targetFunctions/common/{matlabEngineCaller_customLayers =&gt; %matlabEngineCaller_customLayers}/tmwExample/example_single/codegen/lib/matlabEngineCaller_customLayers/html/resources/texture_blue.png (100%)</text:p>
      <text:p text:style-name="P20"><text:s/>rename targetFunctions/common/{matlabEngineCaller_customLayers =&gt; %matlabEngineCaller_customLayers}/tmwExample/example_single/codegen/lib/matlabEngineCaller_customLayers/html/resources/texture_gray1.png (100%)</text:p>
      <text:p text:style-name="P20"><text:s/>rename targetFunctions/common/{matlabEngineCaller_customLayers =&gt; %matlabEngineCaller_customLayers}/tmwExample/example_single/codegen/lib/matlabEngineCaller_customLayers/html/resources/texture_gray2.png (100%)</text:p>
      <text:p text:style-name="P20"><text:s/>rename targetFunctions/common/{matlabEngineCaller_customLayers =&gt; %matlabEngineCaller_customLayers}/tmwExample/example_single/codegen/lib/matlabEngineCaller_customLayers/html/resources/webview_codegen.js (100%)</text:p>
      <text:p text:style-name="P20"><text:s/>rename targetFunctions/common/{matlabEngineCaller_customLayers =&gt; %matlabEngineCaller_customLayers}/tmwExample/example_single/codegen/lib/matlabEngineCaller_customLayers/html/rtGetInf_c.html (100%)</text:p>
      <text:p text:style-name="P20"><text:s/>rename targetFunctions/common/{matlabEngineCaller_customLayers =&gt; %matlabEngineCaller_customLayers}/tmwExample/example_single/codegen/lib/matlabEngineCaller_customLayers/html/rtGetInf_h.html (100%)</text:p>
      <text:p text:style-name="P20"><text:s/>rename targetFunctions/common/{matlabEngineCaller_customLayers =&gt; %matlabEngineCaller_customLayers}/tmwExample/example_single/codegen/lib/matlabEngineCaller_customLayers/html/rtGetNaN_c.html (100%)</text:p>
      <text:p text:style-name="P20"><text:s/>rename targetFunctions/common/{matlabEngineCaller_customLayers =&gt; %matlabEngineCaller_customLayers}/tmwExample/example_single/codegen/lib/matlabEngineCaller_customLayers/html/rtGetNaN_h.html (100%)</text:p>
      <text:p text:style-name="P20"><text:s/>rename targetFunctions/common/{matlabEngineCaller_customLayers =&gt; %matlabEngineCaller_customLayers}/tmwExample/example_single/codegen/lib/matlabEngineCaller_customLayers/html/rt_nonfinite_c.html (100%)</text:p>
      <text:p text:style-name="P20"><text:soft-page-break/><text:s/>rename targetFunctions/common/{matlabEngineCaller_customLayers =&gt; %matlabEngineCaller_customLayers}/tmwExample/example_single/codegen/lib/matlabEngineCaller_customLayers/html/rt_nonfinite_h.html (100%)</text:p>
      <text:p text:style-name="P20"><text:s/>rename targetFunctions/common/{matlabEngineCaller_customLayers =&gt; %matlabEngineCaller_customLayers}/tmwExample/example_single/codegen/lib/matlabEngineCaller_customLayers/html/rtwshrink.js (100%)</text:p>
      <text:p text:style-name="P20"><text:s/>rename targetFunctions/common/{matlabEngineCaller_customLayers =&gt; %matlabEngineCaller_customLayers}/tmwExample/example_single/codegen/lib/matlabEngineCaller_customLayers/html/rtwtypes_h.html (100%)</text:p>
      <text:p text:style-name="P20"><text:s/>rename targetFunctions/common/{matlabEngineCaller_customLayers =&gt; %matlabEngineCaller_customLayers}/tmwExample/example_single/codegen/lib/matlabEngineCaller_customLayers/interface/_coder_matlabEngineCaller_customLayers_api.c (100%)</text:p>
      <text:p text:style-name="P20"><text:s/>rename targetFunctions/common/{matlabEngineCaller_customLayers =&gt; %matlabEngineCaller_customLayers}/tmwExample/example_single/codegen/lib/matlabEngineCaller_customLayers/interface/_coder_matlabEngineCaller_customLayers_api.h (100%)</text:p>
      <text:p text:style-name="P20"><text:s/>rename targetFunctions/common/{matlabEngineCaller_customLayers =&gt; %matlabEngineCaller_customLayers}/tmwExample/example_single/codegen/lib/matlabEngineCaller_customLayers/interface/_coder_matlabEngineCaller_customLayers_info.c (100%)</text:p>
      <text:p text:style-name="P20"><text:s/>rename targetFunctions/common/{matlabEngineCaller_customLayers =&gt; %matlabEngineCaller_customLayers}/tmwExample/example_single/codegen/lib/matlabEngineCaller_customLayers/interface/_coder_matlabEngineCaller_customLayers_info.h (100%)</text:p>
      <text:p text:style-name="P20"><text:s/>rename targetFunctions/common/{matlabEngineCaller_customLayers =&gt; %matlabEngineCaller_customLayers}/tmwExample/example_single/codegen/lib/matlabEngineCaller_customLayers/interface/_coder_matlabEngineCaller_customLayers_mex.c (100%)</text:p>
      <text:p text:style-name="P20"><text:s/>rename targetFunctions/common/{matlabEngineCaller_customLayers =&gt; %matlabEngineCaller_customLayers}/tmwExample/example_single/codegen/lib/matlabEngineCaller_customLayers/interface/_coder_matlabEngineCaller_customLayers_mex.h (100%)</text:p>
      <text:p text:style-name="P20"><text:s/>rename targetFunctions/common/{matlabEngineCaller_customLayers =&gt; %matlabEngineCaller_customLayers}/tmwExample/example_single/codegen/lib/matlabEngineCaller_customLayers/matlabEngineCaller_customLayers.c (100%)</text:p>
      <text:p text:style-name="P20"><text:s/>rename targetFunctions/common/{matlabEngineCaller_customLayers =&gt; %matlabEngineCaller_customLayers}/tmwExample/example_single/codegen/lib/matlabEngineCaller_customLayers/matlabEngineCaller_customLayers.h (100%)</text:p>
      <text:p text:style-name="P20"><text:s/>rename targetFunctions/common/{matlabEngineCaller_customLayers =&gt; %matlabEngineCaller_customLayers}/tmwExample/example_single/codegen/lib/matlabEngineCaller_customLayers/matlabEngineCaller_customLayers_emxAPI.c (100%)</text:p>
      <text:p text:style-name="P20"><text:s/>rename targetFunctions/common/{matlabEngineCaller_customLayers =&gt; %matlabEngineCaller_customLayers}/tmwExample/example_single/codegen/lib/matlabEngineCaller_customLayers/matlabEngineCaller_customLayers_emxAPI.h (100%)</text:p>
      <text:p text:style-name="P20"><text:s/>rename targetFunctions/common/{matlabEngineCaller_customLayers =&gt; %matlabEngineCaller_customLayers}/tmwExample/example_single/codegen/lib/matlabEngineCaller_customLayers/matlabEngineCaller_customLayers_emxutil.c (100%)</text:p>
      <text:p text:style-name="P20"><text:s/>rename targetFunctions/common/{matlabEngineCaller_customLayers =&gt; %matlabEngineCaller_customLayers}/tmwExample/example_single/codegen/lib/matlabEngineCaller_customLayers/matlabEngineCaller_customLayers_emxutil.h (100%)</text:p>
      <text:p text:style-name="P20"><text:s/>rename targetFunctions/common/{matlabEngineCaller_customLayers =&gt; %matlabEngineCaller_customLayers}/tmwExample/example_single/codegen/lib/matlabEngineCaller_customLayers/matlabEngineCaller_customLayers_initialize.c (100%)</text:p>
      <text:p text:style-name="P20"><text:s/>rename targetFunctions/common/{matlabEngineCaller_customLayers =&gt; %matlabEngineCaller_customLayers}/tmwExample/example_single/codegen/lib/matlabEngineCaller_customLayers/matlabEngineCaller_customLayers_initialize.h (100%)</text:p>
      <text:p text:style-name="P20"><text:s/>create mode 100644 targetFunctions/common/%matlabEngineCaller_customLayers/tmwExample/example_single/codegen/lib/matlabEngineCaller_customLayers/matlabEngineCaller_customLayers_ref.rsp</text:p>
      <text:p text:style-name="P20"><text:s/>rename targetFunctions/common/{matlabEngineCaller_customLayers =&gt; %matlabEngineCaller_customLayers}/tmwExample/example_single/codegen/lib/matlabEngineCaller_customLayers/matlabEngineCaller_customLayers_rtw.mk (100%)</text:p>
      <text:p text:style-name="P20"><text:s/>rename targetFunctions/common/{matlabEngineCaller_customLayers =&gt; %matlabEngineCaller_customLayers}/tmwExample/example_single/codegen/lib/matlabEngineCaller_customLayers/matlabEngineCaller_customLayers_terminate.c (100%)</text:p>
      <text:p text:style-name="P20"><text:s/>rename targetFunctions/common/{matlabEngineCaller_customLayers =&gt; %matlabEngineCaller_customLayers}/tmwExample/example_single/codegen/lib/matlabEngineCaller_customLayers/matlabEngineCaller_customLayers_terminate.h (100%)</text:p>
      <text:p text:style-name="P20"><text:s/>rename targetFunctions/common/{matlabEngineCaller_customLayers =&gt; %matlabEngineCaller_customLayers}/tmwExample/example_single/codegen/lib/matlabEngineCaller_customLayers/matlabEngineCaller_customLayers_types.h (100%)</text:p>
      <text:p text:style-name="P20"><text:s/>rename targetFunctions/common/{matlabEngineCaller_customLayers =&gt; %matlabEngineCaller_customLayers}/tmwExample/example_single/codegen/lib/matlabEngineCaller_customLayers/rtGetInf.c (100%)</text:p>
      <text:p text:style-name="P20"><text:s/>rename targetFunctions/common/{matlabEngineCaller_customLayers =&gt; %matlabEngineCaller_customLayers}/tmwExample/example_single/codegen/lib/matlabEngineCaller_customLayers/rtGetInf.h (100%)</text:p>
      <text:p text:style-name="P20"><text:soft-page-break/><text:s/>rename targetFunctions/common/{matlabEngineCaller_customLayers =&gt; %matlabEngineCaller_customLayers}/tmwExample/example_single/codegen/lib/matlabEngineCaller_customLayers/rtGetNaN.c (100%)</text:p>
      <text:p text:style-name="P20"><text:s/>rename targetFunctions/common/{matlabEngineCaller_customLayers =&gt; %matlabEngineCaller_customLayers}/tmwExample/example_single/codegen/lib/matlabEngineCaller_customLayers/rtGetNaN.h (100%)</text:p>
      <text:p text:style-name="P20"><text:s/>rename targetFunctions/common/{matlabEngineCaller_customLayers =&gt; %matlabEngineCaller_customLayers}/tmwExample/example_single/codegen/lib/matlabEngineCaller_customLayers/rt_nonfinite.c (100%)</text:p>
      <text:p text:style-name="P20"><text:s/>rename targetFunctions/common/{matlabEngineCaller_customLayers =&gt; %matlabEngineCaller_customLayers}/tmwExample/example_single/codegen/lib/matlabEngineCaller_customLayers/rt_nonfinite.h (100%)</text:p>
      <text:p text:style-name="P20"><text:s/>rename targetFunctions/common/{matlabEngineCaller_customLayers =&gt; %matlabEngineCaller_customLayers}/tmwExample/example_single/codegen/lib/matlabEngineCaller_customLayers/rtw_proj.tmw (100%)</text:p>
      <text:p text:style-name="P20"><text:s/>rename targetFunctions/common/{matlabEngineCaller_customLayers =&gt; %matlabEngineCaller_customLayers}/tmwExample/example_single/codegen/lib/matlabEngineCaller_customLayers/rtwtypes.h (100%)</text:p>
      <text:p text:style-name="P20"><text:s/>rename targetFunctions/common/{matlabEngineCaller_customLayers =&gt; %matlabEngineCaller_customLayers}/tmwExample/example_single/codegen/mex/matlabEngineCaller_customLayers/buildInfo.mat (100%)</text:p>
      <text:p text:style-name="P20"><text:s/>rename targetFunctions/common/{matlabEngineCaller_customLayers =&gt; %matlabEngineCaller_customLayers}/tmwExample/example_single/codegen/mex/matlabEngineCaller_customLayers/c_mexapi_version.c (100%)</text:p>
      <text:p text:style-name="P20"><text:s/>rename targetFunctions/common/{matlabEngineCaller_customLayers =&gt; %matlabEngineCaller_customLayers}/tmwExample/example_single/codegen/mex/matlabEngineCaller_customLayers/cfiGuiReport.mat (100%)</text:p>
      <text:p text:style-name="P20"><text:s/>rename targetFunctions/common/{matlabEngineCaller_customLayers =&gt; %matlabEngineCaller_customLayers}/tmwExample/example_single/codegen/mex/matlabEngineCaller_customLayers/html/report.mldatx (100%)</text:p>
      <text:p text:style-name="P20"><text:s/>rename targetFunctions/common/{matlabEngineCaller_customLayers =&gt; %matlabEngineCaller_customLayers}/tmwExample/example_single/codegen/mex/matlabEngineCaller_customLayers/interface/_coder_matlabEngineCaller_customLayers_api.c (100%)</text:p>
      <text:p text:style-name="P20"><text:s/>rename targetFunctions/common/{matlabEngineCaller_customLayers =&gt; %matlabEngineCaller_customLayers}/tmwExample/example_single/codegen/mex/matlabEngineCaller_customLayers/interface/_coder_matlabEngineCaller_customLayers_api.h (100%)</text:p>
      <text:p text:style-name="P20"><text:s/>rename targetFunctions/common/{matlabEngineCaller_customLayers =&gt; %matlabEngineCaller_customLayers}/tmwExample/example_single/codegen/mex/matlabEngineCaller_customLayers/interface/_coder_matlabEngineCaller_customLayers_info.c (100%)</text:p>
      <text:p text:style-name="P20"><text:s/>rename targetFunctions/common/{matlabEngineCaller_customLayers =&gt; %matlabEngineCaller_customLayers}/tmwExample/example_single/codegen/mex/matlabEngineCaller_customLayers/interface/_coder_matlabEngineCaller_customLayers_info.h (100%)</text:p>
      <text:p text:style-name="P20"><text:s/>rename targetFunctions/common/{matlabEngineCaller_customLayers =&gt; %matlabEngineCaller_customLayers}/tmwExample/example_single/codegen/mex/matlabEngineCaller_customLayers/interface/_coder_matlabEngineCaller_customLayers_mex.c (100%)</text:p>
      <text:p text:style-name="P20"><text:s/>rename targetFunctions/common/{matlabEngineCaller_customLayers =&gt; %matlabEngineCaller_customLayers}/tmwExample/example_single/codegen/mex/matlabEngineCaller_customLayers/interface/_coder_matlabEngineCaller_customLayers_mex.h (100%)</text:p>
      <text:p text:style-name="P20"><text:s/>rename targetFunctions/common/{matlabEngineCaller_customLayers =&gt; %matlabEngineCaller_customLayers}/tmwExample/example_single/codegen/mex/matlabEngineCaller_customLayers/matlabCallFun.o (100%)</text:p>
      <text:p text:style-name="P20"><text:s/>rename targetFunctions/common/{matlabEngineCaller_customLayers =&gt; %matlabEngineCaller_customLayers}/tmwExample/example_single/codegen/mex/matlabEngineCaller_customLayers/matlabEngineCaller_customLayers.c (100%)</text:p>
      <text:p text:style-name="P20"><text:s/>rename targetFunctions/common/{matlabEngineCaller_customLayers =&gt; %matlabEngineCaller_customLayers}/tmwExample/example_single/codegen/mex/matlabEngineCaller_customLayers/matlabEngineCaller_customLayers.h (100%)</text:p>
      <text:p text:style-name="P20"><text:s/>rename targetFunctions/common/{matlabEngineCaller_customLayers =&gt; %matlabEngineCaller_customLayers}/tmwExample/example_single/codegen/mex/matlabEngineCaller_customLayers/matlabEngineCaller_customLayers_data.c (100%)</text:p>
      <text:p text:style-name="P20"><text:s/>rename targetFunctions/common/{matlabEngineCaller_customLayers =&gt; %matlabEngineCaller_customLayers}/tmwExample/example_single/codegen/mex/matlabEngineCaller_customLayers/matlabEngineCaller_customLayers_data.h (100%)</text:p>
      <text:p text:style-name="P20"><text:s/>rename targetFunctions/common/{matlabEngineCaller_customLayers =&gt; %matlabEngineCaller_customLayers}/tmwExample/example_single/codegen/mex/matlabEngineCaller_customLayers/matlabEngineCaller_customLayers_emxutil.c (100%)</text:p>
      <text:p text:style-name="P20"><text:s/>rename targetFunctions/common/{matlabEngineCaller_customLayers =&gt; %matlabEngineCaller_customLayers}/tmwExample/example_single/codegen/mex/matlabEngineCaller_customLayers/matlabEngineCaller_customLayers_emxutil.h (100%)</text:p>
      <text:p text:style-name="P20"><text:s/>rename targetFunctions/common/{matlabEngineCaller_customLayers =&gt; %matlabEngineCaller_customLayers}/tmwExample/example_single/codegen/mex/matlabEngineCaller_customLayers/matlabEngineCaller_customLayers_initialize.c (100%)</text:p>
      <text:p text:style-name="P20"><text:soft-page-break/><text:s/>rename targetFunctions/common/{matlabEngineCaller_customLayers =&gt; %matlabEngineCaller_customLayers}/tmwExample/example_single/codegen/mex/matlabEngineCaller_customLayers/matlabEngineCaller_customLayers_initialize.h (100%)</text:p>
      <text:p text:style-name="P20"><text:s/>rename targetFunctions/common/{matlabEngineCaller_customLayers =&gt; %matlabEngineCaller_customLayers}/tmwExample/example_single/codegen/mex/matlabEngineCaller_customLayers/matlabEngineCaller_customLayers_mex.mk (100%)</text:p>
      <text:p text:style-name="P20"><text:s/>create mode 100644 targetFunctions/common/%matlabEngineCaller_customLayers/tmwExample/example_single/codegen/mex/matlabEngineCaller_customLayers/matlabEngineCaller_customLayers_mex.mki</text:p>
      <text:p text:style-name="P20"><text:s/>rename targetFunctions/common/{matlabEngineCaller_customLayers =&gt; %matlabEngineCaller_customLayers}/tmwExample/example_single/codegen/mex/matlabEngineCaller_customLayers/matlabEngineCaller_customLayers_mex.sh (100%)</text:p>
      <text:p text:style-name="P20"><text:s/>rename targetFunctions/common/{matlabEngineCaller_customLayers =&gt; %matlabEngineCaller_customLayers}/tmwExample/example_single/codegen/mex/matlabEngineCaller_customLayers/matlabEngineCaller_customLayers_mex_mex.map (100%)</text:p>
      <text:p text:style-name="P20"><text:s/>rename targetFunctions/common/{matlabEngineCaller_customLayers =&gt; %matlabEngineCaller_customLayers}/tmwExample/example_single/codegen/mex/matlabEngineCaller_customLayers/matlabEngineCaller_customLayers_terminate.c (100%)</text:p>
      <text:p text:style-name="P20"><text:s/>rename targetFunctions/common/{matlabEngineCaller_customLayers =&gt; %matlabEngineCaller_customLayers}/tmwExample/example_single/codegen/mex/matlabEngineCaller_customLayers/matlabEngineCaller_customLayers_terminate.h (100%)</text:p>
      <text:p text:style-name="P20"><text:s/>rename targetFunctions/common/{matlabEngineCaller_customLayers =&gt; %matlabEngineCaller_customLayers}/tmwExample/example_single/codegen/mex/matlabEngineCaller_customLayers/matlabEngineCaller_customLayers_types.h (100%)</text:p>
      <text:p text:style-name="P20"><text:s/>rename targetFunctions/common/{matlabEngineCaller_customLayers =&gt; %matlabEngineCaller_customLayers}/tmwExample/example_single/codegen/mex/matlabEngineCaller_customLayers/rt_nonfinite.h (100%)</text:p>
      <text:p text:style-name="P20"><text:s/>rename targetFunctions/common/{matlabEngineCaller_customLayers =&gt; %matlabEngineCaller_customLayers}/tmwExample/example_single/codegen/mex/matlabEngineCaller_customLayers/rtwtypes.h (100%)</text:p>
      <text:p text:style-name="P20"><text:s/>create mode 100644 targetFunctions/common/%matlabEngineCaller_customLayers/tmwExample/example_single/codegen/mex/matlabEngineCaller_customLayers/setEnv.sh</text:p>
      <text:p text:style-name="P20"><text:s/>rename targetFunctions/common/{matlabEngineCaller_customLayers =&gt; %matlabEngineCaller_customLayers}/tmwExample/example_single/debugMfile.m (100%)</text:p>
      <text:p text:style-name="P20"><text:s/>rename targetFunctions/common/{matlabEngineCaller_customLayers/tmwExampleNew =&gt; %matlabEngineCaller_customLayers/tmwExample/example_single}/matlabCallFun.c (100%)</text:p>
      <text:p text:style-name="P20"><text:s/>rename targetFunctions/common/{matlabEngineCaller_customLayers/tmwExampleNew =&gt; %matlabEngineCaller_customLayers/tmwExample/example_single}/matlabCallFun.h (100%)</text:p>
      <text:p text:style-name="P20"><text:s/>rename targetFunctions/common/{matlabEngineCaller_customLayers =&gt; %matlabEngineCaller_customLayers}/tmwExample/example_single/matlabEngineCaller_customLayers.m (100%)</text:p>
      <text:p text:style-name="P20"><text:s/>rename targetFunctions/common/{matlabEngineCaller_customLayers =&gt; %matlabEngineCaller_customLayers}/tmwExample/example_single/matlabEngineCaller_customLayers.prj (100%)</text:p>
      <text:p text:style-name="P20"><text:s/>rename targetFunctions/common/{matlabEngineCaller_customLayers =&gt; %matlabEngineCaller_customLayers}/tmwExample/example_single/matlabEngineCaller_customLayers.prj.bak (100%)</text:p>
      <text:p text:style-name="P20"><text:s/>rename targetFunctions/common/{matlabEngineCaller_customLayers =&gt; %matlabEngineCaller_customLayers}/tmwExample/example_single/mlMain_single.m (100%)</text:p>
      <text:p text:style-name="P20"><text:s/>rename targetFunctions/common/{matlabEngineCaller_customLayers =&gt; %matlabEngineCaller_customLayers}/tmwExample/old/debugMfile.m (100%)</text:p>
      <text:p text:style-name="P20"><text:s/>rename targetFunctions/common/{matlabEngineCaller_customLayers =&gt; %matlabEngineCaller_customLayers}/tmwExample/old/loopCaller.m (100%)</text:p>
      <text:p text:style-name="P20"><text:s/>create mode 100644 targetFunctions/common/%matlabEngineCaller_customLayers/tmwExample/old/matlabCallFun.c</text:p>
      <text:p text:style-name="P20"><text:s/>create mode 100644 targetFunctions/common/%matlabEngineCaller_customLayers/tmwExample/old/matlabCallFun.h</text:p>
      <text:p text:style-name="P20"><text:s/>rename targetFunctions/common/{matlabEngineCaller_customLayers =&gt; %matlabEngineCaller_customLayers}/tmwExample/old/matlabEngineCaller_customLayers.m (100%)</text:p>
      <text:p text:style-name="P20"><text:s/>rename targetFunctions/common/{matlabEngineCaller_customLayers =&gt; %matlabEngineCaller_customLayers}/tmwExample/old/mlMain_loop.m (100%)</text:p>
      <text:p text:style-name="P20"><text:s/>rename targetFunctions/common/{matlabEngineCaller_customLayers =&gt; %matlabEngineCaller_customLayers}/tmwExampleNew.tar.gz (100%)</text:p>
      <text:p text:style-name="P20"><text:s/>create mode 100644 targetFunctions/common/%matlabEngineCaller_customLayers/tmwExampleNew/codegen/mex/matlabEngineCaller_customLayers/build.ninja</text:p>
      <text:p text:style-name="P20"><text:s/>create mode 100644 targetFunctions/common/%matlabEngineCaller_customLayers/tmwExampleNew/codegen/mex/matlabEngineCaller_customLayers/build/glnxa64/.ninja_deps</text:p>
      <text:p text:style-name="P20"><text:s/>create mode 100644 targetFunctions/common/%matlabEngineCaller_customLayers/tmwExampleNew/codegen/mex/matlabEngineCaller_customLayers/build/glnxa64/.ninja_log</text:p>
      <text:p text:style-name="P20"><text:s/>create mode 100644 targetFunctions/common/%matlabEngineCaller_customLayers/tmwExampleNew/codegen/mex/matlabEngineCaller_customLayers/build/glnxa64/_coder_matlabEngineCaller_customLayers_api.o</text:p>
      <text:p text:style-name="P20"><text:s/>create mode 100644 targetFunctions/common/%matlabEngineCaller_customLayers/tmwExampleNew/codegen/mex/matlabEngineCaller_customLayers/build/glnxa64/_coder_matlabEngineCaller_customLayers_info.o</text:p>
      <text:p text:style-name="P20"><text:soft-page-break/><text:s/>create mode 100644 targetFunctions/common/%matlabEngineCaller_customLayers/tmwExampleNew/codegen/mex/matlabEngineCaller_customLayers/build/glnxa64/_coder_matlabEngineCaller_customLayers_mex.o</text:p>
      <text:p text:style-name="P20"><text:s/>create mode 100644 targetFunctions/common/%matlabEngineCaller_customLayers/tmwExampleNew/codegen/mex/matlabEngineCaller_customLayers/build/glnxa64/buildLog.log</text:p>
      <text:p text:style-name="P20"><text:s/>create mode 100644 targetFunctions/common/%matlabEngineCaller_customLayers/tmwExampleNew/codegen/mex/matlabEngineCaller_customLayers/build/glnxa64/c_mexapi_version.o</text:p>
      <text:p text:style-name="P20"><text:s/>create mode 100644 targetFunctions/common/%matlabEngineCaller_customLayers/tmwExampleNew/codegen/mex/matlabEngineCaller_customLayers/build/glnxa64/matlabCallFun.o</text:p>
      <text:p text:style-name="P20"><text:s/>create mode 100644 targetFunctions/common/%matlabEngineCaller_customLayers/tmwExampleNew/codegen/mex/matlabEngineCaller_customLayers/build/glnxa64/matlabEngineCaller_customLayers.o</text:p>
      <text:p text:style-name="P20"><text:s/>create mode 100644 targetFunctions/common/%matlabEngineCaller_customLayers/tmwExampleNew/codegen/mex/matlabEngineCaller_customLayers/build/glnxa64/matlabEngineCaller_customLayers_data.o</text:p>
      <text:p text:style-name="P20"><text:s/>create mode 100644 targetFunctions/common/%matlabEngineCaller_customLayers/tmwExampleNew/codegen/mex/matlabEngineCaller_customLayers/build/glnxa64/matlabEngineCaller_customLayers_emxutil.o</text:p>
      <text:p text:style-name="P20"><text:s/>create mode 100644 targetFunctions/common/%matlabEngineCaller_customLayers/tmwExampleNew/codegen/mex/matlabEngineCaller_customLayers/build/glnxa64/matlabEngineCaller_customLayers_initialize.o</text:p>
      <text:p text:style-name="P20"><text:s/>create mode 100644 targetFunctions/common/%matlabEngineCaller_customLayers/tmwExampleNew/codegen/mex/matlabEngineCaller_customLayers/build/glnxa64/matlabEngineCaller_customLayers_terminate.o</text:p>
      <text:p text:style-name="P20"><text:s/>create mode 100644 targetFunctions/common/%matlabEngineCaller_customLayers/tmwExampleNew/codegen/mex/matlabEngineCaller_customLayers/build/glnxa64/rt_nonfinite.o</text:p>
      <text:p text:style-name="P20"><text:s/>create mode 100644 targetFunctions/common/%matlabEngineCaller_customLayers/tmwExampleNew/codegen/mex/matlabEngineCaller_customLayers/buildInfo.mat</text:p>
      <text:p text:style-name="P20"><text:s/>create mode 100644 targetFunctions/common/%matlabEngineCaller_customLayers/tmwExampleNew/codegen/mex/matlabEngineCaller_customLayers/cfiGuiReport.mat</text:p>
      <text:p text:style-name="P20"><text:s/>create mode 100644 targetFunctions/common/%matlabEngineCaller_customLayers/tmwExampleNew/codegen/mex/matlabEngineCaller_customLayers/html/report.mldatx</text:p>
      <text:p text:style-name="P20"><text:s/>create mode 100644 targetFunctions/common/%matlabEngineCaller_customLayers/tmwExampleNew/codegen/mex/matlabEngineCaller_customLayers/interface/_coder_matlabEngineCaller_customLayers_api.c</text:p>
      <text:p text:style-name="P20"><text:s/>create mode 100644 targetFunctions/common/%matlabEngineCaller_customLayers/tmwExampleNew/codegen/mex/matlabEngineCaller_customLayers/interface/_coder_matlabEngineCaller_customLayers_api.h</text:p>
      <text:p text:style-name="P20"><text:s/>create mode 100644 targetFunctions/common/%matlabEngineCaller_customLayers/tmwExampleNew/codegen/mex/matlabEngineCaller_customLayers/interface/_coder_matlabEngineCaller_customLayers_info.c</text:p>
      <text:p text:style-name="P20"><text:s/>create mode 100644 targetFunctions/common/%matlabEngineCaller_customLayers/tmwExampleNew/codegen/mex/matlabEngineCaller_customLayers/interface/_coder_matlabEngineCaller_customLayers_info.h</text:p>
      <text:p text:style-name="P20"><text:s/>create mode 100644 targetFunctions/common/%matlabEngineCaller_customLayers/tmwExampleNew/codegen/mex/matlabEngineCaller_customLayers/interface/_coder_matlabEngineCaller_customLayers_mex.c</text:p>
      <text:p text:style-name="P20"><text:s/>create mode 100644 targetFunctions/common/%matlabEngineCaller_customLayers/tmwExampleNew/codegen/mex/matlabEngineCaller_customLayers/interface/_coder_matlabEngineCaller_customLayers_mex.h</text:p>
      <text:p text:style-name="P20"><text:s/>create mode 100644 targetFunctions/common/%matlabEngineCaller_customLayers/tmwExampleNew/codegen/mex/matlabEngineCaller_customLayers/matlabCallFun.o</text:p>
      <text:p text:style-name="P20"><text:s/>create mode 100644 targetFunctions/common/%matlabEngineCaller_customLayers/tmwExampleNew/codegen/mex/matlabEngineCaller_customLayers/matlabEngineCaller_customLayers.c</text:p>
      <text:p text:style-name="P20"><text:s/>create mode 100644 targetFunctions/common/%matlabEngineCaller_customLayers/tmwExampleNew/codegen/mex/matlabEngineCaller_customLayers/matlabEngineCaller_customLayers.h</text:p>
      <text:p text:style-name="P20"><text:s/>create mode 100644 targetFunctions/common/%matlabEngineCaller_customLayers/tmwExampleNew/codegen/mex/matlabEngineCaller_customLayers/matlabEngineCaller_customLayers_data.c</text:p>
      <text:p text:style-name="P20"><text:s/>create mode 100644 targetFunctions/common/%matlabEngineCaller_customLayers/tmwExampleNew/codegen/mex/matlabEngineCaller_customLayers/matlabEngineCaller_customLayers_data.h</text:p>
      <text:p text:style-name="P20"><text:s/>create mode 100644 targetFunctions/common/%matlabEngineCaller_customLayers/tmwExampleNew/codegen/mex/matlabEngineCaller_customLayers/matlabEngineCaller_customLayers_emxutil.c</text:p>
      <text:p text:style-name="P20"><text:s/>create mode 100644 targetFunctions/common/%matlabEngineCaller_customLayers/tmwExampleNew/codegen/mex/matlabEngineCaller_customLayers/matlabEngineCaller_customLayers_emxutil.h</text:p>
      <text:p text:style-name="P20"><text:soft-page-break/><text:s/>create mode 100644 targetFunctions/common/%matlabEngineCaller_customLayers/tmwExampleNew/codegen/mex/matlabEngineCaller_customLayers/matlabEngineCaller_customLayers_initialize.c</text:p>
      <text:p text:style-name="P20"><text:s/>create mode 100644 targetFunctions/common/%matlabEngineCaller_customLayers/tmwExampleNew/codegen/mex/matlabEngineCaller_customLayers/matlabEngineCaller_customLayers_initialize.h</text:p>
      <text:p text:style-name="P20"><text:s/>create mode 100644 targetFunctions/common/%matlabEngineCaller_customLayers/tmwExampleNew/codegen/mex/matlabEngineCaller_customLayers/matlabEngineCaller_customLayers_mex.map</text:p>
      <text:p text:style-name="P20"><text:s/>create mode 100755 targetFunctions/common/%matlabEngineCaller_customLayers/tmwExampleNew/codegen/mex/matlabEngineCaller_customLayers/matlabEngineCaller_customLayers_mex.mexa64</text:p>
      <text:p text:style-name="P20"><text:s/>create mode 100644 targetFunctions/common/%matlabEngineCaller_customLayers/tmwExampleNew/codegen/mex/matlabEngineCaller_customLayers/matlabEngineCaller_customLayers_mex.mk</text:p>
      <text:p text:style-name="P20"><text:s/>create mode 100644 targetFunctions/common/%matlabEngineCaller_customLayers/tmwExampleNew/codegen/mex/matlabEngineCaller_customLayers/matlabEngineCaller_customLayers_mex.mki</text:p>
      <text:p text:style-name="P20"><text:s/>create mode 100755 targetFunctions/common/%matlabEngineCaller_customLayers/tmwExampleNew/codegen/mex/matlabEngineCaller_customLayers/matlabEngineCaller_customLayers_mex.sh</text:p>
      <text:p text:style-name="P20"><text:s/>create mode 100644 targetFunctions/common/%matlabEngineCaller_customLayers/tmwExampleNew/codegen/mex/matlabEngineCaller_customLayers/matlabEngineCaller_customLayers_mex_mex.map</text:p>
      <text:p text:style-name="P20"><text:s/>create mode 100644 targetFunctions/common/%matlabEngineCaller_customLayers/tmwExampleNew/codegen/mex/matlabEngineCaller_customLayers/matlabEngineCaller_customLayers_terminate.c</text:p>
      <text:p text:style-name="P20"><text:s/>create mode 100644 targetFunctions/common/%matlabEngineCaller_customLayers/tmwExampleNew/codegen/mex/matlabEngineCaller_customLayers/matlabEngineCaller_customLayers_terminate.h</text:p>
      <text:p text:style-name="P20"><text:s/>create mode 100644 targetFunctions/common/%matlabEngineCaller_customLayers/tmwExampleNew/codegen/mex/matlabEngineCaller_customLayers/matlabEngineCaller_customLayers_types.h</text:p>
      <text:p text:style-name="P20"><text:s/>create mode 100644 targetFunctions/common/%matlabEngineCaller_customLayers/tmwExampleNew/codegen/mex/matlabEngineCaller_customLayers/rt_nonfinite.c</text:p>
      <text:p text:style-name="P20"><text:s/>create mode 100644 targetFunctions/common/%matlabEngineCaller_customLayers/tmwExampleNew/codegen/mex/matlabEngineCaller_customLayers/rt_nonfinite.h</text:p>
      <text:p text:style-name="P20"><text:s/>create mode 100644 targetFunctions/common/%matlabEngineCaller_customLayers/tmwExampleNew/codegen/mex/matlabEngineCaller_customLayers/rtwtypes.h</text:p>
      <text:p text:style-name="P20"><text:s/>create mode 100644 targetFunctions/common/%matlabEngineCaller_customLayers/tmwExampleNew/codegen/mex/matlabEngineCaller_customLayers/setEnv.sh</text:p>
      <text:p text:style-name="P20"><text:s/>create mode 100644 targetFunctions/common/%matlabEngineCaller_customLayers/tmwExampleNew/debugMfile.m</text:p>
      <text:p text:style-name="P20"><text:s/>create mode 100644 targetFunctions/common/%matlabEngineCaller_customLayers/tmwExampleNew/matlabCallFun.c</text:p>
      <text:p text:style-name="P20"><text:s/>create mode 100644 targetFunctions/common/%matlabEngineCaller_customLayers/tmwExampleNew/matlabCallFun.h</text:p>
      <text:p text:style-name="P20"><text:s/>rename targetFunctions/common/{matlabEngineCaller_customLayers =&gt; %matlabEngineCaller_customLayers}/tmwExampleNew/matlabEngineCaller_customLayers.m (93%)</text:p>
      <text:p text:style-name="P20"><text:s/>create mode 100755 targetFunctions/common/%matlabEngineCaller_customLayers/tmwExampleNew/matlabEngineCaller_customLayers.mexa64</text:p>
      <text:p text:style-name="P20"><text:s/>create mode 100644 targetFunctions/common/%matlabEngineCaller_customLayers/tmwExampleNew/matlabEngineCaller_customLayers.prj</text:p>
      <text:p text:style-name="P20"><text:s/>create mode 100755 targetFunctions/common/%matlabEngineCaller_customLayers/tmwExampleNew/matlabEngineCaller_customLayers_mex.mexa64</text:p>
      <text:p text:style-name="P20"><text:s/>create mode 100644 targetFunctions/common/%matlabEngineCaller_customLayers/tmwExampleNew/mlMain.m</text:p>
      <text:p text:style-name="P20"><text:s/>create mode 100644 targetFunctions/common/matlabEngineCaller_customLayers/codegen/lib/matlabEngineCaller_customXY/buildInfo.mat</text:p>
      <text:p text:style-name="P20"><text:s/>create mode 100644 targetFunctions/common/matlabEngineCaller_customLayers/codegen/lib/matlabEngineCaller_customXY/codeInfo.mat</text:p>
      <text:p text:style-name="P20"><text:s/>create mode 100644 targetFunctions/common/matlabEngineCaller_customLayers/codegen/lib/matlabEngineCaller_customXY/compileInfo.mat</text:p>
      <text:p text:style-name="P20"><text:s/>create mode 100644 targetFunctions/common/matlabEngineCaller_customLayers/codegen/lib/matlabEngineCaller_customXY/examples/main.c</text:p>
      <text:p text:style-name="P20"><text:s/>create mode 100644 targetFunctions/common/matlabEngineCaller_customLayers/codegen/lib/matlabEngineCaller_customXY/examples/main.h</text:p>
      <text:p text:style-name="P20"><text:s/>create mode 100644 targetFunctions/common/matlabEngineCaller_customLayers/codegen/lib/matlabEngineCaller_customXY/gcGuiReport.mat</text:p>
      <text:p text:style-name="P20"><text:s/>create mode 100644 targetFunctions/common/matlabEngineCaller_customLayers/codegen/lib/matlabEngineCaller_customXY/html/report.mldatx</text:p>
      <text:p text:style-name="P20"><text:s/>create mode 100644 targetFunctions/common/matlabEngineCaller_customLayers/codegen/lib/matlabEngineCaller_customXY/interface/_coder_matlabEngineCaller_customXY_api.c</text:p>
      <text:p text:style-name="P20"><text:soft-page-break/><text:s/>create mode 100644 targetFunctions/common/matlabEngineCaller_customLayers/codegen/lib/matlabEngineCaller_customXY/interface/_coder_matlabEngineCaller_customXY_api.h</text:p>
      <text:p text:style-name="P20"><text:s/>create mode 100644 targetFunctions/common/matlabEngineCaller_customLayers/codegen/lib/matlabEngineCaller_customXY/interface/_coder_matlabEngineCaller_customXY_info.c</text:p>
      <text:p text:style-name="P20"><text:s/>create mode 100644 targetFunctions/common/matlabEngineCaller_customLayers/codegen/lib/matlabEngineCaller_customXY/interface/_coder_matlabEngineCaller_customXY_info.h</text:p>
      <text:p text:style-name="P20"><text:s/>create mode 100644 targetFunctions/common/matlabEngineCaller_customLayers/codegen/lib/matlabEngineCaller_customXY/interface/_coder_matlabEngineCaller_customXY_mex.c</text:p>
      <text:p text:style-name="P20"><text:s/>create mode 100644 targetFunctions/common/matlabEngineCaller_customLayers/codegen/lib/matlabEngineCaller_customXY/interface/_coder_matlabEngineCaller_customXY_mex.h</text:p>
      <text:p text:style-name="P20"><text:s/>create mode 100644 targetFunctions/common/matlabEngineCaller_customLayers/codegen/lib/matlabEngineCaller_customXY/matlabEngineCaller_customXY.c</text:p>
      <text:p text:style-name="P20"><text:s/>create mode 100644 targetFunctions/common/matlabEngineCaller_customLayers/codegen/lib/matlabEngineCaller_customXY/matlabEngineCaller_customXY.h</text:p>
      <text:p text:style-name="P20"><text:s/>create mode 100644 targetFunctions/common/matlabEngineCaller_customLayers/codegen/lib/matlabEngineCaller_customXY/matlabEngineCaller_customXY_emxAPI.c</text:p>
      <text:p text:style-name="P20"><text:s/>create mode 100644 targetFunctions/common/matlabEngineCaller_customLayers/codegen/lib/matlabEngineCaller_customXY/matlabEngineCaller_customXY_emxAPI.h</text:p>
      <text:p text:style-name="P20"><text:s/>create mode 100644 targetFunctions/common/matlabEngineCaller_customLayers/codegen/lib/matlabEngineCaller_customXY/matlabEngineCaller_customXY_emxutil.c</text:p>
      <text:p text:style-name="P20"><text:s/>create mode 100644 targetFunctions/common/matlabEngineCaller_customLayers/codegen/lib/matlabEngineCaller_customXY/matlabEngineCaller_customXY_emxutil.h</text:p>
      <text:p text:style-name="P20"><text:s/>create mode 100644 targetFunctions/common/matlabEngineCaller_customLayers/codegen/lib/matlabEngineCaller_customXY/matlabEngineCaller_customXY_initialize.c</text:p>
      <text:p text:style-name="P20"><text:s/>create mode 100644 targetFunctions/common/matlabEngineCaller_customLayers/codegen/lib/matlabEngineCaller_customXY/matlabEngineCaller_customXY_initialize.h</text:p>
      <text:p text:style-name="P20"><text:s/>create mode 100644 targetFunctions/common/matlabEngineCaller_customLayers/codegen/lib/matlabEngineCaller_customXY/matlabEngineCaller_customXY_ref.rsp</text:p>
      <text:p text:style-name="P20"><text:s/>create mode 100644 targetFunctions/common/matlabEngineCaller_customLayers/codegen/lib/matlabEngineCaller_customXY/matlabEngineCaller_customXY_rtw.mk</text:p>
      <text:p text:style-name="P20"><text:s/>create mode 100644 targetFunctions/common/matlabEngineCaller_customLayers/codegen/lib/matlabEngineCaller_customXY/matlabEngineCaller_customXY_terminate.c</text:p>
      <text:p text:style-name="P20"><text:s/>create mode 100644 targetFunctions/common/matlabEngineCaller_customLayers/codegen/lib/matlabEngineCaller_customXY/matlabEngineCaller_customXY_terminate.h</text:p>
      <text:p text:style-name="P20"><text:s/>create mode 100644 targetFunctions/common/matlabEngineCaller_customLayers/codegen/lib/matlabEngineCaller_customXY/matlabEngineCaller_customXY_types.h</text:p>
      <text:p text:style-name="P20"><text:s/>create mode 100644 targetFunctions/common/matlabEngineCaller_customLayers/codegen/lib/matlabEngineCaller_customXY/rtw_proj.tmw</text:p>
      <text:p text:style-name="P20"><text:s/>create mode 100644 targetFunctions/common/matlabEngineCaller_customLayers/codegen/lib/matlabEngineCaller_customXY/rtwtypes.h</text:p>
      <text:p text:style-name="P20"><text:s/>create mode 100644 targetFunctions/common/matlabEngineCaller_customLayers/codegen/mex/matlabEngineCaller_customLayers/build/glnxa64/.ninja_deps</text:p>
      <text:p text:style-name="P20"><text:s/>create mode 100644 targetFunctions/common/matlabEngineCaller_customLayers/codegen/mex/matlabEngineCaller_customLayers/build/glnxa64/.ninja_log</text:p>
      <text:p text:style-name="P20"><text:s/>create mode 100644 targetFunctions/common/matlabEngineCaller_customLayers/codegen/mex/matlabEngineCaller_customLayers/build/glnxa64/_coder_matlabEngineCaller_customLayers_api.o</text:p>
      <text:p text:style-name="P20"><text:s/>create mode 100644 targetFunctions/common/matlabEngineCaller_customLayers/codegen/mex/matlabEngineCaller_customLayers/build/glnxa64/_coder_matlabEngineCaller_customLayers_info.o</text:p>
      <text:p text:style-name="P20"><text:s/>create mode 100644 targetFunctions/common/matlabEngineCaller_customLayers/codegen/mex/matlabEngineCaller_customLayers/build/glnxa64/_coder_matlabEngineCaller_customLayers_mex.o</text:p>
      <text:p text:style-name="P20"><text:s/>create mode 100644 targetFunctions/common/matlabEngineCaller_customLayers/codegen/mex/matlabEngineCaller_customLayers/build/glnxa64/c_mexapi_version.o</text:p>
      <text:p text:style-name="P20"><text:s/>create mode 100644 targetFunctions/common/matlabEngineCaller_customLayers/codegen/mex/matlabEngineCaller_customLayers/build/glnxa64/matlabCallFun.o</text:p>
      <text:p text:style-name="P20"><text:s/>create mode 100644 targetFunctions/common/matlabEngineCaller_customLayers/codegen/mex/matlabEngineCaller_customLayers/build/glnxa64/matlabEngineCaller_customLayers.o</text:p>
      <text:p text:style-name="P20"><text:s/>create mode 100644 targetFunctions/common/matlabEngineCaller_customLayers/codegen/mex/matlabEngineCaller_customLayers/build/glnxa64/matlabEngineCaller_customLayers_data.o</text:p>
      <text:p text:style-name="P20"><text:s/>create mode 100644 targetFunctions/common/matlabEngineCaller_customLayers/codegen/mex/matlabEngineCaller_customLayers/build/glnxa64/matlabEngineCaller_customLayers_emxutil.o</text:p>
      <text:p text:style-name="P20"><text:s/>create mode 100644 targetFunctions/common/matlabEngineCaller_customLayers/codegen/mex/matlabEngineCaller_customLayers/build/glnxa64/matlabEngineCaller_customLayers_initialize.o</text:p>
      <text:p text:style-name="P20"><text:s/>create mode 100644 targetFunctions/common/matlabEngineCaller_customLayers/codegen/mex/matlabEngineCaller_customLayers/build/glnxa64/matlabEngineCaller_customLayers_terminate.o</text:p>
      <text:p text:style-name="P20"><text:s/>create mode 100644 targetFunctions/common/matlabEngineCaller_customLayers/codegen/mex/matlabEngineCaller_customLayers/build/glnxa64/rt_nonfinite.o</text:p>
      <text:p text:style-name="P20"><text:s/>create mode 100644 targetFunctions/common/matlabEngineCaller_customLayers/codegen/mex/matlabEngineCaller_customLayers/gcGuiReport.mat</text:p>
      <text:p text:style-name="P20"><text:s/>create mode 100755 targetFunctions/common/matlabEngineCaller_customLayers/codegen/mex/matlabEngineCaller_customLayers/matlabEngineCaller_customLayers_mex.mexa64</text:p>
      <text:p text:style-name="P20"><text:s/>create mode 100644 targetFunctions/common/matlabEngineCaller_customLayers/codegen/mex/matlabEngineCaller_customXY/build.ninja</text:p>
      <text:p text:style-name="P20"><text:s/>create mode 100644 targetFunctions/common/matlabEngineCaller_customLayers/codegen/mex/matlabEngineCaller_customXY/build/glnxa64/.ninja_deps</text:p>
      <text:p text:style-name="P20"><text:s/>create mode 100644 targetFunctions/common/matlabEngineCaller_customLayers/codegen/mex/matlabEngineCaller_customXY/build/glnxa64/.ninja_log</text:p>
      <text:p text:style-name="P20"><text:soft-page-break/><text:s/>create mode 100644 targetFunctions/common/matlabEngineCaller_customLayers/codegen/mex/matlabEngineCaller_customXY/build/glnxa64/_coder_matlabEngineCaller_customXY_api.o</text:p>
      <text:p text:style-name="P20"><text:s/>create mode 100644 targetFunctions/common/matlabEngineCaller_customLayers/codegen/mex/matlabEngineCaller_customXY/build/glnxa64/_coder_matlabEngineCaller_customXY_info.o</text:p>
      <text:p text:style-name="P20"><text:s/>create mode 100644 targetFunctions/common/matlabEngineCaller_customLayers/codegen/mex/matlabEngineCaller_customXY/build/glnxa64/_coder_matlabEngineCaller_customXY_mex.o</text:p>
      <text:p text:style-name="P20"><text:s/>create mode 100644 targetFunctions/common/matlabEngineCaller_customLayers/codegen/mex/matlabEngineCaller_customXY/build/glnxa64/buildLog.log</text:p>
      <text:p text:style-name="P20"><text:s/>create mode 100644 targetFunctions/common/matlabEngineCaller_customLayers/codegen/mex/matlabEngineCaller_customXY/build/glnxa64/c_mexapi_version.o</text:p>
      <text:p text:style-name="P20"><text:s/>create mode 100644 targetFunctions/common/matlabEngineCaller_customLayers/codegen/mex/matlabEngineCaller_customXY/build/glnxa64/matlabCallFun.o</text:p>
      <text:p text:style-name="P20"><text:s/>create mode 100644 targetFunctions/common/matlabEngineCaller_customLayers/codegen/mex/matlabEngineCaller_customXY/build/glnxa64/matlabEngineCaller_customXY.o</text:p>
      <text:p text:style-name="P20"><text:s/>create mode 100644 targetFunctions/common/matlabEngineCaller_customLayers/codegen/mex/matlabEngineCaller_customXY/build/glnxa64/matlabEngineCaller_customXY_data.o</text:p>
      <text:p text:style-name="P20"><text:s/>create mode 100644 targetFunctions/common/matlabEngineCaller_customLayers/codegen/mex/matlabEngineCaller_customXY/build/glnxa64/matlabEngineCaller_customXY_emxutil.o</text:p>
      <text:p text:style-name="P20"><text:s/>create mode 100644 targetFunctions/common/matlabEngineCaller_customLayers/codegen/mex/matlabEngineCaller_customXY/build/glnxa64/matlabEngineCaller_customXY_initialize.o</text:p>
      <text:p text:style-name="P20"><text:s/>create mode 100644 targetFunctions/common/matlabEngineCaller_customLayers/codegen/mex/matlabEngineCaller_customXY/build/glnxa64/matlabEngineCaller_customXY_terminate.o</text:p>
      <text:p text:style-name="P20"><text:s/>create mode 100644 targetFunctions/common/matlabEngineCaller_customLayers/codegen/mex/matlabEngineCaller_customXY/build/glnxa64/rt_nonfinite.o</text:p>
      <text:p text:style-name="P20"><text:s/>create mode 100644 targetFunctions/common/matlabEngineCaller_customLayers/codegen/mex/matlabEngineCaller_customXY/buildInfo.mat</text:p>
      <text:p text:style-name="P20"><text:s/>create mode 100644 targetFunctions/common/matlabEngineCaller_customLayers/codegen/mex/matlabEngineCaller_customXY/cfiGuiReport.mat</text:p>
      <text:p text:style-name="P20"><text:s/>create mode 100644 targetFunctions/common/matlabEngineCaller_customLayers/codegen/mex/matlabEngineCaller_customXY/html/report.mldatx</text:p>
      <text:p text:style-name="P20"><text:s/>create mode 100644 targetFunctions/common/matlabEngineCaller_customLayers/codegen/mex/matlabEngineCaller_customXY/interface/_coder_matlabEngineCaller_customXY_api.c</text:p>
      <text:p text:style-name="P20"><text:s/>create mode 100644 targetFunctions/common/matlabEngineCaller_customLayers/codegen/mex/matlabEngineCaller_customXY/interface/_coder_matlabEngineCaller_customXY_api.h</text:p>
      <text:p text:style-name="P20"><text:s/>create mode 100644 targetFunctions/common/matlabEngineCaller_customLayers/codegen/mex/matlabEngineCaller_customXY/interface/_coder_matlabEngineCaller_customXY_info.c</text:p>
      <text:p text:style-name="P20"><text:s/>create mode 100644 targetFunctions/common/matlabEngineCaller_customLayers/codegen/mex/matlabEngineCaller_customXY/interface/_coder_matlabEngineCaller_customXY_info.h</text:p>
      <text:p text:style-name="P20"><text:s/>create mode 100644 targetFunctions/common/matlabEngineCaller_customLayers/codegen/mex/matlabEngineCaller_customXY/interface/_coder_matlabEngineCaller_customXY_mex.c</text:p>
      <text:p text:style-name="P20"><text:s/>create mode 100644 targetFunctions/common/matlabEngineCaller_customLayers/codegen/mex/matlabEngineCaller_customXY/interface/_coder_matlabEngineCaller_customXY_mex.h</text:p>
      <text:p text:style-name="P20"><text:s/>create mode 100644 targetFunctions/common/matlabEngineCaller_customLayers/codegen/mex/matlabEngineCaller_customXY/matlabEngineCaller_customXY.c</text:p>
      <text:p text:style-name="P20"><text:s/>create mode 100644 targetFunctions/common/matlabEngineCaller_customLayers/codegen/mex/matlabEngineCaller_customXY/matlabEngineCaller_customXY.h</text:p>
      <text:p text:style-name="P20"><text:s/>create mode 100644 targetFunctions/common/matlabEngineCaller_customLayers/codegen/mex/matlabEngineCaller_customXY/matlabEngineCaller_customXY_data.c</text:p>
      <text:p text:style-name="P20"><text:s/>create mode 100644 targetFunctions/common/matlabEngineCaller_customLayers/codegen/mex/matlabEngineCaller_customXY/matlabEngineCaller_customXY_data.h</text:p>
      <text:p text:style-name="P20"><text:s/>create mode 100644 targetFunctions/common/matlabEngineCaller_customLayers/codegen/mex/matlabEngineCaller_customXY/matlabEngineCaller_customXY_emxutil.c</text:p>
      <text:p text:style-name="P20"><text:s/>create mode 100644 targetFunctions/common/matlabEngineCaller_customLayers/codegen/mex/matlabEngineCaller_customXY/matlabEngineCaller_customXY_emxutil.h</text:p>
      <text:p text:style-name="P20"><text:s/>create mode 100644 targetFunctions/common/matlabEngineCaller_customLayers/codegen/mex/matlabEngineCaller_customXY/matlabEngineCaller_customXY_initialize.c</text:p>
      <text:p text:style-name="P20"><text:s/>create mode 100644 targetFunctions/common/matlabEngineCaller_customLayers/codegen/mex/matlabEngineCaller_customXY/matlabEngineCaller_customXY_initialize.h</text:p>
      <text:p text:style-name="P20"><text:s/>create mode 100644 targetFunctions/common/matlabEngineCaller_customLayers/codegen/mex/matlabEngineCaller_customXY/matlabEngineCaller_customXY_mex.map</text:p>
      <text:p text:style-name="P20"><text:s/>create mode 100755 targetFunctions/common/matlabEngineCaller_customLayers/codegen/mex/matlabEngineCaller_customXY/matlabEngineCaller_customXY_mex.mexa64</text:p>
      <text:p text:style-name="P20"><text:s/>create mode 100644 targetFunctions/common/matlabEngineCaller_customLayers/codegen/mex/matlabEngineCaller_customXY/matlabEngineCaller_customXY_mex.sh</text:p>
      <text:p text:style-name="P20"><text:s/>create mode 100644 targetFunctions/common/matlabEngineCaller_customLayers/codegen/mex/matlabEngineCaller_customXY/matlabEngineCaller_customXY_terminate.c</text:p>
      <text:p text:style-name="P20"><text:s/>create mode 100644 targetFunctions/common/matlabEngineCaller_customLayers/codegen/mex/matlabEngineCaller_customXY/matlabEngineCaller_customXY_terminate.h</text:p>
      <text:p text:style-name="P20"><text:s/>create mode 100644 targetFunctions/common/matlabEngineCaller_customLayers/codegen/mex/matlabEngineCaller_customXY/matlabEngineCaller_customXY_types.h</text:p>
      <text:p text:style-name="P20"><text:s/>create mode 100644 targetFunctions/common/matlabEngineCaller_customLayers/codegen/mex/matlabEngineCaller_customXY/rt_nonfinite.c</text:p>
      <text:p text:style-name="P20"><text:s/>create mode 100644 targetFunctions/common/matlabEngineCaller_customLayers/codegen/mex/matlabEngineCaller_customXY/rt_nonfinite.h</text:p>
      <text:p text:style-name="P20"><text:s/>create mode 100644 targetFunctions/common/matlabEngineCaller_customLayers/codegen/mex/matlabEngineCaller_customXY/rtwtypes.h</text:p>
      <text:p text:style-name="P20"><text:s/>create mode 100644 targetFunctions/common/matlabEngineCaller_customLayers/debugMfile2.m</text:p>
      <text:p text:style-name="P20"><text:s/>create mode 100644 targetFunctions/common/matlabEngineCaller_customLayers/debugMfileXY.m</text:p>
      <text:p text:style-name="P20"><text:soft-page-break/><text:s/>create mode 100755 targetFunctions/common/matlabEngineCaller_customLayers/matlabEngineCaller_customLayers_mex.mexa64</text:p>
      <text:p text:style-name="P20"><text:s/>create mode 100644 targetFunctions/common/matlabEngineCaller_customLayers/matlabEngineCaller_customXY.m</text:p>
      <text:p text:style-name="P20"><text:s/>create mode 100755 targetFunctions/common/matlabEngineCaller_customLayers/matlabEngineCaller_customXY.mexa64</text:p>
      <text:p text:style-name="P20"><text:s/>create mode 100644 targetFunctions/common/matlabEngineCaller_customLayers/matlabEngineCaller_customXY.prj</text:p>
      <text:p text:style-name="P20"><text:s/>create mode 100755 targetFunctions/common/matlabEngineCaller_customLayers/matlabEngineCaller_customXY_mex.mexa64</text:p>
      <text:p text:style-name="P20"><text:s/>create mode 100644 targetFunctions/common/matlabEngineCaller_customLayers/mlMainXY.m</text:p>
      <text:p text:style-name="P20"><text:s/>delete mode 100644 targetFunctions/common/matlabEngineCaller_customLayers/tmwExampleNew/codegen/mex/matlabEngineCaller_customLayers/buildInfo.mat</text:p>
      <text:p text:style-name="P20"><text:s/>delete mode 100644 targetFunctions/common/matlabEngineCaller_customLayers/tmwExampleNew/codegen/mex/matlabEngineCaller_customLayers/c_mexapi_version.c</text:p>
      <text:p text:style-name="P20"><text:s/>delete mode 100644 targetFunctions/common/matlabEngineCaller_customLayers/tmwExampleNew/codegen/mex/matlabEngineCaller_customLayers/cfiGuiReport.mat</text:p>
      <text:p text:style-name="P20"><text:s/>delete mode 100644 targetFunctions/common/matlabEngineCaller_customLayers/tmwExampleNew/codegen/mex/matlabEngineCaller_customLayers/html/report.mldatx</text:p>
      <text:p text:style-name="P20"><text:s/>delete mode 100755 targetFunctions/common/matlabEngineCaller_customLayers/tmwExampleNew/codegen/mex/matlabEngineCaller_customLayers/matlabEngineCaller_customLayers_mex.sh</text:p>
      <text:p text:style-name="P20"><text:s/>delete mode 100644 targetFunctions/common/matlabEngineCaller_customLayers/tmwExampleNew/codegen/mex/matlabEngineCaller_customLayers/rt_nonfinite.h</text:p>
      <text:p text:style-name="P20"><text:s/>delete mode 100644 targetFunctions/common/matlabEngineCaller_customLayers/tmwExampleNew/debugMfile.m</text:p>
      <text:p text:style-name="P20"><text:s/>create mode 100644 targetFunctions/standard_TF/standardTF_custXY/standardTF_custXY_paraPoints.m</text:p>
      <text:p text:style-name="P20"><text:s/>create mode 100644 tests/customXY.ml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1:30:54.024628836</meta:creation-date>
    <dc:date>2020-10-27T10:16:47.471594638</dc:date>
    <meta:editing-duration>PT21H33M14S</meta:editing-duration>
    <meta:editing-cycles>6</meta:editing-cycles>
    <meta:generator>LibreOffice/6.0.7.3$Linux_X86_64 LibreOffice_project/dc89aa7a9eabfd848af146d5086077aeed2ae4a5</meta:generator>
    <meta:document-statistic meta:table-count="0" meta:image-count="0" meta:object-count="0" meta:page-count="47" meta:paragraph-count="1775" meta:word-count="8149" meta:character-count="228966" meta:non-whitespace-character-count="207546"/>
  </office:meta>
</office:document-meta>
</file>